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ortDaten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cripts/javascript/" manifest:media-type="application/binary"/>
  <manifest:file-entry manifest:full-path="Scripts/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2cm"/>
    </style:style>
    <style:style style:name="co2" style:family="table-column">
      <style:table-column-properties fo:break-before="auto" style:column-width="0.482cm"/>
    </style:style>
    <style:style style:name="co3" style:family="table-column">
      <style:table-column-properties fo:break-before="auto" style:column-width="1.63cm"/>
    </style:style>
    <style:style style:name="co4" style:family="table-column">
      <style:table-column-properties fo:break-before="auto" style:column-width="1.528cm"/>
    </style:style>
    <style:style style:name="co5" style:family="table-column">
      <style:table-column-properties fo:break-before="auto" style:column-width="1.381cm"/>
    </style:style>
    <style:style style:name="co6" style:family="table-column">
      <style:table-column-properties fo:break-before="auto" style:column-width="0.321cm"/>
    </style:style>
    <style:style style:name="co7" style:family="table-column">
      <style:table-column-properties fo:break-before="auto" style:column-width="1.178cm"/>
    </style:style>
    <style:style style:name="co8" style:family="table-column">
      <style:table-column-properties fo:break-before="auto" style:column-width="1.526cm"/>
    </style:style>
    <style:style style:name="co9" style:family="table-column">
      <style:table-column-properties fo:break-before="auto" style:column-width="1.478cm"/>
    </style:style>
    <style:style style:name="co10" style:family="table-column">
      <style:table-column-properties fo:break-before="auto" style:column-width="0.385cm"/>
    </style:style>
    <style:style style:name="co11" style:family="table-column">
      <style:table-column-properties fo:break-before="auto" style:column-width="1.815cm"/>
    </style:style>
    <style:style style:name="co12" style:family="table-column">
      <style:table-column-properties fo:break-before="auto" style:column-width="0.513cm"/>
    </style:style>
    <style:style style:name="co13" style:family="table-column">
      <style:table-column-properties fo:break-before="auto" style:column-width="1.595cm"/>
    </style:style>
    <style:style style:name="co14" style:family="table-column">
      <style:table-column-properties fo:break-before="auto" style:column-width="1.617cm"/>
    </style:style>
    <style:style style:name="co15" style:family="table-column">
      <style:table-column-properties fo:break-before="auto" style:column-width="0.674cm"/>
    </style:style>
    <style:style style:name="co16" style:family="table-column">
      <style:table-column-properties fo:break-before="auto" style:column-width="0.328cm"/>
    </style:style>
    <style:style style:name="co17" style:family="table-column">
      <style:table-column-properties fo:break-before="auto" style:column-width="1.288cm"/>
    </style:style>
    <style:style style:name="co18" style:family="table-column">
      <style:table-column-properties fo:break-before="auto" style:column-width="0.815cm"/>
    </style:style>
    <style:style style:name="co19" style:family="table-column">
      <style:table-column-properties fo:break-before="auto" style:column-width="0.66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591cm" fo:break-before="auto" style:use-optimal-row-height="false"/>
    </style:style>
    <style:style style:name="ro3" style:family="table-row">
      <style:table-row-properties style:row-height="0.557cm" fo:break-before="auto" style:use-optimal-row-height="true"/>
    </style:style>
    <style:style style:name="ro4" style:family="table-row">
      <style:table-row-properties style:row-height="0.56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2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cc33"/>
    </style:style>
    <style:style style:name="ce121" style:family="table-cell" style:parent-style-name="Default">
      <style:table-cell-properties fo:border-bottom="none" fo:border-left="none" fo:padding="0.071cm" fo:border-right="0.99pt solid #000000" fo:border-top="none"/>
    </style:style>
    <style:style style:name="ce122" style:family="table-cell" style:parent-style-name="Default">
      <style:table-cell-properties fo:border-bottom="none" fo:border-left="0.99pt solid #000000" fo:padding="0.071cm" fo:border-right="none" fo:border-top="none"/>
    </style:style>
    <style:style style:name="ce12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5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25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6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0" style:family="table-cell" style:parent-style-name="Default" style:data-style-name="N2">
      <style:table-cell-properties style:glyph-orientation-vertical="0" fo:background-color="#e8f2a1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58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28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style:font-style-asian="italic" style:font-style-complex="italic"/>
    </style:style>
    <style:style style:name="ce13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style:font-style-asian="italic" style:font-style-complex="italic"/>
    </style:style>
    <style:style style:name="ce13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999999" fo:font-style="italic" style:font-style-asian="italic" style:font-style-complex="italic"/>
    </style:style>
    <style:style style:name="ce134" style:family="table-cell" style:parent-style-name="Default">
      <style:text-properties fo:color="#666666" fo:font-style="italic" style:font-style-asian="italic" style:font-style-complex="italic"/>
    </style:style>
    <style:style style:name="ce16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style:font-style-asian="italic" style:font-style-complex="italic"/>
    </style:style>
    <style:style style:name="ce13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style:font-style-asian="italic" style:font-style-complex="italic"/>
    </style:style>
    <style:style style:name="ce13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style:font-style-asian="italic" style:font-style-complex="italic"/>
    </style:style>
    <style:style style:name="ce16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0080"/>
    </style:style>
    <style:style style:name="ce1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cc9900" fo:font-style="italic" style:font-style-asian="italic" style:font-style-complex="italic"/>
    </style:style>
    <style:style style:name="ce138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8080" fo:font-style="italic" style:font-style-asian="italic" style:font-style-complex="italic"/>
    </style:style>
    <style:style style:name="ce25" style:family="table-cell" style:parent-style-name="Default" style:data-style-name="N157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8080" fo:font-style="italic" style:font-style-asian="italic" style:font-style-complex="italic"/>
    </style:style>
    <style:style style:name="ce28" style:family="table-cell" style:parent-style-name="Default" style:data-style-name="N157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style:font-style-asian="italic" style:font-style-complex="italic"/>
    </style:style>
    <style:style style:name="ce3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fo:font-weight="bold" style:font-style-asian="italic" style:font-weight-asian="bold" style:font-style-complex="italic" style:font-weight-complex="bold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999999" fo:font-style="italic" style:font-style-asian="italic" style:font-style-complex="italic"/>
    </style:style>
    <style:style style:name="ce14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999999" fo:font-style="italic" style:font-style-asian="italic" style:font-style-complex="italic"/>
    </style:style>
    <style:style style:name="ce143" style:family="table-cell" style:parent-style-name="Default">
      <style:text-properties fo:color="#999999" fo:font-style="italic" style:font-style-asian="italic" style:font-style-complex="italic"/>
    </style:style>
    <style:style style:name="ce26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999999" fo:font-style="italic" style:font-style-asian="italic" style:font-style-complex="italic"/>
    </style:style>
    <style:style style:name="ce14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999999" fo:font-style="italic" style:font-style-asian="italic" style:font-style-complex="italic"/>
    </style:style>
    <style:style style:name="ce147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48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32" style:family="table-cell" style:parent-style-name="Default" style:data-style-name="N2">
      <style:table-cell-properties style:glyph-orientation-vertical="0" fo:background-color="#dee6ef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49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34" style:family="table-cell" style:parent-style-name="Default" style:data-style-name="N2">
      <style:table-cell-properties style:glyph-orientation-vertical="0" fo:background-color="#dee6e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35" style:family="table-cell" style:parent-style-name="Default">
      <style:table-cell-properties fo:border-bottom="none" fo:background-color="#dee6ef" fo:border-left="none" fo:padding="0.071cm" fo:border-right="0.99pt solid #000000" fo:border-top="none"/>
    </style:style>
    <style:style style:name="ce30" style:family="table-cell" style:parent-style-name="Default">
      <style:table-cell-properties fo:border-bottom="none" fo:background-color="transparent" fo:border-left="none" fo:padding="0.071cm" fo:border-right="0.99pt solid #000000" fo:border-top="none"/>
    </style:style>
    <style:style style:name="ce38" style:family="table-cell" style:parent-style-name="Default">
      <style:table-cell-properties fo:border-bottom="none" fo:background-color="#dee6ef" fo:border-left="0.99pt solid #000000" fo:padding="0.071cm" fo:border-right="none" fo:border-top="none"/>
    </style:style>
    <style:style style:name="ce31" style:family="table-cell" style:parent-style-name="Default">
      <style:table-cell-properties fo:border-bottom="none" fo:background-color="transparent" fo:border-left="0.99pt solid #000000" fo:padding="0.071cm" fo:border-right="none" fo:border-top="none"/>
    </style:style>
    <style:style style:name="ce40" style:family="table-cell" style:parent-style-name="Default">
      <style:table-cell-properties fo:background-color="#dee6ef"/>
    </style:style>
    <style:style style:name="ce153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3333"/>
    </style:style>
    <style:style style:name="ce15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5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0080"/>
    </style:style>
    <style:style style:name="ce56" style:family="table-cell" style:parent-style-name="Default" style:data-style-name="N2">
      <style:table-cell-properties style:glyph-orientation-vertical="0" fo:background-color="#e8f2a1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61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cc33"/>
    </style:style>
    <style:style style:name="ce150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59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ccff"/>
    </style:style>
    <style:style style:name="ce16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8080" fo:font-style="italic" style:font-style-asian="italic" style:font-style-complex="italic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8080" fo:font-style="italic" style:font-style-asian="italic" style:font-style-complex="italic"/>
    </style:style>
    <style:style style:name="ce163" style:family="table-cell" style:parent-style-name="Default">
      <style:text-properties fo:color="#808080" fo:font-style="italic" style:font-style-asian="italic" style:font-style-complex="italic"/>
    </style:style>
    <style:style style:name="ce49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8080" fo:font-style="italic" style:font-style-asian="italic" style:font-style-complex="italic"/>
    </style:style>
    <style:style style:name="ce4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8080" fo:font-style="italic" style:font-style-asian="italic" style:font-style-complex="italic"/>
    </style:style>
    <style:style style:name="ce67" style:family="table-cell" style:parent-style-name="Default" style:data-style-name="N157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cc33"/>
    </style:style>
    <style:style style:name="ce166" style:family="table-cell" style:parent-style-name="Default" style:data-style-name="N2">
      <style:table-cell-properties style:diagonal-bl-tr="none" style:diagonal-tl-br="none" fo:border="none" fo:padding="0.071cm" style:rotation-align="none"/>
      <style:text-properties fo:color="#808080" fo:font-style="italic" style:font-style-asian="italic" style:font-style-complex="italic"/>
    </style:style>
    <style:style style:name="ce167" style:family="table-cell" style:parent-style-name="Default" style:data-style-name="N2">
      <style:table-cell-properties fo:padding="0.071cm"/>
    </style:style>
    <style:style style:name="ce1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999999"/>
    </style:style>
    <style:style style:name="ce16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21409a"/>
    </style:style>
    <style:style style:name="ce157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26" style:family="table-cell" style:parent-style-name="Default" style:data-style-name="N2">
      <style:table-cell-properties style:glyph-orientation-vertical="0" fo:background-color="#ffff66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70" style:family="table-cell" style:parent-style-name="Default">
      <style:table-cell-properties fo:border="none" fo:padding="0.071cm"/>
    </style:style>
    <style:style style:name="ce171" style:family="table-cell" style:parent-style-name="Default">
      <style:table-cell-properties fo:border="none" fo:padding="0.071cm"/>
      <style:text-properties style:text-underline-style="none"/>
    </style:style>
    <style:style style:name="ce172" style:family="table-cell" style:parent-style-name="Default">
      <style:table-cell-properties fo:border="none" fo:padding="0.071cm"/>
      <style:text-properties fo:color="#808080"/>
    </style:style>
    <style:style style:name="ce173" style:family="table-cell" style:parent-style-name="Default">
      <style:table-cell-properties fo:border="none" fo:padding="0.071cm"/>
      <style:text-properties fo:font-weight="normal" style:font-weight-asian="normal" style:font-weight-complex="normal"/>
    </style:style>
    <style:style style:name="ce174" style:family="table-cell" style:parent-style-name="Default">
      <style:table-cell-properties fo:padding="0.071cm"/>
    </style:style>
    <style:style style:name="ce175" style:family="table-cell" style:parent-style-name="Default">
      <style:table-cell-properties style:text-align-source="fix" style:repeat-content="false" fo:padding="0.071cm"/>
      <style:paragraph-properties fo:text-align="start" fo:margin-left="0cm"/>
    </style:style>
    <style:style style:name="ce87" style:family="table-cell" style:parent-style-name="Default">
      <style:table-cell-properties fo:padding="0.071cm"/>
      <style:text-properties fo:color="#780373"/>
    </style:style>
    <style:style style:name="ce176" style:family="table-cell" style:parent-style-name="Default">
      <style:table-cell-properties fo:padding="0.071cm"/>
      <style:text-properties fo:font-style="normal" style:font-style-asian="normal" style:font-style-complex="normal"/>
    </style:style>
    <style:style style:name="ce177" style:family="table-cell" style:parent-style-name="Default">
      <style:table-cell-properties fo:background-color="#dddddd" fo:padding="0.071cm"/>
    </style:style>
    <style:style style:name="ce80" style:family="table-cell" style:parent-style-name="Default">
      <style:table-cell-properties fo:background-color="#e8f2a1" fo:padding="0.071cm"/>
    </style:style>
    <style:style style:name="ce76" style:family="table-cell" style:parent-style-name="Default">
      <style:table-cell-properties fo:background-color="#fff5ce" fo:padding="0.071cm"/>
    </style:style>
    <style:style style:name="ce179" style:family="table-cell" style:parent-style-name="Default">
      <style:table-cell-properties fo:background-color="#dddddd" fo:padding="0.071cm"/>
      <style:text-properties fo:font-style="italic" style:font-style-asian="italic" style:font-style-complex="italic"/>
    </style:style>
    <style:style style:name="ce178" style:family="table-cell" style:parent-style-name="Default">
      <style:table-cell-properties fo:padding="0.071cm"/>
      <style:text-properties fo:font-style="italic" style:font-style-asian="italic" style:font-style-complex="italic"/>
    </style:style>
    <style:style style:name="ce85" style:family="table-cell" style:parent-style-name="Default">
      <style:table-cell-properties style:text-align-source="fix" style:repeat-content="false" fo:padding="0.071cm"/>
      <style:paragraph-properties fo:text-align="end" fo:margin-left="0cm"/>
    </style:style>
    <style:style style:name="ce79" style:family="table-cell" style:parent-style-name="Default">
      <style:table-cell-properties fo:background-color="#fff5c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4.773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  <style:style style:name="T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Microsoft YaHei" style:font-name-complex="Mang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512480"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weight="bold" style:font-weight-asian="bold" style:font-weight-complex="bold"/>
    </style:style>
  </office:automatic-styles>
  <office:body>
    <office:spreadsheet>
      <table:table table:name="Parallelstelle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34"/>
        <table:table-column table:style-name="co5" table:default-cell-style-name="ce143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ce134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4" table:default-cell-style-name="ce163"/>
        <table:table-column table:style-name="co9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6" table:default-cell-style-name="Default"/>
        <table:table-column table:style-name="co1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number-columns-repeated="3" table:default-cell-style-name="Default"/>
        <table:table-row table:style-name="ro1">
          <table:table-cell table:style-name="ce123"/>
          <table:table-cell table:style-name="ce122"/>
          <table:table-cell table:style-name="ce123"/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/>
          <table:table-cell table:style-name="ce131"/>
          <table:table-cell table:style-name="ce147"/>
          <table:table-cell table:style-name="ce121"/>
          <table:table-cell table:style-name="ce122"/>
          <table:table-cell table:style-name="ce124"/>
          <table:table-cell table:style-name="ce160"/>
          <table:table-cell table:style-name="ce148"/>
          <table:table-cell table:style-name="ce121"/>
          <table:table-cell table:style-name="ce122"/>
          <table:table-cell table:style-name="ce123"/>
          <table:table-cell table:style-name="ce147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Reich</text:p>
          </table:table-cell>
          <table:table-cell table:style-name="ce170">
            <office:annotation office:display="true" draw:style-name="gr1" draw:text-style-name="P2" svg:width="9.034cm" svg:height="4.973cm" svg:x="39.801cm" svg:y="1.308cm" draw:caption-point-x="-14.228cm" draw:caption-point-y="-1.298cm">
              <dc:date>2020-05-01T00:00:00</dc:date>
              <text:p text:style-name="P1"><text:span text:style-name="T1">Bt = Bethanien</text:span></text:p>
              <text:p text:style-name="P1"><text:span text:style-name="T1">G = Galiläa</text:span></text:p>
              <text:p text:style-name="P1"><text:span text:style-name="T1">Gz = Genezareth</text:span></text:p>
              <text:p text:style-name="P1"><text:span text:style-name="T1">J = Jerusalem</text:span></text:p>
              <text:p text:style-name="P1"><text:span text:style-name="T1">Jo = Jordan</text:span></text:p>
              <text:p text:style-name="P1"><text:span text:style-name="T1">K = Kapernaum</text:span></text:p>
              <text:p text:style-name="P1"><text:span text:style-name="T1">N = Nazareth</text:span><text:span text:style-name="T1"><text:line-break/></text:span><text:span text:style-name="T1">S = Samaria</text:span></text:p>
              <text:p text:style-name="P1"><text:span text:style-name="T1">w = Wüste</text:span></text:p>
              <text:p text:style-name="P1"><text:span text:style-name="T1"/></text:p>
            </office:annotation>
          </table:table-cell>
          <table:table-cell table:style-name="ce170" table:number-columns-repeated="2"/>
          <table:table-cell table:style-name="ce174" table:number-columns-repeated="5"/>
        </table:table-row>
        <table:table-row table:style-name="ro2">
          <table:table-cell table:style-name="ce121"/>
          <table:table-cell table:style-name="ce122"/>
          <table:table-cell table:style-name="ce123" office:value-type="float" office:value="0.001" calcext:value-type="float">
            <text:p>0.00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3" office:value-type="float" office:value="0.01" calcext:value-type="float">
            <text:p>0.010</text:p>
          </table:table-cell>
          <table:table-cell table:style-name="ce161"/>
          <table:table-cell table:style-name="ce147"/>
          <table:table-cell table:style-name="ce121"/>
          <table:table-cell table:style-name="ce122"/>
          <table:table-cell table:style-name="ce168" office:value-type="float" office:value="1.005" calcext:value-type="float">
            <text:p>1.00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fang des Evangeliums Jesu Christ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02" calcext:value-type="float">
            <text:p>0.00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60"/>
          <table:table-cell table:style-name="ce148" office:value-type="float" office:value="1.04" calcext:value-type="float">
            <text:p>1.04</text:p>
          </table:table-cell>
          <table:table-cell table:style-name="ce121"/>
          <table:table-cell table:style-name="ce122"/>
          <table:table-cell table:style-name="ce123" office:value-type="float" office:value="0.05" calcext:value-type="float">
            <text:p>0.050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rrede: Das zuverlässige Zeugnis des Evangelium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" calcext:value-type="float">
            <text:p>0.010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6" office:value-type="float" office:value="1.045" calcext:value-type="float">
            <text:p>1.045</text:p>
          </table:table-cell>
          <table:table-cell table:style-name="ce162" office:value-type="float" office:value="2.01" calcext:value-type="float">
            <text:p>2.01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0.051" calcext:value-type="float">
            <text:p>0.05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gustus Versordnung, den Erdkreis einzuschreib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1" calcext:value-type="float">
            <text:p>0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05" calcext:value-type="float">
            <text:p>1.05</text:p>
          </table:table-cell>
          <table:table-cell table:style-name="ce160"/>
          <table:table-cell table:style-name="ce148" office:value-type="float" office:value="1.25" calcext:value-type="float">
            <text:p>1.25</text:p>
          </table:table-cell>
          <table:table-cell table:style-name="ce121"/>
          <table:table-cell table:style-name="ce122"/>
          <table:table-cell table:style-name="ce123" office:value-type="float" office:value="0.052" calcext:value-type="float">
            <text:p>0.052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nkündigung der Geburt Johannes des Täufer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1" calcext:value-type="float">
            <text:p>0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11" calcext:value-type="float">
            <text:p>1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2" calcext:value-type="float">
            <text:p>0.052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ngel (Gabriel, Lk 1:19) erscheint Zach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4" calcext:value-type="float">
            <text:p>0.014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4" calcext:value-type="float">
            <text:p>1.014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26" calcext:value-type="float">
            <text:p>1.26</text:p>
          </table:table-cell>
          <table:table-cell table:style-name="ce160"/>
          <table:table-cell table:style-name="ce148" office:value-type="float" office:value="1.38" calcext:value-type="float">
            <text:p>1.38</text:p>
          </table:table-cell>
          <table:table-cell table:style-name="ce121"/>
          <table:table-cell table:style-name="ce122"/>
          <table:table-cell table:style-name="ce123" office:value-type="float" office:value="0.053" calcext:value-type="float">
            <text:p>0.053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N</text:p>
          </table:table-cell>
          <table:table-cell table:style-name="ce170" table:number-columns-repeated="2"/>
          <table:table-cell table:style-name="ce174" office:value-type="string" calcext:value-type="string">
            <text:p>Engel Gabriel wird zu Maria in Nazareth 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5" calcext:value-type="float">
            <text:p>0.01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5" calcext:value-type="float">
            <text:p>1.015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3" calcext:value-type="float">
            <text:p>1.3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4" calcext:value-type="float">
            <text:p>0.054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Seines Reiches wird kein Ende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21" calcext:value-type="float">
            <text:p>0.02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5" calcext:value-type="float">
            <text:p>0.055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1" calcext:value-type="float">
            <text:p>1.3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5" calcext:value-type="float">
            <text:p>0.05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u wirst im Leib empfa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22" calcext:value-type="float">
            <text:p>0.02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6" calcext:value-type="float">
            <text:p>0.056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9" calcext:value-type="float">
            <text:p>1.39</text:p>
          </table:table-cell>
          <table:table-cell table:style-name="ce160"/>
          <table:table-cell table:style-name="ce148" office:value-type="float" office:value="1.45" calcext:value-type="float">
            <text:p>1.45</text:p>
          </table:table-cell>
          <table:table-cell table:style-name="ce121"/>
          <table:table-cell table:style-name="ce122"/>
          <table:table-cell table:style-name="ce123" office:value-type="float" office:value="0.056" calcext:value-type="float">
            <text:p>0.056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Besuch Marias bei Elisabet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3" calcext:value-type="float">
            <text:p>0.030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7" calcext:value-type="float">
            <text:p>0.057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46" calcext:value-type="float">
            <text:p>1.46</text:p>
          </table:table-cell>
          <table:table-cell table:style-name="ce160"/>
          <table:table-cell table:style-name="ce148" office:value-type="float" office:value="1.55" calcext:value-type="float">
            <text:p>1.55</text:p>
          </table:table-cell>
          <table:table-cell table:style-name="ce121"/>
          <table:table-cell table:style-name="ce122"/>
          <table:table-cell table:style-name="ce123" office:value-type="float" office:value="0.057" calcext:value-type="float">
            <text:p>0.057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M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31" calcext:value-type="float">
            <text:p>0.03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8" calcext:value-type="float">
            <text:p>0.058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57" calcext:value-type="float">
            <text:p>1.57</text:p>
          </table:table-cell>
          <table:table-cell table:style-name="ce160"/>
          <table:table-cell table:style-name="ce148" office:value-type="float" office:value="1.66" calcext:value-type="float">
            <text:p>1.66</text:p>
          </table:table-cell>
          <table:table-cell table:style-name="ce121"/>
          <table:table-cell table:style-name="ce122"/>
          <table:table-cell table:style-name="ce123" office:value-type="float" office:value="0.058" calcext:value-type="float">
            <text:p>0.058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Geburt Johannes des Täufer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67" calcext:value-type="float">
            <text:p>1.67</text:p>
          </table:table-cell>
          <table:table-cell table:style-name="ce160"/>
          <table:table-cell table:style-name="ce148" office:value-type="float" office:value="1.8" calcext:value-type="float">
            <text:p>1.80</text:p>
          </table:table-cell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des Zach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7" calcext:value-type="float">
            <text:p>1.7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er durch den Mund seiner Propheten geredet ha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32"/>
          <table:table-cell table:style-name="ce142"/>
          <table:table-cell table:style-name="ce148" office:value-type="float" office:value="1.17" calcext:value-type="float">
            <text:p>1.17</text:p>
          </table:table-cell>
          <table:table-cell table:style-name="ce121"/>
          <table:table-cell table:style-name="ce122"/>
          <table:table-cell table:style-name="ce123" office:value-type="float" office:value="1.01" calcext:value-type="float">
            <text:p>1.010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33" office:value-type="float" office:value="3.232" calcext:value-type="float">
            <text:p>3.232</text:p>
          </table:table-cell>
          <table:table-cell table:style-name="ce148" office:value-type="float" office:value="3.38" calcext:value-type="float">
            <text:p>3.38</text:p>
          </table:table-cell>
          <table:table-cell table:style-name="ce121"/>
          <table:table-cell table:style-name="ce122"/>
          <table:table-cell table:style-name="ce123" office:value-type="float" office:value="0.121" calcext:value-type="float">
            <text:p>0.12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eschlechtsregister Jesu Christ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18" calcext:value-type="float">
            <text:p>1.18</text:p>
          </table:table-cell>
          <table:table-cell table:style-name="ce132"/>
          <table:table-cell table:style-name="ce142"/>
          <table:table-cell table:style-name="ce148" office:value-type="float" office:value="1.24" calcext:value-type="float">
            <text:p>1.24</text:p>
          </table:table-cell>
          <table:table-cell table:style-name="ce121"/>
          <table:table-cell table:style-name="ce122"/>
          <table:table-cell table:style-name="ce123" office:value-type="float" office:value="0.064" calcext:value-type="float">
            <text:p>0.06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06" calcext:value-type="float">
            <text:p>2.06</text:p>
          </table:table-cell>
          <table:table-cell table:style-name="ce160"/>
          <table:table-cell table:style-name="ce148" office:value-type="float" office:value="2.07" calcext:value-type="float">
            <text:p>2.07</text:p>
          </table:table-cell>
          <table:table-cell table:style-name="ce121"/>
          <table:table-cell table:style-name="ce122"/>
          <table:table-cell table:style-name="ce123" office:value-type="float" office:value="0.063" calcext:value-type="float">
            <text:p>0.06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ia schwanger // Tage erfüllt, dass sie gebären soll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" calcext:value-type="float">
            <text:p>1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.061" calcext:value-type="float">
            <text:p>2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3" office:value-type="float" office:value="1.141" calcext:value-type="float">
            <text:p>1.14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Wort wurde Fleis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0.061" calcext:value-type="float">
            <text:p>0.0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.77" calcext:value-type="float">
            <text:p>1.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29" calcext:value-type="float">
            <text:p>1.2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rettung aus den Sünden / Das Lamm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2" calcext:value-type="float">
            <text:p>1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0.07" calcext:value-type="float">
            <text:p>0.07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.079" calcext:value-type="float">
            <text:p>2.07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0.081" calcext:value-type="float">
            <text:p>0.081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: Jungfrau wird schwang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 table:style-name="ce133" office:value-type="float" office:value="2.012" calcext:value-type="float">
            <text:p>2.01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071" calcext:value-type="float">
            <text:p>2.07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Weisen aus dem Morgenla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21]" office:value-type="float" office:value="2.011" calcext:value-type="float">
            <text:p>2.01</text:p>
          </table:table-cell>
          <table:table-cell table:style-name="ce133" office:value-type="float" office:value="2.011" calcext:value-type="float">
            <text:p>2.011</text:p>
          </table:table-cell>
          <table:table-cell table:style-name="ce142" office:value-type="float" office:value="2.01" calcext:value-type="float">
            <text:p>2.01</text:p>
          </table:table-cell>
          <table:table-cell table:style-name="ce148" office:value-type="float" office:value="2.12" calcext:value-type="float">
            <text:p>2.12</text:p>
          </table:table-cell>
          <table:table-cell table:style-name="ce121"/>
          <table:table-cell table:style-name="ce122"/>
          <table:table-cell table:style-name="ce123" office:value-type="float" office:value="0.066" calcext:value-type="float">
            <text:p>0.06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07" calcext:value-type="float">
            <text:p>2.0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Die Geburt Jesu Christi 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1" calcext:value-type="float">
            <text:p>2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1" calcext:value-type="float">
            <text:p>0.07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08" calcext:value-type="float">
            <text:p>2.08</text:p>
          </table:table-cell>
          <table:table-cell table:style-name="ce160"/>
          <table:table-cell table:style-name="ce148" office:value-type="float" office:value="2.2" calcext:value-type="float">
            <text:p>2.20</text:p>
          </table:table-cell>
          <table:table-cell table:style-name="ce121"/>
          <table:table-cell table:style-name="ce122"/>
          <table:table-cell table:style-name="ce123" office:value-type="float" office:value="0.083" calcext:value-type="float">
            <text:p>0.083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irten und die Enge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1" calcext:value-type="float">
            <text:p>2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2" calcext:value-type="float">
            <text:p>0.07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4" calcext:value-type="float">
            <text:p>0.084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n Krippe gelegt und in Windeln gewickel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2" calcext:value-type="float">
            <text:p>2.012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0.068" calcext:value-type="float">
            <text:p>0.068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.073" calcext:value-type="float">
            <text:p>2.073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14" calcext:value-type="float">
            <text:p>3.14</text:p>
          </table:table-cell>
          <table:table-cell table:style-name="ce148" office:value-type="float" office:value="3.21" calcext:value-type="float">
            <text:p>3.2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Sohn Gottes ist als Retter in die Welt gekomm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2" calcext:value-type="float">
            <text:p>2.01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3" calcext:value-type="float">
            <text:p>0.07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1" calcext:value-type="float">
            <text:p>2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5" calcext:value-type="float">
            <text:p>0.08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Beschneidung Jesu, 8. Tag nach Geburt, Namensgeb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4" calcext:value-type="float">
            <text:p>2.014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1" calcext:value-type="float">
            <text:p>0.08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60"/>
          <table:table-cell table:style-name="ce148" office:value-type="float" office:value="2.24" calcext:value-type="float">
            <text:p>2.24</text:p>
          </table:table-cell>
          <table:table-cell table:style-name="ce121"/>
          <table:table-cell table:style-name="ce122"/>
          <table:table-cell table:style-name="ce123" office:value-type="float" office:value="0.097" calcext:value-type="float">
            <text:p>0.097</text:p>
          </table:table-cell>
          <table:table-cell table:style-name="ce147"/>
          <table:table-cell table:style-name="ce121"/>
          <table:table-cell table:style-name="ce122" office:value-type="string" calcext:value-type="string">
            <text:p><text:s/></text:p>
          </table:table-cell>
          <table:table-cell table:style-name="ce170" table:number-columns-repeated="11"/>
          <table:table-cell table:style-name="ce174" office:value-type="string" calcext:value-type="string">
            <text:p>Die Darstellung Jesu im Tempel von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5" calcext:value-type="float">
            <text:p>2.01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5" calcext:value-type="float">
            <text:p>2.25</text:p>
          </table:table-cell>
          <table:table-cell table:style-name="ce160"/>
          <table:table-cell table:style-name="ce148" office:value-type="float" office:value="2.38" calcext:value-type="float">
            <text:p>2.38</text:p>
          </table:table-cell>
          <table:table-cell table:style-name="ce121"/>
          <table:table-cell table:style-name="ce122"/>
          <table:table-cell table:style-name="ce123" office:value-type="float" office:value="0.098" calcext:value-type="float">
            <text:p>0.098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Simeo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05" calcext:value-type="float">
            <text:p>2.0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3" office:value-type="float" office:value="2.075" calcext:value-type="float">
            <text:p>2.07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9" calcext:value-type="float">
            <text:p>0.08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: Bethlehem nicht die gerings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ce132"/>
          <table:table-cell table:style-name="ce142"/>
          <table:table-cell table:style-name="ce148" office:value-type="float" office:value="2.15" calcext:value-type="float">
            <text:p>2.15</text:p>
          </table:table-cell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2" calcext:value-type="float">
            <text:p>2.21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" calcext:value-type="float">
            <text:p>0.09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lucht nach Ägyp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5" calcext:value-type="float">
            <text:p>2.1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4" calcext:value-type="float">
            <text:p>1.01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3" calcext:value-type="float">
            <text:p>2.21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1" calcext:value-type="float">
            <text:p>0.09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: aus Aegypten meinen Sohn gerufen (erst wird Antipatros, der Aelteste Sohn von Herodes hingerichtet, dann stirbt Herod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6" calcext:value-type="float">
            <text:p>2.16</text:p>
          </table:table-cell>
          <table:table-cell table:style-name="ce132"/>
          <table:table-cell table:style-name="ce142"/>
          <table:table-cell table:style-name="ce148" office:value-type="float" office:value="2.18" calcext:value-type="float">
            <text:p>2.18</text:p>
          </table:table-cell>
          <table:table-cell table:style-name="ce121"/>
          <table:table-cell table:style-name="ce122"/>
          <table:table-cell table:style-name="ce123" office:value-type="float" office:value="1.015" calcext:value-type="float">
            <text:p>1.01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4" calcext:value-type="float">
            <text:p>2.21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2" calcext:value-type="float">
            <text:p>0.09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er Kindermord in Bethlehe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7" calcext:value-type="float">
            <text:p>2.1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6" calcext:value-type="float">
            <text:p>1.01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5" calcext:value-type="float">
            <text:p>2.2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3" calcext:value-type="float">
            <text:p>0.09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 Jeremia: Stimme in Rama, Weinen und Wehkl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175" calcext:value-type="float">
            <text:p>2.17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" calcext:value-type="float">
            <text:p>0.080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2" calcext:value-type="float">
            <text:p>2.2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6" calcext:value-type="float">
            <text:p>0.096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Tage der Reinigung (40. Tag nach Geburt?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9" calcext:value-type="float">
            <text:p>2.1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7" calcext:value-type="float">
            <text:p>1.01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6" calcext:value-type="float">
            <text:p>2.21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4" calcext:value-type="float">
            <text:p>0.09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erodes stirbt <text:s/>(Zint: erst wird Antipatros, der Aelteste Sohn von Herodes hingerichtet, dann stirbt Herod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22" calcext:value-type="float">
            <text:p>2.22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8" calcext:value-type="float">
            <text:p>1.01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7" calcext:value-type="float">
            <text:p>2.21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5" calcext:value-type="float">
            <text:p>0.09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Nach Traum: Joseph zieht nach Galilä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25" calcext:value-type="float">
            <text:p>2.22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36" calcext:value-type="float">
            <text:p>2.3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9" calcext:value-type="float">
            <text:p>0.09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in Ann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23" office:value-type="float" office:value="2.232" calcext:value-type="float">
            <text:p>2.23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9" calcext:value-type="float">
            <text:p>1.019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39" calcext:value-type="float">
            <text:p>2.3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3" office:value-type="float" office:value="1.142" calcext:value-type="float">
            <text:p>1.142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N (in G)</text:p>
          </table:table-cell>
          <table:table-cell table:style-name="ce170"/>
          <table:table-cell table:style-name="ce170" office:value-type="float" office:value="0" calcext:value-type="float">
            <text:p>0</text:p>
          </table:table-cell>
          <table:table-cell table:style-name="ce174" office:value-type="string" calcext:value-type="string">
            <text:p>Prophet: Wohnte in Nazareth – Damit er Nazarener genannt wird // joh: das Wort wohnte unter u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35" calcext:value-type="float">
            <text:p>2.23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4" calcext:value-type="float">
            <text:p>0.0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41" calcext:value-type="float">
            <text:p>2.41</text:p>
          </table:table-cell>
          <table:table-cell table:style-name="ce160"/>
          <table:table-cell table:style-name="ce148" office:value-type="float" office:value="2.52" calcext:value-type="float">
            <text:p>2.52</text:p>
          </table:table-cell>
          <table:table-cell table:style-name="ce121"/>
          <table:table-cell table:style-name="ce122"/>
          <table:table-cell table:style-name="ce123" office:value-type="float" office:value="0.1" calcext:value-type="float">
            <text:p>0.10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zwölfjährige Jesus im Tempe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36" calcext:value-type="float">
            <text:p>2.23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5" calcext:value-type="float">
            <text:p>0.08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51" calcext:value-type="float">
            <text:p>2.5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1" calcext:value-type="float">
            <text:p>0.10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Zurück nach Nazaret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3.015" calcext:value-type="float">
            <text:p>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06" calcext:value-type="float">
            <text:p>1.06</text:p>
          </table:table-cell>
          <table:table-cell table:style-name="ce124" office:value-type="float" office:value="1.28" calcext:value-type="float">
            <text:p>1.2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, von Gott gesand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2" calcext:value-type="float">
            <text:p>1.02</text:p>
          </table:table-cell>
          <table:table-cell table:style-name="ce136" office:value-type="float" office:value="1.02" calcext:value-type="float">
            <text:p>1.02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3.011" calcext:value-type="float">
            <text:p>3.0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2" calcext:value-type="float">
            <text:p>0.10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 table:style-name="ce170" office:value-type="string" calcext:value-type="string">
            <text:p>x</text:p>
          </table:table-cell>
          <table:table-cell table:style-name="ce170"/>
          <table:table-cell table:style-name="ce174" office:value-type="string" calcext:value-type="string">
            <text:p>Wie geschrieben steht in Jesaja, dem Propheten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21" calcext:value-type="float">
            <text:p>1.021</text:p>
          </table:table-cell>
          <table:table-cell table:style-name="ce136" office:value-type="float" office:value="1.02" calcext:value-type="float">
            <text:p>1.020</text:p>
          </table:table-cell>
          <table:table-cell table:style-name="ce148"/>
          <table:table-cell table:style-name="ce121"/>
          <table:table-cell table:style-name="ce122"/>
          <table:table-cell table:style-name="ce155" office:value-type="float" office:value="3.01" calcext:value-type="float">
            <text:p>3.0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2" calcext:value-type="float">
            <text:p>0.10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 table:style-name="ce170" office:value-type="string" calcext:value-type="string">
            <text:p>x</text:p>
          </table:table-cell>
          <table:table-cell table:style-name="ce170"/>
          <table:table-cell table:style-name="ce174" office:value-type="string" calcext:value-type="string">
            <text:p>15. Jahr Tiberius›, ..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2"/>
          <table:table-cell table:style-name="ce142"/>
          <table:table-cell table:style-name="ce148" office:value-type="float" office:value="3.12" calcext:value-type="float">
            <text:p>3.12</text:p>
          </table:table-cell>
          <table:table-cell table:style-name="ce121"/>
          <table:table-cell table:style-name="ce122"/>
          <table:table-cell table:style-name="ce124" office:value-type="float" office:value="1.04" calcext:value-type="float">
            <text:p>1.04</text:p>
          </table:table-cell>
          <table:table-cell table:style-name="ce136" office:value-type="float" office:value="1.025" calcext:value-type="float">
            <text:p>1.025</text:p>
          </table:table-cell>
          <table:table-cell table:style-name="ce148" office:value-type="float" office:value="1.08" calcext:value-type="float">
            <text:p>1.08</text:p>
          </table:table-cell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60"/>
          <table:table-cell table:style-name="ce148" office:value-type="float" office:value="3.18" calcext:value-type="float">
            <text:p>3.18</text:p>
          </table:table-cell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48" office:value-type="string" calcext:value-type="string">
            <text:p>t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" calcext:value-type="float">
            <text:p>1</text:p>
          </table:table-cell>
          <table:table-cell table:style-name="ce174" office:value-type="string" calcext:value-type="string">
            <text:p>Johannes des Täufer predigt/tauft in der Wüste von Juda / Umgegend des Jordan (lk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2" calcext:value-type="float">
            <text:p>3.02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4" calcext:value-type="float">
            <text:p>1.04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79" calcext:value-type="float">
            <text:p>1.27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/>
          <table:table-cell/>
          <table:table-cell table:style-name="ce170"/>
          <table:table-cell/>
          <table:table-cell table:style-name="ce174" office:value-type="string" calcext:value-type="string">
            <text:p>Johannes: Tut Busse, Reich Nahe (Umgegend des Jordan, in der Wüste, Zu Bethanien jenseits des Jorda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2" calcext:value-type="float">
            <text:p>1.02</text:p>
          </table:table-cell>
          <table:table-cell table:style-name="ce136" office:value-type="float" office:value="1.026" calcext:value-type="float">
            <text:p>1.026</text:p>
          </table:table-cell>
          <table:table-cell table:style-name="ce148"/>
          <table:table-cell table:style-name="ce121"/>
          <table:table-cell table:style-name="ce122"/>
          <table:table-cell table:style-name="ce125" office:value-type="float" office:value="3.04" calcext:value-type="float">
            <text:p>3.0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3" calcext:value-type="float">
            <text:p>1.2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Prophet Jesaja: Stimme eines rufenden in der Wüste, bereitet den Weg des Herrn, Macht gerade seine Stiege // ich sende meinen Boten vor deinem Angesicht her, der deinen Weg bereiten wir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21" calcext:value-type="float">
            <text:p>1.021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44" calcext:value-type="float">
            <text:p>3.04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8" calcext:value-type="float">
            <text:p>1.28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 office:value-type="string" calcext:value-type="string">
            <text:p>Bt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In Bethanien, jenseits des Jorda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4" calcext:value-type="float">
            <text:p>3.0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6" calcext:value-type="float">
            <text:p>1.06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3.045" calcext:value-type="float">
            <text:p>3.04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1" calcext:value-type="float">
            <text:p>1.23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Johannes mit Kamelhaaren bekleidet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5" calcext:value-type="float">
            <text:p>3.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1" calcext:value-type="float">
            <text:p>1.051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69" calcext:value-type="float">
            <text:p>3.06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2" calcext:value-type="float">
            <text:p>1.2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2" office:value-type="string" calcext:value-type="string">
            <text:p>J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Volksmenge geht zu Johann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63" calcext:value-type="float">
            <text:p>3.06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52" calcext:value-type="float">
            <text:p>1.25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Sie wurden im Jorden getauft, indem sie ihre Sünden bekann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61" calcext:value-type="float">
            <text:p>3.06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5" calcext:value-type="float">
            <text:p>1.0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68" calcext:value-type="float">
            <text:p>3.06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2" calcext:value-type="float">
            <text:p>1.2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2" office:value-type="string" calcext:value-type="string">
            <text:p>J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Jüdisches Land und Bewohner von Jerusalem kommen zu Johannes und werden von ihm getauft, indem sie ihre Sünden bekann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3.35" calcext:value-type="float">
            <text:p>3.3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Wer hat euch gewiesen, dem kommenden Zorn zu entfliehen / Joh: Zorn bleibt auf ih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8" calcext:value-type="float">
            <text:p>3.0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6" calcext:value-type="float">
            <text:p>1.056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08" calcext:value-type="float">
            <text:p>3.0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3" calcext:value-type="float">
            <text:p>1.23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Bringt der Busse würdige Fru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9" calcext:value-type="float">
            <text:p>3.090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3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53" calcext:value-type="float">
            <text:p>1.25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 table:number-columns-repeated="2"/>
          <table:table-cell table:style-name="ce174" office:value-type="string" calcext:value-type="string">
            <text:p>Leibröcke, Speise teile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91" calcext:value-type="float">
            <text:p>3.09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" calcext:value-type="float">
            <text:p>3.1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52" calcext:value-type="float">
            <text:p>1.25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Was sollen wir tu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05" calcext:value-type="float">
            <text:p>3.1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22" calcext:value-type="float">
            <text:p>1.022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5" calcext:value-type="float">
            <text:p>3.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" calcext:value-type="float">
            <text:p>1.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/>
          <table:table-cell/>
          <table:table-cell table:style-name="ce170"/>
          <table:table-cell/>
          <table:table-cell table:style-name="ce174" office:value-type="string" calcext:value-type="string">
            <text:p>Das Volk ist in Erwartung, fragt, ob nicht etwa Johannes der Christus sei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09" calcext:value-type="float">
            <text:p>3.10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3"/>
          <table:table-cell table:style-name="ce123" office:value-type="float" office:value="1.079" calcext:value-type="float">
            <text:p>1.079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159" calcext:value-type="float">
            <text:p>3.15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5" calcext:value-type="float">
            <text:p>1.2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/>
          <table:table-cell table:style-name="ce174" office:value-type="string" calcext:value-type="string">
            <text:p>Was taufst du denn, wenn du nicht Christus, noch Elias, noch der Prophet bist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33" office:value-type="float" office:value="3.11" calcext:value-type="float">
            <text:p>3.11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7" calcext:value-type="float">
            <text:p>1.0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5" calcext:value-type="float">
            <text:p>3.165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27" calcext:value-type="float">
            <text:p>1.27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3" office:value-type="float" office:value="2" calcext:value-type="float">
            <text:p>2</text:p>
          </table:table-cell>
          <table:table-cell table:style-name="ce174" office:value-type="string" calcext:value-type="string">
            <text:p>Nach mir kommt ein stärkerer, ich bin nicht würdig, seine Sandalen zu tragen // Johannes beendet seinen Lauf (Apg 13:2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33" office:value-type="float" office:value="3.115" calcext:value-type="float">
            <text:p>3.11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8" calcext:value-type="float">
            <text:p>1.0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" calcext:value-type="float">
            <text:p>3.16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26" calcext:value-type="float">
            <text:p>1.2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/>
          <table:table-cell/>
          <table:table-cell table:style-name="ce170"/>
          <table:table-cell/>
          <table:table-cell table:style-name="ce174" office:value-type="string" calcext:value-type="string">
            <text:p>Ich taufe mit Wasser / Joh: den ihr nicht kennt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2" calcext:value-type="float">
            <text:p>3.1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71" calcext:value-type="float">
            <text:p>1.07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7" calcext:value-type="float">
            <text:p>3.1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1.272" calcext:value-type="float">
            <text:p>1.27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3"/>
          <table:table-cell table:style-name="ce174"/>
          <table:table-cell table:style-name="ce174" office:value-type="string" calcext:value-type="string">
            <text:p>Wird Tenne durch und durch reini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29" calcext:value-type="float">
            <text:p>3.129</text:p>
          </table:table-cell>
          <table:table-cell table:style-name="ce12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71" calcext:value-type="float">
            <text:p>1.07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3.189" calcext:value-type="float">
            <text:p>3.18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hannes tauft in Aeon, nahe bei Salim, weil viel Wasser d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3" calcext:value-type="float">
            <text:p>3.13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072" calcext:value-type="float">
            <text:p>1.07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19" calcext:value-type="float">
            <text:p>3.1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Johannes noch nicht ins Gefängnis 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5" office:value-type="float" office:value="3.13" calcext:value-type="float">
            <text:p>3.13</text:p>
          </table:table-cell>
          <table:table-cell table:style-name="ce16"/>
          <table:table-cell table:style-name="ce26"/>
          <table:table-cell table:style-name="ce32"/>
          <table:table-cell table:style-name="ce35"/>
          <table:table-cell table:style-name="ce38"/>
          <table:table-cell table:style-name="ce5" office:value-type="float" office:value="1.09" calcext:value-type="float">
            <text:p>1.09</text:p>
          </table:table-cell>
          <table:table-cell table:style-name="ce40"/>
          <table:table-cell table:style-name="ce32"/>
          <table:table-cell table:style-name="ce35"/>
          <table:table-cell table:style-name="ce38"/>
          <table:table-cell table:style-name="ce5" office:value-type="float" office:value="3.21" calcext:value-type="float">
            <text:p>3.21</text:p>
          </table:table-cell>
          <table:table-cell table:style-name="ce49"/>
          <table:table-cell table:style-name="ce32"/>
          <table:table-cell table:style-name="ce35"/>
          <table:table-cell table:style-name="ce38"/>
          <table:table-cell table:style-name="ce5" office:value-type="float" office:value="1.29" calcext:value-type="float">
            <text:p>1.29</text:p>
          </table:table-cell>
          <table:table-cell table:style-name="ce32"/>
          <table:table-cell table:style-name="ce121"/>
          <table:table-cell table:style-name="ce122"/>
          <table:table-cell table:style-name="ce170" table:number-columns-repeated="8"/>
          <table:table-cell table:style-name="ce171" office:value-type="string" calcext:value-type="string">
            <text:p>G/Nz-&gt;Jo</text:p>
          </table:table-cell>
          <table:table-cell/>
          <table:table-cell table:style-name="ce170" office:value-type="float" office:value="3" calcext:value-type="float">
            <text:p>3</text:p>
          </table:table-cell>
          <table:table-cell table:style-name="ce174" office:value-type="string" calcext:value-type="string">
            <text:p>Jesus kommt aus Nazareth in Galiläa zum Jordan, um getauft zu werden.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" calcext:value-type="float">
            <text:p>3.16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" calcext:value-type="float">
            <text:p>1.10</text:p>
          </table:table-cell>
          <table:table-cell table:style-name="ce136" office:value-type="float" office:value="1.1" calcext:value-type="float">
            <text:p>1.10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3.21" calcext:value-type="float">
            <text:p>3.2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1.51" calcext:value-type="float">
            <text:p>1.5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ls Jesus getauft war, wurden die Himmel geöffnet / Joh: (werdet) Himmel geöffnet (sehe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5" calcext:value-type="float">
            <text:p>3.16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" calcext:value-type="float">
            <text:p>1.10</text:p>
          </table:table-cell>
          <table:table-cell table:style-name="ce136" office:value-type="float" office:value="1.105" calcext:value-type="float">
            <text:p>1.105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33" office:value-type="float" office:value="3.22" calcext:value-type="float">
            <text:p>3.22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32" calcext:value-type="float">
            <text:p>1.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ist wie eine Taub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7" calcext:value-type="float">
            <text:p>3.17</text:p>
          </table:table-cell>
          <table:table-cell table:style-name="ce135"/>
          <table:table-cell table:style-name="ce144"/>
          <table:table-cell table:style-name="ce149"/>
          <table:table-cell table:style-name="ce121"/>
          <table:table-cell table:style-name="ce122"/>
          <table:table-cell table:style-name="ce124" office:value-type="float" office:value="1.11" calcext:value-type="float">
            <text:p>1.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2" calcext:value-type="float">
            <text:p>3.22</text:p>
          </table:table-cell>
          <table:table-cell table:style-name="ce133" office:value-type="float" office:value="3.225" calcext:value-type="float">
            <text:p>3.225</text:p>
          </table:table-cell>
          <table:table-cell table:style-name="ce155"/>
          <table:table-cell table:style-name="ce121"/>
          <table:table-cell table:style-name="ce122"/>
          <table:table-cell table:style-name="ce124" office:value-type="float" office:value="1.34" calcext:value-type="float">
            <text:p>1.3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 ist mein geliebter Sohn... // joh: ich habe bezeugt, dass dieser der Sohn Gottes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71" calcext:value-type="float">
            <text:p>3.171</text:p>
          </table:table-cell>
          <table:table-cell table:style-name="ce135"/>
          <table:table-cell table:style-name="ce144"/>
          <table:table-cell table:style-name="ce149"/>
          <table:table-cell table:style-name="ce121"/>
          <table:table-cell table:style-name="ce122"/>
          <table:table-cell table:style-name="ce123" office:value-type="float" office:value="1.111" calcext:value-type="float">
            <text:p>1.1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3" calcext:value-type="float">
            <text:p>3.23</text:p>
          </table:table-cell>
          <table:table-cell table:style-name="ce133" office:value-type="float" office:value="3.231" calcext:value-type="float">
            <text:p>3.231</text:p>
          </table:table-cell>
          <table:table-cell table:style-name="ce155"/>
          <table:table-cell table:style-name="ce121"/>
          <table:table-cell table:style-name="ce122"/>
          <table:table-cell table:style-name="ce123" office:value-type="float" office:value="1.341" calcext:value-type="float">
            <text:p>1.34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begann 30 Jahre alt zu we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1" calcext:value-type="float">
            <text:p>4.01</text:p>
          </table:table-cell>
          <table:table-cell table:style-name="ce132"/>
          <table:table-cell table:style-name="ce142"/>
          <table:table-cell table:style-name="ce148" office:value-type="float" office:value="4.11" calcext:value-type="float">
            <text:p>4.11</text:p>
          </table:table-cell>
          <table:table-cell table:style-name="ce121"/>
          <table:table-cell table:style-name="ce122"/>
          <table:table-cell table:style-name="ce124" office:value-type="float" office:value="1.12" calcext:value-type="float">
            <text:p>1.12</text:p>
          </table:table-cell>
          <table:table-cell table:style-name="ce132"/>
          <table:table-cell table:style-name="ce148" office:value-type="float" office:value="1.13" calcext:value-type="float">
            <text:p>1.13</text:p>
          </table:table-cell>
          <table:table-cell table:style-name="ce121"/>
          <table:table-cell table:style-name="ce122"/>
          <table:table-cell table:style-name="ce155" office:value-type="float" office:value="4.01" calcext:value-type="float">
            <text:p>4.01</text:p>
          </table:table-cell>
          <table:table-cell table:style-name="ce160"/>
          <table:table-cell table:style-name="ce148" office:value-type="float" office:value="4.13" calcext:value-type="float">
            <text:p>4.13</text:p>
          </table:table-cell>
          <table:table-cell table:style-name="ce121"/>
          <table:table-cell table:style-name="ce122"/>
          <table:table-cell table:style-name="ce123" office:value-type="float" office:value="3.242" calcext:value-type="float">
            <text:p>3.24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W</text:p>
          </table:table-cell>
          <table:table-cell table:style-name="ce170"/>
          <table:table-cell table:style-name="ce170" office:value-type="float" office:value="4" calcext:value-type="float">
            <text:p>4</text:p>
          </table:table-cell>
          <table:table-cell table:style-name="ce174" office:value-type="string" calcext:value-type="string">
            <text:p>Der Geist treibt Jesus in die Wüste, um vom Teufel versucht zu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1" calcext:value-type="float">
            <text:p>1.13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3" calcext:value-type="float">
            <text:p>4.0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Gottes Sohn bist -&gt; Stein zu Br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6" calcext:value-type="float">
            <text:p>4.06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1" calcext:value-type="float">
            <text:p>1.13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9" calcext:value-type="float">
            <text:p>4.09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Gottes Sohn bist, wirf dich hinab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70]" office:value-type="float" office:value="4.08" calcext:value-type="float">
            <text:p>4.08</text:p>
          </table:table-cell>
          <table:table-cell table:style-name="ce124" table:formula="of:=[.E70]" office:value-type="float" office:value="4.08" calcext:value-type="float">
            <text:p>4.08</text:p>
          </table:table-cell>
          <table:table-cell table:style-name="ce142" office:value-type="float" office:value="4.08" calcext:value-type="float">
            <text:p>4.08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1.133" calcext:value-type="float">
            <text:p>1.13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5" calcext:value-type="float">
            <text:p>4.05</text:p>
          </table:table-cell>
          <table:table-cell table:style-name="ce160"/>
          <table:table-cell table:style-name="ce123" office:value-type="float" office:value="2.395" calcext:value-type="float">
            <text:p>2.395</text:p>
          </table:table-cell>
          <table:table-cell table:style-name="ce121"/>
          <table:table-cell table:style-name="ce122"/>
          <table:table-cell table:style-name="ce123" office:value-type="float" office:value="3.248" calcext:value-type="float">
            <text:p>3.248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o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Teufel zeigt alle Reiche der We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1" calcext:value-type="float">
            <text:p>4.11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2" calcext:value-type="float">
            <text:p>1.13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13" calcext:value-type="float">
            <text:p>4.1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9" calcext:value-type="float">
            <text:p>3.24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eufel hat jede Versuchung vollendet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16" calcext:value-type="float">
            <text:p>4.11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17" calcext:value-type="float">
            <text:p>1.11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" calcext:value-type="float">
            <text:p>3.20</text:p>
          </table:table-cell>
          <table:table-cell table:style-name="ce162" office:value-type="float" office:value="3.19" calcext:value-type="float">
            <text:p>3.19</text:p>
          </table:table-cell>
          <table:table-cell table:style-name="ce148" office:value-type="float" office:value="3.2" calcext:value-type="float">
            <text:p>3.20</text:p>
          </table:table-cell>
          <table:table-cell table:style-name="ce121"/>
          <table:table-cell table:style-name="ce122"/>
          <table:table-cell table:style-name="ce123" office:value-type="float" office:value="3.25" calcext:value-type="float">
            <text:p>3.25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erodes wirft Johannes d. T. ins Gefängnis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2" calcext:value-type="float">
            <text:p>4.12</text:p>
          </table:table-cell>
          <table:table-cell table:style-name="ce133" office:value-type="float" office:value="4.123" calcext:value-type="float">
            <text:p>4.123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6" office:value-type="float" office:value="1.143" calcext:value-type="float">
            <text:p>1.143</text:p>
          </table:table-cell>
          <table:table-cell table:style-name="ce148"/>
          <table:table-cell table:style-name="ce121"/>
          <table:table-cell table:style-name="ce122"/>
          <table:table-cell table:style-name="ce155" office:value-type="float" office:value="4.14" calcext:value-type="float">
            <text:p>4.14</text:p>
          </table:table-cell>
          <table:table-cell table:style-name="ce133" office:value-type="float" office:value="4.141" calcext:value-type="float">
            <text:p>4.141</text:p>
          </table:table-cell>
          <table:table-cell table:style-name="ce123"/>
          <table:table-cell table:style-name="ce121"/>
          <table:table-cell table:style-name="ce122"/>
          <table:table-cell table:style-name="ce156" office:value-type="float" office:value="4.02" calcext:value-type="float">
            <text:p>4.020</text:p>
          </table:table-cell>
          <table:table-cell table:style-name="ce162" office:value-type="float" office:value="4.03" calcext:value-type="float">
            <text:p>4.03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G</text:p>
          </table:table-cell>
          <table:table-cell table:style-name="ce170"/>
          <table:table-cell table:style-name="ce170" office:value-type="float" office:value="5" calcext:value-type="float">
            <text:p>5</text:p>
          </table:table-cell>
          <table:table-cell table:style-name="ce174" office:value-type="string" calcext:value-type="string">
            <text:p>Jesus hört, dass JdT überliefert ist (mt, mk(, entweicht nach Galiläa // Joh: verlässt Judäa, geht nach Galiläa // In Kraft des Geistes (Vgl Apg 10:37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1" calcext:value-type="float">
            <text:p>4.12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1" calcext:value-type="float">
            <text:p>1.14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4" calcext:value-type="float">
            <text:p>4.14</text:p>
          </table:table-cell>
          <table:table-cell table:style-name="ce133" office:value-type="float" office:value="4.142" calcext:value-type="float">
            <text:p>4.142</text:p>
          </table:table-cell>
          <table:table-cell table:style-name="ce123"/>
          <table:table-cell table:style-name="ce121"/>
          <table:table-cell table:style-name="ce122"/>
          <table:table-cell table:style-name="ce123" office:value-type="float" office:value="4.02" calcext:value-type="float">
            <text:p>4.020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rücht über Jesus geht aus durch die ganze Umgegend (Lk 4:14 &lt;-&gt; Lk 4:37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2" calcext:value-type="float">
            <text:p>4.12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2" calcext:value-type="float">
            <text:p>1.142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5" calcext:value-type="float">
            <text:p>4.15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4.0201" calcext:value-type="float">
            <text:p>4.0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 office:value-type="string" calcext:value-type="string">
            <text:p>Lehrt in Synagogen, geehrt von al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3" calcext:value-type="float">
            <text:p>4.13</text:p>
          </table:table-cell>
          <table:table-cell table:style-name="ce136" office:value-type="float" office:value="4.13" calcext:value-type="float">
            <text:p>4.13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1" calcext:value-type="float">
            <text:p>1.210</text:p>
          </table:table-cell>
          <table:table-cell table:style-name="ce136" office:value-type="float" office:value="1.21" calcext:value-type="float">
            <text:p>1.21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299" calcext:value-type="float">
            <text:p>4.29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48" office:value-type="float" office:value="2.12" calcext:value-type="float">
            <text:p>2.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Nz (G) -&gt; K (G)</text:p>
          </table:table-cell>
          <table:table-cell table:style-name="ce170" table:number-columns-repeated="2"/>
          <table:table-cell table:style-name="ce174" office:value-type="string" calcext:value-type="string">
            <text:p>Jesus verlässt Nazareth und wohnt in Kapernaum (Am See) // joh: wohnt dort nicht viele Tage, mit Mutter und Brüdern und Jünger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3" calcext:value-type="float">
            <text:p>4.13</text:p>
          </table:table-cell>
          <table:table-cell table:style-name="ce136" office:value-type="float" office:value="4.135" calcext:value-type="float">
            <text:p>4.13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6" office:value-type="float" office:value="1.211" calcext:value-type="float">
            <text:p>1.211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4.31" calcext:value-type="float">
            <text:p>4.3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2.12" calcext:value-type="float">
            <text:p>2.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(Nz -&gt;) K</text:p>
          </table:table-cell>
          <table:table-cell table:style-name="ce170" table:number-columns-repeated="2"/>
          <table:table-cell table:style-name="ce174" office:value-type="string" calcext:value-type="string">
            <text:p>Sie gehen nach Kapernaum, lehrt an Sabbaten // kommt mit Mutter und Brüder und Jüngern, bleiben nicht viele Ta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4" calcext:value-type="float">
            <text:p>4.14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1" calcext:value-type="float">
            <text:p>1.99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311" calcext:value-type="float">
            <text:p>4.31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2.12" calcext:value-type="float">
            <text:p>2.1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saja: Land Zebulon, Naphtali: <text:s/>Volk in Finsternis hat Licht ges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7" calcext:value-type="float">
            <text:p>4.1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36" office:value-type="float" office:value="1.145" calcext:value-type="float">
            <text:p>1.145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001" calcext:value-type="float">
            <text:p>5.00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33" calcext:value-type="float">
            <text:p>1.33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 office:value-type="string" calcext:value-type="string">
            <text:p>Jesus beginnt zu predigen: Die Zeit ist erfüllt, und das Reich Gottes ist nahe gekommen. Tut Buße und glaubt an das Evangelium.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71" calcext:value-type="float">
            <text:p>4.171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6" office:value-type="float" office:value="1.25" calcext:value-type="float">
            <text:p>1.25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315" calcext:value-type="float">
            <text:p>4.315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6.592" calcext:value-type="float">
            <text:p>6.59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geht am Sabbat in die Synagoge und lehr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72" calcext:value-type="float">
            <text:p>4.172</text:p>
          </table:table-cell>
          <table:table-cell table:style-name="ce162" office:value-type="float" office:value="7.28" calcext:value-type="float">
            <text:p>7.28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2" calcext:value-type="float">
            <text:p>1.2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32" calcext:value-type="float">
            <text:p>4.3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3" calcext:value-type="float">
            <text:p>1.41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staunt über seine Lehre: mit Gewalt, nicht wie die Schriftgelehr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73" calcext:value-type="float">
            <text:p>4.17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3" calcext:value-type="float">
            <text:p>1.23</text:p>
          </table:table-cell>
          <table:table-cell table:style-name="ce136"/>
          <table:table-cell table:style-name="ce148" office:value-type="float" office:value="1.28" calcext:value-type="float">
            <text:p>1.28</text:p>
          </table:table-cell>
          <table:table-cell table:style-name="ce121"/>
          <table:table-cell table:style-name="ce122"/>
          <table:table-cell table:style-name="ce124" office:value-type="float" office:value="4.33" calcext:value-type="float">
            <text:p>4.33</text:p>
          </table:table-cell>
          <table:table-cell table:style-name="ce133" office:value-type="float" office:value="4.312" calcext:value-type="float">
            <text:p>4.312</text:p>
          </table:table-cell>
          <table:table-cell table:style-name="ce148" office:value-type="float" office:value="4.37" calcext:value-type="float">
            <text:p>4.37</text:p>
          </table:table-cell>
          <table:table-cell table:style-name="ce121"/>
          <table:table-cell table:style-name="ce122"/>
          <table:table-cell table:style-name="ce123" office:value-type="float" office:value="1.414" calcext:value-type="float">
            <text:p>1.414</text:p>
          </table:table-cell>
          <table:table-cell table:style-name="ce148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number-columns-repeated="2" table:style-name="ce170" office:value-type="string" calcext:value-type="string">
            <text:p>mk</text:p>
          </table:table-cell>
          <table:table-cell table:style-name="ce170" table:number-columns-repeated="6"/>
          <table:table-cell table:style-name="ce170" office:value-type="float" office:value="5.1" calcext:value-type="float">
            <text:p>5.1</text:p>
          </table:table-cell>
          <table:table-cell table:style-name="ce174" office:value-type="string" calcext:value-type="string">
            <text:p>Mensch in Synagoge mit unreinem Geis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74" calcext:value-type="float">
            <text:p>4.17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7" calcext:value-type="float">
            <text:p>1.27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4.36" calcext:value-type="float">
            <text:p>4.3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ist das für eine neue Lehre: mit Gewalt gebietet er den Geist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75" calcext:value-type="float">
            <text:p>4.175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55" calcext:value-type="float">
            <text:p>1.15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1.329" calcext:value-type="float">
            <text:p>1.32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Volksmenge drängte, das Wort Gottes zu hör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75" calcext:value-type="float">
            <text:p>4.17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478" calcext:value-type="float">
            <text:p>1.478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141" calcext:value-type="float">
            <text:p>4.14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174" office:value-type="string" calcext:value-type="string">
            <text:p>Die Hochzeit von Kana in Galiläa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76" calcext:value-type="float">
            <text:p>4.17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479" calcext:value-type="float">
            <text:p>1.479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142" calcext:value-type="float">
            <text:p>4.14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Anfang der Zeichen in Kana in Galiläa – Jünger glauben an ih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77" calcext:value-type="float">
            <text:p>4.177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57" calcext:value-type="float">
            <text:p>1.15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03" calcext:value-type="float">
            <text:p>5.0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1.329" calcext:value-type="float">
            <text:p>1.32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Jesus lehrt Volksmengen vom Schiff au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78" calcext:value-type="float">
            <text:p>4.178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58" calcext:value-type="float">
            <text:p>1.15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04" calcext:value-type="float">
            <text:p>5.04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1.329" calcext:value-type="float">
            <text:p>1.32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Jesus zu Simon: Fahre auf die Tiefe und fische – Simon macht einen grossen Fang, so dass das Netz reiss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79" calcext:value-type="float">
            <text:p>4.179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59" calcext:value-type="float">
            <text:p>1.159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08" calcext:value-type="float">
            <text:p>5.08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1.239" calcext:value-type="float">
            <text:p>1.23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Simon: Gehe 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8" calcext:value-type="float">
            <text:p>4.18</text:p>
          </table:table-cell>
          <table:table-cell table:style-name="ce133" office:value-type="float" office:value="4.18" calcext:value-type="float">
            <text:p>4.180</text:p>
          </table:table-cell>
          <table:table-cell table:style-name="ce142"/>
          <table:table-cell table:style-name="ce148" office:value-type="float" office:value="4.32" calcext:value-type="float">
            <text:p>4.32</text:p>
          </table:table-cell>
          <table:table-cell table:style-name="ce121"/>
          <table:table-cell table:style-name="ce122"/>
          <table:table-cell table:style-name="ce124" office:value-type="float" office:value="1.16" calcext:value-type="float">
            <text:p>1.16</text:p>
          </table:table-cell>
          <table:table-cell table:style-name="ce136" office:value-type="float" office:value="1.16" calcext:value-type="float">
            <text:p>1.160</text:p>
          </table:table-cell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3" office:value-type="float" office:value="4.144" calcext:value-type="float">
            <text:p>4.14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35" calcext:value-type="float">
            <text:p>1.35</text:p>
          </table:table-cell>
          <table:table-cell table:style-name="ce148" office:value-type="float" office:value="1.51" calcext:value-type="float">
            <text:p>1.51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0" office:value-type="string" calcext:value-type="string">
            <text:p>Gz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Am See von Galiläa (von Genezareth): sieht zwei Brüder (Simun u. Andres) <text:s/>// Lk 5:1 das Volk drängte, das Wort Gottes zu hör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8" calcext:value-type="float">
            <text:p>4.180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56" calcext:value-type="float">
            <text:p>1.15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02" calcext:value-type="float">
            <text:p>5.02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1.329" calcext:value-type="float">
            <text:p>1.32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Zwei Schiffe am See, Fischer wuschen Netz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9" calcext:value-type="float">
            <text:p>4.19</text:p>
          </table:table-cell>
          <table:table-cell table:style-name="ce133" office:value-type="float" office:value="4.181" calcext:value-type="float">
            <text:p>4.181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7" calcext:value-type="float">
            <text:p>1.17</text:p>
          </table:table-cell>
          <table:table-cell table:style-name="ce136" office:value-type="float" office:value="1.161" calcext:value-type="float">
            <text:p>1.161</text:p>
          </table:table-cell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4" office:value-type="float" office:value="5.1" calcext:value-type="float">
            <text:p>5.1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37" calcext:value-type="float">
            <text:p>1.37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ee von G.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Simon (und Andreas, fehlt in Lk): ich will euch zu Menschenfischern ma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" calcext:value-type="float">
            <text:p>4.20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8" calcext:value-type="float">
            <text:p>1.18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5.11" calcext:value-type="float">
            <text:p>5.11</text:p>
          </table:table-cell>
          <table:table-cell table:style-name="ce160"/>
          <table:table-cell table:style-name="ce148"/>
          <table:table-cell table:style-name="ce121"/>
          <table:table-cell table:style-name="ce122" office:value-type="string" calcext:value-type="string">
            <text:p><text:s/></text:p>
          </table:table-cell>
          <table:table-cell table:style-name="ce124" office:value-type="float" office:value="1.4" calcext:value-type="float">
            <text:p>1.4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ndreas und ein weiterer Jünger folgen Jesus nach (lk: <text:span text:style-name="T5">sie</text:span><text:span text:style-name="T6">)</text:span>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201" calcext:value-type="float">
            <text:p>4.20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91" calcext:value-type="float">
            <text:p>1.19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5.105" calcext:value-type="float">
            <text:p>5.10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43" calcext:value-type="float">
            <text:p>1.4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will nach Galiläa aufbrechen – findet Philippus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1" calcext:value-type="float">
            <text:p>4.2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9" calcext:value-type="float">
            <text:p>1.19</text:p>
          </table:table-cell>
          <table:table-cell table:style-name="ce132"/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3" office:value-type="float" office:value="5.103" calcext:value-type="float">
            <text:p>5.10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eht zwei weitere Brüder: Jakobus und Zebedäus: bessern Netze a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3" calcext:value-type="float">
            <text:p>4.2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91" calcext:value-type="float">
            <text:p>1.191</text:p>
          </table:table-cell>
          <table:table-cell table:style-name="Default"/>
          <table:table-cell table:style-name="ce162" office:value-type="float" office:value="1.39" calcext:value-type="float">
            <text:p>1.39</text:p>
          </table:table-cell>
          <table:table-cell table:style-name="ce121"/>
          <table:table-cell table:style-name="ce122"/>
          <table:table-cell table:style-name="ce123" office:value-type="float" office:value="5.104" calcext:value-type="float">
            <text:p>5.104</text:p>
          </table:table-cell>
          <table:table-cell table:style-name="ce162" office:value-type="float" office:value="4.44" calcext:value-type="float">
            <text:p>4.44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Zieht in Galiläa umher, lehrt in Synagogen, predigt Ev des Reiches, heilt jede Krankheit, jedes Gebrechen unter dem Volk (mt-9-3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4" calcext:value-type="float">
            <text:p>4.2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8" calcext:value-type="float">
            <text:p>1.2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37" calcext:value-type="float">
            <text:p>4.3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Ruf geht aus in Syrien // Gerücht geht aus in jeden Ort der Umgegend / Umgegend von Galiläa, Vgl Lk 4:14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5" calcext:value-type="float">
            <text:p>4.2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2" calcext:value-type="float">
            <text:p>1.28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2" calcext:value-type="float">
            <text:p>4.37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2" calcext:value-type="float">
            <text:p>1.4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rosse Volksmengen von Galiläa und Dekapolis und Jerusalem und Judäa und von Jenseits des Jordans folgen ih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 office:value-type="string" calcext:value-type="string">
            <text:p>z</text:p>
          </table:table-cell>
          <table:table-cell table:style-name="ce122"/>
          <table:table-cell table:style-name="ce123" office:value-type="float" office:value="4.992" calcext:value-type="float">
            <text:p>4.99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5" calcext:value-type="float">
            <text:p>1.995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997" calcext:value-type="float">
            <text:p>4.99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05" calcext:value-type="float">
            <text:p>4.05</text:p>
          </table:table-cell>
          <table:table-cell table:style-name="ce162" office:value-type="float" office:value="4.05" calcext:value-type="float">
            <text:p>4.05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/>
          <table:table-cell table:style-name="ce170" office:value-type="string" calcext:value-type="string">
            <text:p>In Sichar</text:p>
          </table:table-cell>
          <table:table-cell table:style-name="ce170"/>
          <table:table-cell/>
          <table:table-cell table:style-name="ce174" office:value-type="string" calcext:value-type="string">
            <text:p>Kommt in die Stadt Sich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3" calcext:value-type="float">
            <text:p>4.993</text:p>
          </table:table-cell>
          <table:table-cell table:style-name="ce133" office:value-type="float" office:value="4.122" calcext:value-type="float">
            <text:p>4.12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4" calcext:value-type="float">
            <text:p>1.994</text:p>
          </table:table-cell>
          <table:table-cell table:style-name="ce136" office:value-type="float" office:value="1.142" calcext:value-type="float">
            <text:p>1.14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996" calcext:value-type="float">
            <text:p>4.996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99" calcext:value-type="float">
            <text:p>99.000</text:p>
          </table:table-cell>
          <table:table-cell table:style-name="ce162" office:value-type="float" office:value="4.04" calcext:value-type="float">
            <text:p>4.04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durch Samarien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Muss durch Samarien zi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3" calcext:value-type="float">
            <text:p>4.993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6" calcext:value-type="float">
            <text:p>1.996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998" calcext:value-type="float">
            <text:p>4.99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35" calcext:value-type="float">
            <text:p>4.35</text:p>
          </table:table-cell>
          <table:table-cell table:style-name="ce162" office:value-type="float" office:value="4.35" calcext:value-type="float">
            <text:p>4.35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/>
          <table:table-cell table:style-name="ce174" office:value-type="string" calcext:value-type="string">
            <text:p>Nicht vier Monate bis zur Ernte, jetzt schon weiss zur Ern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4" calcext:value-type="float">
            <text:p>4.994</text:p>
          </table:table-cell>
          <table:table-cell table:style-name="Default" table:number-columns-repeated="2"/>
          <table:table-cell/>
          <table:table-cell table:style-name="ce121"/>
          <table:table-cell/>
          <table:table-cell table:style-name="ce123" office:value-type="float" office:value="1.997" calcext:value-type="float">
            <text:p>1.997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4.999" calcext:value-type="float">
            <text:p>4.999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G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Bleibt zwei Tage in Samarien und zieht nach Galiläa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3" calcext:value-type="float">
            <text:p>1.28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3" calcext:value-type="float">
            <text:p>4.37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3" calcext:value-type="float">
            <text:p>1.41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eht Volksmengen, steigt auf Berg, setzt sich, Jünger treten zu Ih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5.03" calcext:value-type="float">
            <text:p>5.03</text:p>
          </table:table-cell>
          <table:table-cell table:style-name="ce132"/>
          <table:table-cell table:style-name="ce142"/>
          <table:table-cell table:style-name="ce148" office:value-type="float" office:value="5.12" calcext:value-type="float">
            <text:p>5.12</text:p>
          </table:table-cell>
          <table:table-cell table:style-name="ce121"/>
          <table:table-cell table:style-name="ce122"/>
          <table:table-cell table:style-name="ce123" office:value-type="float" office:value="1.284" calcext:value-type="float">
            <text:p>1.2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4" calcext:value-type="float">
            <text:p>4.374</text:p>
          </table:table-cell>
          <table:table-cell table:style-name="ce160"/>
          <table:table-cell/>
          <table:table-cell table:style-name="ce121"/>
          <table:table-cell table:style-name="ce122"/>
          <table:table-cell table:style-name="ce123" office:value-type="float" office:value="1.414" calcext:value-type="float">
            <text:p>1.414</text:p>
          </table:table-cell>
          <table:table-cell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eligpreisungen (Mt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7.28" calcext:value-type="float">
            <text:p>7.2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5" calcext:value-type="float">
            <text:p>1.285</text:p>
          </table:table-cell>
          <table:table-cell table:style-name="Default"/>
          <table:table-cell table:style-name="ce162" office:value-type="float" office:value="1.22" calcext:value-type="float">
            <text:p>1.22</text:p>
          </table:table-cell>
          <table:table-cell table:style-name="ce121"/>
          <table:table-cell table:style-name="ce122"/>
          <table:table-cell table:style-name="ce123" office:value-type="float" office:value="4.375" calcext:value-type="float">
            <text:p>4.375</text:p>
          </table:table-cell>
          <table:table-cell table:style-name="ce162" office:value-type="float" office:value="4.32" calcext:value-type="float">
            <text:p>4.32</text:p>
          </table:table-cell>
          <table:table-cell/>
          <table:table-cell table:style-name="ce121"/>
          <table:table-cell table:style-name="ce122"/>
          <table:table-cell table:style-name="ce123" office:value-type="float" office:value="1.415" calcext:value-type="float">
            <text:p>1.415</text:p>
          </table:table-cell>
          <table:table-cell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staunt über seine Lehre: mit Gewalt, nicht wie die Schriftgelehr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6" calcext:value-type="float">
            <text:p>1.28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5.115" calcext:value-type="float">
            <text:p>5.1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Vom Berg herunter</text:p>
          </table:table-cell>
          <table:table-cell table:style-name="ce170" table:number-columns-repeated="2"/>
          <table:table-cell table:style-name="ce174" office:value-type="string" calcext:value-type="string">
            <text:p>Jesus steigt vom Berg herunter, Volksmengen fol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2" calcext:value-type="float">
            <text:p>8.02</text:p>
          </table:table-cell>
          <table:table-cell table:style-name="ce132"/>
          <table:table-cell table:style-name="ce142"/>
          <table:table-cell table:style-name="ce148" office:value-type="float" office:value="8.04" calcext:value-type="float">
            <text:p>8.04</text:p>
          </table:table-cell>
          <table:table-cell table:style-name="ce121"/>
          <table:table-cell table:style-name="ce122"/>
          <table:table-cell table:style-name="ce124" office:value-type="float" office:value="1.4" calcext:value-type="float">
            <text:p>1.40</text:p>
          </table:table-cell>
          <table:table-cell table:style-name="ce132"/>
          <table:table-cell table:style-name="ce148" office:value-type="float" office:value="1.45" calcext:value-type="float">
            <text:p>1.45</text:p>
          </table:table-cell>
          <table:table-cell table:style-name="ce121"/>
          <table:table-cell table:style-name="ce122"/>
          <table:table-cell table:style-name="ce124" office:value-type="float" office:value="5.12" calcext:value-type="float">
            <text:p>5.12</text:p>
          </table:table-cell>
          <table:table-cell table:style-name="ce160"/>
          <table:table-cell table:style-name="ce148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0" office:value-type="float" office:value="6.2" calcext:value-type="float">
            <text:p>6.2</text:p>
          </table:table-cell>
          <table:table-cell table:style-name="ce174" office:value-type="string" calcext:value-type="string">
            <text:p>Aussätziger: wenn du willst, kannst du mich hei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3" calcext:value-type="float">
            <text:p>8.0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1" calcext:value-type="float">
            <text:p>1.4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3" calcext:value-type="float">
            <text:p>5.1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will, sei gereinig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4" calcext:value-type="float">
            <text:p>1.4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4" calcext:value-type="float">
            <text:p>5.1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e niemandem etwas, sondern zeige es dem Priest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5" calcext:value-type="float">
            <text:p>8.04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5" calcext:value-type="float">
            <text:p>1.45</text:p>
          </table:table-cell>
          <table:table-cell table:style-name="ce138" office:value-type="float" office:value="1.451" calcext:value-type="float">
            <text:p>1.451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5.15" calcext:value-type="float">
            <text:p>5.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Sagt es trotzdem, Kunde verbreitete sich-&gt;Herr kann nicht mehr öffentlich in Stadt gehen -&gt; geht in Oe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6" calcext:value-type="float">
            <text:p>8.04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5" calcext:value-type="float">
            <text:p>1.45</text:p>
          </table:table-cell>
          <table:table-cell table:style-name="ce138" office:value-type="float" office:value="1.452" calcext:value-type="float">
            <text:p>1.452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5.16" calcext:value-type="float">
            <text:p>5.1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Rückzug in die Wüsteneien zum Gebe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6" calcext:value-type="float">
            <text:p>8.04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15" calcext:value-type="float">
            <text:p>3.115</text:p>
          </table:table-cell>
          <table:table-cell table:style-name="ce124" table:number-columns-repeated="2"/>
          <table:table-cell table:style-name="ce121"/>
          <table:table-cell table:style-name="ce122"/>
          <table:table-cell table:style-name="ce124" office:value-type="float" office:value="6.2" calcext:value-type="float">
            <text:p>6.20</text:p>
          </table:table-cell>
          <table:table-cell table:style-name="ce136" office:value-type="float" office:value="6.201" calcext:value-type="float">
            <text:p>6.20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 office:value-type="string" calcext:value-type="string">
            <text:p>Hebt Augen auf zu Jüngern</text:p>
          </table:table-cell>
          <table:table-cell table:style-name="ce174"/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7" calcext:value-type="float">
            <text:p>8.04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4" calcext:value-type="float">
            <text:p>1.2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6.2" calcext:value-type="float">
            <text:p>6.20</text:p>
          </table:table-cell>
          <table:table-cell table:style-name="ce136" office:value-type="float" office:value="6.202" calcext:value-type="float">
            <text:p>6.202</text:p>
          </table:table-cell>
          <table:table-cell table:style-name="ce148" office:value-type="float" office:value="6.26" calcext:value-type="float">
            <text:p>6.26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Seligpreisungen und Wehrufe (Lk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8" calcext:value-type="float">
            <text:p>8.04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4" calcext:value-type="float">
            <text:p>1.2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36" office:value-type="float" office:value="7.011" calcext:value-type="float">
            <text:p>7.011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achdem alle Worte vor Ohren des Volkes vollendet 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5" calcext:value-type="float">
            <text:p>8.05</text:p>
          </table:table-cell>
          <table:table-cell table:style-name="ce132"/>
          <table:table-cell table:style-name="ce142"/>
          <table:table-cell table:style-name="ce125" office:value-type="float" office:value="8.13" calcext:value-type="float">
            <text:p>8.13</text:p>
          </table:table-cell>
          <table:table-cell table:style-name="ce121"/>
          <table:table-cell table:style-name="ce122"/>
          <table:table-cell table:style-name="ce123" office:value-type="float" office:value="1.461" calcext:value-type="float">
            <text:p>1.4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36" office:value-type="float" office:value="7.012" calcext:value-type="float">
            <text:p>7.012</text:p>
          </table:table-cell>
          <table:table-cell table:style-name="ce125" office:value-type="float" office:value="7.1" calcext:value-type="float">
            <text:p>7.10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-&gt; K</text:p>
          </table:table-cell>
          <table:table-cell table:style-name="ce170" table:number-columns-repeated="2"/>
          <table:table-cell office:value-type="string" calcext:value-type="string">
            <text:p><text:s/>Jesus geht nach Kapernaum, ein Hauptmann bittet ih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6" calcext:value-type="float">
            <text:p>8.06</text:p>
          </table:table-cell>
          <table:table-cell table:style-name="ce136" office:value-type="float" office:value="8.061" calcext:value-type="float">
            <text:p>8.06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2" calcext:value-type="float">
            <text:p>1.46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2" calcext:value-type="float">
            <text:p>7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necht des Hauptmanns ist gelähmt, wird gequält, liegt im ster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6" calcext:value-type="float">
            <text:p>8.06</text:p>
          </table:table-cell>
          <table:table-cell table:style-name="ce136" office:value-type="float" office:value="8.062" calcext:value-type="float">
            <text:p>8.06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3" calcext:value-type="float">
            <text:p>1.46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3" calcext:value-type="float">
            <text:p>7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 sendet Aelteste der Juden (mt: Senden der Aeltesten wird nicht erwähnt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61" calcext:value-type="float">
            <text:p>8.0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3" calcext:value-type="float">
            <text:p>1.46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4" calcext:value-type="float">
            <text:p>7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 sagen, der Hauptmann ist würdig, dass diese Bitte gewährt wird, weil er die Nation liebt und die Synagoge gebaut ha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8" calcext:value-type="float">
            <text:p>8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4" calcext:value-type="float">
            <text:p>1.46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7" calcext:value-type="float">
            <text:p>7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: ich bin nicht würdig, sprich ein Wort und er wird gesu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5" calcext:value-type="float">
            <text:p>1.4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9" calcext:value-type="float">
            <text:p>7.0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lbst in Israel nicht einen so grossen Glauben ges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6" calcext:value-type="float">
            <text:p>1.46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095" calcext:value-type="float">
            <text:p>7.0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iele von Osten und Westen werden mit Abraham, Isaak und Jakob zu Tische liegen im Reich der Himme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7" calcext:value-type="float">
            <text:p>1.46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8" calcext:value-type="float">
            <text:p>13.28</text:p>
          </table:table-cell>
          <table:table-cell table:style-name="ce160" office:value-type="float" office:value="13.28" calcext:value-type="float">
            <text:p>13.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Mit Abraham, Isaak, Jakob am Tisch… ihr aber hinaus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8" calcext:value-type="float">
            <text:p>1.46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9" calcext:value-type="float">
            <text:p>13.29</text:p>
          </table:table-cell>
          <table:table-cell table:style-name="ce160" office:value-type="float" office:value="13.29" calcext:value-type="float">
            <text:p>13.2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Sie kommen von von Osten, Westen (Norden u. Süden) und werden zu Tische liegen i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15" calcext:value-type="float">
            <text:p>8.1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9" calcext:value-type="float">
            <text:p>1.46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31" calcext:value-type="float">
            <text:p>13.31</text:p>
          </table:table-cell>
          <table:table-cell table:style-name="ce160"/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eindschaft des Herodes. Klage über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2" calcext:value-type="float">
            <text:p>8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1" calcext:value-type="float">
            <text:p>1.5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096" calcext:value-type="float">
            <text:p>7.09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ber Söhne des Reiches werden hinausgeworfen: Weinen und Zähneknirs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3" calcext:value-type="float">
            <text:p>8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2" calcext:value-type="float">
            <text:p>1.5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" calcext:value-type="float">
            <text:p>7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r geschehe, wie du geglaubt hast. Knecht wird gesund in jener Stu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5" calcext:value-type="float">
            <text:p>8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3" calcext:value-type="float">
            <text:p>1.5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1" calcext:value-type="float">
            <text:p>7.11</text:p>
          </table:table-cell>
          <table:table-cell table:style-name="ce160"/>
          <table:table-cell table:style-name="ce125" office:value-type="float" office:value="7.17" calcext:value-type="float">
            <text:p>7.17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-&gt; Nain</text:p>
          </table:table-cell>
          <table:table-cell table:style-name="ce170" table:number-columns-repeated="2"/>
          <table:table-cell table:style-name="ce174" office:value-type="string" calcext:value-type="string">
            <text:p>Nach Nain mit vielen Jüngern und einer grossen Volksmen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6" calcext:value-type="float">
            <text:p>8.1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4" calcext:value-type="float">
            <text:p>1.5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2" calcext:value-type="float">
            <text:p>7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oter wird herausgetr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7" calcext:value-type="float">
            <text:p>8.1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5" calcext:value-type="float">
            <text:p>1.5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6" calcext:value-type="float">
            <text:p>7.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in grosser Prophet ist unter uns erweckt worden und Gott hat sein Volk besucht – Dise Rede über ihn ging aus in ganz Judäa und in der ganzen Umgege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6" office:value-type="float" office:value="8.141" calcext:value-type="float">
            <text:p>8.141</text:p>
          </table:table-cell>
          <table:table-cell table:style-name="ce142"/>
          <table:table-cell table:style-name="ce125" office:value-type="float" office:value="8.15" calcext:value-type="float">
            <text:p>8.15</text:p>
          </table:table-cell>
          <table:table-cell table:style-name="ce121"/>
          <table:table-cell table:style-name="ce122"/>
          <table:table-cell table:style-name="ce124" office:value-type="float" office:value="1.29" calcext:value-type="float">
            <text:p>1.29</text:p>
          </table:table-cell>
          <table:table-cell table:style-name="ce132"/>
          <table:table-cell table:style-name="ce125" office:value-type="float" office:value="1.34" calcext:value-type="float">
            <text:p>1.34</text:p>
          </table:table-cell>
          <table:table-cell table:style-name="ce121"/>
          <table:table-cell table:style-name="ce122"/>
          <table:table-cell table:style-name="ce124" office:value-type="float" office:value="4.38" calcext:value-type="float">
            <text:p>4.38</text:p>
          </table:table-cell>
          <table:table-cell table:style-name="ce160"/>
          <table:table-cell table:style-name="ce125" office:value-type="float" office:value="4.44" calcext:value-type="float">
            <text:p>4.44</text:p>
          </table:table-cell>
          <table:table-cell table:style-name="ce121"/>
          <table:table-cell table:style-name="ce122"/>
          <table:table-cell table:style-name="ce123" office:value-type="float" office:value="1.415" calcext:value-type="float">
            <text:p>1.415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Syn-&gt;Haus Simon</text:p>
          </table:table-cell>
          <table:table-cell table:style-name="ce170"/>
          <table:table-cell table:style-name="ce170" office:value-type="float" office:value="6" calcext:value-type="float">
            <text:p>6</text:p>
          </table:table-cell>
          <table:table-cell table:style-name="ce174" office:value-type="string" calcext:value-type="string">
            <text:p>Jesus kommt in das Haus des Petrus (Simons) und Andreas– Sieht Schwiegermutter fieberkrank dalie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6" office:value-type="float" office:value="8.142" calcext:value-type="float">
            <text:p>8.142</text:p>
          </table:table-cell>
          <table:table-cell table:style-name="ce142"/>
          <table:table-cell table:style-name="ce125" office:value-type="float" office:value="8.17" calcext:value-type="float">
            <text:p>8.17</text:p>
          </table:table-cell>
          <table:table-cell table:style-name="ce121"/>
          <table:table-cell table:style-name="ce122"/>
          <table:table-cell table:style-name="ce124" office:value-type="float" office:value="1.3" calcext:value-type="float">
            <text:p>1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38" calcext:value-type="float">
            <text:p>4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Schwiegermutter Petri ist fieberkrank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1" calcext:value-type="float">
            <text:p>1.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39" calcext:value-type="float">
            <text:p>4.3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rührt ihre Hand and/bedroht das Fieber, Schwiegermutter geheilt, dient ihnen/ih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6" calcext:value-type="float">
            <text:p>8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2" calcext:value-type="float">
            <text:p>1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" calcext:value-type="float">
            <text:p>4.4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6.1" calcext:value-type="float">
            <text:p>6.1</text:p>
          </table:table-cell>
          <table:table-cell table:style-name="ce174" office:value-type="string" calcext:value-type="string">
            <text:p>Am Abend/Nach Sonnenuntergan: Heilung aller Leidenden, Geisteraustreib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65" calcext:value-type="float">
            <text:p>8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3" calcext:value-type="float">
            <text:p>1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05" calcext:value-type="float">
            <text:p>4.4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anze Stadt an Tür versamme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335" calcext:value-type="float">
            <text:p>1.3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06" calcext:value-type="float">
            <text:p>4.4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saja: er trug unsere Krankheiten und Schwachhei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4" calcext:value-type="float">
            <text:p>1.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1" calcext:value-type="float">
            <text:p>4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eilt viele, treibt Dämonen aus, Dämonen schreien, erlaubte Dämonen nicht zu reden // Erfüllung Jes 53:4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" calcext:value-type="float">
            <text:p>8.18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5" calcext:value-type="float">
            <text:p>1.35</text:p>
          </table:table-cell>
          <table:table-cell table:style-name="ce132"/>
          <table:table-cell table:style-name="ce125" office:value-type="float" office:value="1.38" calcext:value-type="float">
            <text:p>1.38</text:p>
          </table:table-cell>
          <table:table-cell table:style-name="ce121"/>
          <table:table-cell table:style-name="ce122"/>
          <table:table-cell table:style-name="ce124" office:value-type="float" office:value="4.42" calcext:value-type="float">
            <text:p>4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ö</text:p>
          </table:table-cell>
          <table:table-cell table:style-name="ce170" table:number-columns-repeated="2"/>
          <table:table-cell table:style-name="ce174" office:value-type="string" calcext:value-type="string">
            <text:p>Frühmorgens/Als Tag geworden: Geht an einen öden Ort um zu be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18" calcext:value-type="float">
            <text:p>8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35" calcext:value-type="float">
            <text:p>4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2" calcext:value-type="float">
            <text:p>8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office:value-type="string" calcext:value-type="string">
            <text:p>x</text:p>
          </table:table-cell>
          <table:table-cell table:style-name="ce170" office:value-type="string" calcext:value-type="string">
            <text:p>Schiff Richtung jens. Ufer</text:p>
          </table:table-cell>
          <table:table-cell table:style-name="ce170"/>
          <table:table-cell table:style-name="ce174" office:value-type="string" calcext:value-type="string">
            <text:p>Grosse Volksmenge / Befehl ans jenseitige Ufer zu ge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5" calcext:value-type="float">
            <text:p>8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7" calcext:value-type="float">
            <text:p>1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25" calcext:value-type="float">
            <text:p>4.4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le suchen d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6" calcext:value-type="float">
            <text:p>8.186</text:p>
          </table:table-cell>
          <table:table-cell table:style-name="ce137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8" calcext:value-type="float">
            <text:p>1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Ich muss auch andern Städten (Mk: Flecken) vom Evangelium vom Reich verkünden, dann dazu bin ich gesand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8" calcext:value-type="float">
            <text:p>8.188</text:p>
          </table:table-cell>
          <table:table-cell table:style-name="ce162" office:value-type="float" office:value="4.23" calcext:value-type="float">
            <text:p>4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9" calcext:value-type="float">
            <text:p>1.3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4" calcext:value-type="float">
            <text:p>4.4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/>
          <table:table-cell table:style-name="ce170" office:value-type="string" calcext:value-type="string">
            <text:p>mk</text:p>
          </table:table-cell>
          <table:table-cell table:style-name="ce170" table:number-columns-repeated="4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Predigt in Synagogen von/in Galiläa (und (Mk) treibt Dämonen aus) // Mt 4:23 &lt;--&gt; Mt 9:35 – Mt: Heilt jede Krankhei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19" calcext:value-type="float">
            <text:p>8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6" calcext:value-type="float">
            <text:p>9.37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7" calcext:value-type="float">
            <text:p>9.57</text:p>
          </table:table-cell>
          <table:table-cell table:style-name="ce160" office:value-type="float" office:value="9.57" calcext:value-type="float">
            <text:p>9.57</text:p>
          </table:table-cell>
          <table:table-cell table:style-name="ce125" office:value-type="float" office:value="9.62" calcext:value-type="float">
            <text:p>9.62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chriftgelehrter: ich will dir nachfolgen, wohin auch immer du gehs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19" calcext:value-type="float">
            <text:p>8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string" calcext:value-type="string">
            <text:p>4.3q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221" calcext:value-type="float">
            <text:p>8.2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table:number-columns-repeated="2"/>
          <table:table-cell table:style-name="ce174" office:value-type="string" calcext:value-type="string">
            <text:p>Schriftgelehrter will nachfolgen, wohin irgend Er geht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" calcext:value-type="float">
            <text:p>8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7" calcext:value-type="float">
            <text:p>9.37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8" calcext:value-type="float">
            <text:p>9.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üchse haben Höhlen …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1" calcext:value-type="float">
            <text:p>8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352" calcext:value-type="float">
            <text:p>4.35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222" calcext:value-type="float">
            <text:p>8.2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table:number-columns-repeated="2"/>
          <table:table-cell table:style-name="ce174" office:value-type="string" calcext:value-type="string">
            <text:p>Ein anderer Jünger will nachfolgen, aber erst seinen Vater begrabe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1" calcext:value-type="float">
            <text:p>8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8" calcext:value-type="float">
            <text:p>9.37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9" calcext:value-type="float">
            <text:p>9.59</text:p>
          </table:table-cell>
          <table:table-cell table:style-name="ce160" office:value-type="float" office:value="9.59" calcext:value-type="float">
            <text:p>9.5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olge mir nach, Erlaube mir, meinen Vater zu begrab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2" calcext:value-type="float">
            <text:p>8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9" calcext:value-type="float">
            <text:p>9.37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6" calcext:value-type="float">
            <text:p>9.60</text:p>
          </table:table-cell>
          <table:table-cell table:style-name="ce160" office:value-type="float" office:value="9.595" calcext:value-type="float">
            <text:p>9.6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" calcext:value-type="float">
            <text:p>9.10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ass Tote Tote begraben – Verkündige das Reich Gotte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225" calcext:value-type="float">
            <text:p>8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99" calcext:value-type="float">
            <text:p>9.3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62" calcext:value-type="float">
            <text:p>9.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Zurückblickende sind nicht geschickt fürs Reich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3" calcext:value-type="float">
            <text:p>8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6" calcext:value-type="float">
            <text:p>4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223" calcext:value-type="float">
            <text:p>8.223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number-columns-repeated="2"/>
          <table:table-cell table:style-name="ce174" office:value-type="string" calcext:value-type="string">
            <text:p>Jesus steigt in Schiff, sagt zu Jüngern, ans andere Ufer zu fahren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36" office:value-type="float" office:value="8.241" calcext:value-type="float">
            <text:p>8.24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7" calcext:value-type="float">
            <text:p>4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224" calcext:value-type="float">
            <text:p>8.224</text:p>
          </table:table-cell>
          <table:table-cell table:style-name="ce160"/>
          <table:table-cell table:style-name="ce125" office:value-type="float" office:value="8.25" calcext:value-type="float">
            <text:p>8.25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2"/>
          <table:table-cell table:style-name="ce170" office:value-type="string" calcext:value-type="string">
            <text:p>x</text:p>
          </table:table-cell>
          <table:table-cell table:style-name="ce170" table:number-columns-repeated="8"/>
          <table:table-cell/>
          <table:table-cell table:style-name="ce174"/>
          <table:table-cell table:style-name="ce174" office:value-type="string" calcext:value-type="string">
            <text:p>Ein grosses Ungestüm auf dem See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36" office:value-type="float" office:value="8.242" calcext:value-type="float">
            <text:p>8.24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8" calcext:value-type="float">
            <text:p>4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3" calcext:value-type="float">
            <text:p>8.2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Er schlaeft im HInterteil des Schiffes... nimmt es dich nicht wunder, dass wir umkommen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41" calcext:value-type="float">
            <text:p>4.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5" calcext:value-type="float">
            <text:p>8.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Verwunderung: dass auch Winde und See ihm gehorchen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36" office:value-type="float" office:value="8.281" calcext:value-type="float">
            <text:p>8.281</text:p>
          </table:table-cell>
          <table:table-cell table:style-name="ce142"/>
          <table:table-cell table:style-name="ce125" office:value-type="float" office:value="8.34" calcext:value-type="float">
            <text:p>8.34</text:p>
          </table:table-cell>
          <table:table-cell table:style-name="ce121"/>
          <table:table-cell table:style-name="ce122"/>
          <table:table-cell table:style-name="ce125" office:value-type="float" office:value="5.01" calcext:value-type="float">
            <text:p>5.01</text:p>
          </table:table-cell>
          <table:table-cell table:style-name="ce136" office:value-type="float" office:value="5.011" calcext:value-type="float">
            <text:p>5.011</text:p>
          </table:table-cell>
          <table:table-cell table:style-name="ce125" office:value-type="float" office:value="5.2" calcext:value-type="float">
            <text:p>5.20</text:p>
          </table:table-cell>
          <table:table-cell table:style-name="ce121"/>
          <table:table-cell table:style-name="ce122"/>
          <table:table-cell table:style-name="ce124" office:value-type="float" office:value="8.26" calcext:value-type="float">
            <text:p>8.26</text:p>
          </table:table-cell>
          <table:table-cell table:style-name="ce160"/>
          <table:table-cell table:style-name="ce125" office:value-type="float" office:value="8.39" calcext:value-type="float">
            <text:p>8.39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6"/>
          <table:table-cell table:style-name="ce170" office:value-type="string" calcext:value-type="string">
            <text:p>jens. Ufer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Am jenseitigen Ufer im Land der Gadarener (gegenüber Galiläa):Joh: andere Seite des Sees von Galiläa oder von Tiberia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36" office:value-type="float" office:value="8.282" calcext:value-type="float">
            <text:p>8.28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02" calcext:value-type="float">
            <text:p>5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1" calcext:value-type="float">
            <text:p>6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wei (mt), ein (mk) wütende(r) Besessene, die aus Grüften hervorkommen, niemand vermag, jenes weges vorbeikomm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9" calcext:value-type="float">
            <text:p>8.2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07" calcext:value-type="float">
            <text:p>5.07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haben wir mit dir zu schaffen? Gekommen um uns zu quälen?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3" calcext:value-type="float">
            <text:p>8.3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1" calcext:value-type="float">
            <text:p>5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32" calcext:value-type="float">
            <text:p>8.3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erde Schwein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34" calcext:value-type="float">
            <text:p>8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7" calcext:value-type="float">
            <text:p>5.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7" calcext:value-type="float">
            <text:p>8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4" calcext:value-type="float">
            <text:p>6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adarener bitten Jesus, wegzug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1" calcext:value-type="float">
            <text:p>8.3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8" calcext:value-type="float">
            <text:p>5.1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8" calcext:value-type="float">
            <text:p>8.38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6.015" calcext:value-type="float">
            <text:p>6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ls Jesus ins Schiff steigt, bittet der Besessene, dass er bei ihm sein darf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2" calcext:value-type="float">
            <text:p>8.3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9" calcext:value-type="float">
            <text:p>5.1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9" calcext:value-type="float">
            <text:p>8.39</text:p>
          </table:table-cell>
          <table:table-cell table:style-name="ce138" office:value-type="float" office:value="8.391" calcext:value-type="float">
            <text:p>8.3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6" calcext:value-type="float">
            <text:p>6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lässt es nicht zu: geh in das Haus der Deinigen und verkünde ihnen, wieviel der Herr an dir getan hat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3" calcext:value-type="float">
            <text:p>8.34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" calcext:value-type="float">
            <text:p>5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9" calcext:value-type="float">
            <text:p>8.39</text:p>
          </table:table-cell>
          <table:table-cell table:style-name="ce138" office:value-type="float" office:value="8.392" calcext:value-type="float">
            <text:p>8.3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heilter ruft in Dekapolis (lk: in der ganzen Stadt) aus, was Jesus getan hat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 table:style-name="ce124"/>
          <table:table-cell table:style-name="ce148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38" office:value-type="float" office:value="5.171" calcext:value-type="float">
            <text:p>5.171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071" calcext:value-type="float">
            <text:p>5.07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chiff -&gt; K/eigene Stadt</text:p>
          </table:table-cell>
          <table:table-cell table:style-name="ce170"/>
          <table:table-cell table:style-name="ce170" office:value-type="float" office:value="7" calcext:value-type="float">
            <text:p>7</text:p>
          </table:table-cell>
          <table:table-cell table:style-name="ce174" office:value-type="string" calcext:value-type="string">
            <text:p>Steigt in Schiff und kommt (wiedererum) nach Kapernaum (seiner Stadt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8" office:value-type="float" office:value="9.021" calcext:value-type="float">
            <text:p>9.021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3" calcext:value-type="float">
            <text:p>2.03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5.18" calcext:value-type="float">
            <text:p>5.1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2" calcext:value-type="float">
            <text:p>5.07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ringen Gelähmten auf Bett 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2" calcext:value-type="float">
            <text:p>9.020</text:p>
          </table:table-cell>
          <table:table-cell table:style-name="ce138" office:value-type="float" office:value="9.022" calcext:value-type="float">
            <text:p>9.02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04" calcext:value-type="float">
            <text:p>2.04</text:p>
          </table:table-cell>
          <table:table-cell table:style-name="ce124"/>
          <table:table-cell table:style-name="ce125"/>
          <table:table-cell table:style-name="ce121"/>
          <table:table-cell table:style-name="ce122"/>
          <table:table-cell table:style-name="ce123" office:value-type="float" office:value="5.181" calcext:value-type="float">
            <text:p>5.18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7" calcext:value-type="float">
            <text:p>3.24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lassen Bett herab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8" office:value-type="float" office:value="9.023" calcext:value-type="float">
            <text:p>9.023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5" calcext:value-type="float">
            <text:p>2.05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" calcext:value-type="float">
            <text:p>5.2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3" calcext:value-type="float">
            <text:p>5.07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Glauben: deine Sünden sind verge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3" calcext:value-type="float">
            <text:p>9.03</text:p>
          </table:table-cell>
          <table:table-cell table:style-name="ce138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7" calcext:value-type="float">
            <text:p>2.07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1" calcext:value-type="float">
            <text:p>5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4" calcext:value-type="float">
            <text:p>5.07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chriftgelehrte: wer kann Sünden vergeben ausser Gott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4" calcext:value-type="float">
            <text:p>9.04</text:p>
          </table:table-cell>
          <table:table-cell table:style-name="ce138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8" calcext:value-type="float">
            <text:p>2.08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2" calcext:value-type="float">
            <text:p>5.2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3" calcext:value-type="float">
            <text:p>5.07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ihre Gedank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5" calcext:value-type="float">
            <text:p>9.05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02" calcext:value-type="float">
            <text:p>5.02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Teich beim Schaftor, genannt Bethesda. Viele Blinde, Lahme, Dürre, die auf Bewegung des Wassers war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5" calcext:value-type="float">
            <text:p>9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109" calcext:value-type="float">
            <text:p>2.109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3" calcext:value-type="float">
            <text:p>5.23</text:p>
          </table:table-cell>
          <table:table-cell table:style-name="ce138"/>
          <table:table-cell table:style-name="ce125"/>
          <table:table-cell table:style-name="ce121"/>
          <table:table-cell table:style-name="ce122"/>
          <table:table-cell table:style-name="ce123" office:value-type="float" office:value="5.074" calcext:value-type="float">
            <text:p>5.07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Was ist leichter zu sagen: Deine Sünden sind vergeben oder Stehe auf und wandl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6" calcext:value-type="float">
            <text:p>9.06</text:p>
          </table:table-cell>
          <table:table-cell table:style-name="ce138" office:value-type="float" office:value="9.061" calcext:value-type="float">
            <text:p>9.06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" calcext:value-type="float">
            <text:p>2.10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4" calcext:value-type="float">
            <text:p>5.24</text:p>
          </table:table-cell>
          <table:table-cell table:style-name="ce138" office:value-type="float" office:value="5.241" calcext:value-type="float">
            <text:p>5.24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075" calcext:value-type="float">
            <text:p>5.0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Der Sohn des Menschen hat Gewalt, auf der Erde Sünden zu verge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5" office:value-type="float" office:value="9.06" calcext:value-type="float">
            <text:p>9.06</text:p>
          </table:table-cell>
          <table:table-cell table:style-name="ce25" office:value-type="float" office:value="9.062" calcext:value-type="float">
            <text:p>9.062</text:p>
          </table:table-cell>
          <table:table-cell table:style-name="ce26"/>
          <table:table-cell table:style-name="ce34"/>
          <table:table-cell table:style-name="ce35"/>
          <table:table-cell table:style-name="ce38"/>
          <table:table-cell table:style-name="ce5" office:value-type="float" office:value="2.11" calcext:value-type="float">
            <text:p>2.11</text:p>
          </table:table-cell>
          <table:table-cell table:style-name="ce40"/>
          <table:table-cell table:style-name="ce34"/>
          <table:table-cell table:style-name="ce35"/>
          <table:table-cell table:style-name="ce38"/>
          <table:table-cell table:style-name="ce5" office:value-type="float" office:value="5.24" calcext:value-type="float">
            <text:p>5.24</text:p>
          </table:table-cell>
          <table:table-cell table:style-name="ce25" office:value-type="float" office:value="5.242" calcext:value-type="float">
            <text:p>5.242</text:p>
          </table:table-cell>
          <table:table-cell table:style-name="ce34"/>
          <table:table-cell table:style-name="ce35"/>
          <table:table-cell table:style-name="ce38"/>
          <table:table-cell table:style-name="ce5" office:value-type="float" office:value="5.08" calcext:value-type="float">
            <text:p>5.08</text:p>
          </table:table-cell>
          <table:table-cell table:style-name="ce34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Nimm dein Bett/Liegematte und geh nach Hause / Joh: und wandl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7" calcext:value-type="float">
            <text:p>9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119" calcext:value-type="float">
            <text:p>2.119</text:p>
          </table:table-cell>
          <table:table-cell table:style-name="ce124"/>
          <table:table-cell table:style-name="ce125"/>
          <table:table-cell table:style-name="ce121"/>
          <table:table-cell table:style-name="ce122"/>
          <table:table-cell table:style-name="ce124" office:value-type="float" office:value="5.25" calcext:value-type="float">
            <text:p>5.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09" calcext:value-type="float">
            <text:p>5.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/>
          <table:table-cell table:style-name="ce174" office:value-type="string" calcext:value-type="string">
            <text:p>Gelähmter steht auf und ging nach seinem Haus / Joh: un wandel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8" calcext:value-type="float">
            <text:p>9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2" calcext:value-type="float">
            <text:p>2.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6" calcext:value-type="float">
            <text:p>5.2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1" calcext:value-type="float">
            <text:p>5.0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<text:s/></text:p>
          </table:table-cell>
          <table:table-cell table:style-name="ce174" office:value-type="string" calcext:value-type="string">
            <text:p>Staunen, sie verherrlichten Gott, Furcht. Wir haben ausserordentliche Dinge ges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85" calcext:value-type="float">
            <text:p>9.0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5.251" calcext:value-type="float">
            <text:p>5.2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2" calcext:value-type="float">
            <text:p>5.0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office:value-type="string" calcext:value-type="string">
            <text:p>-&gt; See</text:p>
          </table:table-cell>
          <table:table-cell table:style-name="ce170" table:number-columns-repeated="2"/>
          <table:table-cell table:style-name="ce174" office:value-type="string" calcext:value-type="string">
            <text:p>Wiederum an den Se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2"/>
          <table:table-cell table:style-name="ce142"/>
          <table:table-cell table:style-name="ce125" office:value-type="float" office:value="9.13" calcext:value-type="float">
            <text:p>9.13</text:p>
          </table:table-cell>
          <table:table-cell table:style-name="ce121"/>
          <table:table-cell table:style-name="ce122"/>
          <table:table-cell table:style-name="ce124" office:value-type="float" office:value="2.14" calcext:value-type="float">
            <text:p>2.14</text:p>
          </table:table-cell>
          <table:table-cell table:style-name="ce132"/>
          <table:table-cell table:style-name="ce125" office:value-type="float" office:value="2.17" calcext:value-type="float">
            <text:p>2.17</text:p>
          </table:table-cell>
          <table:table-cell table:style-name="ce121"/>
          <table:table-cell table:style-name="ce122"/>
          <table:table-cell table:style-name="ce124" office:value-type="float" office:value="5.27" calcext:value-type="float">
            <text:p>5.27</text:p>
          </table:table-cell>
          <table:table-cell table:style-name="ce160"/>
          <table:table-cell table:style-name="ce125" office:value-type="float" office:value="5.32" calcext:value-type="float">
            <text:p>5.32</text:p>
          </table:table-cell>
          <table:table-cell table:style-name="ce121"/>
          <table:table-cell table:style-name="ce122"/>
          <table:table-cell table:style-name="ce123" office:value-type="float" office:value="5.093" calcext:value-type="float">
            <text:p>5.0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8" calcext:value-type="float">
            <text:p>8</text:p>
          </table:table-cell>
          <table:table-cell table:style-name="ce174" office:value-type="string" calcext:value-type="string">
            <text:p>Die Berufung des Matthäus/Lev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5" calcext:value-type="float">
            <text:p>2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5.29" calcext:value-type="float">
            <text:p>5.2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4" calcext:value-type="float">
            <text:p>5.0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hl in Levis Haus: viele Sünder/Zöllner anwese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32"/>
          <table:table-cell table:style-name="ce142"/>
          <table:table-cell table:style-name="ce125" office:value-type="float" office:value="9.17" calcext:value-type="float">
            <text:p>9.17</text:p>
          </table:table-cell>
          <table:table-cell table:style-name="ce121"/>
          <table:table-cell table:style-name="ce122"/>
          <table:table-cell table:style-name="ce124" office:value-type="float" office:value="2.18" calcext:value-type="float">
            <text:p>2.18</text:p>
          </table:table-cell>
          <table:table-cell table:style-name="ce132"/>
          <table:table-cell table:style-name="ce125" office:value-type="float" office:value="2.22" calcext:value-type="float">
            <text:p>2.22</text:p>
          </table:table-cell>
          <table:table-cell table:style-name="ce121"/>
          <table:table-cell table:style-name="ce122"/>
          <table:table-cell table:style-name="ce124" office:value-type="float" office:value="5.33" calcext:value-type="float">
            <text:p>5.33</text:p>
          </table:table-cell>
          <table:table-cell table:style-name="ce160"/>
          <table:table-cell table:style-name="ce125" office:value-type="float" office:value="5.39" calcext:value-type="float">
            <text:p>5.39</text:p>
          </table:table-cell>
          <table:table-cell table:style-name="ce121"/>
          <table:table-cell table:style-name="ce122"/>
          <table:table-cell table:style-name="ce123" office:value-type="float" office:value="5.095" calcext:value-type="float">
            <text:p>5.09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9" calcext:value-type="float">
            <text:p>9</text:p>
          </table:table-cell>
          <table:table-cell table:style-name="ce174" office:value-type="string" calcext:value-type="string">
            <text:p>Jünger des Johannes: Warum fasten wir und die Pharisär, deine Jünger aber nicht?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6" calcext:value-type="float">
            <text:p>9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1" calcext:value-type="float">
            <text:p>2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5.36" calcext:value-type="float">
            <text:p>5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6" calcext:value-type="float">
            <text:p>5.09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ein Flicken eines neuen Kleides auf ein altes Kleid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7" calcext:value-type="float">
            <text:p>9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2" calcext:value-type="float">
            <text:p>2.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5.37" calcext:value-type="float">
            <text:p>5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6" calcext:value-type="float">
            <text:p>5.09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ein neuer Wein in alte Schläuch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8" calcext:value-type="float">
            <text:p>9.18</text:p>
          </table:table-cell>
          <table:table-cell table:style-name="ce136" office:value-type="float" office:value="9.181" calcext:value-type="float">
            <text:p>9.181</text:p>
          </table:table-cell>
          <table:table-cell table:style-name="ce142"/>
          <table:table-cell table:style-name="ce125" office:value-type="float" office:value="9.26" calcext:value-type="float">
            <text:p>9.26</text:p>
          </table:table-cell>
          <table:table-cell table:style-name="ce121"/>
          <table:table-cell table:style-name="ce122"/>
          <table:table-cell table:style-name="ce125" office:value-type="float" office:value="5.22" calcext:value-type="float">
            <text:p>5.22</text:p>
          </table:table-cell>
          <table:table-cell table:style-name="ce132"/>
          <table:table-cell table:style-name="ce125" office:value-type="float" office:value="5.43" calcext:value-type="float">
            <text:p>5.43</text:p>
          </table:table-cell>
          <table:table-cell table:style-name="ce121"/>
          <table:table-cell table:style-name="ce122"/>
          <table:table-cell table:style-name="ce124" office:value-type="float" office:value="8.41" calcext:value-type="float">
            <text:p>8.41</text:p>
          </table:table-cell>
          <table:table-cell table:style-name="ce160"/>
          <table:table-cell table:style-name="ce125" office:value-type="float" office:value="8.56" calcext:value-type="float">
            <text:p>8.56</text:p>
          </table:table-cell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Synagogenvorsteher Jairus fällt Jesu zu füssen und bittet ihn, in sein Haus zu komm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8" calcext:value-type="float">
            <text:p>9.18</text:p>
          </table:table-cell>
          <table:table-cell table:style-name="ce136" office:value-type="float" office:value="9.182" calcext:value-type="float">
            <text:p>9.18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3" calcext:value-type="float">
            <text:p>5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2" calcext:value-type="float">
            <text:p>8.42</text:p>
          </table:table-cell>
          <table:table-cell table:style-name="ce138" office:value-type="float" office:value="8.421" calcext:value-type="float">
            <text:p>8.42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ne eingeborene 12 jährige Tochter liegt im sterben (mt: ist eben verschiede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186" calcext:value-type="float">
            <text:p>9.18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4" calcext:value-type="float">
            <text:p>5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2" calcext:value-type="float">
            <text:p>8.42</text:p>
          </table:table-cell>
          <table:table-cell table:style-name="ce138" office:value-type="float" office:value="8.422" calcext:value-type="float">
            <text:p>8.42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lksmengen drängen Jesu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2" calcext:value-type="float">
            <text:p>9.20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5" calcext:value-type="float">
            <text:p>5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3" calcext:value-type="float">
            <text:p>8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/>
          <table:table-cell table:style-name="ce174" office:value-type="string" calcext:value-type="string">
            <text:p>Frau mit Blutfluss (seit 12 Jahren), die nicht geheilt werden konnte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4" calcext:value-type="float">
            <text:p>9.20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7" calcext:value-type="float">
            <text:p>5.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4" calcext:value-type="float">
            <text:p>8.4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..rührt Sein Quaste <text:s/>a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2" calcext:value-type="float">
            <text:p>9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34" calcext:value-type="float">
            <text:p>5.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8" calcext:value-type="float">
            <text:p>8.4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Sei gutes Mutes Tochter, dein Glaube hat dich geheilt.; gehe hin in Frieden/mk: Sei Gesund von deiner Plage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225" calcext:value-type="float">
            <text:p>9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35" calcext:value-type="float">
            <text:p>5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9" calcext:value-type="float">
            <text:p>8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iner der Synagogenvorsteher sagt zum Synagogenvorsteher: deine Tochter ist gestorben – bemühe den Lehrer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6" office:value-type="float" office:value="9.23" calcext:value-type="float">
            <text:p>9.23</text:p>
          </table:table-cell>
          <table:table-cell table:style-name="ce135"/>
          <table:table-cell table:style-name="ce144"/>
          <table:table-cell table:style-name="ce6"/>
          <table:table-cell table:style-name="ce30"/>
          <table:table-cell table:style-name="ce31"/>
          <table:table-cell table:style-name="ce125" office:value-type="float" office:value="5.38" calcext:value-type="float">
            <text:p>5.38</text:p>
          </table:table-cell>
          <table:table-cell table:style-name="ce135"/>
          <table:table-cell table:style-name="ce6"/>
          <table:table-cell table:style-name="ce30"/>
          <table:table-cell table:style-name="ce31"/>
          <table:table-cell table:style-name="ce124" office:value-type="float" office:value="8.51" calcext:value-type="float">
            <text:p>8.51</text:p>
          </table:table-cell>
          <table:table-cell table:style-name="ce42"/>
          <table:table-cell table:style-name="ce6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ommt in das Haus des Vorstehers, sieht Flötenspieler (mk: Getümmel, weinende) und lärmende Volksmenge // erlaubt nur Petrus, Johannes und Jakobus, mitzu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5" office:value-type="float" office:value="9.24" calcext:value-type="float">
            <text:p>9.24</text:p>
          </table:table-cell>
          <table:table-cell table:style-name="ce16"/>
          <table:table-cell table:style-name="ce26"/>
          <table:table-cell table:style-name="ce34"/>
          <table:table-cell table:style-name="ce35"/>
          <table:table-cell table:style-name="ce38"/>
          <table:table-cell table:style-name="ce34" office:value-type="float" office:value="5.39" calcext:value-type="float">
            <text:p>5.39</text:p>
          </table:table-cell>
          <table:table-cell table:style-name="ce16"/>
          <table:table-cell table:style-name="ce34"/>
          <table:table-cell table:style-name="ce35"/>
          <table:table-cell table:style-name="ce38"/>
          <table:table-cell table:style-name="ce5" office:value-type="float" office:value="8.52" calcext:value-type="float">
            <text:p>8.52</text:p>
          </table:table-cell>
          <table:table-cell table:style-name="ce49"/>
          <table:table-cell table:style-name="ce34"/>
          <table:table-cell table:style-name="ce35"/>
          <table:table-cell table:style-name="ce38"/>
          <table:table-cell table:style-name="ce5" office:value-type="float" office:value="11.11" calcext:value-type="float">
            <text:p>11.11</text:p>
          </table:table-cell>
          <table:table-cell table:style-name="ce34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: sie ist nicht gestorben, sondern schläft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245" calcext:value-type="float">
            <text:p>9.2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43" calcext:value-type="float">
            <text:p>5.4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56" calcext:value-type="float">
            <text:p>8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bietet, niemandem zu sagen, was geschehen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6" calcext:value-type="float">
            <text:p>9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1" calcext:value-type="float">
            <text:p>5.4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1" calcext:value-type="float">
            <text:p>8.5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rücht ging in jenes Land</text:p>
          </table:table-cell>
          <table:table-cell table:style-name="ce174" table:number-columns-repeated="3"/>
        </table:table-row>
        <table:table-row table:style-name="ro1">
          <table:table-cell table:style-name="ce121"/>
          <table:table-cell table:style-name="ce122"/>
          <table:table-cell table:style-name="ce124" office:value-type="float" office:value="9.27" calcext:value-type="float">
            <text:p>9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2" calcext:value-type="float">
            <text:p>5.4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2" calcext:value-type="float">
            <text:p>8.5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von dannen, zwei Blinde folgen ihm: erbarme dich unser, Sohn Davids // vgl Mt 12:22 ff 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" calcext:value-type="float">
            <text:p>9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3" calcext:value-type="float">
            <text:p>5.4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3" calcext:value-type="float">
            <text:p>8.56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ugen werden aufgetan, niemand soll es erfahr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2" calcext:value-type="float">
            <text:p>9.32</text:p>
          </table:table-cell>
          <table:table-cell table:style-name="ce132"/>
          <table:table-cell table:style-name="ce142"/>
          <table:table-cell table:style-name="ce125" office:value-type="float" office:value="9.34" calcext:value-type="float">
            <text:p>9.34</text:p>
          </table:table-cell>
          <table:table-cell table:style-name="ce121"/>
          <table:table-cell table:style-name="ce122"/>
          <table:table-cell table:style-name="ce123" office:value-type="float" office:value="5.434" calcext:value-type="float">
            <text:p>5.4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4" calcext:value-type="float">
            <text:p>8.56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4" office:value-type="string" calcext:value-type="string">
            <text:p>Sie gehen weg, man bringt einen stummen, besessenen <text:s/>Menschen zu Ihm (Vgl Mt 12:22ff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193]" office:value-type="float" office:value="9.34" calcext:value-type="float">
            <text:p>9.34</text:p>
          </table:table-cell>
          <table:table-cell table:style-name="ce124" table:formula="of:=[.E193]" office:value-type="float" office:value="9.34" calcext:value-type="float">
            <text:p>9.34</text:p>
          </table:table-cell>
          <table:table-cell table:style-name="ce142" office:value-type="float" office:value="9.34" calcext:value-type="float">
            <text:p>9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435" calcext:value-type="float">
            <text:p>5.4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5" calcext:value-type="float">
            <text:p>8.56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: Er treibt Dämonen durch oberste der Dämonen au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6" calcext:value-type="float">
            <text:p>5.4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4.01" calcext:value-type="float">
            <text:p>4.01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6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<text:span text:style-name="T3">Jesus zieht umher durch alle Städte und Dörfer, lehrt in Synagogen, predigt Evangelium des Reiches und heilt jede Krankheit und jedes Gebrechen (Lk: die 12 mit ihm)</text:span>. Vgl Mt 4:23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6" calcext:value-type="float">
            <text:p>9.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7" calcext:value-type="float">
            <text:p>5.437</text:p>
          </table:table-cell>
          <table:table-cell table:style-name="ce162" office:value-type="float" office:value="6.34" calcext:value-type="float">
            <text:p>6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8.565" calcext:value-type="float">
            <text:p>8.56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4.01" calcext:value-type="float">
            <text:p>4.010</text:p>
          </table:table-cell>
          <table:table-cell table:style-name="ce162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lksmengen verschmachtet, wie Schafe, die keinen Hirten hab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369" calcext:value-type="float">
            <text:p>9.36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60"/>
          <table:table-cell table:style-name="ce125" office:value-type="float" office:value="10.17" calcext:value-type="float">
            <text:p>10.17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ussendung der siebzig <text:s/>Jün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5.436" calcext:value-type="float">
            <text:p>5.436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02" calcext:value-type="float">
            <text:p>10.0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Ernte gross / Felder schon weiss zur Ernte <text:s/>// aber wenige Arbeiter (mt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6" calcext:value-type="float">
            <text:p>4.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heilt den Sohn eines königlichen Beam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2.015" calcext:value-type="float">
            <text:p>2.015</text:p>
          </table:table-cell>
          <table:table-cell table:style-name="ce124"/>
          <table:table-cell table:style-name="ce148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38" office:value-type="float" office:value="5.172" calcext:value-type="float">
            <text:p>5.17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071" calcext:value-type="float">
            <text:p>5.07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 und Gesetzesgelehrte aus jedem Dorf von Galiläa und Judäa und Jersualem sitzen da. Des Herrn Kraft ist da, um sie zu heil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1" calcext:value-type="float">
            <text:p>5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" calcext:value-type="float">
            <text:p>8.4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Jesus zurürckkehrte, nahm in das Volk auf, denn alle erwarteten ihn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1" calcext:value-type="float">
            <text:p>9.37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1" calcext:value-type="float">
            <text:p>9.51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Tage seiner Aufnahme erfüllen sich, Er richtet Angesicht, nach Jerusalem zu ge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2" calcext:value-type="float">
            <text:p>9.3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2" calcext:value-type="float">
            <text:p>9.52</text:p>
          </table:table-cell>
          <table:table-cell table:style-name="ce162" office:value-type="float" office:value="17.11" calcext:value-type="float">
            <text:p>17.11</text:p>
          </table:table-cell>
          <table:table-cell table:style-name="ce125" office:value-type="float" office:value="9.56" calcext:value-type="float">
            <text:p>9.56</text:p>
          </table:table-cell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Sendet Boten nach Samaria, um für ihn zuzuberei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3" calcext:value-type="float">
            <text:p>9.37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3" calcext:value-type="float">
            <text:p>9.53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oten werden nicht aufgen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4" calcext:value-type="float">
            <text:p>9.37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6" calcext:value-type="float">
            <text:p>9.56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chen sich auf, in eine anderes Dorf zu 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7" calcext:value-type="float">
            <text:p>12.38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60"/>
          <table:table-cell table:style-name="ce125" office:value-type="float" office:value="14.06" calcext:value-type="float">
            <text:p>14.06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heilt einen Wassersüchtigen am Sabb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1" calcext:value-type="float">
            <text:p>9.9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8" calcext:value-type="float">
            <text:p>12.38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7" calcext:value-type="float">
            <text:p>14.07</text:p>
          </table:table-cell>
          <table:table-cell table:style-name="ce160"/>
          <table:table-cell table:style-name="ce125" office:value-type="float" office:value="14.14" calcext:value-type="float">
            <text:p>14.14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leichnis für die Eingeladenen, die die ersten Plätze wäh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2" calcext:value-type="float">
            <text:p>9.9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9" calcext:value-type="float">
            <text:p>12.38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8" calcext:value-type="float">
            <text:p>1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zur Hochzeit geladen bist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3" calcext:value-type="float">
            <text:p>9.99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9" calcext:value-type="float">
            <text:p>12.3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15" calcext:value-type="float">
            <text:p>14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Glückselig, wer Brot essen wird im Reich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05" calcext:value-type="float">
            <text:p>10.005</text:p>
          </table:table-cell>
          <table:table-cell table:style-name="ce123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3" calcext:value-type="float">
            <text:p>3.13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4" office:value-type="float" office:value="6.12" calcext:value-type="float">
            <text:p>6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61" calcext:value-type="float">
            <text:p>5.16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6"/>
          <table:table-cell table:style-name="ce170" office:value-type="string" calcext:value-type="string">
            <text:p>-&gt; Berg</text:p>
          </table:table-cell>
          <table:table-cell table:style-name="ce170" table:number-columns-repeated="2"/>
          <table:table-cell office:value-type="string" calcext:value-type="string">
            <text:p>Steigt auf Berg, verharrt in der Nacht im Gebet, // ruft hinzu, wen er wollte</text:p>
          </table:table-cell>
          <table:table-cell table:style-name="ce174"/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38"/>
          <table:table-cell table:style-name="ce142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4" office:value-type="float" office:value="3.15" calcext:value-type="float">
            <text:p>3.15</text:p>
          </table:table-cell>
          <table:table-cell table:style-name="ce138"/>
          <table:table-cell table:style-name="ce125" office:value-type="float" office:value="3.19" calcext:value-type="float">
            <text:p>3.19</text:p>
          </table:table-cell>
          <table:table-cell table:style-name="ce121"/>
          <table:table-cell table:style-name="ce122"/>
          <table:table-cell table:style-name="ce124" office:value-type="float" office:value="6.13" calcext:value-type="float">
            <text:p>6.13</text:p>
          </table:table-cell>
          <table:table-cell table:style-name="ce138" office:value-type="float" office:value="6.132" calcext:value-type="float">
            <text:p>6.132</text:p>
          </table:table-cell>
          <table:table-cell table:style-name="ce125" office:value-type="float" office:value="6.16" calcext:value-type="float">
            <text:p>6.16</text:p>
          </table:table-cell>
          <table:table-cell table:style-name="ce121"/>
          <table:table-cell table:style-name="ce122"/>
          <table:table-cell table:style-name="ce123" office:value-type="float" office:value="5.161" calcext:value-type="float">
            <text:p>5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0" calcext:value-type="float">
            <text:p>10</text:p>
          </table:table-cell>
          <table:table-cell/>
          <table:table-cell office:value-type="string" calcext:value-type="string">
            <text:p>Als es Tag wird, Ruft Jünger, erwählt aus ihnen 12, nennt sie Apostel // gibt Gewalt über unreine Geister (austreiben) und Krankheit zu <text:s/>heilen // Augesandt, zu predigen <text:s/>(Vgl Mk 6:7-11, Lk 9:1-5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15" calcext:value-type="float">
            <text:p>10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45" calcext:value-type="float">
            <text:p>3.1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36" office:value-type="float" office:value="6.171" calcext:value-type="float">
            <text:p>6.17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171" calcext:value-type="float">
            <text:p>5.1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Vom Berg runter</text:p>
          </table:table-cell>
          <table:table-cell table:style-name="ce170" table:number-columns-repeated="2"/>
          <table:table-cell office:value-type="string" calcext:value-type="string">
            <text:p>Als hinuntergestiegen: auf ebenem Platz, grosse Menge des Volkes Jerusal, Sidon, Tyrus kommen, zu hören und geheilt zu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5" calcext:value-type="float">
            <text:p>10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07" calcext:value-type="float">
            <text:p>6.07</text:p>
          </table:table-cell>
          <table:table-cell table:style-name="ce132"/>
          <table:table-cell table:style-name="ce125" office:value-type="float" office:value="6.13" calcext:value-type="float">
            <text:p>6.13</text:p>
          </table:table-cell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60"/>
          <table:table-cell table:style-name="ce125" office:value-type="float" office:value="9.06" calcext:value-type="float">
            <text:p>9.06</text:p>
          </table:table-cell>
          <table:table-cell table:style-name="ce121"/>
          <table:table-cell table:style-name="ce122"/>
          <table:table-cell table:style-name="ce123" office:value-type="float" office:value="6.014" calcext:value-type="float">
            <text:p>6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5" office:value-type="string" calcext:value-type="string">
            <text:p>Die Aussendung der zwölf Apostel // Berufung 12 Jünger(Aussendung Vollmacht) // Nur Haus Israel – nicht Samariter oder Heiden // Vgl Lk 22:35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213]" office:value-type="float" office:value="10.07" calcext:value-type="float">
            <text:p>10.07</text:p>
          </table:table-cell>
          <table:table-cell table:style-name="ce124" table:formula="of:=[.E213]" office:value-type="float" office:value="10.07" calcext:value-type="float">
            <text:p>10.07</text:p>
          </table:table-cell>
          <table:table-cell table:style-name="ce142" office:value-type="float" office:value="10.07" calcext:value-type="float">
            <text:p>10.0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o</text:p>
          </table:table-cell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Gesandt, Reich Gottes zu predigen // Sprecht: Reich Nahe, heilt, reinigt, weckt auf, treibt aus. Gratis erhalten, gratis geben</text:p>
          </table:table-cell>
          <table:table-cell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75" calcext:value-type="float">
            <text:p>10.0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9" calcext:value-type="float">
            <text:p>10.09</text:p>
          </table:table-cell>
          <table:table-cell table:style-name="ce160" office:value-type="float" office:value="10.09" calcext:value-type="float">
            <text:p>10.0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precht: das Reich Gottes ist nahe gekommen (Vgl Mt 10:7)</text:p>
          </table:table-cell>
          <table:table-cell table:style-name="ce174" table:number-columns-repeated="2"/>
          <table:table-cell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" calcext:value-type="float">
            <text:p>10.10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08" calcext:value-type="float">
            <text:p>6.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3" calcext:value-type="float">
            <text:p>9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Nehmt nichts mit auf den Weg: weder Stab (Mk: einen Stab), noch Tasche, noch Brot, noch Geld, keine zwei Leibröcke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02" calcext:value-type="float">
            <text:p>10.102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" calcext:value-type="float">
            <text:p>6.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4" calcext:value-type="float">
            <text:p>9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Und in welches Haus irgend ihr eintretet, dort bleibt, und von dannen geht aus.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4" calcext:value-type="float">
            <text:p>10.14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1" calcext:value-type="float">
            <text:p>6.11</text:p>
          </table:table-cell>
          <table:table-cell table:style-name="ce123" office:value-type="float" office:value="6.112" calcext:value-type="float">
            <text:p>6.11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9.05" calcext:value-type="float">
            <text:p>9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Und so viele euch etwa nicht aufnehmen werden, geht fort aus jener Stadt und schüttelt auch den Staub von euren Füßen, zum Zeugnis gegen sie.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5" calcext:value-type="float">
            <text:p>10.15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1" calcext:value-type="float">
            <text:p>6.11</text:p>
          </table:table-cell>
          <table:table-cell table:style-name="ce123" office:value-type="float" office:value="6.114" calcext:value-type="float">
            <text:p>6.11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055" calcext:value-type="float">
            <text:p>9.0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 wird Sodom und Gomorra erträglicher gehen am Tag des Gerichts als jener Stadt!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52" calcext:value-type="float">
            <text:p>10.152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112" calcext:value-type="float">
            <text:p>6.1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6" calcext:value-type="float">
            <text:p>9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Sie durchzogen die Dörfer nacheinander, indem sie das Evangelium verkündigten und überall heilten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6" calcext:value-type="float">
            <text:p>10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3" calcext:value-type="float">
            <text:p>10.03</text:p>
          </table:table-cell>
          <table:table-cell table:style-name="ce160" office:value-type="float" office:value="10.03" calcext:value-type="float">
            <text:p>10.0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Schafe/Lämmer unter die Wölf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61" calcext:value-type="float">
            <text:p>10.1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4" calcext:value-type="float">
            <text:p>10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ragt weder Börse nocht Tasche, noch Sandalen, und gruesst niemand auf dem We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75" calcext:value-type="float">
            <text:p>10.175</text:p>
          </table:table-cell>
          <table:table-cell table:style-name="ce132" office:value-type="float" office:value="10.17" calcext:value-type="float">
            <text:p>10.17</text:p>
          </table:table-cell>
          <table:table-cell table:style-name="ce142"/>
          <table:table-cell table:style-name="ce125" office:value-type="float" office:value="10.25" calcext:value-type="float">
            <text:p>10.25</text:p>
          </table:table-cell>
          <table:table-cell table:style-name="ce121"/>
          <table:table-cell table:style-name="ce122"/>
          <table:table-cell table:style-name="ce123" office:value-type="float" office:value="8.154" calcext:value-type="float">
            <text:p>8.15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11" calcext:value-type="float">
            <text:p>12.11</text:p>
          </table:table-cell>
          <table:table-cell table:style-name="ce160"/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n kommenden Verfolgungen (Vgl Lk 21:12-17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4" calcext:value-type="float">
            <text:p>10.2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5" calcext:value-type="float">
            <text:p>8.1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114" calcext:value-type="float">
            <text:p>12.11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Ein Jünger ist nicht über den Lehrer, und ein Knecht nicht über seinen Herr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5" calcext:value-type="float">
            <text:p>10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115" calcext:value-type="float">
            <text:p>12.1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nn sie den Hausherrn Beelzebub genannt haben…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225]" office:value-type="float" office:value="10.26" calcext:value-type="float">
            <text:p>10.26</text:p>
          </table:table-cell>
          <table:table-cell table:style-name="ce132" office:value-type="float" office:value="10.26" calcext:value-type="float">
            <text:p>10.26</text:p>
          </table:table-cell>
          <table:table-cell table:style-name="ce142"/>
          <table:table-cell table:style-name="ce125" office:value-type="float" office:value="10.32" calcext:value-type="float">
            <text:p>10.32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5" office:value-type="float" office:value="12.02" calcext:value-type="float">
            <text:p>12.02</text:p>
          </table:table-cell>
          <table:table-cell table:style-name="ce162" office:value-type="float" office:value="8.17" calcext:value-type="float">
            <text:p>8.17</text:p>
          </table:table-cell>
          <table:table-cell table:style-name="ce125" office:value-type="float" office:value="12.09" calcext:value-type="float">
            <text:p>12.09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Nichts <text:s/>verdeckt, was nicht geoffenbart werden soll.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3" calcext:value-type="float">
            <text:p>8.153</text:p>
          </table:table-cell>
          <table:table-cell table:style-name="ce162" office:value-type="float" office:value="3.29" calcext:value-type="float">
            <text:p>3.29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2.1" calcext:value-type="float">
            <text:p>12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eine Vergebung nach Lästerung wider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60"/>
          <table:table-cell table:style-name="ce125" office:value-type="float" office:value="12.21" calcext:value-type="float">
            <text:p>12.21</text:p>
          </table:table-cell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reichen Nar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35" calcext:value-type="float">
            <text:p>12.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s seien eure Lenden umgürtet und die Lampen brenne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36" calcext:value-type="float">
            <text:p>12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d Menschen gleich,die auf ihren Herrn warten, wenn er aufbrechen mag von der Hochzeit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7" calcext:value-type="float">
            <text:p>10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5" office:value-type="float" office:value="12.03" calcext:value-type="float">
            <text:p>12.03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as ich euch sage in Finsternis, redet im L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8" calcext:value-type="float">
            <text:p>10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2" calcext:value-type="float">
            <text:p>8.15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04" calcext:value-type="float">
            <text:p>12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 office:value-type="float" office:value="15.14" calcext:value-type="float">
            <text:p>15.14</text:p>
          </table:table-cell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sage euch, meinen Freunden, fürchtet euch nicht vor denen, die den Leib tö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3" calcext:value-type="float">
            <text:p>10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07" calcext:value-type="float">
            <text:p>12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aare eures Hauptes sind gezäh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339" calcext:value-type="float">
            <text:p>10.3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49" calcext:value-type="float">
            <text:p>12.49</text:p>
          </table:table-cell>
          <table:table-cell table:style-name="ce160"/>
          <table:table-cell table:style-name="ce125" office:value-type="float" office:value="12.53" calcext:value-type="float">
            <text:p>12.53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kommen, um Feuer auf die Erde zu werf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234]" office:value-type="float" office:value="10.34" calcext:value-type="float">
            <text:p>10.34</text:p>
          </table:table-cell>
          <table:table-cell table:style-name="ce132" office:value-type="float" office:value="10.34" calcext:value-type="float">
            <text:p>10.34</text:p>
          </table:table-cell>
          <table:table-cell table:style-name="ce142"/>
          <table:table-cell table:style-name="ce125" office:value-type="float" office:value="10.39" calcext:value-type="float">
            <text:p>10.39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51" calcext:value-type="float">
            <text:p>12.51</text:p>
          </table:table-cell>
          <table:table-cell table:style-name="ce160"/>
          <table:table-cell table:style-name="ce125" office:value-type="float" office:value="12.53" calcext:value-type="float">
            <text:p>12.5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kommen, um Frieden zu bringen? Nein, das Schwer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235]" office:value-type="float" office:value="10.37" calcext:value-type="float">
            <text:p>10.37</text:p>
          </table:table-cell>
          <table:table-cell table:style-name="ce132" office:value-type="float" office:value="10.37" calcext:value-type="float">
            <text:p>10.37</text:p>
          </table:table-cell>
          <table:table-cell table:style-name="ce142"/>
          <table:table-cell table:style-name="ce125" office:value-type="float" office:value="10.39" calcext:value-type="float">
            <text:p>10.39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60"/>
          <table:table-cell table:style-name="ce125" office:value-type="float" office:value="14.34" calcext:value-type="float">
            <text:p>14.3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Bedingungen der Nachfolge (Vgl. Mt 16:24-26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236]" office:value-type="float" office:value="10.4" calcext:value-type="float">
            <text:p>10.40</text:p>
          </table:table-cell>
          <table:table-cell table:style-name="ce132" office:value-type="float" office:value="10.4" calcext:value-type="float">
            <text:p>10.40</text:p>
          </table:table-cell>
          <table:table-cell table:style-name="ce142"/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m gerechten Lohn (Vgl Mt 25:34-40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9.36" calcext:value-type="float">
            <text:p>9.3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62" office:value-type="float" office:value="6.34" calcext:value-type="float">
            <text:p>6.34</text:p>
          </table:table-cell>
          <table:table-cell/>
          <table:table-cell table:style-name="ce121"/>
          <table:table-cell table:style-name="ce122"/>
          <table:table-cell table:style-name="ce123" office:value-type="float" office:value="15.99" calcext:value-type="float">
            <text:p>15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16" calcext:value-type="float">
            <text:p>10.16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chafe werden meine Stimme hören -&gt; eine Herde sei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15.02" calcext:value-type="float">
            <text:p>15.0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8" calcext:value-type="float">
            <text:p>11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 verwundert sich, dass er sich nicht vor dem Mittagessen gewaschen hat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16.06" calcext:value-type="float">
            <text:p>16.0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62" office:value-type="float" office:value="8.15" calcext:value-type="float">
            <text:p>8.15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2.01" calcext:value-type="float">
            <text:p>12.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/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87" office:value-type="string" calcext:value-type="string">
            <text:p>Hütet euch vor dem Sauerteig der Herodes/Pharisär/Sadduzär (Hier ende der Geschichte in Lk, Anfang der Geschichten in Mt und Mk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23.4" calcext:value-type="float">
            <text:p>23.4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6" calcext:value-type="float">
            <text:p>11.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elastet Menschen mit schwer zu tragenden Las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2" office:value-type="float" office:value="4.28" calcext:value-type="float">
            <text:p>4.28</text:p>
          </table:table-cell>
          <table:table-cell/>
          <table:table-cell table:style-name="ce121"/>
          <table:table-cell table:style-name="ce122"/>
          <table:table-cell table:style-name="ce124" office:value-type="float" office:value="7.23" calcext:value-type="float">
            <text:p>7.23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ie zürnen, weil Er einen Menschen am Sabbat gesund gemacht ha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22" calcext:value-type="float">
            <text:p>6.22</text:p>
          </table:table-cell>
          <table:table-cell table:style-name="ce125" office:value-type="float" office:value="6.31" calcext:value-type="float">
            <text:p>6.3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Volk sucht nach Aeusserlichem, nicht nach dem wahren Heil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32" calcext:value-type="float">
            <text:p>6.32</text:p>
          </table:table-cell>
          <table:table-cell table:style-name="ce125" office:value-type="float" office:value="6.59" calcext:value-type="float">
            <text:p>6.5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 – das Brot des Leben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45" calcext:value-type="float">
            <text:p>6.45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n Propheten geschrieben: sie werden alle von Gott gelehrt sei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59" calcext:value-type="float">
            <text:p>6.59</text:p>
          </table:table-cell>
          <table:table-cell table:style-name="ce125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K</text:p>
          </table:table-cell>
          <table:table-cell table:number-columns-repeated="2"/>
          <table:table-cell table:style-name="ce174" office:value-type="string" calcext:value-type="string">
            <text:p>(Immer noch vgl joh-6-24) in Kapernaum, lehrend in der Synagoge von Kapernau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6" calcext:value-type="float">
            <text:p>6.60</text:p>
          </table:table-cell>
          <table:table-cell table:style-name="ce125" office:value-type="float" office:value="6.71" calcext:value-type="float">
            <text:p>6.7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 Worte erzeugen eine Scheidung unter den Jünger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25" office:value-type="float" office:value="7.09" calcext:value-type="float">
            <text:p>7.09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174" office:value-type="string" calcext:value-type="string">
            <text:p>Die ungläubigen Brüder Jesu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1" calcext:value-type="float">
            <text:p>7.10</text:p>
          </table:table-cell>
          <table:table-cell table:style-name="ce125" office:value-type="float" office:value="7.24" calcext:value-type="float">
            <text:p>7.2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lehrt am Laubhüttenfest. Der Unglaube der Ju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2" calcext:value-type="float">
            <text:p>7.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Volksmenge spricht: du hast einen Dämon, wer such dich zu tö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25" calcext:value-type="float">
            <text:p>7.25</text:p>
          </table:table-cell>
          <table:table-cell table:style-name="ce125" office:value-type="float" office:value="7.36" calcext:value-type="float">
            <text:p>7.3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st Jesus der Christ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37" calcext:value-type="float">
            <text:p>7.37</text:p>
          </table:table-cell>
          <table:table-cell table:style-name="ce125" office:value-type="float" office:value="7.39" calcext:value-type="float">
            <text:p>7.3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tröme lebendigen Wasser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4" calcext:value-type="float">
            <text:p>7.40</text:p>
          </table:table-cell>
          <table:table-cell table:style-name="ce125" office:value-type="float" office:value="7.53" calcext:value-type="float">
            <text:p>7.5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paltung unter den Ju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25" office:value-type="float" office:value="8.11" calcext:value-type="float">
            <text:p>8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ie Ehebrecheri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12" calcext:value-type="float">
            <text:p>8.12</text:p>
          </table:table-cell>
          <table:table-cell table:style-name="ce125" office:value-type="float" office:value="8.3" calcext:value-type="float">
            <text:p>8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 – das Licht der Welt (vgl Mt 5:14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31" calcext:value-type="float">
            <text:p>8.31</text:p>
          </table:table-cell>
          <table:table-cell table:style-name="ce125" office:value-type="float" office:value="8.47" calcext:value-type="float">
            <text:p>8.4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Allein die göttliche Wahrheit macht frei. Die Ursache für den Widerstand gegen die Wahrhei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48" calcext:value-type="float">
            <text:p>8.48</text:p>
          </table:table-cell>
          <table:table-cell table:style-name="ce125" office:value-type="float" office:value="8.59" calcext:value-type="float">
            <text:p>8.5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Entehrung und Ablehnung des Sohnes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58" office:value-type="float" office:value="9.01" calcext:value-type="float">
            <text:p>9.01</text:p>
          </table:table-cell>
          <table:table-cell table:style-name="ce150" office:value-type="float" office:value="9.12" calcext:value-type="float">
            <text:p>9.1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Heilung eines Blindgeboren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25" office:value-type="float" office:value="9.34" calcext:value-type="float">
            <text:p>9.3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Verhör des Geheilten durch die Pharisä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25" office:value-type="float" office:value="9.41" calcext:value-type="float">
            <text:p>9.4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Blinde sehen und Sehende werden blin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25" office:value-type="float" office:value="10.3" calcext:value-type="float">
            <text:p>10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gute Hirt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31" calcext:value-type="float">
            <text:p>10.31</text:p>
          </table:table-cell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Unglaube und Widerstand gegen den Sohn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1.01" calcext:value-type="float">
            <text:p>11.01</text:p>
          </table:table-cell>
          <table:table-cell table:style-name="ce125" office:value-type="float" office:value="11.46" calcext:value-type="float">
            <text:p>11.4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Auferweckung des Lazaru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1.47" calcext:value-type="float">
            <text:p>11.47</text:p>
          </table:table-cell>
          <table:table-cell table:style-name="ce125" office:value-type="float" office:value="11.57" calcext:value-type="float">
            <text:p>11.5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Mordplan des Hohen Rate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5" office:value-type="float" office:value="12.08" calcext:value-type="float">
            <text:p>12.08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Salbung Jesu in Bethani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 office:value-type="float" office:value="12.11" calcext:value-type="float">
            <text:p>12.1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tha salbt Jesus mit Nardenöl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31" calcext:value-type="float">
            <text:p>13.31</text:p>
          </table:table-cell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Verherrlichung Jesu und das neue Gebo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01" calcext:value-type="float">
            <text:p>14.01</text:p>
          </table:table-cell>
          <table:table-cell table:style-name="ce125" office:value-type="float" office:value="14.14" calcext:value-type="float">
            <text:p>14.1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, der einzige Weg zum Va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25" office:value-type="float" office:value="14.26" calcext:value-type="float">
            <text:p>14.2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Verheissung des Heiligen Geistes. Gehorsam und Liebe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27" calcext:value-type="float">
            <text:p>14.27</text:p>
          </table:table-cell>
          <table:table-cell table:style-name="ce125" office:value-type="float" office:value="14.33" calcext:value-type="float">
            <text:p>14.3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Friede Jesu Christi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01" calcext:value-type="float">
            <text:p>15.01</text:p>
          </table:table-cell>
          <table:table-cell table:style-name="ce125" office:value-type="float" office:value="15.11" calcext:value-type="float">
            <text:p>15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Weinstock und die Reb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12" calcext:value-type="float">
            <text:p>15.12</text:p>
          </table:table-cell>
          <table:table-cell table:style-name="ce125" office:value-type="float" office:value="15.17" calcext:value-type="float">
            <text:p>15.1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Gebot der Lieb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18" calcext:value-type="float">
            <text:p>15.18</text:p>
          </table:table-cell>
          <table:table-cell table:style-name="ce125" office:value-type="float" office:value="16.04" calcext:value-type="float">
            <text:p>16.0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Hass der Welt gegen die Jünger – Ankündiung von Verfolgung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25" office:value-type="float" office:value="16.15" calcext:value-type="float">
            <text:p>16.1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Wirken des Heiligen Geis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6.16" calcext:value-type="float">
            <text:p>16.16</text:p>
          </table:table-cell>
          <table:table-cell table:style-name="ce125" office:value-type="float" office:value="16.33" calcext:value-type="float">
            <text:p>16.3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Künftige Trauer und Freude der Jünger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7.01" calcext:value-type="float">
            <text:p>17.01</text:p>
          </table:table-cell>
          <table:table-cell table:style-name="ce125" office:value-type="float" office:value="17.26" calcext:value-type="float">
            <text:p>17.2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Gebet Jesu Christi für seine Jüng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8.01" calcext:value-type="float">
            <text:p>18.0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Leiden und Sterben Jesu Christi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7" calcext:value-type="float">
            <text:p>11.37</text:p>
          </table:table-cell>
          <table:table-cell table:style-name="ce160"/>
          <table:table-cell table:style-name="ce125" office:value-type="float" office:value="11.52" calcext:value-type="float">
            <text:p>11.52</text:p>
          </table:table-cell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ittagessen beim Pharisä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2" calcext:value-type="float">
            <text:p>11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he euch Pharisäern: verzehntet Krausemünze... übergeht Gericht und Liebe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5" calcext:value-type="float">
            <text:p>11.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u schmähst un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9" calcext:value-type="float">
            <text:p>11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rum hat Weisheit Gottes gesagt: ich werde Propheten und Apostel zu ihnen senden, und etliche von ihnen werden sie tö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ce148" office:value-type="float" office:value="2.25" calcext:value-type="float">
            <text:p>2.25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table:style-name="ce174" office:value-type="string" calcext:value-type="string">
            <text:p>Die erste Tempelreinigung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48" office:value-type="float" office:value="3.13" calcext:value-type="float">
            <text:p>3.1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Nikodemus, die Notwendigkeit der Wiedergebur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48" office:value-type="float" office:value="3.22" calcext:value-type="float">
            <text:p>3.22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-&gt; Judäa</text:p>
          </table:table-cell>
          <table:table-cell table:number-columns-repeated="2"/>
          <table:table-cell table:style-name="ce174" office:value-type="string" calcext:value-type="string">
            <text:p>Jesus verweilt in Judäa und seine Jünger tauf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48" office:value-type="float" office:value="3.36" calcext:value-type="float">
            <text:p>3.3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ohannes der Täufer und sein Zeugnis von Christ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01" calcext:value-type="float">
            <text:p>4.01</text:p>
          </table:table-cell>
          <table:table-cell table:style-name="ce148" office:value-type="float" office:value="4.3" calcext:value-type="float">
            <text:p>4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ie Frau aus Samaria. Das Wasser des Lebens. Die wahren Anbeter Gottes.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48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S</text:p>
          </table:table-cell>
          <table:table-cell table:number-columns-repeated="2"/>
          <table:table-cell table:style-name="ce174" office:value-type="string" calcext:value-type="string">
            <text:p>ER verlässt Judäa: Via Samaria wieder nach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31" calcext:value-type="float">
            <text:p>4.31</text:p>
          </table:table-cell>
          <table:table-cell table:style-name="ce148" office:value-type="float" office:value="4.38" calcext:value-type="float">
            <text:p>4.38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weisse Erntefel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39" calcext:value-type="float">
            <text:p>4.39</text:p>
          </table:table-cell>
          <table:table-cell table:style-name="ce148" office:value-type="float" office:value="4.42" calcext:value-type="float">
            <text:p>4.4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Glaube der Samariter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48" office:value-type="float" office:value="4.54" calcext:value-type="float">
            <text:p>4.54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Nach zwei Tagen nach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48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esus geht zum Fest der Juden in Jerusale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" calcext:value-type="float">
            <text:p>3.10</text:p>
          </table:table-cell>
          <table:table-cell table:style-name="ce124"/>
          <table:table-cell table:style-name="ce124" office:value-type="float" office:value="3.1" calcext:value-type="float">
            <text:p>3.10</text:p>
          </table:table-cell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36" office:value-type="float" office:value="6.172" calcext:value-type="float">
            <text:p>6.1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162" calcext:value-type="float">
            <text:p>5.16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9"/>
          <table:table-cell table:style-name="ce174" office:value-type="string" calcext:value-type="string">
            <text:p>Jesus heilt viel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24"/>
          <table:table-cell table:style-name="ce124" office:value-type="float" office:value="3.12" calcext:value-type="float">
            <text:p>3.12</text:p>
          </table:table-cell>
          <table:table-cell table:style-name="ce121"/>
          <table:table-cell table:style-name="ce122"/>
          <table:table-cell table:style-name="ce124" office:value-type="float" office:value="6.18" calcext:value-type="float">
            <text:p>6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63" calcext:value-type="float">
            <text:p>5.163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office:value-type="string" calcext:value-type="string">
            <text:p>?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Unreine Geister: Du bist der Sohn Gottes // Die von unreinen Geistern geplagten wurden geheil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301" calcext:value-type="float">
            <text:p>14.3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5" calcext:value-type="float">
            <text:p>22.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371" calcext:value-type="float">
            <text:p>13.3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Als ich euch ohne Börse und Tasche und Sandalen sandte, mangelte euch etwas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1" calcext:value-type="float">
            <text:p>11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179" calcext:value-type="float">
            <text:p>7.17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in ihren Städten</text:p>
          </table:table-cell>
          <table:table-cell table:style-name="ce170" table:number-columns-repeated="2"/>
          <table:table-cell table:style-name="ce174" office:value-type="string" calcext:value-type="string">
            <text:p>Jesus hat seine Befehle an die 12 Jünger vollendet, lehrt nun in den Städ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016" calcext:value-type="float">
            <text:p>11.0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2" calcext:value-type="float">
            <text:p>8.02</text:p>
          </table:table-cell>
          <table:table-cell table:style-name="ce160"/>
          <table:table-cell table:style-name="ce125" office:value-type="float" office:value="8.03" calcext:value-type="float">
            <text:p>8.0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dienenden Frauen in der Begleitung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2" calcext:value-type="float">
            <text:p>1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8" calcext:value-type="float">
            <text:p>7.18</text:p>
          </table:table-cell>
          <table:table-cell table:style-name="ce160" office:value-type="float" office:value="7.28" calcext:value-type="float">
            <text:p>7.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Johannes Jünger berichten dies alles / Johannes hört im Gefängnis die Werke des Crhistus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2" calcext:value-type="float">
            <text:p>1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9" calcext:value-type="float">
            <text:p>7.19</text:p>
          </table:table-cell>
          <table:table-cell table:style-name="ce123" office:value-type="float" office:value="7.192" calcext:value-type="float">
            <text:p>7.1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 hört im Gefängnis die Werke des Christus // Johannesens Jünger berichten ih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3" calcext:value-type="float">
            <text:p>11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9" calcext:value-type="float">
            <text:p>7.19</text:p>
          </table:table-cell>
          <table:table-cell table:style-name="ce123" office:value-type="float" office:value="7.194" calcext:value-type="float">
            <text:p>7.19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ist du der Komme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4" calcext:value-type="float">
            <text:p>11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2" calcext:value-type="float">
            <text:p>7.2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erkündet, was ihr hört und se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5" calcext:value-type="float">
            <text:p>11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1" calcext:value-type="float">
            <text:p>7.2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linde werden sehend, Lahme wandeln, Aussätzige werden gereinigt, Taube hören, Tote werden auferweckt, Armen wird gute Botschaft verkündet // Lk: in jener Stunde .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7" calcext:value-type="float">
            <text:p>11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4" calcext:value-type="float">
            <text:p>7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über Johannes: Was seid ihr in die Wüste hinaus gegangen…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" calcext:value-type="float">
            <text:p>11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7" calcext:value-type="float">
            <text:p>7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es, von dem geschrieben ist: ich sende meinen Boten vor deinem Angesicht her, der deinen Weg vor dir bereiten soll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2" calcext:value-type="float">
            <text:p>11.12</text:p>
          </table:table-cell>
          <table:table-cell table:style-name="ce132"/>
          <table:table-cell table:style-name="ce142"/>
          <table:table-cell table:style-name="ce125" office:value-type="float" office:value="11.13" calcext:value-type="float">
            <text:p>11.13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6" calcext:value-type="float">
            <text:p>16.16</text:p>
          </table:table-cell>
          <table:table-cell table:style-name="ce160"/>
          <table:table-cell table:style-name="ce125" office:value-type="float" office:value="16.17" calcext:value-type="float">
            <text:p>16.17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Das Gesetz bis auf Johannes, dann Verkündigung des Reiches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1.12" calcext:value-type="float">
            <text:p>11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9" calcext:value-type="float">
            <text:p>12.19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28" calcext:value-type="float">
            <text:p>20.2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<text:span text:style-name="T7">Frage</text:span>: Mose hat gesagt …. es waren aber sieben Brüder</text:p>
          </table:table-cell>
          <table:table-cell table:style-name="ce174" table:number-columns-repeated="3"/>
        </table:table-row>
        <table:table-row table:style-name="ro4">
          <table:table-cell table:style-name="ce121"/>
          <table:table-cell table:style-name="ce122"/>
          <table:table-cell table:style-name="ce124" office:value-type="float" office:value="11.14" calcext:value-type="float">
            <text:p>11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275" calcext:value-type="float">
            <text:p>7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ihr es annehmen wollt: er ist Elias, der kommen sol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5" calcext:value-type="float">
            <text:p>11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276" calcext:value-type="float">
            <text:p>7.27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Ohren hat zu hören, der hör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52" calcext:value-type="float">
            <text:p>11.15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28" calcext:value-type="float">
            <text:p>7.2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Unter den von Frauen Geborenen ist kein grösserer Prophet als Johannes der Täufer, aber der kleinste im Reich Gottes ist grösser als 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6" calcext:value-type="float">
            <text:p>11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1" calcext:value-type="float">
            <text:p>7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m soll ich dieses Geschlecht vergleich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8" calcext:value-type="float">
            <text:p>11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33" calcext:value-type="float">
            <text:p>7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hannes ass nicht – sie sagen, er hat einen Dämo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9" calcext:value-type="float">
            <text:p>11.19</text:p>
          </table:table-cell>
          <table:table-cell table:style-name="ce123" office:value-type="float" office:value="11.192" calcext:value-type="float">
            <text:p>11.19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4" calcext:value-type="float">
            <text:p>7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ohn des Menschen ist und trinkt – sie sagen Fresser und Säufer, ein Freund von Zöllnern und Sünd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9" calcext:value-type="float">
            <text:p>11.19</text:p>
          </table:table-cell>
          <table:table-cell table:style-name="ce123" office:value-type="float" office:value="11.194" calcext:value-type="float">
            <text:p>11.19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4" calcext:value-type="float">
            <text:p>7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isheit gerechtfertigt worden von allen ihren Kind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5" calcext:value-type="float">
            <text:p>11.1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36" calcext:value-type="float">
            <text:p>7.36</text:p>
          </table:table-cell>
          <table:table-cell table:style-name="ce160"/>
          <table:table-cell table:style-name="ce125" office:value-type="float" office:value="7.48" calcext:value-type="float">
            <text:p>7.48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4" office:value-type="string" calcext:value-type="string">
            <text:p>Ein Pharisäer bittet Jesus, mit ihm zu e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6" calcext:value-type="float">
            <text:p>11.19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7" calcext:value-type="float">
            <text:p>7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ine Sünderin salbt Jesu Füss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6" calcext:value-type="float">
            <text:p>11.19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9" calcext:value-type="float">
            <text:p>7.3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harisäer: Wenn dieser ein Prophet wäre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7" calcext:value-type="float">
            <text:p>11.19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1" calcext:value-type="float">
            <text:p>7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in Gläubiger hatte zwei Schuldn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7" calcext:value-type="float">
            <text:p>11.19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8" calcext:value-type="float">
            <text:p>7.4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 spricht zu ihr: Deine Sünden sind verge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8" calcext:value-type="float">
            <text:p>11.19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9" calcext:value-type="float">
            <text:p>7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ist dieser, der auch Sünden vergib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" calcext:value-type="float">
            <text:p>11.20</text:p>
          </table:table-cell>
          <table:table-cell table:style-name="ce132"/>
          <table:table-cell table:style-name="ce142"/>
          <table:table-cell table:style-name="ce125" office:value-type="float" office:value="11.24" calcext:value-type="float">
            <text:p>11.24</text:p>
          </table:table-cell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3" calcext:value-type="float">
            <text:p>10.13</text:p>
          </table:table-cell>
          <table:table-cell table:style-name="ce136" office:value-type="float" office:value="10.131" calcext:value-type="float">
            <text:p>10.131</text:p>
          </table:table-cell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schilt die Städte, wo die meisten Wunderwerke geschehen waren, weil sie nicht Busse getan hat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205" calcext:value-type="float">
            <text:p>11.2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7" calcext:value-type="float">
            <text:p>10.17</text:p>
          </table:table-cell>
          <table:table-cell table:style-name="ce160"/>
          <table:table-cell table:style-name="ce150" office:value-type="float" office:value="10.24" calcext:value-type="float">
            <text:p>10.2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rosse Vorrecht der Jün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1" calcext:value-type="float">
            <text:p>11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3" calcext:value-type="float">
            <text:p>10.13</text:p>
          </table:table-cell>
          <table:table-cell table:style-name="ce136" office:value-type="float" office:value="10.132" calcext:value-type="float">
            <text:p>10.1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he dir Chorazin, Wehe dir Bethsaida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3" calcext:value-type="float">
            <text:p>11.23</text:p>
          </table:table-cell>
          <table:table-cell table:style-name="ce132" office:value-type="float" office:value="11.23" calcext:value-type="float">
            <text:p>11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5" calcext:value-type="float">
            <text:p>10.15</text:p>
          </table:table-cell>
          <table:table-cell table:style-name="ce160" office:value-type="float" office:value="10.15" calcext:value-type="float">
            <text:p>10.15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apernau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5" calcext:value-type="float">
            <text:p>11.25</text:p>
          </table:table-cell>
          <table:table-cell table:style-name="ce136" office:value-type="float" office:value="11.251" calcext:value-type="float">
            <text:p>11.251</text:p>
          </table:table-cell>
          <table:table-cell table:style-name="ce142"/>
          <table:table-cell table:style-name="ce125" office:value-type="float" office:value="11.3" calcext:value-type="float">
            <text:p>11.30</text:p>
          </table:table-cell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1" calcext:value-type="float">
            <text:p>10.21</text:p>
          </table:table-cell>
          <table:table-cell table:style-name="ce160"/>
          <table:table-cell table:style-name="ce125" office:value-type="float" office:value="10.22" calcext:value-type="float">
            <text:p>10.2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: Ich preise dich, Vater, ... dass du dies vor Weisen und Verständigen verborgen hast, aber Unmündigen geoffenbart ha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7" calcext:value-type="float">
            <text:p>11.27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2" calcext:value-type="float">
            <text:p>10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3.35" calcext:value-type="float">
            <text:p>3.3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lles ist mir von meinem Vater übergeben, niemand erkennt den Sohn als nur der Vater, noch erkennt jemand den Vater... ausser von Sohn offenba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32"/>
          <table:table-cell table:style-name="ce125" office:value-type="float" office:value="2.28" calcext:value-type="float">
            <text:p>2.28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60"/>
          <table:table-cell table:style-name="ce125" office:value-type="float" office:value="6.05" calcext:value-type="float">
            <text:p>6.05</text:p>
          </table:table-cell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2"/>
          <table:table-cell table:style-name="ce170" office:value-type="string" calcext:value-type="string">
            <text:p>mk</text:p>
          </table:table-cell>
          <table:table-cell table:style-name="ce170" table:number-columns-repeated="8"/>
          <table:table-cell table:style-name="ce174" office:value-type="string" calcext:value-type="string">
            <text:p>(am Zweit-ersten) Sabbat: <text:s/>Jesus geht durch die Aeh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4" calcext:value-type="float">
            <text:p>2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2" calcext:value-type="float">
            <text:p>6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1" calcext:value-type="float">
            <text:p>5.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: Siehe, deine Jünger tun, was am Sabbat nicht erlaubt ist // warum tut ihr, was am Sabbat nicht erlaubt ist? // Joh: Es ist nicht erlaubt, die Liegematte zu tr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3" calcext:value-type="float">
            <text:p>12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5" calcext:value-type="float">
            <text:p>2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3" calcext:value-type="float">
            <text:p>6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01" calcext:value-type="float">
            <text:p>5.1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: Habt ihr nicht gelesen, was David ta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4" calcext:value-type="float">
            <text:p>12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6" calcext:value-type="float">
            <text:p>2.2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4" calcext:value-type="float">
            <text:p>6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01" calcext:value-type="float">
            <text:p>5.1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vid ging in das Haus Gottes und ass die Schaubrote, er und die mit ihm nicht essen durften (Mk: unter Abjathar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5" calcext:value-type="float">
            <text:p>12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261" calcext:value-type="float">
            <text:p>2.2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6.045" calcext:value-type="float">
            <text:p>6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01" calcext:value-type="float">
            <text:p>5.1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bt ihr nicht im Gesetz gelesen, dass an den Sabbaten die Priester den Tempel entheiligen und schuldlos si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6" calcext:value-type="float">
            <text:p>12.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262" calcext:value-type="float">
            <text:p>2.26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6.049" calcext:value-type="float">
            <text:p>6.0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02" calcext:value-type="float">
            <text:p>5.1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rösseres als der Tempel <text:s/>ist hi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8" calcext:value-type="float">
            <text:p>12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8" calcext:value-type="float">
            <text:p>2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ohn des Menschen auch Herr des Sabbat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9" calcext:value-type="float">
            <text:p>12.09</text:p>
          </table:table-cell>
          <table:table-cell table:style-name="ce132"/>
          <table:table-cell table:style-name="ce142"/>
          <table:table-cell table:style-name="ce125" office:value-type="float" office:value="12.13" calcext:value-type="float">
            <text:p>12.13</text:p>
          </table:table-cell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6" office:value-type="float" office:value="3.011" calcext:value-type="float">
            <text:p>3.011</text:p>
          </table:table-cell>
          <table:table-cell table:style-name="ce125" office:value-type="float" office:value="3.06" calcext:value-type="float">
            <text:p>3.06</text:p>
          </table:table-cell>
          <table:table-cell table:style-name="ce121"/>
          <table:table-cell table:style-name="ce122"/>
          <table:table-cell table:style-name="ce124" office:value-type="float" office:value="6.06" calcext:value-type="float">
            <text:p>6.06</text:p>
          </table:table-cell>
          <table:table-cell table:style-name="ce136" office:value-type="float" office:value="6.061" calcext:value-type="float">
            <text:p>6.061</text:p>
          </table:table-cell>
          <table:table-cell table:style-name="ce125" office:value-type="float" office:value="6.11" calcext:value-type="float">
            <text:p>6.11</text:p>
          </table:table-cell>
          <table:table-cell table:style-name="ce121"/>
          <table:table-cell table:style-name="ce122"/>
          <table:table-cell table:style-name="ce123" office:value-type="float" office:value="5.157" calcext:value-type="float">
            <text:p>5.157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string" calcext:value-type="string">
            <text:p>mk</text:p>
          </table:table-cell>
          <table:table-cell table:style-name="ce170" table:number-columns-repeated="4"/>
          <table:table-cell table:style-name="ce170" office:value-type="string" calcext:value-type="string">
            <text:p>-&gt; Synagoge</text:p>
          </table:table-cell>
          <table:table-cell table:style-name="ce170" table:number-columns-repeated="2"/>
          <table:table-cell table:style-name="ce174" office:value-type="string" calcext:value-type="string">
            <text:p>(an einem anderen Sabbat): Jesus kommt in ihre Synago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" calcext:value-type="float">
            <text:p>12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6" office:value-type="float" office:value="3.012" calcext:value-type="float">
            <text:p>3.01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6.06" calcext:value-type="float">
            <text:p>6.06</text:p>
          </table:table-cell>
          <table:table-cell table:style-name="ce136" office:value-type="float" office:value="6.062" calcext:value-type="float">
            <text:p>6.06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ensch mit verdorrter Hand. Sie fragen: Ist es erlaubt, am Sabbt gutes zu tun/heil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01" calcext:value-type="float">
            <text:p>12.1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2" calcext:value-type="float">
            <text:p>3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7" calcext:value-type="float">
            <text:p>6.07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chriftgelehrte und Pharisäer lauern, ob er am Sabbat heilen würde: Suchen Beschuldigung gehen Ih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1" calcext:value-type="float">
            <text:p>12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025" calcext:value-type="float">
            <text:p>3.025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6.075" calcext:value-type="float">
            <text:p>6.075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t: Wer wird ein Schaf, das in die Grube gefallen ist, am Sabbat rett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3" calcext:value-type="float">
            <text:p>12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8" calcext:value-type="float">
            <text:p>6.0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zum Menschen mit verdorrter Hand: stell dich in die Mitte // Strecke deine Hand aus // Hand wird geheilg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31" calcext:value-type="float">
            <text:p>12.1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4" calcext:value-type="float">
            <text:p>3.0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9" calcext:value-type="float">
            <text:p>6.0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st es erlaubt, am Sabbat Gutes zu tu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32" calcext:value-type="float">
            <text:p>12.1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5" calcext:value-type="float">
            <text:p>3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" calcext:value-type="float">
            <text:p>6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9" calcext:value-type="float">
            <text:p>5.15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blickt auf sie (mk: mit Zor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4" calcext:value-type="float">
            <text:p>12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1" calcext:value-type="float">
            <text:p>6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16" calcext:value-type="float">
            <text:p>5.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wurden mit Unverstand erfüllt // Pharisär halten Rat mit Herodianern, um Jesus umzubringen // Joh: Juden verfolgen Jesus, weil er dies am Sabbat getan ha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41" calcext:value-type="float">
            <text:p>12.141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18" calcext:value-type="float">
            <text:p>6.18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48" office:value-type="float" office:value="5.3" calcext:value-type="float">
            <text:p>5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unreingen Geister sagen/Jesus bezeugt von sich, dass er der Sohn Gottes is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42" calcext:value-type="float">
            <text:p>12.142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31" calcext:value-type="float">
            <text:p>5.31</text:p>
          </table:table-cell>
          <table:table-cell table:style-name="ce148" office:value-type="float" office:value="5.47" calcext:value-type="float">
            <text:p>5.4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Vater legt Zeugnis ab von seinem Soh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5" calcext:value-type="float">
            <text:p>12.1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11" calcext:value-type="float">
            <text:p>6.111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15" calcext:value-type="float">
            <text:p>6.15</text:p>
          </table:table-cell>
          <table:table-cell table:style-name="ce125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-&gt; See</text:p>
          </table:table-cell>
          <table:table-cell table:number-columns-repeated="3"/>
          <table:table-cell office:value-type="string" calcext:value-type="string">
            <text:p>Es erkennt, dass er umgebracht werden soll und entweicht mit seinen Jüngern an den See (mt: von dannen), grosse Volksmenge folgt, Jesus heilt alle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55" calcext:value-type="float">
            <text:p>12.15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09" calcext:value-type="float">
            <text:p>3.09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12" calcext:value-type="float">
            <text:p>6.11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13"/>
          <table:table-cell office:value-type="string" calcext:value-type="string">
            <text:p>Jesus sagt den Jüngern, sie sollen ein Boot für ihn bereithalten, wegen der Volksmenge, die ihn bedrängte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6" calcext:value-type="float">
            <text:p>12.16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12" calcext:value-type="float">
            <text:p>3.1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74" calcext:value-type="float">
            <text:p>6.174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12"/>
          <table:table-cell office:value-type="string" calcext:value-type="string">
            <text:p>Jesus bedroht sie: ihn nicht offenbar zu mach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7" calcext:value-type="float">
            <text:p>12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24" calcext:value-type="float">
            <text:p>3.1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6.176" calcext:value-type="float">
            <text:p>6.17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 Jesaja: Mein erwählter Knecht, an dem meine Seele wohlgefallen gefunden hat, ich werde meinen Geist auf ihn legen, und er wird den Nationen gericht ankün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8" calcext:value-type="float">
            <text:p>12.18</text:p>
          </table:table-cell>
          <table:table-cell table:style-name="ce123" office:value-type="float" office:value="12.18" calcext:value-type="float">
            <text:p>12.18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25" calcext:value-type="float">
            <text:p>3.125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3" office:value-type="float" office:value="6.177" calcext:value-type="float">
            <text:p>6.1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/>
          <table:table-cell table:style-name="ce174" office:value-type="string" calcext:value-type="string">
            <text:p>Jes 42 1-4: Siehe, mein Knecht, den ich erwählt habe, mein Geliebter, an welchem meine Seele Wohlgefallen gefunden hat - Ich werde meinen Geist auf ihn legen, und er wird den Nationen Gericht ankünd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2" calcext:value-type="float">
            <text:p>12.22</text:p>
          </table:table-cell>
          <table:table-cell table:style-name="ce132"/>
          <table:table-cell table:style-name="ce142"/>
          <table:table-cell table:style-name="ce125" office:value-type="float" office:value="12.23" calcext:value-type="float">
            <text:p>12.23</text:p>
          </table:table-cell>
          <table:table-cell table:style-name="ce121"/>
          <table:table-cell table:style-name="ce122"/>
          <table:table-cell table:style-name="ce123" office:value-type="float" office:value="3.215" calcext:value-type="float">
            <text:p>3.215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4" office:value-type="float" office:value="11.14" calcext:value-type="float">
            <text:p>11.14</text:p>
          </table:table-cell>
          <table:table-cell table:style-name="ce160"/>
          <table:table-cell table:style-name="ce125" office:value-type="float" office:value="11.14" calcext:value-type="float">
            <text:p>11.1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4" office:value-type="string" calcext:value-type="string">
            <text:p>Blinder (und stummer) Besessener wird zu Jesus gebrach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25" calcext:value-type="float">
            <text:p>12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" calcext:value-type="float">
            <text:p>3.20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3" office:value-type="float" office:value="6.99" calcext:value-type="float">
            <text:p>6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Haus</text:p>
          </table:table-cell>
          <table:table-cell table:style-name="ce170" table:number-columns-repeated="2"/>
          <table:table-cell table:style-name="ce174" office:value-type="string" calcext:value-type="string">
            <text:p>Sie kommen in ein Haus, können nicht einmal e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27" calcext:value-type="float">
            <text:p>12.2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1" calcext:value-type="float">
            <text:p>3.21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3" office:value-type="float" office:value="6.99" calcext:value-type="float">
            <text:p>6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gehörige: er ist ausser s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4" calcext:value-type="float">
            <text:p>12.24</text:p>
          </table:table-cell>
          <table:table-cell table:style-name="ce132"/>
          <table:table-cell table:style-name="ce142"/>
          <table:table-cell table:style-name="ce125" office:value-type="float" office:value="12.32" calcext:value-type="float">
            <text:p>12.32</text:p>
          </table:table-cell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32"/>
          <table:table-cell table:style-name="ce125" office:value-type="float" office:value="3.3" calcext:value-type="float">
            <text:p>3.30</text:p>
          </table:table-cell>
          <table:table-cell table:style-name="ce121"/>
          <table:table-cell table:style-name="ce122"/>
          <table:table-cell table:style-name="ce124" office:value-type="float" office:value="11.15" calcext:value-type="float">
            <text:p>11.15</text:p>
          </table:table-cell>
          <table:table-cell table:style-name="ce160"/>
          <table:table-cell table:style-name="ce125" office:value-type="float" office:value="11.23" calcext:value-type="float">
            <text:p>11.2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chriftgelehrte kommen von Jerusalem herab: Er hat Belzebub, durch Obersten der Dämonen treibt er die Dämonen aus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41" calcext:value-type="float">
            <text:p>12.2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151" calcext:value-type="float">
            <text:p>11.1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pricht in Gleichnissen zu ihnen: wie kann Satan Satan austreib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5" calcext:value-type="float">
            <text:p>12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17" calcext:value-type="float">
            <text:p>11.17</text:p>
          </table:table-cell>
          <table:table-cell table:style-name="ce160" office:value-type="float" office:value="11.17" calcext:value-type="float">
            <text:p>11.1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a er aber ihre Gedanken wusste: Wenn Reich wider sich selbst entzweit? Wie besteht es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6" calcext:value-type="float">
            <text:p>12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18" calcext:value-type="float">
            <text:p>11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Satan mit sich selbst entzweit, wie wird sein Reich besteh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7" calcext:value-type="float">
            <text:p>12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41" calcext:value-type="float">
            <text:p>3.2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19" calcext:value-type="float">
            <text:p>11.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ich durch Beelzebul... wie eure Söhn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8" calcext:value-type="float">
            <text:p>12.28</text:p>
          </table:table-cell>
          <table:table-cell table:style-name="ce132" office:value-type="float" office:value="12.28" calcext:value-type="float">
            <text:p>12.28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45" calcext:value-type="float">
            <text:p>3.2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" calcext:value-type="float">
            <text:p>11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nn ich durch den Geist Gotte (lk: Finger Gottes) s die Dämonen austreibe, ist das Reich Gottes zu euch ge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81" calcext:value-type="float">
            <text:p>12.28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1" calcext:value-type="float">
            <text:p>11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er Starke bewaffnet seinen Hof bewacht, so ist seine Habe in Frie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9" calcext:value-type="float">
            <text:p>12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7" calcext:value-type="float">
            <text:p>3.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2" calcext:value-type="float">
            <text:p>11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iemand kann in das Haus des Starken eindringen ... ohne zuver den Starken zu bin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" calcext:value-type="float">
            <text:p>12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75" calcext:value-type="float">
            <text:p>3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3" calcext:value-type="float">
            <text:p>11.2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nicht mit mir ist, ist wider mich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1" calcext:value-type="float">
            <text:p>12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8" calcext:value-type="float">
            <text:p>3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31" calcext:value-type="float">
            <text:p>11.2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le Sünden werden den Söhnen des Menschen vergeben werden, auch Lästerungen (mt: wer gegen <text:s/>den Sohn des Menschen reden wird)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1" calcext:value-type="float">
            <text:p>12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9" calcext:value-type="float">
            <text:p>3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31" calcext:value-type="float">
            <text:p>11.231</text:p>
          </table:table-cell>
          <table:table-cell table:style-name="ce162" office:value-type="float" office:value="12.1" calcext:value-type="float">
            <text:p>12.1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eine Vergebung nach Lästerung wider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2" calcext:value-type="float">
            <text:p>12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91" calcext:value-type="float">
            <text:p>3.29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32" calcext:value-type="float">
            <text:p>11.232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gen Sohn reden kann vergegben werden, nicht aber reden gegen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3" calcext:value-type="float">
            <text:p>12.3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92" calcext:value-type="float">
            <text:p>3.29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33" calcext:value-type="float">
            <text:p>11.233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cht den Baumt gut oder faul, an der Frucht wird der Baum erkann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4" calcext:value-type="float">
            <text:p>12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93" calcext:value-type="float">
            <text:p>3.29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34" calcext:value-type="float">
            <text:p>11.234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Otternbrut, wie könnt ihr Gutes red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5" calcext:value-type="float">
            <text:p>12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94" calcext:value-type="float">
            <text:p>3.29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35" calcext:value-type="float">
            <text:p>11.235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er gute Mensch bringt aus dem guten Schatz Gutes hervor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0" office:value-type="float" office:value="12.38" calcext:value-type="float">
            <text:p>12.38</text:p>
          </table:table-cell>
          <table:table-cell table:style-name="ce132"/>
          <table:table-cell table:style-name="ce142"/>
          <table:table-cell table:style-name="ce125" office:value-type="float" office:value="12.42" calcext:value-type="float">
            <text:p>12.42</text:p>
          </table:table-cell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56" office:value-type="float" office:value="11.16" calcext:value-type="float">
            <text:p>11.16</text:p>
          </table:table-cell>
          <table:table-cell table:style-name="ce123" office:value-type="float" office:value="11.291" calcext:value-type="float">
            <text:p>11.291</text:p>
          </table:table-cell>
          <table:table-cell table:style-name="ce125" office:value-type="float" office:value="11.32" calcext:value-type="float">
            <text:p>11.3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ir möchten ein Zeichen von dir/aus dem Himmel sehen // vgl mt-16-1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9" calcext:value-type="float">
            <text:p>12.39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8.111" calcext:value-type="float">
            <text:p>8.11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1.29" calcext:value-type="float">
            <text:p>11.29</text:p>
          </table:table-cell>
          <table:table-cell table:style-name="ce123" office:value-type="float" office:value="11.292" calcext:value-type="float">
            <text:p>11.292</text:p>
          </table:table-cell>
          <table:table-cell/>
          <table:table-cell table:style-name="ce121"/>
          <table:table-cell table:style-name="ce122"/>
          <table:table-cell table:style-name="ce124" office:value-type="float" office:value="12.37" calcext:value-type="float">
            <text:p>12.37</text:p>
          </table:table-cell>
          <table:table-cell table:style-name="ce125" office:value-type="float" office:value="12.5" calcext:value-type="float">
            <text:p>12.50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Wiewohl er aber so viele Zeichen vor ihnen getan hatte, glaubten sie nicht an ihn / nur Zeichen des Jona wird gegeben wer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3" calcext:value-type="float">
            <text:p>12.43</text:p>
          </table:table-cell>
          <table:table-cell table:style-name="ce132" office:value-type="float" office:value="12.25" calcext:value-type="float">
            <text:p>12.25</text:p>
          </table:table-cell>
          <table:table-cell table:style-name="ce142"/>
          <table:table-cell table:style-name="ce125" office:value-type="float" office:value="12.45" calcext:value-type="float">
            <text:p>12.45</text:p>
          </table:table-cell>
          <table:table-cell table:style-name="ce121"/>
          <table:table-cell table:style-name="ce122"/>
          <table:table-cell table:style-name="ce123" office:value-type="float" office:value="3.295" calcext:value-type="float">
            <text:p>3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4" calcext:value-type="float">
            <text:p>11.24</text:p>
          </table:table-cell>
          <table:table-cell table:style-name="ce160"/>
          <table:table-cell table:style-name="ce125" office:value-type="float" office:value="11.26" calcext:value-type="float">
            <text:p>11.26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Rückkehr des unreinen Geistes (Reprise von lk-9-42?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451" calcext:value-type="float">
            <text:p>12.45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96" calcext:value-type="float">
            <text:p>3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6" calcext:value-type="float">
            <text:p>11.2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ine gewisse Frau sagt: Glückselig der Leib, der dich getragen … Er sagt: vielmehr glückselig, die das Wort Gottes hören und bewahr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452" calcext:value-type="float">
            <text:p>12.45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967" calcext:value-type="float">
            <text:p>3.96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7" calcext:value-type="float">
            <text:p>11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ses Geschlecht ist böse: es fordert ein Zeichen und kein Zeichen wird ihm gegen werden als nur das Zeichen Jon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6" calcext:value-type="float">
            <text:p>12.46</text:p>
          </table:table-cell>
          <table:table-cell table:style-name="ce132"/>
          <table:table-cell table:style-name="ce142"/>
          <table:table-cell table:style-name="ce125" office:value-type="float" office:value="12.5" calcext:value-type="float">
            <text:p>12.50</text:p>
          </table:table-cell>
          <table:table-cell table:style-name="ce121"/>
          <table:table-cell table:style-name="ce122"/>
          <table:table-cell table:style-name="ce125" office:value-type="float" office:value="3.31" calcext:value-type="float">
            <text:p>3.31</text:p>
          </table:table-cell>
          <table:table-cell table:style-name="ce132"/>
          <table:table-cell table:style-name="ce125" office:value-type="float" office:value="3.35" calcext:value-type="float">
            <text:p>3.35</text:p>
          </table:table-cell>
          <table:table-cell table:style-name="ce121"/>
          <table:table-cell table:style-name="ce122"/>
          <table:table-cell table:style-name="ce124" office:value-type="float" office:value="8.19" calcext:value-type="float">
            <text:p>8.19</text:p>
          </table:table-cell>
          <table:table-cell table:style-name="ce160"/>
          <table:table-cell table:style-name="ce124" office:value-type="float" office:value="8.21" calcext:value-type="float">
            <text:p>8.21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utter und Brüder von Jesus wollen zu Jesus, können nicht wegen Volksmeng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8" calcext:value-type="float">
            <text:p>12.4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3.33" calcext:value-type="float">
            <text:p>3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91" calcext:value-type="float">
            <text:p>8.191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ist meine Mutter, wer sind meine Brü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5" calcext:value-type="float">
            <text:p>12.5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3.35" calcext:value-type="float">
            <text:p>3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1" calcext:value-type="float">
            <text:p>8.21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Willen/Wort Gottes tut, ist Bruder, Schwester, Mutter, vgl Mt 21:31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372]" office:value-type="float" office:value="13.006" calcext:value-type="float">
            <text:p>13.01</text:p>
          </table:table-cell>
          <table:table-cell table:style-name="ce136" office:value-type="float" office:value="13.006" calcext:value-type="float">
            <text:p>13.00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002" calcext:value-type="float">
            <text:p>4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32" calcext:value-type="float">
            <text:p>8.03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Geheimnisse des Reiches der Himme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36" office:value-type="float" office:value="13.005" calcext:value-type="float">
            <text:p>13.00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001" calcext:value-type="float">
            <text:p>4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31" calcext:value-type="float">
            <text:p>8.0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Haus -&gt; See</text:p>
          </table:table-cell>
          <table:table-cell table:style-name="ce170" table:number-columns-repeated="2"/>
          <table:table-cell table:style-name="ce174" office:value-type="string" calcext:value-type="string">
            <text:p>Jesus redet vieles in Gleichnissen (Mt 13;3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36" office:value-type="float" office:value="13.007" calcext:value-type="float">
            <text:p>13.007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1" calcext:value-type="float">
            <text:p>4.01</text:p>
          </table:table-cell>
          <table:table-cell table:style-name="ce136" office:value-type="float" office:value="4.011" calcext:value-type="float">
            <text:p>4.011</text:p>
          </table:table-cell>
          <table:table-cell table:style-name="ce125" office:value-type="float" office:value="4.02" calcext:value-type="float">
            <text:p>4.02</text:p>
          </table:table-cell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aus dem Haus und setzt sich an den See / Die Geheimnisse des Reiches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2" calcext:value-type="float">
            <text:p>13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1" calcext:value-type="float">
            <text:p>4.01</text:p>
          </table:table-cell>
          <table:table-cell table:style-name="ce136" office:value-type="float" office:value="4.012" calcext:value-type="float">
            <text:p>4.01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8.045" calcext:value-type="float">
            <text:p>8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Im Schiff</text:p>
          </table:table-cell>
          <table:table-cell table:style-name="ce170" table:number-columns-repeated="2"/>
          <table:table-cell table:style-name="ce174"/>
          <table:table-cell office:value-type="string" calcext:value-type="string">
            <text:p>Jesus steigt in ein Schiff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3" calcext:value-type="float">
            <text:p>13.03</text:p>
          </table:table-cell>
          <table:table-cell table:style-name="ce136" office:value-type="float" office:value="13.031" calcext:value-type="float">
            <text:p>13.0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2" calcext:value-type="float">
            <text:p>4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Redet vieles in Gleichnissen // lk-8-4: durch ein Gleichni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377]" office:value-type="float" office:value="13.032" calcext:value-type="float">
            <text:p>13.03</text:p>
          </table:table-cell>
          <table:table-cell table:style-name="ce136" office:value-type="float" office:value="13.032" calcext:value-type="float">
            <text:p>13.032</text:p>
          </table:table-cell>
          <table:table-cell table:style-name="ce142"/>
          <table:table-cell table:style-name="ce125" office:value-type="float" office:value="13.09" calcext:value-type="float">
            <text:p>13.09</text:p>
          </table:table-cell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32"/>
          <table:table-cell table:style-name="ce125" office:value-type="float" office:value="4.09" calcext:value-type="float">
            <text:p>4.09</text:p>
          </table:table-cell>
          <table:table-cell table:style-name="ce121"/>
          <table:table-cell table:style-name="ce122"/>
          <table:table-cell table:style-name="ce124" office:value-type="float" office:value="8.05" calcext:value-type="float">
            <text:p>8.05</text:p>
          </table:table-cell>
          <table:table-cell table:style-name="ce160"/>
          <table:table-cell table:style-name="ce125" office:value-type="float" office:value="8.08" calcext:value-type="float">
            <text:p>8.08</text:p>
          </table:table-cell>
          <table:table-cell table:style-name="ce121"/>
          <table:table-cell table:style-name="ce122"/>
          <table:table-cell table:style-name="ce123" office:value-type="float" office:value="5.92" calcext:value-type="float">
            <text:p>5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1" calcext:value-type="float">
            <text:p>11</text:p>
          </table:table-cell>
          <table:table-cell/>
          <table:table-cell table:style-name="ce174" office:value-type="string" calcext:value-type="string">
            <text:p>Das Gleichnis vom Säman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9" calcext:value-type="float">
            <text:p>13.0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09" calcext:value-type="float">
            <text:p>4.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85" calcext:value-type="float">
            <text:p>8.0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2" calcext:value-type="float">
            <text:p>5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Wer Ohren hat, höre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379]" office:value-type="float" office:value="13.1" calcext:value-type="float">
            <text:p>13.10</text:p>
          </table:table-cell>
          <table:table-cell table:style-name="ce136" office:value-type="float" office:value="13.1" calcext:value-type="float">
            <text:p>13.100</text:p>
          </table:table-cell>
          <table:table-cell table:style-name="ce142"/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24" office:value-type="float" office:value="4.1" calcext:value-type="float">
            <text:p>4.10</text:p>
          </table:table-cell>
          <table:table-cell table:style-name="ce132"/>
          <table:table-cell table:style-name="ce125" office:value-type="float" office:value="4.13" calcext:value-type="float">
            <text:p>4.13</text:p>
          </table:table-cell>
          <table:table-cell table:style-name="ce121"/>
          <table:table-cell table:style-name="ce122"/>
          <table:table-cell table:style-name="ce124" office:value-type="float" office:value="8.09" calcext:value-type="float">
            <text:p>8.09</text:p>
          </table:table-cell>
          <table:table-cell table:style-name="ce160"/>
          <table:table-cell table:style-name="ce125" office:value-type="float" office:value="8.1" calcext:value-type="float">
            <text:p>8.10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Als er allein war – Jünger: warum redest du in Gleichnissen / was mag dieses Gleichnis sein?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1" calcext:value-type="float">
            <text:p>13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11" calcext:value-type="float">
            <text:p>4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number-columns-repeated="2"/>
          <table:table-cell table:style-name="ce174" office:value-type="string" calcext:value-type="string">
            <text:p>Euch ist es gegeben, das Geheimnis des Reiches Gottes zu wissen, jenen aber in Gleichnissen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2" calcext:value-type="float">
            <text:p>13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111" calcext:value-type="float">
            <text:p>4.1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01" calcext:value-type="float">
            <text:p>8.1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Wer hat, dem wird gegeben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35" calcext:value-type="float">
            <text:p>13.13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9" calcext:value-type="float">
            <text:p>4.119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8.102" calcext:value-type="float">
            <text:p>8.10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38" calcext:value-type="float">
            <text:p>12.38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/>
          <table:table-cell office:value-type="string" calcext:value-type="string">
            <text:p>Prophet Jesaja erfüllt: Wer hat unserer Verkündigung geglaub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4" calcext:value-type="float">
            <text:p>13.1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12" calcext:value-type="float">
            <text:p>4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03" calcext:value-type="float">
            <text:p>8.1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4" calcext:value-type="float">
            <text:p>12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Prophet Jesaja (Jes 6:10) Mit Gehör nicht verstehen, sehend nicht wahrnehme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45" calcext:value-type="float">
            <text:p>13.14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" calcext:value-type="float">
            <text:p>14.1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05" calcext:value-type="float">
            <text:p>8.1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02" calcext:value-type="float">
            <text:p>13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der Teufel gibt Judas die Ueberliefung ins Herz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45" calcext:value-type="float">
            <text:p>13.14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01" calcext:value-type="float">
            <text:p>14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04" calcext:value-type="float">
            <text:p>8.1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Jesus weiss, dass seine Stunde gekommen i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6" calcext:value-type="float">
            <text:p>13.16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/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3" calcext:value-type="float">
            <text:p>10.2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35" calcext:value-type="float">
            <text:p>3.35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Glückselig aber eure Augen, dass sie sehen, und eure Ohren, dass sie hö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7" calcext:value-type="float">
            <text:p>13.17</text:p>
          </table:table-cell>
          <table:table-cell table:style-name="ce136" office:value-type="float" office:value="11.252" calcext:value-type="float">
            <text:p>11.252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9.99" calcext:value-type="float">
            <text:p>9.990</text:p>
          </table:table-cell>
          <table:table-cell table:style-name="Default"/>
          <table:table-cell/>
          <table:table-cell table:style-name="ce121"/>
          <table:table-cell/>
          <table:table-cell table:style-name="ce124" office:value-type="float" office:value="10.24" calcext:value-type="float">
            <text:p>10.24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3.244" calcext:value-type="float">
            <text:p>3.244</text:p>
          </table:table-cell>
          <table:table-cell/>
          <table:table-cell table:style-name="ce121"/>
          <table:table-cell table:number-columns-repeated="13"/>
          <table:table-cell office:value-type="string" calcext:value-type="string">
            <text:p>Viele Propheten und Gerechte/Könige haben begehrt zu sehen, was ihr anschau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32" office:value-type="float" office:value="13.18" calcext:value-type="float">
            <text:p>13.18</text:p>
          </table:table-cell>
          <table:table-cell table:style-name="ce142"/>
          <table:table-cell table:style-name="ce125" office:value-type="float" office:value="13.23" calcext:value-type="float">
            <text:p>13.23</text:p>
          </table:table-cell>
          <table:table-cell table:style-name="ce121"/>
          <table:table-cell table:style-name="ce122"/>
          <table:table-cell table:style-name="ce123" office:value-type="float" office:value="4.113" calcext:value-type="float">
            <text:p>4.113</text:p>
          </table:table-cell>
          <table:table-cell table:style-name="ce132"/>
          <table:table-cell table:style-name="ce125" office:value-type="float" office:value="4.2" calcext:value-type="float">
            <text:p>4.20</text:p>
          </table:table-cell>
          <table:table-cell table:style-name="ce121"/>
          <table:table-cell table:style-name="ce122"/>
          <table:table-cell table:style-name="ce123" office:value-type="float" office:value="8.102" calcext:value-type="float">
            <text:p>8.102</text:p>
          </table:table-cell>
          <table:table-cell table:style-name="ce160"/>
          <table:table-cell table:style-name="ce125" office:value-type="float" office:value="8.15" calcext:value-type="float">
            <text:p>8.15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Hört nun das Gleichnis vom Säman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85" calcext:value-type="float">
            <text:p>13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string" calcext:value-type="string">
            <text:p>4,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03" calcext:value-type="float">
            <text:p>8.1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Fasst ihr dieses Gleichnis nicht … wie werdet ihr all die Gleichnisse verstehen?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86" calcext:value-type="float">
            <text:p>13.18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14" calcext:value-type="float">
            <text:p>4.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06" calcext:value-type="float">
            <text:p>8.1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Der Sämann sät das Wort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9" calcext:value-type="float">
            <text:p>13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1456" calcext:value-type="float">
            <text:p>4.1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8.505" calcext:value-type="float">
            <text:p>8.5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So oft jemand das Wort vom Reich hört und nicht versteht…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3" calcext:value-type="float">
            <text:p>13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" calcext:value-type="float">
            <text:p>4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8.51" calcext:value-type="float">
            <text:p>8.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Gute Erde: der das Wort hört und versteht/die es aufnehmen/bewahre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4" calcext:value-type="float">
            <text:p>13.24</text:p>
          </table:table-cell>
          <table:table-cell table:style-name="ce132" office:value-type="float" office:value="13.24" calcext:value-type="float">
            <text:p>13.24</text:p>
          </table:table-cell>
          <table:table-cell table:style-name="ce142"/>
          <table:table-cell table:style-name="ce125" office:value-type="float" office:value="13.3" calcext:value-type="float">
            <text:p>13.30</text:p>
          </table:table-cell>
          <table:table-cell table:style-name="ce121"/>
          <table:table-cell table:style-name="ce122"/>
          <table:table-cell table:style-name="ce123" office:value-type="float" office:value="4.205" calcext:value-type="float">
            <text:p>4.2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55" calcext:value-type="float">
            <text:p>8.1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nderes Gleichnis: Mensch sät guten Samen auf seinen Ack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1" calcext:value-type="float">
            <text:p>13.241</text:p>
          </table:table-cell>
          <table:table-cell table:style-name="ce132"/>
          <table:table-cell table:style-name="ce142"/>
          <table:table-cell table:style-name="ce125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style-name="ce125" office:value-type="float" office:value="4.21" calcext:value-type="float">
            <text:p>4.21</text:p>
          </table:table-cell>
          <table:table-cell table:style-name="ce132"/>
          <table:table-cell table:style-name="ce125" office:value-type="float" office:value="4.25" calcext:value-type="float">
            <text:p>4.25</text:p>
          </table:table-cell>
          <table:table-cell table:style-name="ce121"/>
          <table:table-cell table:style-name="ce122"/>
          <table:table-cell table:style-name="ce124" office:value-type="float" office:value="8.16" calcext:value-type="float">
            <text:p>8.16</text:p>
          </table:table-cell>
          <table:table-cell table:style-name="ce160"/>
          <table:table-cell table:style-name="ce125" office:value-type="float" office:value="8.18" calcext:value-type="float">
            <text:p>8.18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Licht auf dem Leuchter. Vgl Lk 11:33-36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2" calcext:value-type="float">
            <text:p>13.2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22" calcext:value-type="float">
            <text:p>4.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62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chts verborgen, ausser damit es offenbar gemacht wird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3" calcext:value-type="float">
            <text:p>13.24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23" calcext:value-type="float">
            <text:p>4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8" calcext:value-type="float">
            <text:p>8.08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Ohren hat …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4" calcext:value-type="float">
            <text:p>13.24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6" calcext:value-type="float">
            <text:p>4.26</text:p>
          </table:table-cell>
          <table:table-cell table:style-name="ce132"/>
          <table:table-cell table:style-name="ce125" office:value-type="float" office:value="4.29" calcext:value-type="float">
            <text:p>4.29</text:p>
          </table:table-cell>
          <table:table-cell table:style-name="ce121"/>
          <table:table-cell table:style-name="ce122"/>
          <table:table-cell table:style-name="ce123" office:value-type="float" office:value="8.172" calcext:value-type="float">
            <text:p>8.1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Dass Reich Gottes ist, we wenn ein Mensch den Samen auf das Land wirf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5" calcext:value-type="float">
            <text:p>13.2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8" calcext:value-type="float">
            <text:p>4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73" calcext:value-type="float">
            <text:p>8.17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Die Erde bringt von selbst Frucht hervor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6" calcext:value-type="float">
            <text:p>13.246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4.29" calcext:value-type="float">
            <text:p>4.29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8.174" calcext:value-type="float">
            <text:p>8.174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Wenn sich Frucht darbietet: Sichel, denn die Ernte ist da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7" calcext:value-type="float">
            <text:p>13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206" calcext:value-type="float">
            <text:p>4.2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56" calcext:value-type="float">
            <text:p>8.1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/>
          <table:table-cell table:style-name="ce174" office:value-type="string" calcext:value-type="string">
            <text:p>Knechte fragen: Woher aber das Unkraut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" calcext:value-type="float">
            <text:p>13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207" calcext:value-type="float">
            <text:p>4.20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57" calcext:value-type="float">
            <text:p>8.1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/>
          <table:table-cell table:style-name="ce174" office:value-type="string" calcext:value-type="string">
            <text:p>Lasst beides zusammen wachsen bis zur Ernte, dann Unkraut verbrennen und Weizen in die Scheune Sammeln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07" calcext:value-type="float">
            <text:p>13.3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3" calcext:value-type="float">
            <text:p>4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Wie sollen wir das Reich Gottes vergleichen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403]" office:value-type="float" office:value="13.31" calcext:value-type="float">
            <text:p>13.31</text:p>
          </table:table-cell>
          <table:table-cell table:style-name="ce132" office:value-type="float" office:value="13.31" calcext:value-type="float">
            <text:p>13.31</text:p>
          </table:table-cell>
          <table:table-cell table:style-name="ce142"/>
          <table:table-cell table:style-name="ce125" office:value-type="float" office:value="13.32" calcext:value-type="float">
            <text:p>13.32</text:p>
          </table:table-cell>
          <table:table-cell table:style-name="ce121"/>
          <table:table-cell table:style-name="ce122"/>
          <table:table-cell table:style-name="ce124" office:value-type="float" office:value="4.3" calcext:value-type="float">
            <text:p>4.30</text:p>
          </table:table-cell>
          <table:table-cell table:style-name="ce132"/>
          <table:table-cell table:style-name="ce125" office:value-type="float" office:value="4.32" calcext:value-type="float">
            <text:p>4.32</text:p>
          </table:table-cell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60"/>
          <table:table-cell table:style-name="ce125" office:value-type="float" office:value="13.19" calcext:value-type="float">
            <text:p>13.19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Wie sollen wir das Reich Gottes vergleichen oder darstell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15" calcext:value-type="float">
            <text:p>13.3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" calcext:value-type="float">
            <text:p>6.0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3.2" calcext:value-type="float">
            <text:p>13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office:value-type="string" calcext:value-type="string">
            <text:p>Wem soll ich das Reich vergleic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2" calcext:value-type="float">
            <text:p>13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9" calcext:value-type="float">
            <text:p>3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33" calcext:value-type="float">
            <text:p>11.2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ünden gegen Heiligen Geist wird nicht vergeben werde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406]" office:value-type="float" office:value="13.33" calcext:value-type="float">
            <text:p>13.33</text:p>
          </table:table-cell>
          <table:table-cell table:style-name="ce132" office:value-type="float" office:value="13.33" calcext:value-type="float">
            <text:p>13.33</text:p>
          </table:table-cell>
          <table:table-cell table:style-name="ce142"/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style-name="ce123" office:value-type="float" office:value="6.001" calcext:value-type="float">
            <text:p>6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" calcext:value-type="float">
            <text:p>13.20</text:p>
          </table:table-cell>
          <table:table-cell table:style-name="ce160"/>
          <table:table-cell table:style-name="ce125" office:value-type="float" office:value="13.21" calcext:value-type="float">
            <text:p>13.21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Sauerte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4" calcext:value-type="float">
            <text:p>13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311" calcext:value-type="float">
            <text:p>4.3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21" calcext:value-type="float">
            <text:p>8.1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Ohne Gleichnis redete Jesus nicht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5" calcext:value-type="float">
            <text:p>13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312" calcext:value-type="float">
            <text:p>4.3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22" calcext:value-type="float">
            <text:p>8.1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office:value-type="string" calcext:value-type="string">
            <text:p>damit Prophet erfüllt wird: Ich werde meinen Mund auftun in Gleichnissen, ich werde aussprechen, was von Grundlegung der Welt an verborgen war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5" calcext:value-type="float">
            <text:p>13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02" calcext:value-type="float">
            <text:p>6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" calcext:value-type="float">
            <text:p>13.2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: Ich werde meinen Mund in Gleichnissen auftun, aussprechen, was von Grundlegung der Welt an verborgen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410]" office:value-type="float" office:value="13.36" calcext:value-type="float">
            <text:p>13.36</text:p>
          </table:table-cell>
          <table:table-cell table:style-name="ce132" office:value-type="float" office:value="13.36" calcext:value-type="float">
            <text:p>13.36</text:p>
          </table:table-cell>
          <table:table-cell table:style-name="ce142"/>
          <table:table-cell table:style-name="ce125" office:value-type="float" office:value="13.43" calcext:value-type="float">
            <text:p>13.43</text:p>
          </table:table-cell>
          <table:table-cell table:style-name="ce121"/>
          <table:table-cell table:style-name="ce122"/>
          <table:table-cell table:style-name="ce123" office:value-type="float" office:value="6.003" calcext:value-type="float">
            <text:p>6.0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Deutung des Gleichnisses vom Unkrau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411]" office:value-type="float" office:value="13.44" calcext:value-type="float">
            <text:p>13.44</text:p>
          </table:table-cell>
          <table:table-cell table:style-name="ce132" office:value-type="float" office:value="13.44" calcext:value-type="float">
            <text:p>13.44</text:p>
          </table:table-cell>
          <table:table-cell table:style-name="ce142"/>
          <table:table-cell table:style-name="ce125" office:value-type="float" office:value="13.46" calcext:value-type="float">
            <text:p>13.46</text:p>
          </table:table-cell>
          <table:table-cell table:style-name="ce121"/>
          <table:table-cell table:style-name="ce122"/>
          <table:table-cell table:style-name="ce123" office:value-type="float" office:value="6.004" calcext:value-type="float">
            <text:p>6.0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Schatz im Acker und von der kostbaren Perl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412]" office:value-type="float" office:value="13.47" calcext:value-type="float">
            <text:p>13.47</text:p>
          </table:table-cell>
          <table:table-cell table:style-name="ce132" office:value-type="float" office:value="13.47" calcext:value-type="float">
            <text:p>13.47</text:p>
          </table:table-cell>
          <table:table-cell table:style-name="ce142"/>
          <table:table-cell table:style-name="ce125" office:value-type="float" office:value="13.52" calcext:value-type="float">
            <text:p>13.52</text:p>
          </table:table-cell>
          <table:table-cell table:style-name="ce121"/>
          <table:table-cell table:style-name="ce122"/>
          <table:table-cell table:style-name="ce123" office:value-type="float" office:value="6.005" calcext:value-type="float">
            <text:p>6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Fichernetz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2" calcext:value-type="float">
            <text:p>13.5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06" calcext:value-type="float">
            <text:p>6.0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1" calcext:value-type="float">
            <text:p>13.2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zieht weg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Gleichnisse vollendet, Jesus zieht von dann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3" calcext:value-type="float">
            <text:p>13.5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313" calcext:value-type="float">
            <text:p>4.3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23" calcext:value-type="float">
            <text:p>8.12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Gleichnisse volended, Jesus ging weg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4" calcext:value-type="float">
            <text:p>13.54</text:p>
          </table:table-cell>
          <table:table-cell table:style-name="ce136" office:value-type="float" office:value="13.542" calcext:value-type="float">
            <text:p>13.54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2" calcext:value-type="float">
            <text:p>6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4.16" calcext:value-type="float">
            <text:p>4.160</text:p>
          </table:table-cell>
          <table:table-cell table:style-name="ce133" office:value-type="float" office:value="4.163" calcext:value-type="float">
            <text:p>4.16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Woher diesem diese Weisheit und die Wunderwerk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4" calcext:value-type="float">
            <text:p>13.54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36" office:value-type="float" office:value="6.011" calcext:value-type="float">
            <text:p>6.011</text:p>
          </table:table-cell>
          <table:table-cell table:style-name="ce148"/>
          <table:table-cell table:style-name="ce121"/>
          <table:table-cell table:style-name="ce122"/>
          <table:table-cell table:style-name="ce155" office:value-type="float" office:value="4.16" calcext:value-type="float">
            <text:p>4.16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4.0201" calcext:value-type="float">
            <text:p>4.0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-&gt; Vaterstadt <text:span text:style-name="T2">(</text:span>Nz<text:span text:style-name="T2">)</text:span></text:p>
          </table:table-cell>
          <table:table-cell table:style-name="ce170" table:number-columns-repeated="2"/>
          <table:table-cell table:style-name="ce174" office:value-type="string" calcext:value-type="string">
            <text:p>Kommt nach Nazareth (Rückkehr?). Der Unglaube der Einwohner von Nazareth/Die Verkündigung in der Synagoge von Nazaret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1" calcext:value-type="float">
            <text:p>13.541</text:p>
          </table:table-cell>
          <table:table-cell table:style-name="ce12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1" calcext:value-type="float">
            <text:p>6.0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16" calcext:value-type="float">
            <text:p>4.16</text:p>
          </table:table-cell>
          <table:table-cell table:style-name="ce133" office:value-type="float" office:value="4.165" calcext:value-type="float">
            <text:p>4.165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3.23" calcext:value-type="float">
            <text:p>3.23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ht nach Gewohnheit am Sabbattag in die Synagoge, um vorzule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2" calcext:value-type="float">
            <text:p>13.5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4.17" calcext:value-type="float">
            <text:p>4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53" calcext:value-type="float">
            <text:p>3.25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Buch des Propheten Jesaja: der Geist des Herrn ist auf mir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3" calcext:value-type="float">
            <text:p>13.543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8" calcext:value-type="float">
            <text:p>4.1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3.254" calcext:value-type="float">
            <text:p>3.25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in Nz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Der Geist is auf mir... auszurufen das angenehme Jahr des Her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4" calcext:value-type="float">
            <text:p>13.544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21" calcext:value-type="float">
            <text:p>4.2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6.592" calcext:value-type="float">
            <text:p>6.592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Heute ist diese Schrift vor euren Ohren erfül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5" calcext:value-type="float">
            <text:p>13.5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36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4.225" calcext:value-type="float">
            <text:p>4.2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Jünger folgen ihm na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5" calcext:value-type="float">
            <text:p>13.5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6.03" calcext:value-type="float">
            <text:p>6.03</text:p>
          </table:table-cell>
          <table:table-cell table:number-columns-repeated="2"/>
          <table:table-cell table:style-name="ce121"/>
          <table:table-cell table:style-name="ce122"/>
          <table:table-cell table:style-name="ce155" office:value-type="float" office:value="4.22" calcext:value-type="float">
            <text:p>4.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62" office:value-type="float" office:value="6.42" calcext:value-type="float">
            <text:p>6.42</text:p>
          </table:table-cell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Ist dieser nicht der Sohn Josephs des Zimmermanns // , dessen Vater wir kennen.. wie sagt er «vom Himmel herniedergekommen»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7" calcext:value-type="float">
            <text:p>13.57</text:p>
          </table:table-cell>
          <table:table-cell table:style-name="ce162"/>
          <table:table-cell table:number-columns-repeated="2"/>
          <table:table-cell table:style-name="ce121"/>
          <table:table-cell table:style-name="ce122"/>
          <table:table-cell table:style-name="ce124" office:value-type="float" office:value="6.04" calcext:value-type="float">
            <text:p>6.04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4.24" calcext:value-type="float">
            <text:p>4.24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4" calcext:value-type="float">
            <text:p>4.44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office:value-type="string" calcext:value-type="string">
            <text:p>Ein Prophet nicht ohne Ehre ausser in Vaterstad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424]" office:value-type="float" office:value="13.58" calcext:value-type="float">
            <text:p>13.58</text:p>
          </table:table-cell>
          <table:table-cell table:style-name="ce132" office:value-type="float" office:value="13.58" calcext:value-type="float">
            <text:p>13.58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245" calcext:value-type="float">
            <text:p>4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6"/>
          <table:table-cell table:style-name="ce170" office:value-type="string" calcext:value-type="string">
            <text:p>-</text:p>
          </table:table-cell>
          <table:table-cell table:style-name="ce170" table:number-columns-repeated="4"/>
          <table:table-cell table:style-name="ce174"/>
          <table:table-cell office:value-type="string" calcext:value-type="string">
            <text:p>Tut nicht viele Wun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81" calcext:value-type="float">
            <text:p>13.58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4" calcext:value-type="float">
            <text:p>1.14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28" calcext:value-type="float">
            <text:p>4.2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7" calcext:value-type="float">
            <text:p>3.247</text:p>
          </table:table-cell>
          <table:table-cell table:style-name="ce162" office:value-type="float" office:value="7.23" calcext:value-type="float">
            <text:p>7.23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n Synagoge alle von Wut erfül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82" calcext:value-type="float">
            <text:p>13.58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09" calcext:value-type="float">
            <text:p>6.3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5.99" calcext:value-type="float">
            <text:p>5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04" calcext:value-type="float">
            <text:p>6.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assah ist nah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85" calcext:value-type="float">
            <text:p>13.5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6" calcext:value-type="float">
            <text:p>6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246" calcext:value-type="float">
            <text:p>4.2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Verwundert sich über den Unglaub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99" calcext:value-type="float">
            <text:p>13.990</text:p>
          </table:table-cell>
          <table:table-cell table:style-name="ce162" office:value-type="float" office:value="15.29" calcext:value-type="float">
            <text:p>15.2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08" calcext:value-type="float">
            <text:p>6.3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5.99" calcext:value-type="float">
            <text:p>5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03" calcext:value-type="float">
            <text:p>6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auf den Berg und setzt sich dort mit seinen Jünger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99" calcext:value-type="float">
            <text:p>13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36" calcext:value-type="float">
            <text:p>12.36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Jesus verbirgt si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001" calcext:value-type="float">
            <text:p>14.001</text:p>
          </table:table-cell>
          <table:table-cell table:number-columns-repeated="3"/>
          <table:table-cell table:style-name="ce121"/>
          <table:table-cell table:style-name="ce122"/>
          <table:table-cell table:style-name="ce125" office:value-type="float" office:value="6.12" calcext:value-type="float">
            <text:p>6.1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9.06" calcext:value-type="float">
            <text:p>9.0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/>
          <table:table-cell office:value-type="string" calcext:value-type="string">
            <text:p>Jünger gehen aus und verkündigen das Evangelium (lk), dass die Busse tun sollten (mk)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01" calcext:value-type="float">
            <text:p>14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4" calcext:value-type="float">
            <text:p>6.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7" calcext:value-type="float">
            <text:p>9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2" calcext:value-type="float">
            <text:p>12</text:p>
          </table:table-cell>
          <table:table-cell table:style-name="ce174" office:value-type="string" calcext:value-type="string">
            <text:p>Herodes glaubt, Johannes sei aus den Toten auferstanden</text:p>
          </table:table-cell>
          <table:table-cell/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011" calcext:value-type="float">
            <text:p>14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141" calcext:value-type="float">
            <text:p>6.1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8" calcext:value-type="float">
            <text:p>9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War es Elias, war es einer der Propheten?</text:p>
          </table:table-cell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" calcext:value-type="float">
            <text:p>14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27" calcext:value-type="float">
            <text:p>6.27</text:p>
          </table:table-cell>
          <table:table-cell table:style-name="ce132"/>
          <table:table-cell table:style-name="ce125" office:value-type="float" office:value="6.29" calcext:value-type="float">
            <text:p>6.29</text:p>
          </table:table-cell>
          <table:table-cell table:style-name="ce121"/>
          <table:table-cell table:style-name="ce122"/>
          <table:table-cell table:style-name="ce123" office:value-type="float" office:value="9.071" calcext:value-type="float">
            <text:p>9.071</text:p>
          </table:table-cell>
          <table:table-cell table:style-name="ce160"/>
          <table:table-cell table:style-name="ce125" office:value-type="float" office:value="9.09" calcext:value-type="float">
            <text:p>9.09</text:p>
          </table:table-cell>
          <table:table-cell table:style-name="ce121"/>
          <table:table-cell table:style-name="ce122"/>
          <table:table-cell table:style-name="ce123" office:value-type="float" office:value="6.016" calcext:value-type="float">
            <text:p>6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7" office:value-type="string" calcext:value-type="string">
            <text:p>Der Tod/Die Enthauptung Johannes des Täufers</text:p>
          </table:table-cell>
          <table:table-cell table:style-name="ce177"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2" calcext:value-type="float">
            <text:p>14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72" calcext:value-type="float">
            <text:p>6.2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072" calcext:value-type="float">
            <text:p>9.072</text:p>
          </table:table-cell>
          <table:table-cell table:style-name="ce123"/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5" office:value-type="string" calcext:value-type="string">
            <text:p>Die Jünger des Johannes verkündigen dem Jesus, dass Johannes getötet wurde</text:p>
          </table:table-cell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" calcext:value-type="float">
            <text:p>6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23" office:value-type="float" office:value="9.102" calcext:value-type="float">
            <text:p>9.1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5" office:value-type="string" calcext:value-type="string">
            <text:p>Apostel kehren zurück. Jesu Jünger berichten ihm alles, was sie getan und was sie gelehrt haben</text:p>
          </table:table-cell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8" calcext:value-type="float">
            <text:p>14.1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05" calcext:value-type="float">
            <text:p>6.305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4" office:value-type="float" office:value="9.11" calcext:value-type="float">
            <text:p>9.11</text:p>
          </table:table-cell>
          <table:table-cell table:style-name="ce160" office:value-type="float" office:value="9.11" calcext:value-type="float">
            <text:p>9.1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Redet vom Reich Gottes, die Heilung brauchen, macht er gesu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 office:value-type="float" office:value="14.131" calcext:value-type="float">
            <text:p>14.1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" calcext:value-type="float">
            <text:p>6.2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" calcext:value-type="float">
            <text:p>9.1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56" calcext:value-type="float">
            <text:p>6.0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Als Jesus hört, dass Johannes tot <text:s/>ist, geht er an einen öden Ort besonders, Und als die Volksmengen es hörten, folgten sie ihm zu Fuss aus den Städ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5" office:value-type="float" office:value="14.13" calcext:value-type="float">
            <text:p>14.13</text:p>
          </table:table-cell>
          <table:table-cell table:style-name="ce28" office:value-type="float" office:value="14.134" calcext:value-type="float">
            <text:p>14.134</text:p>
          </table:table-cell>
          <table:table-cell table:style-name="ce26"/>
          <table:table-cell table:style-name="ce34" office:value-type="float" office:value="14.21" calcext:value-type="float">
            <text:p>14.21</text:p>
          </table:table-cell>
          <table:table-cell table:style-name="ce35"/>
          <table:table-cell table:style-name="ce38"/>
          <table:table-cell table:style-name="ce34" office:value-type="float" office:value="6.31" calcext:value-type="float">
            <text:p>6.31</text:p>
          </table:table-cell>
          <table:table-cell table:style-name="ce16"/>
          <table:table-cell table:style-name="ce34" office:value-type="float" office:value="6.44" calcext:value-type="float">
            <text:p>6.44</text:p>
          </table:table-cell>
          <table:table-cell table:style-name="ce35"/>
          <table:table-cell table:style-name="ce38"/>
          <table:table-cell table:style-name="ce5" office:value-type="float" office:value="9.12" calcext:value-type="float">
            <text:p>9.12</text:p>
          </table:table-cell>
          <table:table-cell table:style-name="ce67" office:value-type="float" office:value="9.122" calcext:value-type="float">
            <text:p>9.122</text:p>
          </table:table-cell>
          <table:table-cell table:style-name="ce34" office:value-type="float" office:value="9.17" calcext:value-type="float">
            <text:p>9.17</text:p>
          </table:table-cell>
          <table:table-cell table:style-name="ce35"/>
          <table:table-cell table:style-name="ce38"/>
          <table:table-cell table:style-name="ce5" office:value-type="float" office:value="6.05" calcext:value-type="float">
            <text:p>6.05</text:p>
          </table:table-cell>
          <table:table-cell table:style-name="ce34" office:value-type="float" office:value="6.14" calcext:value-type="float">
            <text:p>6.14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0"/>
          <table:table-cell table:style-name="ce170" office:value-type="float" office:value="13" calcext:value-type="float">
            <text:p>13</text:p>
          </table:table-cell>
          <table:table-cell table:style-name="ce80" office:value-type="string" calcext:value-type="string">
            <text:p>Die Speisung der Fünftausend</text:p>
          </table:table-cell>
          <table:table-cell table:style-name="ce80"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 office:value-type="float" office:value="14.136" calcext:value-type="float">
            <text:p>14.13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2" calcext:value-type="float">
            <text:p>6.32</text:p>
          </table:table-cell>
          <table:table-cell table:style-name="ce132" office:value-type="float" office:value="6.32" calcext:value-type="float">
            <text:p>6.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21" calcext:value-type="float">
            <text:p>9.1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58" calcext:value-type="float">
            <text:p>6.0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Mit Schiff an öden 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6" calcext:value-type="float">
            <text:p>6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23" office:value-type="float" office:value="9.104" calcext:value-type="float">
            <text:p>9.10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office:value-type="string" calcext:value-type="string">
            <text:p>Nach Bethsaida, einem öden Ort (mit dem Schiff)</text:p>
          </table:table-cell>
          <table:table-cell table:style-name="ce175"/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31" calcext:value-type="float">
            <text:p>14.131</text:p>
          </table:table-cell>
          <table:table-cell table:style-name="ce162" office:value-type="float" office:value="9.36" calcext:value-type="float">
            <text:p>9.3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4" calcext:value-type="float">
            <text:p>6.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22" calcext:value-type="float">
            <text:p>9.1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59" calcext:value-type="float">
            <text:p>6.05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lksmengen verschmachtet, wie Schafe, die keinen Hirten ha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34" calcext:value-type="float">
            <text:p>14.134</text:p>
          </table:table-cell>
          <table:table-cell table:style-name="ce136" office:value-type="float" office:value="14.131" calcext:value-type="float">
            <text:p>14.1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136" calcext:value-type="float">
            <text:p>6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23" office:value-type="float" office:value="9.126" calcext:value-type="float">
            <text:p>9.12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54" calcext:value-type="float">
            <text:p>6.05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, -&gt; Bethsaida</text:p>
          </table:table-cell>
          <table:table-cell table:style-name="ce170" table:number-columns-repeated="2"/>
          <table:table-cell office:value-type="string" calcext:value-type="string">
            <text:p>Jesus zieht sich mit Jüngern an einen oeden Ort zurück: Bethsaid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4" calcext:value-type="float">
            <text:p>14.14</text:p>
          </table:table-cell>
          <table:table-cell table:style-name="ce132" office:value-type="float" office:value="14.14" calcext:value-type="float">
            <text:p>14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41" calcext:value-type="float">
            <text:p>6.3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" calcext:value-type="float">
            <text:p>9.1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Jesus heilt die schwa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45" calcext:value-type="float">
            <text:p>14.1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5" calcext:value-type="float">
            <text:p>6.35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3" office:value-type="float" office:value="9.112" calcext:value-type="float">
            <text:p>9.1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58" calcext:value-type="float">
            <text:p>6.058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 table:style-name="ce174"/>
          <table:table-cell table:style-name="ce174" office:value-type="string" calcext:value-type="string">
            <text:p>Als es schon spät am Tag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134" calcext:value-type="float">
            <text:p>6.1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23" office:value-type="float" office:value="9.124" calcext:value-type="float">
            <text:p>9.12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52" calcext:value-type="float">
            <text:p>6.0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3"/>
          <table:table-cell table:style-name="ce170" office:value-type="string" calcext:value-type="string">
            <text:p>Der Tag begann sich zu neigen. Entlass sie, damit die Speise finden, denn hier wind wir an einem öden 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6" calcext:value-type="float">
            <text:p>6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23" office:value-type="float" office:value="9.128" calcext:value-type="float">
            <text:p>9.1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56" calcext:value-type="float">
            <text:p>6.0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ntlass sie, damit sie sich Brote kaufen (sie haben nichts zu esse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6" calcext:value-type="float">
            <text:p>14.16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7" calcext:value-type="float">
            <text:p>6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23" office:value-type="float" office:value="9.132" calcext:value-type="float">
            <text:p>9.1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88" calcext:value-type="float">
            <text:p>6.08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bt ihr ihnen zu e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65" calcext:value-type="float">
            <text:p>14.165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7" calcext:value-type="float">
            <text:p>6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3" calcext:value-type="float">
            <text:p>9.130</text:p>
          </table:table-cell>
          <table:table-cell table:style-name="ce123" office:value-type="float" office:value="9.133" calcext:value-type="float">
            <text:p>9.133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6.07" calcext:value-type="float">
            <text:p>6.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ollen wir für 200 Denare Brote kauf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7" calcext:value-type="float">
            <text:p>14.17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8" calcext:value-type="float">
            <text:p>6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23" office:value-type="float" office:value="9.134" calcext:value-type="float">
            <text:p>9.134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6.09" calcext:value-type="float">
            <text:p>6.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Andreas (Bruder von Petrus) sagt: Ein Knabe hat 5 Gerstenbrote und 2 Fisch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72" calcext:value-type="float">
            <text:p>14.17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" calcext:value-type="float">
            <text:p>6.4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23"/>
          <table:table-cell table:style-name="ce125"/>
          <table:table-cell table:style-name="ce121"/>
          <table:table-cell table:style-name="ce122"/>
          <table:table-cell table:style-name="ce123" office:value-type="float" office:value="6.092" calcext:value-type="float">
            <text:p>6.0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5000 Mann, sie sollen sich zu je 50 lagern (Mk: zu je 100 und 50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2" calcext:value-type="float">
            <text:p>14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2" calcext:value-type="float">
            <text:p>6.4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7" calcext:value-type="float">
            <text:p>9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2" calcext:value-type="float">
            <text:p>6.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le wurden gesättigt, 12 Handkörbe bleiben übr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201" calcext:value-type="float">
            <text:p>14.2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421" calcext:value-type="float">
            <text:p>6.4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08" calcext:value-type="float">
            <text:p>9.17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4" calcext:value-type="float">
            <text:p>6.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wahrhaftig der Prophet, der in die Welt kommen sol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5" calcext:value-type="float">
            <text:p>6.45</text:p>
          </table:table-cell>
          <table:table-cell table:style-name="ce132"/>
          <table:table-cell table:style-name="ce125" office:value-type="float" office:value="6.56" calcext:value-type="float">
            <text:p>6.56</text:p>
          </table:table-cell>
          <table:table-cell table:style-name="ce121"/>
          <table:table-cell table:style-name="ce122"/>
          <table:table-cell table:style-name="ce61" office:value-type="float" office:value="9.1701" calcext:value-type="float">
            <text:p>9.170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4" office:value-type="float" office:value="6.19" calcext:value-type="float">
            <text:p>6.19</text:p>
          </table:table-cell>
          <table:table-cell table:style-name="ce125" office:value-type="float" office:value="6.21" calcext:value-type="float">
            <text:p>6.21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14" calcext:value-type="float">
            <text:p>14</text:p>
          </table:table-cell>
          <table:table-cell table:style-name="ce174" office:value-type="string" calcext:value-type="string">
            <text:p>Jesus geht auf dem Se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5" calcext:value-type="float">
            <text:p>6.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02" calcext:value-type="float">
            <text:p>9.1702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8" calcext:value-type="float">
            <text:p>6.18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ünger -&gt; jens. Ufer (Bethsaida)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Jesus nötigt die Jünger, ins Schiff zu steigen und ans Jenseitige Ufer zu fahren (Bethsaida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3" calcext:value-type="float">
            <text:p>14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6" calcext:value-type="float">
            <text:p>6.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03" calcext:value-type="float">
            <text:p>9.170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4" office:value-type="float" office:value="6.15" calcext:value-type="float">
            <text:p>6.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Jesus erkannte, dass sie ihn zum König machen wollten, steigt auf Berg besonders, um zu bete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4" calcext:value-type="float">
            <text:p>14.2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7" calcext:value-type="float">
            <text:p>6.4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04" calcext:value-type="float">
            <text:p>9.170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1" calcext:value-type="float">
            <text:p>6.1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chiff mitten auf dem See, leidet N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8" calcext:value-type="float">
            <text:p>6.4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05" calcext:value-type="float">
            <text:p>9.170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ierte Nachtwache: Er kommt, wandelnd auf dem Se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7" calcext:value-type="float">
            <text:p>14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" calcext:value-type="float">
            <text:p>6.5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06" calcext:value-type="float">
            <text:p>9.170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bins, fuerchtet euch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32" calcext:value-type="float">
            <text:p>14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1" calcext:value-type="float">
            <text:p>6.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09" calcext:value-type="float">
            <text:p>9.170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und Petrus steigen ins Schiff, der Wind legt s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34" calcext:value-type="float">
            <text:p>14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3" calcext:value-type="float">
            <text:p>6.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1" calcext:value-type="float">
            <text:p>9.1710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1" calcext:value-type="float">
            <text:p>6.1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z</text:p>
          </table:table-cell>
          <table:table-cell table:style-name="ce170" table:number-columns-repeated="2"/>
          <table:table-cell table:style-name="ce174" office:value-type="string" calcext:value-type="string">
            <text:p>Kommen Im Land Genezareth a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36" calcext:value-type="float">
            <text:p>14.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6" calcext:value-type="float">
            <text:p>6.5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11" calcext:value-type="float">
            <text:p>9.171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2" calcext:value-type="float">
            <text:p>6.19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Leidende berühren Quaste seines Kleides und werden gehei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99" calcext:value-type="float">
            <text:p>14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5" calcext:value-type="float">
            <text:p>6.350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61" office:value-type="float" office:value="9.331" calcext:value-type="float">
            <text:p>9.33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6"/>
          <table:table-cell table:style-name="ce170" office:value-type="string" calcext:value-type="string">
            <text:p>K</text:p>
          </table:table-cell>
          <table:table-cell table:style-name="ce170" table:number-columns-repeated="2"/>
          <table:table-cell table:style-name="ce174" office:value-type="string" calcext:value-type="string">
            <text:p>Ueber den See nach Kapernau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1" calcext:value-type="float">
            <text:p>15.01</text:p>
          </table:table-cell>
          <table:table-cell table:style-name="ce132"/>
          <table:table-cell table:style-name="ce142"/>
          <table:table-cell table:style-name="ce125" office:value-type="float" office:value="15.09" calcext:value-type="float">
            <text:p>15.09</text:p>
          </table:table-cell>
          <table:table-cell table:style-name="ce121"/>
          <table:table-cell table:style-name="ce122"/>
          <table:table-cell table:style-name="ce125" office:value-type="float" office:value="7.01" calcext:value-type="float">
            <text:p>7.01</text:p>
          </table:table-cell>
          <table:table-cell table:style-name="ce132"/>
          <table:table-cell table:style-name="ce125" office:value-type="float" office:value="7.13" calcext:value-type="float">
            <text:p>7.13</text:p>
          </table:table-cell>
          <table:table-cell table:style-name="ce121"/>
          <table:table-cell table:style-name="ce122"/>
          <table:table-cell table:style-name="ce61" office:value-type="float" office:value="9.1712" calcext:value-type="float">
            <text:p>9.1712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3" calcext:value-type="float">
            <text:p>6.1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Pharisäer und die Überlieferung der Al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01" calcext:value-type="float">
            <text:p>7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07" calcext:value-type="float">
            <text:p>9.1707</text:p>
          </table:table-cell>
          <table:table-cell table:style-name="ce162" office:value-type="float" office:value="11.38" calcext:value-type="float">
            <text:p>11.38</text:p>
          </table:table-cell>
          <table:table-cell table:style-name="ce167"/>
          <table:table-cell table:style-name="ce121"/>
          <table:table-cell table:style-name="ce122"/>
          <table:table-cell table:style-name="ce123" office:value-type="float" office:value="6.193" calcext:value-type="float">
            <text:p>6.1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rum übertreten die Jünger die Ueberlieferung der Alten: sie waschen die Hände nicht, wenn sie Brot e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7" calcext:value-type="float">
            <text:p>15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06" calcext:value-type="float">
            <text:p>7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13" calcext:value-type="float">
            <text:p>9.171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4" calcext:value-type="float">
            <text:p>6.1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(Prophet?) Jesaja geweissagt: Volk ehrt mich mit den Lippen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1" calcext:value-type="float">
            <text:p>15.10</text:p>
          </table:table-cell>
          <table:table-cell table:style-name="ce132"/>
          <table:table-cell table:style-name="ce142"/>
          <table:table-cell table:style-name="ce125" office:value-type="float" office:value="15.2" calcext:value-type="float">
            <text:p>15.20</text:p>
          </table:table-cell>
          <table:table-cell table:style-name="ce121"/>
          <table:table-cell table:style-name="ce122"/>
          <table:table-cell table:style-name="ce125" office:value-type="float" office:value="7.14" calcext:value-type="float">
            <text:p>7.14</text:p>
          </table:table-cell>
          <table:table-cell table:style-name="ce132"/>
          <table:table-cell table:style-name="ce125" office:value-type="float" office:value="7.23" calcext:value-type="float">
            <text:p>7.23</text:p>
          </table:table-cell>
          <table:table-cell table:style-name="ce121"/>
          <table:table-cell table:style-name="ce122"/>
          <table:table-cell table:style-name="ce61" office:value-type="float" office:value="9.1714" calcext:value-type="float">
            <text:p>9.171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5" calcext:value-type="float">
            <text:p>6.19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Herz des Menschen: Quelle der Verunreinig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21" calcext:value-type="float">
            <text:p>15.21</text:p>
          </table:table-cell>
          <table:table-cell table:style-name="ce136" office:value-type="float" office:value="15.21" calcext:value-type="float">
            <text:p>15.21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24" calcext:value-type="float">
            <text:p>7.24</text:p>
          </table:table-cell>
          <table:table-cell table:style-name="ce136" office:value-type="float" office:value="7.241" calcext:value-type="float">
            <text:p>7.241</text:p>
          </table:table-cell>
          <table:table-cell table:style-name="ce125"/>
          <table:table-cell table:style-name="ce121"/>
          <table:table-cell table:style-name="ce122"/>
          <table:table-cell table:style-name="ce61" office:value-type="float" office:value="9.1715" calcext:value-type="float">
            <text:p>9.171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6" calcext:value-type="float">
            <text:p>6.19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y,Sd</text:p>
          </table:table-cell>
          <table:table-cell table:style-name="ce170" table:number-columns-repeated="2"/>
          <table:table-cell table:style-name="ce174" office:value-type="string" calcext:value-type="string">
            <text:p>Entweichen in die Gegenden von Tyrus und Sido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468]" office:value-type="float" office:value="15.211" calcext:value-type="float">
            <text:p>15.21</text:p>
          </table:table-cell>
          <table:table-cell table:style-name="ce136" office:value-type="float" office:value="15.211" calcext:value-type="float">
            <text:p>15.211</text:p>
          </table:table-cell>
          <table:table-cell table:style-name="ce142"/>
          <table:table-cell table:style-name="ce125" office:value-type="float" office:value="15.29" calcext:value-type="float">
            <text:p>15.29</text:p>
          </table:table-cell>
          <table:table-cell table:style-name="ce121"/>
          <table:table-cell table:style-name="ce122"/>
          <table:table-cell table:style-name="ce125" office:value-type="float" office:value="7.24" calcext:value-type="float">
            <text:p>7.24</text:p>
          </table:table-cell>
          <table:table-cell table:style-name="ce136" office:value-type="float" office:value="7.242" calcext:value-type="float">
            <text:p>7.242</text:p>
          </table:table-cell>
          <table:table-cell table:style-name="ce125" office:value-type="float" office:value="7.3" calcext:value-type="float">
            <text:p>7.30</text:p>
          </table:table-cell>
          <table:table-cell table:style-name="ce121"/>
          <table:table-cell table:style-name="ce122"/>
          <table:table-cell table:style-name="ce61" office:value-type="float" office:value="9.1716" calcext:value-type="float">
            <text:p>9.171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-&gt; <text:span text:style-name="T4">biblisches/Bücher/Evangelien/Abschnitte/Die-Heilung-der-Tochter-der-kananäischen-Frau </text:span>(Heilung der Tochter der  kananäischen Frau/der Frau aus Syrophönizien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22" calcext:value-type="float">
            <text:p>15.2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25" calcext:value-type="float">
            <text:p>7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17" calcext:value-type="float">
            <text:p>9.171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usreibung eines unreinen Geistes einer Tochter einer Griechin/Syrophonöceri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225" calcext:value-type="float">
            <text:p>15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32" calcext:value-type="float">
            <text:p>7.32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61" office:value-type="float" office:value="9.1718" calcext:value-type="float">
            <text:p>9.171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8" calcext:value-type="float">
            <text:p>6.198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eines Tauben der schwer redet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29" calcext:value-type="float">
            <text:p>15.2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3" calcext:value-type="float">
            <text:p>7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19" calcext:value-type="float">
            <text:p>9.171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Kommt von Tyrus und Sidon an den See von Galiläa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29" calcext:value-type="float">
            <text:p>15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01" calcext:value-type="float">
            <text:p>7.301</text:p>
          </table:table-cell>
          <table:table-cell table:style-name="ce125" table:number-columns-repeated="2"/>
          <table:table-cell table:style-name="ce121"/>
          <table:table-cell table:style-name="ce122"/>
          <table:table-cell table:style-name="ce61" office:value-type="float" office:value="9.172" calcext:value-type="float">
            <text:p>9.1720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8" calcext:value-type="float">
            <text:p>6.198</text:p>
          </table:table-cell>
          <table:table-cell table:style-name="ce162" office:value-type="float" office:value="6.03" calcext:value-type="float">
            <text:p>6.03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ee von G.</text:p>
          </table:table-cell>
          <table:table-cell table:style-name="ce170" table:number-columns-repeated="2"/>
          <table:table-cell table:style-name="ce174" office:value-type="string" calcext:value-type="string">
            <text:p>Kommt an den See von Galiläa, steigt auf den Berg, setzt si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" calcext:value-type="float">
            <text:p>15.3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05" calcext:value-type="float">
            <text:p>7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21" calcext:value-type="float">
            <text:p>9.172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Volksmenge mit Lahmen, Blinden, Stummen, Krüppeln... werfen sie ihm zu Füssen, Jesus heilt si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" calcext:value-type="float">
            <text:p>15.30</text:p>
          </table:table-cell>
          <table:table-cell table:style-name="ce132"/>
          <table:table-cell table:style-name="ce142"/>
          <table:table-cell table:style-name="ce125" office:value-type="float" office:value="15.31" calcext:value-type="float">
            <text:p>15.31</text:p>
          </table:table-cell>
          <table:table-cell table:style-name="ce121"/>
          <table:table-cell table:style-name="ce122"/>
          <table:table-cell table:style-name="ce123" office:value-type="float" office:value="7.311" calcext:value-type="float">
            <text:p>7.3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22" calcext:value-type="float">
            <text:p>9.1722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von Lahmen, Blinden, Stummen, Krüppel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1" calcext:value-type="float">
            <text:p>15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12" calcext:value-type="float">
            <text:p>7.3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229999999999" calcext:value-type="float">
            <text:p>9.172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lksmenge sieht, dass Stumme reden, Krüppel gesund werden, Lahme wandeln und Blinde sehen: sie verherrlichen den Gott Israel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319" calcext:value-type="float">
            <text:p>15.3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7.37" calcext:value-type="float">
            <text:p>7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239999999999" calcext:value-type="float">
            <text:p>9.172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 hat alles wohl gemacht: Taube hören, Stumme re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2" calcext:value-type="float">
            <text:p>15.32</text:p>
          </table:table-cell>
          <table:table-cell table:style-name="ce132"/>
          <table:table-cell table:style-name="ce142"/>
          <table:table-cell table:style-name="ce125" office:value-type="float" office:value="15.39" calcext:value-type="float">
            <text:p>15.39</text:p>
          </table:table-cell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32"/>
          <table:table-cell table:style-name="ce125" office:value-type="float" office:value="8.09" calcext:value-type="float">
            <text:p>8.09</text:p>
          </table:table-cell>
          <table:table-cell table:style-name="ce121"/>
          <table:table-cell table:style-name="ce122"/>
          <table:table-cell table:style-name="ce61" office:value-type="float" office:value="9.17249999999999" calcext:value-type="float">
            <text:p>9.172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7.915" calcext:value-type="float">
            <text:p>7.9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15" calcext:value-type="float">
            <text:p>15</text:p>
          </table:table-cell>
          <table:table-cell table:style-name="ce80" office:value-type="string" calcext:value-type="string">
            <text:p>Grosse Volksmenge hat nichts zu essen (Die Speisung der Viertausend)</text:p>
          </table:table-cell>
          <table:table-cell table:style-name="ce80"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3" calcext:value-type="float">
            <text:p>15.33</text:p>
          </table:table-cell>
          <table:table-cell table:style-name="ce132" office:value-type="float" office:value="15.33" calcext:value-type="float">
            <text:p>15.3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259999999999" calcext:value-type="float">
            <text:p>9.172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2" calcext:value-type="float">
            <text:p>6.2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Woher nehmen wir so viele Brote in dieser Einöd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9" calcext:value-type="float">
            <text:p>15.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01" calcext:value-type="float">
            <text:p>9.20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2" calcext:value-type="float">
            <text:p>6.2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chiff Gebiet von Magada</text:p>
          </table:table-cell>
          <table:table-cell table:style-name="ce170" table:number-columns-repeated="2"/>
          <table:table-cell table:style-name="ce174" office:value-type="string" calcext:value-type="string">
            <text:p>Kommt in das Gebiet von Magada/Dalmanuth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99" calcext:value-type="float">
            <text:p>15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202" calcext:value-type="float">
            <text:p>9.20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23" calcext:value-type="float">
            <text:p>12.23</text:p>
          </table:table-cell>
          <table:table-cell table:style-name="ce125" office:value-type="float" office:value="12.36" calcext:value-type="float">
            <text:p>12.36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ie Stunde ist gekommen, dass der Sohn des Menschen verherrlicht werd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1" calcext:value-type="float">
            <text:p>16.01</text:p>
          </table:table-cell>
          <table:table-cell table:style-name="ce132"/>
          <table:table-cell table:style-name="ce142"/>
          <table:table-cell table:style-name="ce125" office:value-type="float" office:value="16.04" calcext:value-type="float">
            <text:p>16.04</text:p>
          </table:table-cell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25" office:value-type="float" office:value="8.13" calcext:value-type="float">
            <text:p>8.13</text:p>
          </table:table-cell>
          <table:table-cell table:style-name="ce121"/>
          <table:table-cell table:style-name="ce122"/>
          <table:table-cell table:style-name="ce124" office:value-type="float" office:value="11.16" calcext:value-type="float">
            <text:p>11.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3" calcext:value-type="float">
            <text:p>6.2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orderung nach dem Zeichen aus dem Himmel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3" calcext:value-type="float">
            <text:p>16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56" calcext:value-type="float">
            <text:p>12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gesicht der Erde und Himmel koennt ihr beurteilen, nicht aber die Zeichen der Zei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36" office:value-type="float" office:value="16.051" calcext:value-type="float">
            <text:p>16.05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3" calcext:value-type="float">
            <text:p>8.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02" calcext:value-type="float">
            <text:p>9.2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4" calcext:value-type="float">
            <text:p>6.2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ünger -&gt; jens. Ufer</text:p>
          </table:table-cell>
          <table:table-cell table:style-name="ce170" table:number-columns-repeated="2"/>
          <table:table-cell table:style-name="ce174"/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36" office:value-type="float" office:value="16.052" calcext:value-type="float">
            <text:p>16.052</text:p>
          </table:table-cell>
          <table:table-cell table:style-name="ce142"/>
          <table:table-cell table:style-name="ce125" office:value-type="float" office:value="16.12" calcext:value-type="float">
            <text:p>16.12</text:p>
          </table:table-cell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2"/>
          <table:table-cell table:style-name="ce125" office:value-type="float" office:value="8.21" calcext:value-type="float">
            <text:p>8.21</text:p>
          </table:table-cell>
          <table:table-cell table:style-name="ce121"/>
          <table:table-cell table:style-name="ce122"/>
          <table:table-cell table:style-name="ce123" office:value-type="float" office:value="9.202" calcext:value-type="float">
            <text:p>9.202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4" calcext:value-type="float">
            <text:p>6.2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/>
          <table:table-cell table:style-name="ce174" office:value-type="string" calcext:value-type="string">
            <text:p>Jünger vergassen, Brot mitzuneh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6" calcext:value-type="float">
            <text:p>16.06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29" calcext:value-type="float">
            <text:p>9.1729</text:p>
          </table:table-cell>
          <table:table-cell table:style-name="ce162" office:value-type="float" office:value="12.01" calcext:value-type="float">
            <text:p>12.01</text:p>
          </table:table-cell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87" office:value-type="string" calcext:value-type="string">
            <text:p>Hütet euch vor dem Sauerteig der Herodes/Pharisär/Sadduzär (Hier ende der Geschichte in Lk, Anfang der Geschichten in Mt und Mk)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7" calcext:value-type="float">
            <text:p>16.07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6" calcext:value-type="float">
            <text:p>8.1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3" calcext:value-type="float">
            <text:p>9.1730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Weil wir keine Brote hab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9" calcext:value-type="float">
            <text:p>16.09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9" calcext:value-type="float">
            <text:p>8.1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31" calcext:value-type="float">
            <text:p>9.173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Erinnert ihr euch nicht in die Speisung der 5000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" calcext:value-type="float">
            <text:p>16.10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" calcext:value-type="float">
            <text:p>8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32" calcext:value-type="float">
            <text:p>9.1732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Oder die der 4000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1" calcext:value-type="float">
            <text:p>16.1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1" calcext:value-type="float">
            <text:p>8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33" calcext:value-type="float">
            <text:p>9.173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versteht ihr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2" calcext:value-type="float">
            <text:p>16.1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11" calcext:value-type="float">
            <text:p>8.2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34" calcext:value-type="float">
            <text:p>9.173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 verstehen, dass der Sauerteig die Lehre der Phariäer und der Sadduzäer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21" calcext:value-type="float">
            <text:p>16.12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2" calcext:value-type="float">
            <text:p>8.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35" calcext:value-type="float">
            <text:p>9.173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n Bethsaida: Er soll einen Blinden anrüh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22" calcext:value-type="float">
            <text:p>16.12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3" calcext:value-type="float">
            <text:p>8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36" calcext:value-type="float">
            <text:p>9.173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 fasst den Blinden bei der Hand, führt in aus dem Dorf hinaus, spützt in seine Au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25" calcext:value-type="float">
            <text:p>16.12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5" calcext:value-type="float">
            <text:p>8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37" calcext:value-type="float">
            <text:p>9.173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er Blinde sieht deutl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26" calcext:value-type="float">
            <text:p>16.126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6" calcext:value-type="float">
            <text:p>8.2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38" calcext:value-type="float">
            <text:p>9.173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h nicht in das Dorf, sag es auch niemand im Dorf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8.27" calcext:value-type="float">
            <text:p>8.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8" calcext:value-type="float">
            <text:p>9.1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6" calcext:value-type="float">
            <text:p>16</text:p>
          </table:table-cell>
          <table:table-cell table:style-name="ce174" office:value-type="string" calcext:value-type="string">
            <text:p>In Cäsarea/Jesus betet allein, fragt Jünger, was sagen Volksmengen, dass er sei?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4" calcext:value-type="float">
            <text:p>16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8.28" calcext:value-type="float">
            <text:p>8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9" calcext:value-type="float">
            <text:p>9.1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1" calcext:value-type="float">
            <text:p>6.1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aber antworteten und sprachen: Johannes der Täufer; andere aber: Elias; andere aber, daß einer der alten Propheten auferstanden sei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5" calcext:value-type="float">
            <text:p>16.15</text:p>
          </table:table-cell>
          <table:table-cell table:style-name="ce132"/>
          <table:table-cell table:style-name="ce142"/>
          <table:table-cell table:style-name="ce125" office:value-type="float" office:value="16.2" calcext:value-type="float">
            <text:p>16.20</text:p>
          </table:table-cell>
          <table:table-cell table:style-name="ce121"/>
          <table:table-cell table:style-name="ce122"/>
          <table:table-cell table:style-name="ce124" office:value-type="float" office:value="8.29" calcext:value-type="float">
            <text:p>8.29</text:p>
          </table:table-cell>
          <table:table-cell table:style-name="ce136" office:value-type="float" office:value="8.291" calcext:value-type="float">
            <text:p>8.291</text:p>
          </table:table-cell>
          <table:table-cell table:style-name="ce125" office:value-type="float" office:value="8.31" calcext:value-type="float">
            <text:p>8.31</text:p>
          </table:table-cell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1" calcext:value-type="float">
            <text:p>9.201</text:p>
          </table:table-cell>
          <table:table-cell table:style-name="ce125" office:value-type="float" office:value="9.21" calcext:value-type="float">
            <text:p>9.21</text:p>
          </table:table-cell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number-columns-repeated="2"/>
          <table:table-cell office:value-type="string" calcext:value-type="string">
            <text:p>Ihr aber, wer sagt ihr, dass ich sei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6" calcext:value-type="float">
            <text:p>16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9" calcext:value-type="float">
            <text:p>8.29</text:p>
          </table:table-cell>
          <table:table-cell table:style-name="ce136" office:value-type="float" office:value="8.292" calcext:value-type="float">
            <text:p>8.29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2" calcext:value-type="float">
            <text:p>9.2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207" calcext:value-type="float">
            <text:p>6.2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Petrus: Du bist der Christus, der Sohn des lebendigen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7" calcext:value-type="float">
            <text:p>16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91" calcext:value-type="float">
            <text:p>8.29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9.211" calcext:value-type="float">
            <text:p>9.2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6.207" calcext:value-type="float">
            <text:p>6.2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Das ist vom Vater, nicht von Fleisch und Blut offenbart wo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8" calcext:value-type="float">
            <text:p>16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92" calcext:value-type="float">
            <text:p>8.29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9.212" calcext:value-type="float">
            <text:p>9.21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6.207" calcext:value-type="float">
            <text:p>6.2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Du bist Petrus, auf diesen Felsen will ich meine Versammlung bau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9" calcext:value-type="float">
            <text:p>16.19</text:p>
          </table:table-cell>
          <table:table-cell table:style-name="ce132" office:value-type="float" office:value="16.19" calcext:value-type="float">
            <text:p>16.1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05" calcext:value-type="float">
            <text:p>8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15" calcext:value-type="float">
            <text:p>9.2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7" calcext:value-type="float">
            <text:p>6.2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Petrus wird Schlüssel des Reiches d. Himmel erhal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" calcext:value-type="float">
            <text:p>16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3" calcext:value-type="float">
            <text:p>8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21" calcext:value-type="float">
            <text:p>9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Jesus bedroht sie und gebietet, dies niemand zu s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36" office:value-type="float" office:value="16.211" calcext:value-type="float">
            <text:p>16.211</text:p>
          </table:table-cell>
          <table:table-cell table:style-name="ce142"/>
          <table:table-cell table:style-name="ce125" office:value-type="float" office:value="16.23" calcext:value-type="float">
            <text:p>16.23</text:p>
          </table:table-cell>
          <table:table-cell table:style-name="ce121"/>
          <table:table-cell table:style-name="ce122"/>
          <table:table-cell table:style-name="ce124" office:value-type="float" office:value="8.31" calcext:value-type="float">
            <text:p>8.31</text:p>
          </table:table-cell>
          <table:table-cell table:style-name="ce132"/>
          <table:table-cell table:style-name="ce125" office:value-type="float" office:value="8.31" calcext:value-type="float">
            <text:p>8.31</text:p>
          </table:table-cell>
          <table:table-cell table:style-name="ce121"/>
          <table:table-cell table:style-name="ce122"/>
          <table:table-cell table:style-name="ce124" office:value-type="float" office:value="9.22" calcext:value-type="float">
            <text:p>9.22</text:p>
          </table:table-cell>
          <table:table-cell table:style-name="ce160"/>
          <table:table-cell table:style-name="ce125" office:value-type="float" office:value="9.22" calcext:value-type="float">
            <text:p>9.22</text:p>
          </table:table-cell>
          <table:table-cell table:style-name="ce121"/>
          <table:table-cell table:style-name="ce122"/>
          <table:table-cell table:style-name="ce123" office:value-type="float" office:value="6.208" calcext:value-type="float">
            <text:p>6.2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7" calcext:value-type="float">
            <text:p>17</text:p>
          </table:table-cell>
          <table:table-cell table:style-name="ce76" office:value-type="string" calcext:value-type="string">
            <text:p>Die erste Ankündigung von Jesu Tod und Auferstehung</text:p>
          </table:table-cell>
          <table:table-cell table:style-name="ce76" table:number-columns-repeated="2"/>
          <table:table-cell table:style-name="ce79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36" office:value-type="float" office:value="16.212" calcext:value-type="float">
            <text:p>16.2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15" calcext:value-type="float">
            <text:p>8.3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25" calcext:value-type="float">
            <text:p>9.2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9" calcext:value-type="float">
            <text:p>6.2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 muss nach Jerusalem (mt), von Aeltesten, Hohepriestern und Schriftgelehrten verworfen werden, getötet und am 3. Tag auferweckt wer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505]" office:value-type="float" office:value="16.22" calcext:value-type="float">
            <text:p>16.22</text:p>
          </table:table-cell>
          <table:table-cell table:style-name="ce132" office:value-type="float" office:value="16.22" calcext:value-type="float">
            <text:p>16.2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33" calcext:value-type="float">
            <text:p>8.33</text:p>
          </table:table-cell>
          <table:table-cell table:style-name="ce136" office:value-type="float" office:value="8.331" calcext:value-type="float">
            <text:p>8.33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226" calcext:value-type="float">
            <text:p>9.22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9" calcext:value-type="float">
            <text:p>6.2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widerfahre dir nicht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506]" office:value-type="float" office:value="16.23" calcext:value-type="float">
            <text:p>16.23</text:p>
          </table:table-cell>
          <table:table-cell table:style-name="ce132" office:value-type="float" office:value="16.23" calcext:value-type="float">
            <text:p>16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33" calcext:value-type="float">
            <text:p>8.33</text:p>
          </table:table-cell>
          <table:table-cell table:style-name="ce136" office:value-type="float" office:value="8.332" calcext:value-type="float">
            <text:p>8.3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227" calcext:value-type="float">
            <text:p>9.2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1" calcext:value-type="float">
            <text:p>6.2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adelung des Petrus: Geh hinter mich, Sat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4" calcext:value-type="float">
            <text:p>16.24</text:p>
          </table:table-cell>
          <table:table-cell table:style-name="ce132"/>
          <table:table-cell table:style-name="ce142"/>
          <table:table-cell table:style-name="ce125" office:value-type="float" office:value="16.28" calcext:value-type="float">
            <text:p>16.28</text:p>
          </table:table-cell>
          <table:table-cell table:style-name="ce121"/>
          <table:table-cell table:style-name="ce122"/>
          <table:table-cell table:style-name="ce124" office:value-type="float" office:value="8.34" calcext:value-type="float">
            <text:p>8.34</text:p>
          </table:table-cell>
          <table:table-cell table:style-name="ce132"/>
          <table:table-cell table:style-name="ce125" office:value-type="float" office:value="9.01" calcext:value-type="float">
            <text:p>9.01</text:p>
          </table:table-cell>
          <table:table-cell table:style-name="ce121"/>
          <table:table-cell table:style-name="ce122"/>
          <table:table-cell table:style-name="ce124" office:value-type="float" office:value="9.23" calcext:value-type="float">
            <text:p>9.23</text:p>
          </table:table-cell>
          <table:table-cell table:style-name="ce160"/>
          <table:table-cell table:style-name="ce125" office:value-type="float" office:value="9.27" calcext:value-type="float">
            <text:p>9.27</text:p>
          </table:table-cell>
          <table:table-cell table:style-name="ce121"/>
          <table:table-cell table:style-name="ce122"/>
          <table:table-cell table:style-name="ce123" office:value-type="float" office:value="6.221" calcext:value-type="float">
            <text:p>6.2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8" calcext:value-type="float">
            <text:p>18</text:p>
          </table:table-cell>
          <table:table-cell table:style-name="ce174" office:value-type="string" calcext:value-type="string">
            <text:p>Spricht zu Jüngern // allen: wer mir nachkommen will, nehme Kreuz auf sic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6" calcext:value-type="float">
            <text:p>16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36" calcext:value-type="float">
            <text:p>8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25" calcext:value-type="float">
            <text:p>9.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22" calcext:value-type="float">
            <text:p>6.2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nützt es, die Welt zu gewinnen, aber die Seele zu verlier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8" calcext:value-type="float">
            <text:p>16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9.27" calcext:value-type="float">
            <text:p>9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8.52" calcext:value-type="float">
            <text:p>8.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float" office:value="19" calcext:value-type="float">
            <text:p>19</text:p>
          </table:table-cell>
          <table:table-cell table:style-name="ce174" office:value-type="string" calcext:value-type="string">
            <text:p>Einige werden Tod nicht schmecken, bis Reich Gottes gesehen (Vgl. Ausdruck in Joh 8:52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1" calcext:value-type="float">
            <text:p>17.01</text:p>
          </table:table-cell>
          <table:table-cell table:style-name="ce132"/>
          <table:table-cell table:style-name="ce142"/>
          <table:table-cell table:style-name="ce125" office:value-type="float" office:value="17.13" calcext:value-type="float">
            <text:p>17.13</text:p>
          </table:table-cell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2"/>
          <table:table-cell table:style-name="ce125" office:value-type="float" office:value="9.13" calcext:value-type="float">
            <text:p>9.13</text:p>
          </table:table-cell>
          <table:table-cell table:style-name="ce121"/>
          <table:table-cell table:style-name="ce122"/>
          <table:table-cell table:style-name="ce124" office:value-type="float" office:value="9.28" calcext:value-type="float">
            <text:p>9.28</text:p>
          </table:table-cell>
          <table:table-cell table:style-name="ce160"/>
          <table:table-cell table:style-name="ce125" office:value-type="float" office:value="9.36" calcext:value-type="float">
            <text:p>9.36</text:p>
          </table:table-cell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20" calcext:value-type="float">
            <text:p>20</text:p>
          </table:table-cell>
          <table:table-cell table:style-name="ce174" office:value-type="string" calcext:value-type="string">
            <text:p>Die Verklärung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3" calcext:value-type="float">
            <text:p>17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4" calcext:value-type="float">
            <text:p>9.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31" calcext:value-type="float">
            <text:p>9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ose und Elia besprechen Ausgang, den Er in Jerusalem erfüllen soll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031" calcext:value-type="float">
            <text:p>17.0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041" calcext:value-type="float">
            <text:p>9.0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32" calcext:value-type="float">
            <text:p>9.3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etrus und die anderen waren schläfrig, nach dem Aufwachen sahen sie Seine Herrlichkeit und die zwei Männer bei Ih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4" calcext:value-type="float">
            <text:p>17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5" calcext:value-type="float">
            <text:p>9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ass uns drei Zelte ma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9" calcext:value-type="float">
            <text:p>17.09</text:p>
          </table:table-cell>
          <table:table-cell table:style-name="ce136" office:value-type="float" office:value="17.091" calcext:value-type="float">
            <text:p>17.09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6" office:value-type="float" office:value="9.091" calcext:value-type="float">
            <text:p>9.091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vom Berg herabgestiegen: 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9" calcext:value-type="float">
            <text:p>17.09</text:p>
          </table:table-cell>
          <table:table-cell table:style-name="ce136" office:value-type="float" office:value="17.092" calcext:value-type="float">
            <text:p>17.09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6" office:value-type="float" office:value="9.092" calcext:value-type="float">
            <text:p>9.0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375" calcext:value-type="float">
            <text:p>9.3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t niemand das Gesicht, bis Sohn des Menschen aus den Toten auferstanden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" calcext:value-type="float">
            <text:p>17.1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11" calcext:value-type="float">
            <text:p>9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9.377" calcext:value-type="float">
            <text:p>9.3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arum sagen Schriftgelehrte, dass Elias kommen müsse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2" calcext:value-type="float">
            <text:p>17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79" calcext:value-type="float">
            <text:p>9.37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6" calcext:value-type="float">
            <text:p>6.16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ch der Sohn des Menschen wird, wie J.d.T, leid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4" calcext:value-type="float">
            <text:p>17.14</text:p>
          </table:table-cell>
          <table:table-cell table:style-name="ce132"/>
          <table:table-cell table:style-name="ce142"/>
          <table:table-cell table:style-name="ce125" office:value-type="float" office:value="17.21" calcext:value-type="float">
            <text:p>17.21</text:p>
          </table:table-cell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32"/>
          <table:table-cell table:style-name="ce125" office:value-type="float" office:value="9.29" calcext:value-type="float">
            <text:p>9.29</text:p>
          </table:table-cell>
          <table:table-cell table:style-name="ce121"/>
          <table:table-cell table:style-name="ce122"/>
          <table:table-cell table:style-name="ce124" office:value-type="float" office:value="9.38" calcext:value-type="float">
            <text:p>9.38</text:p>
          </table:table-cell>
          <table:table-cell table:style-name="ce160"/>
          <table:table-cell table:style-name="ce125" office:value-type="float" office:value="9.43" calcext:value-type="float">
            <text:p>9.43</text:p>
          </table:table-cell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2"/>
          <table:table-cell/>
          <table:table-cell table:style-name="ce170" table:number-columns-repeated="5"/>
          <table:table-cell table:style-name="ce170" office:value-type="float" office:value="21" calcext:value-type="float">
            <text:p>21</text:p>
          </table:table-cell>
          <table:table-cell table:style-name="ce174" office:value-type="string" calcext:value-type="string">
            <text:p>Die Heilung eines mondsüchtigen/besessenen Knab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5" calcext:value-type="float">
            <text:p>17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17" calcext:value-type="float">
            <text:p>9.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81" calcext:value-type="float">
            <text:p>9.38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Lehrer, ich habe meinen mondsüchtigen Sohn zu dir gebra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7" calcext:value-type="float">
            <text:p>17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19" calcext:value-type="float">
            <text:p>9.1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1" calcext:value-type="float">
            <text:p>9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O ungläubiges Geschlecht! Bis wann soll ich bei euch sein? Bis wann soll ich euch ertragen 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175" calcext:value-type="float">
            <text:p>17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195" calcext:value-type="float">
            <text:p>9.1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2" calcext:value-type="float">
            <text:p>9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Jesus bedroht den unreinen Geist und heilt den Knaben und gibt ihn dem Vater zurück. (Wird dieses Thema in lk-11-24 wieder aufgenommen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9" calcext:value-type="float">
            <text:p>17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28" calcext:value-type="float">
            <text:p>9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85" calcext:value-type="float">
            <text:p>9.3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Jünger: Warum konnten wir ihn nicht austreib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1" calcext:value-type="float">
            <text:p>17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29" calcext:value-type="float">
            <text:p>9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86" calcext:value-type="float">
            <text:p>9.38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Diese Art fährt nur aus durch Gebet und Fas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2" calcext:value-type="float">
            <text:p>17.22</text:p>
          </table:table-cell>
          <table:table-cell table:style-name="ce136" office:value-type="float" office:value="17.221" calcext:value-type="float">
            <text:p>17.22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" calcext:value-type="float">
            <text:p>9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95" calcext:value-type="float">
            <text:p>9.3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 office:value-type="string" calcext:value-type="string">
            <text:p>Ziehen durch Galiläa, Jesus will nicht, dass es jemand erfahr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2" calcext:value-type="float">
            <text:p>17.22</text:p>
          </table:table-cell>
          <table:table-cell table:style-name="ce136" office:value-type="float" office:value="17.222" calcext:value-type="float">
            <text:p>17.222</text:p>
          </table:table-cell>
          <table:table-cell table:style-name="ce142"/>
          <table:table-cell table:style-name="ce125" office:value-type="float" office:value="17.23" calcext:value-type="float">
            <text:p>17.23</text:p>
          </table:table-cell>
          <table:table-cell table:style-name="ce121"/>
          <table:table-cell table:style-name="ce122"/>
          <table:table-cell table:style-name="ce124" office:value-type="float" office:value="9.31" calcext:value-type="float">
            <text:p>9.31</text:p>
          </table:table-cell>
          <table:table-cell table:style-name="ce132"/>
          <table:table-cell table:style-name="ce125" office:value-type="float" office:value="9.32" calcext:value-type="float">
            <text:p>9.32</text:p>
          </table:table-cell>
          <table:table-cell table:style-name="ce121"/>
          <table:table-cell table:style-name="ce122"/>
          <table:table-cell table:style-name="ce124" office:value-type="float" office:value="9.44" calcext:value-type="float">
            <text:p>9.44</text:p>
          </table:table-cell>
          <table:table-cell table:style-name="ce160"/>
          <table:table-cell table:style-name="ce125" office:value-type="float" office:value="9.45" calcext:value-type="float">
            <text:p>9.45</text:p>
          </table:table-cell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6"/>
          <table:table-cell table:style-name="ce170" office:value-type="string" calcext:value-type="string">
            <text:p>G</text:p>
          </table:table-cell>
          <table:table-cell table:style-name="ce170"/>
          <table:table-cell table:style-name="ce170" office:value-type="float" office:value="22" calcext:value-type="float">
            <text:p>22</text:p>
          </table:table-cell>
          <table:table-cell table:style-name="ce76" office:value-type="string" calcext:value-type="string">
            <text:p>In Galiläa: Sohn des Menschen wird überliefert in des Menschen Hände (2. Ankündigung)</text:p>
          </table:table-cell>
          <table:table-cell table:style-name="ce76" table:number-columns-repeated="2"/>
          <table:table-cell table:style-name="ce79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225" calcext:value-type="float">
            <text:p>17.22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2" calcext:value-type="float">
            <text:p>9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42" calcext:value-type="float">
            <text:p>9.4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9"/>
          <table:table-cell table:style-name="ce174"/>
          <table:table-cell table:style-name="ce174" office:value-type="string" calcext:value-type="string">
            <text:p>Jünger verstehen dieses Wort ni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3" calcext:value-type="float">
            <text:p>17.2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15" calcext:value-type="float">
            <text:p>9.3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41" calcext:value-type="float">
            <text:p>9.4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9"/>
          <table:table-cell table:style-name="ce174"/>
          <table:table-cell table:style-name="ce174" office:value-type="string" calcext:value-type="string">
            <text:p>Jünger sind sehr betrüb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7.24" calcext:value-type="float">
            <text:p>17.24</text:p>
          </table:table-cell>
          <table:table-cell table:style-name="ce136" office:value-type="float" office:value="17.243" calcext:value-type="float">
            <text:p>17.243</text:p>
          </table:table-cell>
          <table:table-cell table:style-name="ce142"/>
          <table:table-cell table:style-name="ce125" office:value-type="float" office:value="17.27" calcext:value-type="float">
            <text:p>17.27</text:p>
          </table:table-cell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6" office:value-type="float" office:value="9.332" calcext:value-type="float">
            <text:p>9.3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443" calcext:value-type="float">
            <text:p>9.4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0" office:value-type="string" calcext:value-type="string">
            <text:p>-&gt; K</text:p>
          </table:table-cell>
          <table:table-cell table:style-name="ce170" table:number-columns-repeated="2"/>
          <table:table-cell table:style-name="ce174" office:value-type="string" calcext:value-type="string">
            <text:p>Ankunft in Kapernaum, Die Zahlung der Tempelsteuer – Stater im Fisch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7.24" calcext:value-type="float">
            <text:p>17.24</text:p>
          </table:table-cell>
          <table:table-cell table:style-name="ce136" office:value-type="float" office:value="17.244" calcext:value-type="float">
            <text:p>17.24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31" calcext:value-type="float">
            <text:p>9.3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9.452" calcext:value-type="float">
            <text:p>9.45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Zahlt eurer Lehrer nicht die Doppeldrac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8.01" calcext:value-type="float">
            <text:p>18.01</text:p>
          </table:table-cell>
          <table:table-cell table:style-name="ce132"/>
          <table:table-cell table:style-name="ce142"/>
          <table:table-cell table:style-name="ce125" office:value-type="float" office:value="18.05" calcext:value-type="float">
            <text:p>18.05</text:p>
          </table:table-cell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2"/>
          <table:table-cell table:style-name="ce125" office:value-type="float" office:value="9.37" calcext:value-type="float">
            <text:p>9.37</text:p>
          </table:table-cell>
          <table:table-cell table:style-name="ce121"/>
          <table:table-cell table:style-name="ce122"/>
          <table:table-cell table:style-name="ce124" office:value-type="float" office:value="9.46" calcext:value-type="float">
            <text:p>9.46</text:p>
          </table:table-cell>
          <table:table-cell table:style-name="ce160"/>
          <table:table-cell table:style-name="ce125" office:value-type="float" office:value="9.48" calcext:value-type="float">
            <text:p>9.48</text:p>
          </table:table-cell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float" office:value="23" calcext:value-type="float">
            <text:p>23</text:p>
          </table:table-cell>
          <table:table-cell table:style-name="ce174" office:value-type="string" calcext:value-type="string">
            <text:p>Was habt ihr auf dem Weg (nach Kapernaum) verhandelt / Wer ist der Grösste im Reich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11" calcext:value-type="float">
            <text:p>18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31" calcext:value-type="float">
            <text:p>9.3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7" calcext:value-type="float">
            <text:p>9.4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Ueberlegung ihres Herzen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12" calcext:value-type="float">
            <text:p>18.01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4" calcext:value-type="float">
            <text:p>9.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9.454" calcext:value-type="float">
            <text:p>9.4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Sie schwiegen, denn sie hatten sich besprochen, wer der grösste ist// Lk: Es entsand eine Ueberlegung, wer wohl der Grösste unter ihnen wär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8.04" calcext:value-type="float">
            <text:p>18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75" calcext:value-type="float">
            <text:p>9.4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sich selbst erniedrigen wird wie deses Kindlein, dieser ist der Grosste im Reich der Himmel // Wenn jemand der erste sein will, so soll er der letzte von allen sein, und aller Diener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49" calcext:value-type="float">
            <text:p>18.049</text:p>
          </table:table-cell>
          <table:table-cell table:style-name="ce162" office:value-type="float" office:value="18.05" calcext:value-type="float">
            <text:p>18.0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369" calcext:value-type="float">
            <text:p>9.369</text:p>
          </table:table-cell>
          <table:table-cell table:style-name="ce162" office:value-type="float" office:value="9.37" calcext:value-type="float">
            <text:p>9.37</text:p>
          </table:table-cell>
          <table:table-cell table:style-name="ce162" office:value-type="float" office:value="10.15" calcext:value-type="float">
            <text:p>10.15</text:p>
          </table:table-cell>
          <table:table-cell table:style-name="ce121"/>
          <table:table-cell table:style-name="ce122"/>
          <table:table-cell table:style-name="ce123" office:value-type="float" office:value="9.479" calcext:value-type="float">
            <text:p>9.479</text:p>
          </table:table-cell>
          <table:table-cell table:style-name="ce162" office:value-type="float" office:value="9.48" calcext:value-type="float">
            <text:p>9.48</text:p>
          </table:table-cell>
          <table:table-cell table:style-name="ce162" office:value-type="float" office:value="18.17" calcext:value-type="float">
            <text:p>18.17</text:p>
          </table:table-cell>
          <table:table-cell table:style-name="ce121"/>
          <table:table-cell table:style-name="ce122"/>
          <table:table-cell table:style-name="ce124" office:value-type="float" office:value="5.43" calcext:value-type="float">
            <text:p>5.43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Ich bin im Namen meines Vaters gekommen und ihr nehmt mich nicht auf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5" calcext:value-type="float">
            <text:p>18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8" calcext:value-type="float">
            <text:p>9.4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5.43" calcext:value-type="float">
            <text:p>5.4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ein Kindlein aufnimmt in meinem Namen, nimmt mich auf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36" office:value-type="float" office:value="18.061" calcext:value-type="float">
            <text:p>18.061</text:p>
          </table:table-cell>
          <table:table-cell table:style-name="ce142"/>
          <table:table-cell table:style-name="ce125" office:value-type="float" office:value="18.1" calcext:value-type="float">
            <text:p>18.10</text:p>
          </table:table-cell>
          <table:table-cell table:style-name="ce121"/>
          <table:table-cell table:style-name="ce122"/>
          <table:table-cell table:style-name="ce124" office:value-type="float" office:value="9.42" calcext:value-type="float">
            <text:p>9.42</text:p>
          </table:table-cell>
          <table:table-cell table:style-name="ce132"/>
          <table:table-cell table:style-name="ce125" office:value-type="float" office:value="9.49" calcext:value-type="float">
            <text:p>9.49</text:p>
          </table:table-cell>
          <table:table-cell table:style-name="ce121"/>
          <table:table-cell table:style-name="ce122"/>
          <table:table-cell table:style-name="ce123" office:value-type="float" office:value="17.011" calcext:value-type="float">
            <text:p>17.0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aber irgend eines dieser Kleinen, die an mich glauben, ärgern wird (Warnung vor Verfühung zur Sünde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6" calcext:value-type="float">
            <text:p>18.060</text:p>
          </table:table-cell>
          <table:table-cell table:style-name="ce136" office:value-type="float" office:value="18.062" calcext:value-type="float">
            <text:p>18.06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8" calcext:value-type="float">
            <text:p>9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9" calcext:value-type="float">
            <text:p>9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: wir sahen jemanden Dämnen austreiben in deinem Namen und wehrten ihm, weil er nicht nachfolg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36" office:value-type="float" office:value="18.064" calcext:value-type="float">
            <text:p>18.064</text:p>
          </table:table-cell>
          <table:table-cell table:style-name="ce142"/>
          <table:table-cell table:style-name="ce125" office:value-type="float" office:value="18.09" calcext:value-type="float">
            <text:p>18.09</text:p>
          </table:table-cell>
          <table:table-cell table:style-name="ce121"/>
          <table:table-cell table:style-name="ce122"/>
          <table:table-cell table:style-name="ce123" office:value-type="string" calcext:value-type="string">
            <text:p>9..4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501" calcext:value-type="float">
            <text:p>9.501</text:p>
          </table:table-cell>
          <table:table-cell table:style-name="ce162" office:value-type="float" office:value="17.02" calcext:value-type="float">
            <text:p>17.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stösse zur Sünde. Vergebung. Die Kraft des Glaubens. (Vgl. Mt 18:21-3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61" calcext:value-type="float">
            <text:p>18.06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9" calcext:value-type="float">
            <text:p>9.3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91" calcext:value-type="float">
            <text:p>9.49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Niemeand kein ein Wunderwerk in meinem Namen tun und bald übel von mir re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62" calcext:value-type="float">
            <text:p>18.062</text:p>
          </table:table-cell>
          <table:table-cell table:style-name="ce136" office:value-type="float" office:value="18.063" calcext:value-type="float">
            <text:p>18.06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4" calcext:value-type="float">
            <text:p>9.4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" calcext:value-type="float">
            <text:p>9.5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lk: Wer nicht gegen euch ist, ist für euch, mk: Wer nicht gegen uns ist, ist für un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65" calcext:value-type="float">
            <text:p>18.0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47" calcext:value-type="float">
            <text:p>9.4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7.012" calcext:value-type="float">
            <text:p>17.0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Besser einäugig ins Reich, als mit zwei Augen in die Hölle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7" calcext:value-type="float">
            <text:p>18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22" calcext:value-type="float">
            <text:p>9.4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7.013" calcext:value-type="float">
            <text:p>17.013</text:p>
          </table:table-cell>
          <table:table-cell table:style-name="ce162" office:value-type="float" office:value="17.01" calcext:value-type="float">
            <text:p>17.0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 ist notwendig, dass Aergernisse 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58" office:value-type="float" office:value="18.12" calcext:value-type="float">
            <text:p>18.12</text:p>
          </table:table-cell>
          <table:table-cell table:style-name="ce132"/>
          <table:table-cell table:style-name="ce142"/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.471" calcext:value-type="float">
            <text:p>9.47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0" office:value-type="float" office:value="15.04" calcext:value-type="float">
            <text:p>15.04</text:p>
          </table:table-cell>
          <table:table-cell table:style-name="ce160"/>
          <table:table-cell table:style-name="ce125" office:value-type="float" office:value="15.07" calcext:value-type="float">
            <text:p>15.0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verlorenen Schaf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32"/>
          <table:table-cell table:style-name="ce142"/>
          <table:table-cell table:style-name="ce125" office:value-type="float" office:value="18.2" calcext:value-type="float">
            <text:p>18.20</text:p>
          </table:table-cell>
          <table:table-cell table:style-name="ce121"/>
          <table:table-cell table:style-name="ce122"/>
          <table:table-cell table:style-name="ce123" office:value-type="float" office:value="9.472" calcext:value-type="float">
            <text:p>9.4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nn dein Bruder gegen dich sündigt (Zurechtweisung und Gebet in der Gemeinde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21" calcext:value-type="float">
            <text:p>18.21</text:p>
          </table:table-cell>
          <table:table-cell table:style-name="ce132"/>
          <table:table-cell table:style-name="ce142"/>
          <table:table-cell table:style-name="ce125" office:value-type="float" office:value="18.35" calcext:value-type="float">
            <text:p>18.35</text:p>
          </table:table-cell>
          <table:table-cell table:style-name="ce121"/>
          <table:table-cell table:style-name="ce122"/>
          <table:table-cell table:style-name="ce123" office:value-type="float" office:value="9.473" calcext:value-type="float">
            <text:p>9.47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?</text:p>
          </table:table-cell>
          <table:table-cell table:style-name="ce170" table:number-columns-repeated="2"/>
          <table:table-cell table:style-name="ce174" office:value-type="string" calcext:value-type="string">
            <text:p>Das Gleichnis vom unbarmherzigen Knech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546]" office:value-type="float" office:value="18.23" calcext:value-type="float">
            <text:p>18.23</text:p>
          </table:table-cell>
          <table:table-cell table:style-name="ce132" office:value-type="float" office:value="18.23" calcext:value-type="float">
            <text:p>18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74" calcext:value-type="float">
            <text:p>9.47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office:value-type="string" calcext:value-type="string">
            <text:p>G?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Reich einem König gleichgeworden, der mit seinen Knechten abrechnen woll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75" calcext:value-type="float">
            <text:p>9.4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.</text:p>
          </table:table-cell>
          <table:table-cell table:style-name="ce170" table:number-columns-repeated="2"/>
          <table:table-cell table:style-name="ce174" office:value-type="string" calcext:value-type="string">
            <text:p>Von Galiläa nach Judäa, jenseits des Jorda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2"/>
          <table:table-cell table:style-name="ce142"/>
          <table:table-cell table:style-name="ce125" office:value-type="float" office:value="19.12" calcext:value-type="float">
            <text:p>19.12</text:p>
          </table:table-cell>
          <table:table-cell table:style-name="ce121"/>
          <table:table-cell table:style-name="ce122"/>
          <table:table-cell table:style-name="ce125" office:value-type="float" office:value="10.01" calcext:value-type="float">
            <text:p>10.01</text:p>
          </table:table-cell>
          <table:table-cell table:style-name="ce132"/>
          <table:table-cell table:style-name="ce125" office:value-type="float" office:value="10.12" calcext:value-type="float">
            <text:p>10.12</text:p>
          </table:table-cell>
          <table:table-cell table:style-name="ce121"/>
          <table:table-cell table:style-name="ce122"/>
          <table:table-cell table:style-name="ce159" office:value-type="float" office:value="16.245" calcext:value-type="float">
            <text:p>16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J</text:p>
          </table:table-cell>
          <table:table-cell table:style-name="ce170" table:number-columns-repeated="2"/>
          <table:table-cell table:style-name="ce174" office:value-type="string" calcext:value-type="string">
            <text:p>Über Ehescheidung und Ehelosigkei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2" calcext:value-type="float">
            <text:p>19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015" calcext:value-type="float">
            <text:p>10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6.246" calcext:value-type="float">
            <text:p>16.2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Jesus heilt die Volksmen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13" calcext:value-type="float">
            <text:p>19.13</text:p>
          </table:table-cell>
          <table:table-cell table:style-name="ce132"/>
          <table:table-cell table:style-name="ce142"/>
          <table:table-cell table:style-name="ce125" office:value-type="float" office:value="19.15" calcext:value-type="float">
            <text:p>19.15</text:p>
          </table:table-cell>
          <table:table-cell table:style-name="ce121"/>
          <table:table-cell table:style-name="ce122"/>
          <table:table-cell table:style-name="ce125" office:value-type="float" office:value="10.13" calcext:value-type="float">
            <text:p>10.13</text:p>
          </table:table-cell>
          <table:table-cell table:style-name="ce132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5" office:value-type="float" office:value="18.15" calcext:value-type="float">
            <text:p>18.15</text:p>
          </table:table-cell>
          <table:table-cell table:style-name="ce160"/>
          <table:table-cell table:style-name="ce125" office:value-type="float" office:value="18.17" calcext:value-type="float">
            <text:p>18.1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segnet die Kind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35" calcext:value-type="float">
            <text:p>19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13" calcext:value-type="float">
            <text:p>10.13</text:p>
          </table:table-cell>
          <table:table-cell table:style-name="ce132" office:value-type="float" office:value="10.14" calcext:value-type="float">
            <text:p>10.14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8.16" calcext:value-type="float">
            <text:p>18.16</text:p>
          </table:table-cell>
          <table:table-cell table:style-name="ce160" office:value-type="float" office:value="18.16" calcext:value-type="float">
            <text:p>18.1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Lasst Kindlein zu mir kommen, denn solcher is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37" calcext:value-type="float">
            <text:p>19.1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135" calcext:value-type="float">
            <text:p>10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17" calcext:value-type="float">
            <text:p>18.17</text:p>
          </table:table-cell>
          <table:table-cell table:style-name="ce160" office:value-type="float" office:value="18.17" calcext:value-type="float">
            <text:p>18.1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r nicht aufnimmt, wird nicht ein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553]" office:value-type="float" office:value="19.14" calcext:value-type="float">
            <text:p>19.14</text:p>
          </table:table-cell>
          <table:table-cell table:style-name="ce132" office:value-type="float" office:value="19.14" calcext:value-type="float">
            <text:p>19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136" calcext:value-type="float">
            <text:p>10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Solcher is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8" office:value-type="float" office:value="19.16" calcext:value-type="float">
            <text:p>19.160</text:p>
          </table:table-cell>
          <table:table-cell table:style-name="ce132"/>
          <table:table-cell table:style-name="ce142"/>
          <table:table-cell table:style-name="ce125" office:value-type="float" office:value="19.26" calcext:value-type="float">
            <text:p>19.26</text:p>
          </table:table-cell>
          <table:table-cell table:style-name="ce121"/>
          <table:table-cell table:style-name="ce122"/>
          <table:table-cell table:style-name="ce125" office:value-type="float" office:value="10.17" calcext:value-type="float">
            <text:p>10.17</text:p>
          </table:table-cell>
          <table:table-cell table:style-name="ce132"/>
          <table:table-cell table:style-name="ce125" office:value-type="float" office:value="10.27" calcext:value-type="float">
            <text:p>10.27</text:p>
          </table:table-cell>
          <table:table-cell table:style-name="ce121"/>
          <table:table-cell table:style-name="ce122"/>
          <table:table-cell table:style-name="ce125" office:value-type="float" office:value="18.18" calcext:value-type="float">
            <text:p>18.18</text:p>
          </table:table-cell>
          <table:table-cell table:style-name="ce160"/>
          <table:table-cell table:style-name="ce125" office:value-type="float" office:value="18.27" calcext:value-type="float">
            <text:p>18.2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reiche Jüngling/Oberste – und das Erbe des ewigen Lebe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65" calcext:value-type="float">
            <text:p>19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23" calcext:value-type="float">
            <text:p>10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275" calcext:value-type="float">
            <text:p>18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Reiche gehen schwer ins Reich Gottes ei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9.17" calcext:value-type="float">
            <text:p>19.17</text:p>
          </table:table-cell>
          <table:table-cell table:style-name="ce132"/>
          <table:table-cell table:style-name="ce142"/>
          <table:table-cell table:style-name="ce125" office:value-type="float" office:value="19.3" calcext:value-type="float">
            <text:p>19.30</text:p>
          </table:table-cell>
          <table:table-cell table:style-name="ce121"/>
          <table:table-cell table:style-name="ce122"/>
          <table:table-cell table:style-name="ce125" office:value-type="float" office:value="10.28" calcext:value-type="float">
            <text:p>10.28</text:p>
          </table:table-cell>
          <table:table-cell table:style-name="ce132"/>
          <table:table-cell table:style-name="ce125" office:value-type="float" office:value="10.31" calcext:value-type="float">
            <text:p>10.31</text:p>
          </table:table-cell>
          <table:table-cell table:style-name="ce121"/>
          <table:table-cell table:style-name="ce122"/>
          <table:table-cell table:style-name="ce125" office:value-type="float" office:value="18.28" calcext:value-type="float">
            <text:p>18.28</text:p>
          </table:table-cell>
          <table:table-cell table:style-name="ce160"/>
          <table:table-cell table:style-name="ce125" office:value-type="float" office:value="18.3" calcext:value-type="float">
            <text:p>18.30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m Lohn der Nachfolge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557]" office:value-type="float" office:value="19.23" calcext:value-type="float">
            <text:p>19.23</text:p>
          </table:table-cell>
          <table:table-cell table:style-name="ce132" office:value-type="float" office:value="19.23" calcext:value-type="float">
            <text:p>19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28" calcext:value-type="float">
            <text:p>10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Ein Reicher kommt kaum ins Reich Gotte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8" calcext:value-type="float">
            <text:p>12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3" calcext:value-type="float">
            <text:p>12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Maria salbt Jes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2"/>
          <table:table-cell table:style-name="ce142"/>
          <table:table-cell table:style-name="ce125" office:value-type="float" office:value="20.16" calcext:value-type="float">
            <text:p>20.16</text:p>
          </table:table-cell>
          <table:table-cell table:style-name="ce121"/>
          <table:table-cell table:style-name="ce122"/>
          <table:table-cell table:style-name="ce123" office:value-type="float" office:value="12.281" calcext:value-type="float">
            <text:p>12.28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Arbeitern im Weinber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36" office:value-type="float" office:value="20.171" calcext:value-type="float">
            <text:p>20.17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32" calcext:value-type="float">
            <text:p>10.32</text:p>
          </table:table-cell>
          <table:table-cell table:style-name="ce136" office:value-type="float" office:value="10.321" calcext:value-type="float">
            <text:p>10.321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8.31" calcext:value-type="float">
            <text:p>18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f dem Weg nach Jerusalem hinauf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36" office:value-type="float" office:value="20.172" calcext:value-type="float">
            <text:p>20.172</text:p>
          </table:table-cell>
          <table:table-cell table:style-name="ce142"/>
          <table:table-cell table:style-name="ce125" office:value-type="float" office:value="20.19" calcext:value-type="float">
            <text:p>20.19</text:p>
          </table:table-cell>
          <table:table-cell table:style-name="ce121"/>
          <table:table-cell table:style-name="ce122"/>
          <table:table-cell table:style-name="ce125" office:value-type="float" office:value="10.32" calcext:value-type="float">
            <text:p>10.32</text:p>
          </table:table-cell>
          <table:table-cell table:style-name="ce136" office:value-type="float" office:value="10.322" calcext:value-type="float">
            <text:p>10.322</text:p>
          </table:table-cell>
          <table:table-cell table:style-name="ce125" office:value-type="float" office:value="10.34" calcext:value-type="float">
            <text:p>10.34</text:p>
          </table:table-cell>
          <table:table-cell table:style-name="ce121"/>
          <table:table-cell table:style-name="ce122"/>
          <table:table-cell table:style-name="ce125" office:value-type="float" office:value="18.32" calcext:value-type="float">
            <text:p>18.32</text:p>
          </table:table-cell>
          <table:table-cell table:style-name="ce160"/>
          <table:table-cell table:style-name="ce125" office:value-type="float" office:value="18.34" calcext:value-type="float">
            <text:p>18.34</text:p>
          </table:table-cell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string" calcext:value-type="string">
            <text:p>???</text:p>
          </table:table-cell>
          <table:table-cell table:style-name="ce76" office:value-type="string" calcext:value-type="string">
            <text:p>Die dritte Ankündigung von Jesu Tod und Auferstehung / es wird alles vollendet werden, was durch die Propheten auf den Sohn des Menschen geschrieben ist</text:p>
          </table:table-cell>
          <table:table-cell table:style-name="ce76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173" calcext:value-type="float">
            <text:p>20.17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32" calcext:value-type="float">
            <text:p>10.32</text:p>
          </table:table-cell>
          <table:table-cell table:style-name="ce136" office:value-type="float" office:value="10.323" calcext:value-type="float">
            <text:p>10.32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311" calcext:value-type="float">
            <text:p>18.3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sind auf dem Weg nach Jerusalem, Jesus geht vor ihnen h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325" calcext:value-type="float">
            <text:p>10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34" calcext:value-type="float">
            <text:p>18.34</text:p>
          </table:table-cell>
          <table:table-cell table:style-name="ce160" office:value-type="float" office:value="18.34" calcext:value-type="float">
            <text:p>18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Jünger verstehen nichts von diesen Dingen (Vgl <text:s/>Mt 26:2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" calcext:value-type="float">
            <text:p>20.20</text:p>
          </table:table-cell>
          <table:table-cell table:style-name="ce132"/>
          <table:table-cell table:style-name="ce142"/>
          <table:table-cell table:style-name="ce125" office:value-type="float" office:value="20.28" calcext:value-type="float">
            <text:p>20.28</text:p>
          </table:table-cell>
          <table:table-cell table:style-name="ce121"/>
          <table:table-cell table:style-name="ce122"/>
          <table:table-cell table:style-name="ce125" office:value-type="float" office:value="10.35" calcext:value-type="float">
            <text:p>10.35</text:p>
          </table:table-cell>
          <table:table-cell table:style-name="ce132"/>
          <table:table-cell table:style-name="ce125" office:value-type="float" office:value="10.45" calcext:value-type="float">
            <text:p>10.45</text:p>
          </table:table-cell>
          <table:table-cell table:style-name="ce121"/>
          <table:table-cell table:style-name="ce122"/>
          <table:table-cell table:style-name="ce123" office:value-type="float" office:value="18.352" calcext:value-type="float">
            <text:p>18.352</text:p>
          </table:table-cell>
          <table:table-cell table:style-name="ce160"/>
          <table:table-cell table:style-name="ce125" office:value-type="float" office:value="22.3" calcext:value-type="float">
            <text:p>22.30</text:p>
          </table:table-cell>
          <table:table-cell table:style-name="ce121"/>
          <table:table-cell table:style-name="ce122"/>
          <table:table-cell table:style-name="ce124" office:value-type="float" office:value="13.04" calcext:value-type="float">
            <text:p>13.04</text:p>
          </table:table-cell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utter der Söhne des Zebedäus bittet, dass zwei ihrer Söhne zur Rechten und Linken von Ihm sitzen werden. Vom Herrschen und vom Die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6" calcext:value-type="float">
            <text:p>20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43" calcext:value-type="float">
            <text:p>10.4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355" calcext:value-type="float">
            <text:p>18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41" calcext:value-type="float">
            <text:p>13.04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gross sein will, soll dien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7" calcext:value-type="float">
            <text:p>20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44" calcext:value-type="float">
            <text:p>10.4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356" calcext:value-type="float">
            <text:p>18.3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42" calcext:value-type="float">
            <text:p>13.04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der Erste sein will, soll euer Knecht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9" calcext:value-type="float">
            <text:p>20.29</text:p>
          </table:table-cell>
          <table:table-cell table:style-name="ce132"/>
          <table:table-cell table:style-name="ce142"/>
          <table:table-cell table:style-name="ce125" office:value-type="float" office:value="20.34" calcext:value-type="float">
            <text:p>20.34</text:p>
          </table:table-cell>
          <table:table-cell table:style-name="ce121"/>
          <table:table-cell table:style-name="ce122"/>
          <table:table-cell table:style-name="ce125" office:value-type="float" office:value="10.46" calcext:value-type="float">
            <text:p>10.46</text:p>
          </table:table-cell>
          <table:table-cell table:style-name="ce132"/>
          <table:table-cell table:style-name="ce125" office:value-type="float" office:value="10.52" calcext:value-type="float">
            <text:p>10.52</text:p>
          </table:table-cell>
          <table:table-cell table:style-name="ce121"/>
          <table:table-cell table:style-name="ce122"/>
          <table:table-cell table:style-name="ce125" office:value-type="float" office:value="18.35" calcext:value-type="float">
            <text:p>18.35</text:p>
          </table:table-cell>
          <table:table-cell table:style-name="ce160"/>
          <table:table-cell table:style-name="ce125" office:value-type="float" office:value="18.43" calcext:value-type="float">
            <text:p>18.43</text:p>
          </table:table-cell>
          <table:table-cell table:style-name="ce121"/>
          <table:table-cell table:style-name="ce122"/>
          <table:table-cell table:style-name="ce157" office:value-type="float" office:value="9.01" calcext:value-type="float">
            <text:p>9.01</text:p>
          </table:table-cell>
          <table:table-cell table:style-name="ce126" office:value-type="float" office:value="9.12" calcext:value-type="float">
            <text:p>9.12</text:p>
          </table:table-cell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Beim Auszug aus Jericho: Die Heilung zweier Blinder in Jericho/des blinden Bartimä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293" calcext:value-type="float">
            <text:p>20.29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49" calcext:value-type="float">
            <text:p>10.4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351" calcext:value-type="float">
            <text:p>18.3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.123" calcext:value-type="float">
            <text:p>9.1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 gutes Mutes, er ruft d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295" calcext:value-type="float">
            <text:p>20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467" calcext:value-type="float">
            <text:p>10.46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01" calcext:value-type="float">
            <text:p>19.01</text:p>
          </table:table-cell>
          <table:table-cell table:style-name="ce160"/>
          <table:table-cell table:style-name="ce125" office:value-type="float" office:value="19.1" calcext:value-type="float">
            <text:p>19.10</text:p>
          </table:table-cell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Oberzöllner Zachä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345" calcext:value-type="float">
            <text:p>20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468" calcext:value-type="float">
            <text:p>10.46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05" calcext:value-type="float">
            <text:p>19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575" calcext:value-type="float">
            <text:p>11.5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Uebernachten bei Zachäus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32"/>
          <table:table-cell table:style-name="ce142"/>
          <table:table-cell table:style-name="ce125" office:value-type="float" office:value="21.11" calcext:value-type="float">
            <text:p>21.11</text:p>
          </table:table-cell>
          <table:table-cell table:style-name="ce121"/>
          <table:table-cell table:style-name="ce122"/>
          <table:table-cell table:style-name="ce123" office:value-type="float" office:value="10.469" calcext:value-type="float">
            <text:p>10.46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56" calcext:value-type="float">
            <text:p>19.2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" calcext:value-type="float">
            <text:p>9.00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erste Einzug des Messias Jesus in Jerusalem (notes: biblisches/Buecher/Evangelien/Abschnitte/Jesu-zwei-Einzuege-in-Jerusalem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12" calcext:value-type="float">
            <text:p>21.0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02" calcext:value-type="float">
            <text:p>11.1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2" calcext:value-type="float">
            <text:p>19.29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3" office:value-type="float" office:value="12.014" calcext:value-type="float">
            <text:p>12.014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kommt nach Bethani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2" calcext:value-type="float">
            <text:p>2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02" calcext:value-type="float">
            <text:p>11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3" calcext:value-type="float">
            <text:p>19.3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1" calcext:value-type="float">
            <text:p>12.1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wei Jünger werden für ein Eselin und ein Füllen geschicht, auf dem kein Mensch je gesessen h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4" calcext:value-type="float">
            <text:p>21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1" calcext:value-type="float">
            <text:p>11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301" calcext:value-type="float">
            <text:p>19.3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2" calcext:value-type="float">
            <text:p>12.1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: sagt zu Tochter Zion: König kommt sanftmüt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45" calcext:value-type="float">
            <text:p>21.0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2" calcext:value-type="float">
            <text:p>11.0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41" calcext:value-type="float">
            <text:p>19.41</text:p>
          </table:table-cell>
          <table:table-cell table:style-name="ce160"/>
          <table:table-cell table:style-name="ce125" office:value-type="float" office:value="19.44" calcext:value-type="float">
            <text:p>19.44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weint über Jerusale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46" calcext:value-type="float">
            <text:p>21.04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1" calcext:value-type="float">
            <text:p>11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11" calcext:value-type="float">
            <text:p>19.4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inaus (Zurück) nach Bethani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9" calcext:value-type="float">
            <text:p>21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1" calcext:value-type="float">
            <text:p>11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38" calcext:value-type="float">
            <text:p>19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13" calcext:value-type="float">
            <text:p>12.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priesen, der komm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95" calcext:value-type="float">
            <text:p>21.095</text:p>
          </table:table-cell>
          <table:table-cell table:style-name="ce132"/>
          <table:table-cell table:style-name="ce142"/>
          <table:table-cell table:style-name="ce125" office:value-type="float" office:value="21.01" calcext:value-type="float">
            <text:p>21.01</text:p>
          </table:table-cell>
          <table:table-cell table:style-name="ce121"/>
          <table:table-cell table:style-name="ce122"/>
          <table:table-cell table:style-name="ce125" office:value-type="float" office:value="11.1" calcext:value-type="float">
            <text:p>11.10</text:p>
          </table:table-cell>
          <table:table-cell table:style-name="ce132"/>
          <table:table-cell table:style-name="ce125" office:value-type="float" office:value="11.11" calcext:value-type="float">
            <text:p>11.11</text:p>
          </table:table-cell>
          <table:table-cell table:style-name="ce121"/>
          <table:table-cell table:style-name="ce122"/>
          <table:table-cell table:style-name="ce125" office:value-type="float" office:value="19.29" calcext:value-type="float">
            <text:p>19.29</text:p>
          </table:table-cell>
          <table:table-cell table:style-name="ce160"/>
          <table:table-cell table:style-name="ce125" office:value-type="float" office:value="19.29" calcext:value-type="float">
            <text:p>19.29</text:p>
          </table:table-cell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3" office:value-type="float" office:value="12.012" calcext:value-type="float">
            <text:p>12.012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B</text:p>
          </table:table-cell>
          <table:table-cell table:style-name="ce170" table:number-columns-repeated="2"/>
          <table:table-cell table:style-name="ce179" office:value-type="string" calcext:value-type="string">
            <text:p>6 Tage vor Passah: Bethphage, Bethanien, Oelberg <text:s/>(Vgl https://github.com/ReneNyffenegger/temp-Bibel-Chronologie/blob/master/NT/Evangelien/3-Tage-und-Naechte.html)</text:p>
          </table:table-cell>
          <table:table-cell table:style-name="ce177"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2" calcext:value-type="float">
            <text:p>21.12</text:p>
          </table:table-cell>
          <table:table-cell table:style-name="ce132"/>
          <table:table-cell table:style-name="ce142"/>
          <table:table-cell table:style-name="ce125" office:value-type="float" office:value="21.17" calcext:value-type="float">
            <text:p>21.17</text:p>
          </table:table-cell>
          <table:table-cell table:style-name="ce121"/>
          <table:table-cell table:style-name="ce122"/>
          <table:table-cell table:style-name="ce125" office:value-type="float" office:value="11.15" calcext:value-type="float">
            <text:p>11.15</text:p>
          </table:table-cell>
          <table:table-cell table:style-name="ce132"/>
          <table:table-cell table:style-name="ce125" office:value-type="float" office:value="11.19" calcext:value-type="float">
            <text:p>11.19</text:p>
          </table:table-cell>
          <table:table-cell table:style-name="ce121"/>
          <table:table-cell table:style-name="ce122"/>
          <table:table-cell table:style-name="ce125" office:value-type="float" office:value="19.45" calcext:value-type="float">
            <text:p>19.45</text:p>
          </table:table-cell>
          <table:table-cell table:style-name="ce160"/>
          <table:table-cell table:style-name="ce125" office:value-type="float" office:value="19.48" calcext:value-type="float">
            <text:p>19.48</text:p>
          </table:table-cell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zweite Tempelreinigung</text:p>
          </table:table-cell>
          <table:table-cell table:style-name="ce174" table:number-columns-repeated="2"/>
          <table:table-cell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table:formula="of:=[.D580]" office:value-type="float" office:value="21.13" calcext:value-type="float">
            <text:p>21.13</text:p>
          </table:table-cell>
          <table:table-cell table:style-name="ce132" office:value-type="float" office:value="21.13" calcext:value-type="float">
            <text:p>21.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5" calcext:value-type="float">
            <text:p>11.1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5" calcext:value-type="float">
            <text:p>19.4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T</text:p>
          </table:table-cell>
          <table:table-cell table:style-name="ce170" table:number-columns-repeated="2"/>
          <table:table-cell table:style-name="ce174" office:value-type="string" calcext:value-type="string">
            <text:p>Mein Haus wird ein Bethaus genannt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1.17" calcext:value-type="float">
            <text:p>21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8" calcext:value-type="float">
            <text:p>12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1" calcext:value-type="float">
            <text:p>12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urück nach Bethani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175" calcext:value-type="float">
            <text:p>21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4" calcext:value-type="float">
            <text:p>11.15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Abendessen, Beginn des <text:s/>5. Tages vor Passah, bei Martha und Lazarus: (Jesus auf Eselin und deren Füllen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175" calcext:value-type="float">
            <text:p>21.175</text:p>
          </table:table-cell>
          <table:table-cell table:style-name="ce132"/>
          <table:table-cell table:style-name="ce142"/>
          <table:table-cell table:style-name="ce125" office:value-type="float" office:value="21.08" calcext:value-type="float">
            <text:p>21.08</text:p>
          </table:table-cell>
          <table:table-cell table:style-name="ce121"/>
          <table:table-cell table:style-name="ce122"/>
          <table:table-cell table:style-name="ce123" office:value-type="float" office:value="12.99" calcext:value-type="float">
            <text:p>12.990</text:p>
          </table:table-cell>
          <table:table-cell table:style-name="ce132"/>
          <table:table-cell table:style-name="ce125" office:value-type="float" office:value="11.08" calcext:value-type="float">
            <text:p>11.08</text:p>
          </table:table-cell>
          <table:table-cell table:style-name="ce121"/>
          <table:table-cell table:style-name="ce122"/>
          <table:table-cell table:style-name="ce123" office:value-type="float" office:value="19.299" calcext:value-type="float">
            <text:p>19.299</text:p>
          </table:table-cell>
          <table:table-cell table:style-name="ce160"/>
          <table:table-cell table:style-name="ce125" office:value-type="float" office:value="19.37" calcext:value-type="float">
            <text:p>19.37</text:p>
          </table:table-cell>
          <table:table-cell table:style-name="ce121"/>
          <table:table-cell table:style-name="ce122"/>
          <table:table-cell table:style-name="ce124" office:value-type="float" office:value="12.12" calcext:value-type="float">
            <text:p>12.12</text:p>
          </table:table-cell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Folgender Tag (4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8" calcext:value-type="float">
            <text:p>21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2" calcext:value-type="float">
            <text:p>11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7" calcext:value-type="float">
            <text:p>19.4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4" calcext:value-type="float">
            <text:p>12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orgen früh, Jesus hunger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9" calcext:value-type="float">
            <text:p>21.19</text:p>
          </table:table-cell>
          <table:table-cell table:style-name="ce132"/>
          <table:table-cell table:style-name="ce142"/>
          <table:table-cell table:style-name="ce125" office:value-type="float" office:value="21.22" calcext:value-type="float">
            <text:p>21.22</text:p>
          </table:table-cell>
          <table:table-cell table:style-name="ce121"/>
          <table:table-cell table:style-name="ce122"/>
          <table:table-cell table:style-name="ce125" office:value-type="float" office:value="11.13" calcext:value-type="float">
            <text:p>11.13</text:p>
          </table:table-cell>
          <table:table-cell table:style-name="ce132"/>
          <table:table-cell table:style-name="ce125" office:value-type="float" office:value="11.14" calcext:value-type="float">
            <text:p>11.14</text:p>
          </table:table-cell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number-columns-repeated="2"/>
          <table:table-cell table:style-name="ce170"/>
          <table:table-cell table:style-name="ce174" office:value-type="string" calcext:value-type="string">
            <text:p>Verfluchung des unfruchtbare Feigenbaum. Die Macht des Glaubens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225" calcext:value-type="float">
            <text:p>21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3" calcext:value-type="float">
            <text:p>11.1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12" calcext:value-type="float">
            <text:p>19.4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Folgender Tag (3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3" calcext:value-type="float">
            <text:p>21.23</text:p>
          </table:table-cell>
          <table:table-cell table:style-name="ce132"/>
          <table:table-cell table:style-name="ce142"/>
          <table:table-cell table:style-name="ce125" office:value-type="float" office:value="21.27" calcext:value-type="float">
            <text:p>21.27</text:p>
          </table:table-cell>
          <table:table-cell table:style-name="ce121"/>
          <table:table-cell table:style-name="ce122"/>
          <table:table-cell table:style-name="ce125" office:value-type="float" office:value="11.27" calcext:value-type="float">
            <text:p>11.27</text:p>
          </table:table-cell>
          <table:table-cell table:style-name="ce132"/>
          <table:table-cell table:style-name="ce125" office:value-type="float" office:value="11.33" calcext:value-type="float">
            <text:p>11.33</text:p>
          </table:table-cell>
          <table:table-cell table:style-name="ce121"/>
          <table:table-cell table:style-name="ce122"/>
          <table:table-cell table:style-name="ce125" office:value-type="float" office:value="20.01" calcext:value-type="float">
            <text:p>20.01</text:p>
          </table:table-cell>
          <table:table-cell table:style-name="ce160"/>
          <table:table-cell table:style-name="ce125" office:value-type="float" office:value="20.08" calcext:value-type="float">
            <text:p>20.08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r Vollmacht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6" calcext:value-type="float">
            <text:p>21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275" calcext:value-type="float">
            <text:p>11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06" calcext:value-type="float">
            <text:p>20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lk hielt Johannes für einen Prophe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8" calcext:value-type="float">
            <text:p>21.28</text:p>
          </table:table-cell>
          <table:table-cell table:style-name="ce132"/>
          <table:table-cell table:style-name="ce142"/>
          <table:table-cell table:style-name="ce125" office:value-type="float" office:value="21.32" calcext:value-type="float">
            <text:p>21.32</text:p>
          </table:table-cell>
          <table:table-cell table:style-name="ce121"/>
          <table:table-cell table:style-name="ce122"/>
          <table:table-cell table:style-name="ce123" office:value-type="float" office:value="12.132" calcext:value-type="float">
            <text:p>12.1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2" calcext:value-type="float">
            <text:p>20.2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zwei Söh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table:formula="of:=[.D590]" office:value-type="float" office:value="21.31" calcext:value-type="float">
            <text:p>21.31</text:p>
          </table:table-cell>
          <table:table-cell table:style-name="ce132" office:value-type="float" office:value="21.31" calcext:value-type="float">
            <text:p>21.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33" calcext:value-type="float">
            <text:p>12.1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3" calcext:value-type="float">
            <text:p>20.2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en Willen des Vaters tu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591]" office:value-type="float" office:value="21.31" calcext:value-type="float">
            <text:p>21.31</text:p>
          </table:table-cell>
          <table:table-cell table:style-name="ce132" office:value-type="float" office:value="21.31" calcext:value-type="float">
            <text:p>21.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34" calcext:value-type="float">
            <text:p>12.1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4" calcext:value-type="float">
            <text:p>20.2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ie Zöllner und Huren gehen ins Reich Gottes vor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3" calcext:value-type="float">
            <text:p>21.33</text:p>
          </table:table-cell>
          <table:table-cell table:style-name="ce132"/>
          <table:table-cell table:style-name="ce142"/>
          <table:table-cell table:style-name="ce125" office:value-type="float" office:value="21.46" calcext:value-type="float">
            <text:p>21.46</text:p>
          </table:table-cell>
          <table:table-cell table:style-name="ce121"/>
          <table:table-cell table:style-name="ce122"/>
          <table:table-cell table:style-name="ce125" office:value-type="float" office:value="12.01" calcext:value-type="float">
            <text:p>12.01</text:p>
          </table:table-cell>
          <table:table-cell table:style-name="ce132"/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25" office:value-type="float" office:value="20.09" calcext:value-type="float">
            <text:p>20.09</text:p>
          </table:table-cell>
          <table:table-cell table:style-name="ce160"/>
          <table:table-cell table:style-name="ce125" office:value-type="float" office:value="20.18" calcext:value-type="float">
            <text:p>20.18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ört ein Gleichnis: Es war ein Hausherr, der einen Weinberg pflanzte... Das Gleichnis von den Weingärtnern (Vgl Jes 5:1-7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4" calcext:value-type="float">
            <text:p>21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2" calcext:value-type="float">
            <text:p>12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" calcext:value-type="float">
            <text:p>20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Zeit der Früchte nahte//um die bestimmte Zeit: sandte er seine Knechte, um die Früchte zu empfan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5" calcext:value-type="float">
            <text:p>21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3" calcext:value-type="float">
            <text:p>12.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1" calcext:value-type="float">
            <text:p>20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ingärtner töten Knech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355" calcext:value-type="float">
            <text:p>21.35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5" calcext:value-type="float">
            <text:p>12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2" calcext:value-type="float">
            <text:p>20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n einen drit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7" calcext:value-type="float">
            <text:p>21.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6" calcext:value-type="float">
            <text:p>12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3" calcext:value-type="float">
            <text:p>20.1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t geliebten Sohn, den letz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8" calcext:value-type="float">
            <text:p>21.3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7" calcext:value-type="float">
            <text:p>12.0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4" calcext:value-type="float">
            <text:p>20.1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der Erbe. Töten wir ihn, damit das Erbe unser werd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2" calcext:value-type="float">
            <text:p>21.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" calcext:value-type="float">
            <text:p>12.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pt ihr nie in den Schriften (Mk:Schrift, Lk: dies, was geschrieben steht) gelesen: Der Stein, den die Bauleute verworfen haben, ist zum Eckstein gewor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3" calcext:value-type="float">
            <text:p>21.4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01" calcext:value-type="float">
            <text:p>12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Reich wird weggenommen und einer Nation gegeben, dass dessen Früchte bring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4" calcext:value-type="float">
            <text:p>21.4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05" calcext:value-type="float">
            <text:p>12.1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8" calcext:value-type="float">
            <text:p>20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auf diesen Stein fällt, wird zerschmettert werden, aber auf welchen er fallen wird, den wird er zermal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5" calcext:value-type="float">
            <text:p>21.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2" calcext:value-type="float">
            <text:p>12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9" calcext:value-type="float">
            <text:p>20.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ohenpriester und Pharisäer suchen ihn zu greifen, weil sie erkennen, dass er von Ihnen rede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602]" office:value-type="float" office:value="22.01" calcext:value-type="float">
            <text:p>22.01</text:p>
          </table:table-cell>
          <table:table-cell table:style-name="ce132" office:value-type="float" office:value="22.01" calcext:value-type="float">
            <text:p>22.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21" calcext:value-type="float">
            <text:p>12.121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20.201" calcext:value-type="float">
            <text:p>20.2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Gleichnis: Das Reich der Himmel ist gleich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1" calcext:value-type="float">
            <text:p>22.01</text:p>
          </table:table-cell>
          <table:table-cell table:style-name="ce132"/>
          <table:table-cell table:style-name="ce142"/>
          <table:table-cell table:style-name="ce125" office:value-type="float" office:value="22.14" calcext:value-type="float">
            <text:p>22.14</text:p>
          </table:table-cell>
          <table:table-cell table:style-name="ce121"/>
          <table:table-cell table:style-name="ce122"/>
          <table:table-cell table:style-name="ce123" office:value-type="float" office:value="12.122" calcext:value-type="float">
            <text:p>12.122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4.16" calcext:value-type="float">
            <text:p>14.16</text:p>
          </table:table-cell>
          <table:table-cell table:style-name="ce160"/>
          <table:table-cell table:style-name="ce125" office:value-type="float" office:value="14.24" calcext:value-type="float">
            <text:p>14.24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königlichen Hochzeitsmahl/grossen Gastmah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1" calcext:value-type="float">
            <text:p>22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23" calcext:value-type="float">
            <text:p>12.1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4.165" calcext:value-type="float">
            <text:p>14.16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redet wiederum in Gleichni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9" calcext:value-type="float">
            <text:p>22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21" calcext:value-type="float">
            <text:p>14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h auf die Strassen und Gassen der Stadt / Kreuzwege, Landstrassen / ladet zur Hochzei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15" calcext:value-type="float">
            <text:p>22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2" calcext:value-type="float">
            <text:p>20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n Pharisäer und Herodianer, um ihn in seiner Rede zu fan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17" calcext:value-type="float">
            <text:p>22.17</text:p>
          </table:table-cell>
          <table:table-cell table:style-name="ce132"/>
          <table:table-cell table:style-name="ce142"/>
          <table:table-cell table:style-name="ce125" office:value-type="float" office:value="22.22" calcext:value-type="float">
            <text:p>22.22</text:p>
          </table:table-cell>
          <table:table-cell table:style-name="ce121"/>
          <table:table-cell table:style-name="ce122"/>
          <table:table-cell table:style-name="ce125" office:value-type="float" office:value="12.14" calcext:value-type="float">
            <text:p>12.14</text:p>
          </table:table-cell>
          <table:table-cell table:style-name="ce132"/>
          <table:table-cell table:style-name="ce124" office:value-type="float" office:value="12.17" calcext:value-type="float">
            <text:p>12.17</text:p>
          </table:table-cell>
          <table:table-cell table:style-name="ce121"/>
          <table:table-cell table:style-name="ce122"/>
          <table:table-cell table:style-name="ce125" office:value-type="float" office:value="20.22" calcext:value-type="float">
            <text:p>20.22</text:p>
          </table:table-cell>
          <table:table-cell table:style-name="ce160"/>
          <table:table-cell table:style-name="ce125" office:value-type="float" office:value="20.26" calcext:value-type="float">
            <text:p>20.26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st es erlaubt, dem Kaiser die Steuer zu geb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23" calcext:value-type="float">
            <text:p>22.23</text:p>
          </table:table-cell>
          <table:table-cell table:style-name="ce132"/>
          <table:table-cell table:style-name="ce142"/>
          <table:table-cell table:style-name="ce125" office:value-type="float" office:value="22.33" calcext:value-type="float">
            <text:p>22.33</text:p>
          </table:table-cell>
          <table:table-cell table:style-name="ce121"/>
          <table:table-cell table:style-name="ce122"/>
          <table:table-cell table:style-name="ce125" office:value-type="float" office:value="12.18" calcext:value-type="float">
            <text:p>12.18</text:p>
          </table:table-cell>
          <table:table-cell table:style-name="ce132"/>
          <table:table-cell table:style-name="ce124" office:value-type="float" office:value="12.27" calcext:value-type="float">
            <text:p>12.27</text:p>
          </table:table-cell>
          <table:table-cell table:style-name="ce121"/>
          <table:table-cell table:style-name="ce122"/>
          <table:table-cell table:style-name="ce125" office:value-type="float" office:value="20.27" calcext:value-type="float">
            <text:p>20.27</text:p>
          </table:table-cell>
          <table:table-cell table:style-name="ce160"/>
          <table:table-cell table:style-name="ce125" office:value-type="float" office:value="20.4" calcext:value-type="float">
            <text:p>20.40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r Aufersteh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29" calcext:value-type="float">
            <text:p>22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24" calcext:value-type="float">
            <text:p>12.24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string" calcext:value-type="string">
            <text:p>20.28.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<text:span text:style-name="T7">Antwort</text:span>: Ihr irrt, indem ihr die Schriften nicht kennt, noch die Kraft Gottes;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2.291" calcext:value-type="float">
            <text:p>22.2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34" calcext:value-type="float">
            <text:p>12.34</text:p>
          </table:table-cell>
          <table:table-cell table:style-name="ce132" office:value-type="float" office:value="12.34" calcext:value-type="float">
            <text:p>12.34</text:p>
          </table:table-cell>
          <table:table-cell table:style-name="ce124"/>
          <table:table-cell table:style-name="ce121"/>
          <table:table-cell table:style-name="ce122"/>
          <table:table-cell table:style-name="ce123" office:value-type="string" calcext:value-type="string">
            <text:p>20.28.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Du bist nicht fern vo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2.292" calcext:value-type="float">
            <text:p>22.2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26" calcext:value-type="float">
            <text:p>12.26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37" calcext:value-type="float">
            <text:p>20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Daß aber die Toten auferstehen, hat auch Mose angedeutet "im Dornbusch", wenn er den Herrn "den Gott Abrahams und den Gott Isaaks und den Gott Jakobs" nennt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32" calcext:value-type="float">
            <text:p>22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27" calcext:value-type="float">
            <text:p>12.27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38" calcext:value-type="float">
            <text:p>20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Er ist aber nicht Gott der Toten, sondern der Lebendigen (Lk: für ihn leben alle, Mk: ihr irrt also sehr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34" calcext:value-type="float">
            <text:p>22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1" calcext:value-type="float">
            <text:p>12.210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20.371" calcext:value-type="float">
            <text:p>20.3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Pharisäer hören, dass Er die Sadduzäer zum Schweigen gebracht h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36" calcext:value-type="float">
            <text:p>22.36</text:p>
          </table:table-cell>
          <table:table-cell table:style-name="ce132"/>
          <table:table-cell table:style-name="ce142"/>
          <table:table-cell table:style-name="ce125" office:value-type="float" office:value="22.4" calcext:value-type="float">
            <text:p>22.40</text:p>
          </table:table-cell>
          <table:table-cell table:style-name="ce121"/>
          <table:table-cell table:style-name="ce122"/>
          <table:table-cell table:style-name="ce125" office:value-type="float" office:value="12.28" calcext:value-type="float">
            <text:p>12.28</text:p>
          </table:table-cell>
          <table:table-cell table:style-name="ce132"/>
          <table:table-cell table:style-name="ce124" office:value-type="float" office:value="12.34" calcext:value-type="float">
            <text:p>12.34</text:p>
          </table:table-cell>
          <table:table-cell table:style-name="ce121"/>
          <table:table-cell table:style-name="ce122"/>
          <table:table-cell table:style-name="ce123" office:value-type="float" office:value="20.372" calcext:value-type="float">
            <text:p>20.3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chriftgelehrter fragt: was ist das Grösste Gebot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41" calcext:value-type="float">
            <text:p>22.41</text:p>
          </table:table-cell>
          <table:table-cell table:style-name="ce132"/>
          <table:table-cell table:style-name="ce142"/>
          <table:table-cell table:style-name="ce125" office:value-type="float" office:value="22.46" calcext:value-type="float">
            <text:p>22.46</text:p>
          </table:table-cell>
          <table:table-cell table:style-name="ce121"/>
          <table:table-cell table:style-name="ce122"/>
          <table:table-cell table:style-name="ce125" office:value-type="float" office:value="12.35" calcext:value-type="float">
            <text:p>12.35</text:p>
          </table:table-cell>
          <table:table-cell table:style-name="ce132"/>
          <table:table-cell table:style-name="ce124" office:value-type="float" office:value="12.37" calcext:value-type="float">
            <text:p>12.37</text:p>
          </table:table-cell>
          <table:table-cell table:style-name="ce121"/>
          <table:table-cell table:style-name="ce122"/>
          <table:table-cell table:style-name="ce125" office:value-type="float" office:value="20.41" calcext:value-type="float">
            <text:p>20.41</text:p>
          </table:table-cell>
          <table:table-cell table:style-name="ce160"/>
          <table:table-cell table:style-name="ce125" office:value-type="float" office:value="20.44" calcext:value-type="float">
            <text:p>20.44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Wessen Sohn ist der Christ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01" calcext:value-type="float">
            <text:p>23.01</text:p>
          </table:table-cell>
          <table:table-cell table:style-name="ce132"/>
          <table:table-cell table:style-name="ce142"/>
          <table:table-cell table:style-name="ce125" office:value-type="float" office:value="23.39" calcext:value-type="float">
            <text:p>23.39</text:p>
          </table:table-cell>
          <table:table-cell table:style-name="ce121"/>
          <table:table-cell table:style-name="ce122"/>
          <table:table-cell table:style-name="ce125" office:value-type="float" office:value="12.38" calcext:value-type="float">
            <text:p>12.38</text:p>
          </table:table-cell>
          <table:table-cell table:style-name="ce132"/>
          <table:table-cell table:style-name="ce124" office:value-type="float" office:value="12.4" calcext:value-type="float">
            <text:p>12.40</text:p>
          </table:table-cell>
          <table:table-cell table:style-name="ce121"/>
          <table:table-cell table:style-name="ce122"/>
          <table:table-cell table:style-name="ce125" office:value-type="float" office:value="20.46" calcext:value-type="float">
            <text:p>20.46</text:p>
          </table:table-cell>
          <table:table-cell table:style-name="ce160"/>
          <table:table-cell table:style-name="ce125" office:value-type="float" office:value="20.47" calcext:value-type="float">
            <text:p>20.47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trafrede gegen die Schriftgelehrten und Pharisäer, vgl Lk 11:38-52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015" calcext:value-type="float">
            <text:p>23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38" calcext:value-type="float">
            <text:p>12.38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46" calcext:value-type="float">
            <text:p>20.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Hütet uch vor den Schriftgelehrten, die in langen Gewändern einhergehen wollen ...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04" calcext:value-type="float">
            <text:p>23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1" calcext:value-type="float">
            <text:p>12.38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461" calcext:value-type="float">
            <text:p>20.461</text:p>
          </table:table-cell>
          <table:table-cell table:style-name="ce162" office:value-type="float" office:value="11.46" calcext:value-type="float">
            <text:p>11.4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hr belastet die Menschen mit schwer zu tragenden Las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111" calcext:value-type="float">
            <text:p>23.11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3" calcext:value-type="float">
            <text:p>15.0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031" calcext:value-type="float">
            <text:p>23.0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8.372" calcext:value-type="float">
            <text:p>18.37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ohepriester klagen ihn vieler Dinge 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620]" office:value-type="float" office:value="23.13" calcext:value-type="float">
            <text:p>23.13</text:p>
          </table:table-cell>
          <table:table-cell table:style-name="ce132" office:value-type="float" office:value="23.13" calcext:value-type="float">
            <text:p>23.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5" calcext:value-type="float">
            <text:p>12.385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20.462" calcext:value-type="float">
            <text:p>20.4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Ihr geht nicht ins Reich Gottes hin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14" calcext:value-type="float">
            <text:p>23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" calcext:value-type="float">
            <text:p>12.40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47" calcext:value-type="float">
            <text:p>20.4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lche die Häuser der Witwen verschli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37" calcext:value-type="float">
            <text:p>23.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6" calcext:value-type="float">
            <text:p>12.386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3.34" calcext:value-type="float">
            <text:p>13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rusalem tötet Propheten / Christus wollte Kinder oft versammeln wie eine Henne ihre Kück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99" calcext:value-type="float">
            <text:p>23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1" calcext:value-type="float">
            <text:p>12.41</text:p>
          </table:table-cell>
          <table:table-cell table:style-name="ce132"/>
          <table:table-cell table:style-name="ce125" office:value-type="float" office:value="12.44" calcext:value-type="float">
            <text:p>12.44</text:p>
          </table:table-cell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60"/>
          <table:table-cell table:style-name="ce125" office:value-type="float" office:value="21.04" calcext:value-type="float">
            <text:p>21.04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Blickt auf die Reichen, die ihre Gaben in den Schatzkasten legen (Das Scherflein der Witwe)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991" calcext:value-type="float">
            <text:p>23.9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2" calcext:value-type="float">
            <text:p>12.4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Arme Witwe legt 2 Leptone ein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tliche sagen vom Tempel, dass er <text:s/>mit schönen Steinen und Weihgeschenken geschmückt sei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2" calcext:value-type="float">
            <text:p>24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2" calcext:value-type="float">
            <text:p>13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6" calcext:value-type="float">
            <text:p>21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<text:s/></text:p>
          </table:table-cell>
          <table:table-cell table:style-name="ce174" office:value-type="string" calcext:value-type="string">
            <text:p>Nicht ein Stein wird auf dem anderen gela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3" calcext:value-type="float">
            <text:p>24.03</text:p>
          </table:table-cell>
          <table:table-cell table:style-name="ce132"/>
          <table:table-cell table:style-name="ce142"/>
          <table:table-cell table:style-name="ce125" office:value-type="float" office:value="24.51" calcext:value-type="float">
            <text:p>24.51</text:p>
          </table:table-cell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32"/>
          <table:table-cell table:style-name="ce125" office:value-type="float" office:value="13.04" calcext:value-type="float">
            <text:p>13.04</text:p>
          </table:table-cell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 office:value-type="float" office:value="21.07" calcext:value-type="float">
            <text:p>21.07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4" calcext:value-type="float">
            <text:p>24</text:p>
          </table:table-cell>
          <table:table-cell table:style-name="ce174" office:value-type="string" calcext:value-type="string">
            <text:p>Endzeitred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03" calcext:value-type="float">
            <text:p>24.0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12" calcext:value-type="float">
            <text:p>13.1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18" calcext:value-type="float">
            <text:p>21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ein Haar wird verloren 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8" calcext:value-type="float">
            <text:p>13.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4" calcext:value-type="float">
            <text:p>21.0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fang der Wehen / Die Frau, wenn sie gebie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table:formula="of:=[.D630]" office:value-type="float" office:value="24.14" calcext:value-type="float">
            <text:p>24.14</text:p>
          </table:table-cell>
          <table:table-cell table:style-name="ce132" office:value-type="float" office:value="24.14" calcext:value-type="float">
            <text:p>24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5" calcext:value-type="float">
            <text:p>21.0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as Evangelium des Reiches wird gepredigt werden auf dem ganzen Erdkrei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32" calcext:value-type="float">
            <text:p>13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6" calcext:value-type="float">
            <text:p>21.0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n jenem Tag weiss niema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42" calcext:value-type="float">
            <text:p>24.42</text:p>
          </table:table-cell>
          <table:table-cell table:style-name="ce132"/>
          <table:table-cell table:style-name="ce142"/>
          <table:table-cell table:style-name="ce125" office:value-type="float" office:value="24.51" calcext:value-type="float">
            <text:p>24.51</text:p>
          </table:table-cell>
          <table:table-cell table:style-name="ce121"/>
          <table:table-cell table:style-name="ce122"/>
          <table:table-cell table:style-name="ce125" office:value-type="float" office:value="13.33" calcext:value-type="float">
            <text:p>13.33</text:p>
          </table:table-cell>
          <table:table-cell table:style-name="ce132"/>
          <table:table-cell table:style-name="ce125" office:value-type="float" office:value="13.37" calcext:value-type="float">
            <text:p>13.37</text:p>
          </table:table-cell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style-name="ce160"/>
          <table:table-cell table:style-name="ce125" office:value-type="float" office:value="12.48" calcext:value-type="float">
            <text:p>12.48</text:p>
          </table:table-cell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acht (und betet), ihr wisst nicht, zu welcher Stunde der Herr kommt / wann die Zeit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45" calcext:value-type="float">
            <text:p>24.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2.42" calcext:value-type="float">
            <text:p>12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ist nun der treue und kluge Verwalter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634]" office:value-type="float" office:value="25.01" calcext:value-type="float">
            <text:p>25.01</text:p>
          </table:table-cell>
          <table:table-cell table:style-name="ce132" office:value-type="float" office:value="25.01" calcext:value-type="float">
            <text:p>25.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Reich <text:span text:style-name="T7">wird geworden sein</text:span>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5.01" calcext:value-type="float">
            <text:p>25.01</text:p>
          </table:table-cell>
          <table:table-cell table:style-name="ce132"/>
          <table:table-cell table:style-name="ce142"/>
          <table:table-cell table:style-name="ce125" office:value-type="float" office:value="25.13" calcext:value-type="float">
            <text:p>25.13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zehn Jungfrau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5.14" calcext:value-type="float">
            <text:p>25.14</text:p>
          </table:table-cell>
          <table:table-cell table:style-name="ce132"/>
          <table:table-cell table:style-name="ce142"/>
          <table:table-cell table:style-name="ce125" office:value-type="float" office:value="25.3" calcext:value-type="float">
            <text:p>25.30</text:p>
          </table:table-cell>
          <table:table-cell table:style-name="ce121"/>
          <table:table-cell table:style-name="ce122"/>
          <table:table-cell table:style-name="ce123" office:value-type="float" office:value="13.341" calcext:value-type="float">
            <text:p>13.34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9.11" calcext:value-type="float">
            <text:p>19.11</text:p>
          </table:table-cell>
          <table:table-cell table:style-name="ce160"/>
          <table:table-cell table:style-name="ce125" office:value-type="float" office:value="19.26" calcext:value-type="float">
            <text:p>19.26</text:p>
          </table:table-cell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den anvertrauten Talenten/Pfund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5.31" calcext:value-type="float">
            <text:p>25.31</text:p>
          </table:table-cell>
          <table:table-cell table:style-name="ce132"/>
          <table:table-cell table:style-name="ce142"/>
          <table:table-cell table:style-name="ce125" office:value-type="float" office:value="25.46" calcext:value-type="float">
            <text:p>25.46</text:p>
          </table:table-cell>
          <table:table-cell table:style-name="ce121"/>
          <table:table-cell table:style-name="ce122"/>
          <table:table-cell table:style-name="ce123" office:value-type="float" office:value="13.342" calcext:value-type="float">
            <text:p>13.34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1.057" calcext:value-type="float">
            <text:p>21.0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ericht über die Heidenvölker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638]" office:value-type="float" office:value="25.34" calcext:value-type="float">
            <text:p>25.34</text:p>
          </table:table-cell>
          <table:table-cell table:style-name="ce132" office:value-type="float" office:value="25.34" calcext:value-type="float">
            <text:p>25.3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ererbt das Reich meines Vater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5.345" calcext:value-type="float">
            <text:p>25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2.41" calcext:value-type="float">
            <text:p>12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etrus: sagst du dieses Gleichnis zu uns oder auch zu all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01" calcext:value-type="float">
            <text:p>26.01</text:p>
          </table:table-cell>
          <table:table-cell table:style-name="ce136"/>
          <table:table-cell table:style-name="ce142"/>
          <table:table-cell table:style-name="ce125" office:value-type="float" office:value="26.02" calcext:value-type="float">
            <text:p>26.02</text:p>
          </table:table-cell>
          <table:table-cell table:style-name="ce121"/>
          <table:table-cell table:style-name="ce122"/>
          <table:table-cell table:style-name="ce123" office:value-type="float" office:value="14.005" calcext:value-type="float">
            <text:p>14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005" calcext:value-type="float">
            <text:p>22.0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hat diese Reden vollende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2" calcext:value-type="float">
            <text:p>26.02</text:p>
          </table:table-cell>
          <table:table-cell table:style-name="ce123" office:value-type="float" office:value="26.022" calcext:value-type="float">
            <text:p>26.02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04" calcext:value-type="float">
            <text:p>14.04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6" calcext:value-type="float">
            <text:p>19.4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9" calcext:value-type="float">
            <text:p>12.12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Uebernachten, folgender Tag (2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02" calcext:value-type="float">
            <text:p>26.02</text:p>
          </table:table-cell>
          <table:table-cell table:style-name="ce123" office:value-type="float" office:value="26.024" calcext:value-type="float">
            <text:p>26.02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23" office:value-type="float" office:value="14.011" calcext:value-type="float">
            <text:p>14.011</text:p>
          </table:table-cell>
          <table:table-cell/>
          <table:table-cell table:style-name="ce121"/>
          <table:table-cell table:style-name="ce122"/>
          <table:table-cell table:style-name="ce125" office:value-type="float" office:value="22.01" calcext:value-type="float">
            <text:p>22.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s nahte (Mk: nach zwei Tagen) das Passah (Mk: und das Fest der ungesäuerten Brote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3" calcext:value-type="float">
            <text:p>26.03</text:p>
          </table:table-cell>
          <table:table-cell table:style-name="ce132"/>
          <table:table-cell table:style-name="ce142"/>
          <table:table-cell table:style-name="ce125" office:value-type="float" office:value="26.05" calcext:value-type="float">
            <text:p>26.05</text:p>
          </table:table-cell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23" office:value-type="float" office:value="14.013" calcext:value-type="float">
            <text:p>14.013</text:p>
          </table:table-cell>
          <table:table-cell table:style-name="ce125" office:value-type="float" office:value="14.02" calcext:value-type="float">
            <text:p>14.02</text:p>
          </table:table-cell>
          <table:table-cell table:style-name="ce121"/>
          <table:table-cell table:style-name="ce122"/>
          <table:table-cell table:style-name="ce125" office:value-type="float" office:value="22.02" calcext:value-type="float">
            <text:p>22.02</text:p>
          </table:table-cell>
          <table:table-cell table:style-name="ce160"/>
          <table:table-cell table:style-name="ce125" office:value-type="float" office:value="22.02" calcext:value-type="float">
            <text:p>22.02</text:p>
          </table:table-cell>
          <table:table-cell table:style-name="ce121"/>
          <table:table-cell table:style-name="ce122"/>
          <table:table-cell table:style-name="ce124" office:value-type="float" office:value="11.47" calcext:value-type="float">
            <text:p>11.4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ohepriester, Aelteste versammeln sich in den Hof des Hohepriesters, der Kajaphas heis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6" calcext:value-type="float">
            <text:p>26.06</text:p>
          </table:table-cell>
          <table:table-cell table:style-name="ce132"/>
          <table:table-cell table:style-name="ce142"/>
          <table:table-cell table:style-name="ce125" office:value-type="float" office:value="26.13" calcext:value-type="float">
            <text:p>26.13</text:p>
          </table:table-cell>
          <table:table-cell table:style-name="ce121"/>
          <table:table-cell table:style-name="ce122"/>
          <table:table-cell table:style-name="ce125" office:value-type="float" office:value="14.03" calcext:value-type="float">
            <text:p>14.03</text:p>
          </table:table-cell>
          <table:table-cell table:style-name="ce123" office:value-type="float" office:value="14.032" calcext:value-type="float">
            <text:p>14.032</text:p>
          </table:table-cell>
          <table:table-cell table:style-name="ce125" office:value-type="float" office:value="14.09" calcext:value-type="float">
            <text:p>14.09</text:p>
          </table:table-cell>
          <table:table-cell table:style-name="ce121"/>
          <table:table-cell table:style-name="ce122"/>
          <table:table-cell table:style-name="ce123" office:value-type="float" office:value="21.061" calcext:value-type="float">
            <text:p>21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17" calcext:value-type="float">
            <text:p>12.1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in Bethanien, im Haus Simons, des Aussätzigen – Salb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7" calcext:value-type="float">
            <text:p>26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3" calcext:value-type="float">
            <text:p>14.03</text:p>
          </table:table-cell>
          <table:table-cell table:style-name="ce123" office:value-type="float" office:value="14.034" calcext:value-type="float">
            <text:p>14.0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1.061" calcext:value-type="float">
            <text:p>21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18" calcext:value-type="float">
            <text:p>12.11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ine Frau mit einem Alabasterfläschchen giesst Narde auf Sein Haup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075" calcext:value-type="float">
            <text:p>26.0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035" calcext:value-type="float">
            <text:p>14.035</text:p>
          </table:table-cell>
          <table:table-cell table:style-name="ce123"/>
          <table:table-cell table:style-name="ce125"/>
          <table:table-cell table:style-name="ce121"/>
          <table:table-cell table:style-name="ce122"/>
          <table:table-cell table:style-name="ce123" office:value-type="float" office:value="21.061" calcext:value-type="float">
            <text:p>21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bendessen. Martha diente. Lazarus lag mit ihm zu Tisch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8" calcext:value-type="float">
            <text:p>26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4" calcext:value-type="float">
            <text:p>14.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62" calcext:value-type="float">
            <text:p>21.0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19" calcext:value-type="float">
            <text:p>12.11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zu diese Verschwendung/Verlus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9" calcext:value-type="float">
            <text:p>26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5" calcext:value-type="float">
            <text:p>14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63" calcext:value-type="float">
            <text:p>21.06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5" calcext:value-type="float">
            <text:p>12.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lbe hätte für 300 Denare verkauft werden könn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3" calcext:value-type="float">
            <text:p>26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9" calcext:value-type="float">
            <text:p>14.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64" calcext:value-type="float">
            <text:p>21.06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3" calcext:value-type="float">
            <text:p>12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 dieses Evangelium gepredigt wird.. <text:s/>zu ihrem Gedächtni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39" calcext:value-type="float">
            <text:p>26.1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041" calcext:value-type="float">
            <text:p>14.0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03" calcext:value-type="float">
            <text:p>22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5" office:value-type="float" office:value="13.27" calcext:value-type="float">
            <text:p>13.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0" office:value-type="string" calcext:value-type="string">
            <text:p>Der Satan fährt in Judas</text:p>
          </table:table-cell>
          <table:table-cell table:style-name="ce170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4" calcext:value-type="float">
            <text:p>26.14</text:p>
          </table:table-cell>
          <table:table-cell table:style-name="ce132"/>
          <table:table-cell table:style-name="ce142"/>
          <table:table-cell table:style-name="ce125" office:value-type="float" office:value="26.16" calcext:value-type="float">
            <text:p>26.16</text:p>
          </table:table-cell>
          <table:table-cell table:style-name="ce121"/>
          <table:table-cell table:style-name="ce122"/>
          <table:table-cell table:style-name="ce125" office:value-type="float" office:value="14.1" calcext:value-type="float">
            <text:p>14.10</text:p>
          </table:table-cell>
          <table:table-cell table:style-name="ce132"/>
          <table:table-cell table:style-name="ce125" office:value-type="float" office:value="14.11" calcext:value-type="float">
            <text:p>14.11</text:p>
          </table:table-cell>
          <table:table-cell table:style-name="ce121"/>
          <table:table-cell table:style-name="ce122"/>
          <table:table-cell table:style-name="ce125" office:value-type="float" office:value="22.04" calcext:value-type="float">
            <text:p>22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udas geht zu den Hohepriestern, Hauptleuten, bespricht, wie er Jesus überliefern soll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41" calcext:value-type="float">
            <text:p>26.1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01" calcext:value-type="float">
            <text:p>14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06" calcext:value-type="float">
            <text:p>22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Ueberlieferung ohne Volksauflauf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6" office:value-type="float" office:value="26.171" calcext:value-type="float">
            <text:p>26.171</text:p>
          </table:table-cell>
          <table:table-cell table:style-name="ce142"/>
          <table:table-cell table:style-name="ce125" office:value-type="float" office:value="26.25" calcext:value-type="float">
            <text:p>26.25</text:p>
          </table:table-cell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6" office:value-type="float" office:value="14.121" calcext:value-type="float">
            <text:p>14.121</text:p>
          </table:table-cell>
          <table:table-cell table:style-name="ce155" office:value-type="float" office:value="14.21" calcext:value-type="float">
            <text:p>14.21</text:p>
          </table:table-cell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36" office:value-type="float" office:value="22.071" calcext:value-type="float">
            <text:p>22.071</text:p>
          </table:table-cell>
          <table:table-cell table:style-name="ce125" office:value-type="float" office:value="22.18" calcext:value-type="float">
            <text:p>22.18</text:p>
          </table:table-cell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Tag der ungesäuerten Bro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6" office:value-type="float" office:value="26.172" calcext:value-type="float">
            <text:p>26.17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6" office:value-type="float" office:value="14.125" calcext:value-type="float">
            <text:p>14.125</text:p>
          </table:table-cell>
          <table:table-cell table:style-name="ce155"/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36" office:value-type="float" office:value="22.072" calcext:value-type="float">
            <text:p>22.0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 diesem Tag musste das Passah geschlachtet we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6" office:value-type="float" office:value="26.176" calcext:value-type="float">
            <text:p>26.17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6" office:value-type="float" office:value="14.126" calcext:value-type="float">
            <text:p>14.126</text:p>
          </table:table-cell>
          <table:table-cell table:style-name="ce155"/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36" office:value-type="float" office:value="22.073" calcext:value-type="float">
            <text:p>22.07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3.016" calcext:value-type="float">
            <text:p>13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 willst du, dass wir dir bereiten, das Passah zu berei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4" calcext:value-type="float">
            <text:p>26.17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3" calcext:value-type="float">
            <text:p>14.13</text:p>
          </table:table-cell>
          <table:table-cell table:style-name="ce136"/>
          <table:table-cell table:style-name="ce155"/>
          <table:table-cell table:style-name="ce121"/>
          <table:table-cell table:style-name="ce122"/>
          <table:table-cell table:style-name="ce125" office:value-type="float" office:value="22.08" calcext:value-type="float">
            <text:p>22.0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3.016" calcext:value-type="float">
            <text:p>13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t zwei seiner Juenger (Petrus und Johannes, mk) 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5" calcext:value-type="float">
            <text:p>26.17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4" calcext:value-type="float">
            <text:p>14.14</text:p>
          </table:table-cell>
          <table:table-cell table:style-name="ce136"/>
          <table:table-cell table:style-name="ce155"/>
          <table:table-cell table:style-name="ce121"/>
          <table:table-cell table:style-name="ce122"/>
          <table:table-cell table:style-name="ce125" office:value-type="float" office:value="22.11" calcext:value-type="float">
            <text:p>22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… sagt: wo ist mein Gastzimmer (=Herberge!), wo ich mit meinen Juengern das Passah essen mag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6" calcext:value-type="float">
            <text:p>26.176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41" calcext:value-type="float">
            <text:p>14.14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111" calcext:value-type="float">
            <text:p>22.111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03" calcext:value-type="float">
            <text:p>13.03</text:p>
          </table:table-cell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as letzte Passahmahl und die Fusswaschung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" calcext:value-type="float">
            <text:p>26.2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7" calcext:value-type="float">
            <text:p>14.17</text:p>
          </table:table-cell>
          <table:table-cell table:style-name="ce132"/>
          <table:table-cell table:style-name="ce155"/>
          <table:table-cell table:style-name="ce121"/>
          <table:table-cell table:style-name="ce122"/>
          <table:table-cell table:style-name="ce125" office:value-type="float" office:value="22.14" calcext:value-type="float">
            <text:p>22.1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es Abend geworden war // als die Stunde gekommen war (lk) → Jesus mit den zwölfen an den Tisc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01" calcext:value-type="float">
            <text:p>26.20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71" calcext:value-type="float">
            <text:p>14.171</text:p>
          </table:table-cell>
          <table:table-cell table:style-name="ce132"/>
          <table:table-cell table:style-name="ce155"/>
          <table:table-cell table:style-name="ce121"/>
          <table:table-cell table:style-name="ce122"/>
          <table:table-cell table:style-name="ce125" office:value-type="float" office:value="22.15" calcext:value-type="float">
            <text:p>22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it Sehnsucht habe ich mich gesehnt, dieses Passah mit euch zu essen, bevor ich lei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02" calcext:value-type="float">
            <text:p>26.20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72" calcext:value-type="float">
            <text:p>14.172</text:p>
          </table:table-cell>
          <table:table-cell table:style-name="ce132"/>
          <table:table-cell table:style-name="ce155"/>
          <table:table-cell table:style-name="ce121"/>
          <table:table-cell table:style-name="ce122"/>
          <table:table-cell table:style-name="ce125" office:value-type="float" office:value="22.16" calcext:value-type="float">
            <text:p>22.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werde nicht mehr davon essen, bis es erfüllt sein wird i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3" calcext:value-type="float">
            <text:p>26.23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number-columns-repeated="2"/>
          <table:table-cell table:style-name="ce121"/>
          <table:table-cell table:style-name="ce125"/>
          <table:table-cell table:style-name="ce125" office:value-type="float" office:value="22.21" calcext:value-type="float">
            <text:p>22.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ie Hand dessen, der mich überliefer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23" calcext:value-type="float">
            <text:p>26.23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6" calcext:value-type="float">
            <text:p>14.12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25" office:value-type="float" office:value="13.3" calcext:value-type="float">
            <text:p>13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er Verräter</text:p>
          </table:table-cell>
          <table:table-cell table:number-columns-repeated="2"/>
          <table:table-cell table:style-name="ce174"/>
          <table:table-cell table:style-name="ce174" office:value-type="string" calcext:value-type="string">
            <text:p>TODO: Lukas eigentlich noch 18:21-23</text:p>
          </table:table-cell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24" calcext:value-type="float">
            <text:p>26.24</text:p>
          </table:table-cell>
          <table:table-cell table:number-columns-repeated="3"/>
          <table:table-cell table:style-name="ce121"/>
          <table:table-cell table:style-name="ce122"/>
          <table:table-cell table:style-name="ce125" office:value-type="float" office:value="14.21" calcext:value-type="float">
            <text:p>14.2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22.22" calcext:value-type="float">
            <text:p>22.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Sohn des Menschen geht zwar dahin, wie ueber ihn geschrieben steht. Wehe aber jenem Menschen, durch welchen der Sohn ueberliefert wir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6" calcext:value-type="float">
            <text:p>26.26</text:p>
          </table:table-cell>
          <table:table-cell table:style-name="ce132"/>
          <table:table-cell table:style-name="ce142"/>
          <table:table-cell table:style-name="ce125" office:value-type="float" office:value="26.29" calcext:value-type="float">
            <text:p>26.29</text:p>
          </table:table-cell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25" office:value-type="float" office:value="14.25" calcext:value-type="float">
            <text:p>14.25</text:p>
          </table:table-cell>
          <table:table-cell table:style-name="ce121"/>
          <table:table-cell table:style-name="ce122"/>
          <table:table-cell table:style-name="ce125" office:value-type="float" office:value="22.19" calcext:value-type="float">
            <text:p>22.19</text:p>
          </table:table-cell>
          <table:table-cell table:style-name="ce160"/>
          <table:table-cell table:style-name="ce125" office:value-type="float" office:value="22.2" calcext:value-type="float">
            <text:p>22.20</text:p>
          </table:table-cell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5" calcext:value-type="float">
            <text:p>25</text:p>
          </table:table-cell>
          <table:table-cell table:style-name="ce174" office:value-type="string" calcext:value-type="string">
            <text:p>Einsetzung des Mahl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6" calcext:value-type="float">
            <text:p>26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21" calcext:value-type="float">
            <text:p>14.2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191" calcext:value-type="float">
            <text:p>22.19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1" calcext:value-type="float">
            <text:p>13.0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ehmt, esst, dies ist mein Leib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61" calcext:value-type="float">
            <text:p>26.2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22" calcext:value-type="float">
            <text:p>14.2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19" calcext:value-type="float">
            <text:p>22.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1" calcext:value-type="float">
            <text:p>13.0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mmt Br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7" calcext:value-type="float">
            <text:p>26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3" calcext:value-type="float">
            <text:p>14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" calcext:value-type="float">
            <text:p>22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2" calcext:value-type="float">
            <text:p>13.0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immt den Kelch (Lk: nach dem Mahl), trinkt alle dara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8" calcext:value-type="float">
            <text:p>26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4" calcext:value-type="float">
            <text:p>14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" calcext:value-type="float">
            <text:p>22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3" calcext:value-type="float">
            <text:p>13.0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es ist mein Blut, das des neuen Bundes, welches für viele vergossen wird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table:formula="of:=[.D670]" office:value-type="float" office:value="26.29" calcext:value-type="float">
            <text:p>26.29</text:p>
          </table:table-cell>
          <table:table-cell table:style-name="ce132" office:value-type="float" office:value="26.29" calcext:value-type="float">
            <text:p>26.2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18" calcext:value-type="float">
            <text:p>22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Nicht mehr trinken bis wieder trinken im Reich meines Vater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95" calcext:value-type="float">
            <text:p>26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17" calcext:value-type="float">
            <text:p>22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bin in eurer Mitte wie der Diene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95" calcext:value-type="float">
            <text:p>26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4" calcext:value-type="float">
            <text:p>22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treit: wer ist der Grösst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" calcext:value-type="float">
            <text:p>26.30</text:p>
          </table:table-cell>
          <table:table-cell table:style-name="ce136" office:value-type="float" office:value="26.301" calcext:value-type="float">
            <text:p>26.3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6" calcext:value-type="float">
            <text:p>14.26</text:p>
          </table:table-cell>
          <table:table-cell table:style-name="ce136" office:value-type="float" office:value="14.261" calcext:value-type="float">
            <text:p>14.26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2.389" calcext:value-type="float">
            <text:p>22.38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oblie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" calcext:value-type="float">
            <text:p>26.30</text:p>
          </table:table-cell>
          <table:table-cell table:style-name="ce136" office:value-type="float" office:value="26.302" calcext:value-type="float">
            <text:p>26.30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6" calcext:value-type="float">
            <text:p>14.26</text:p>
          </table:table-cell>
          <table:table-cell table:style-name="ce136" office:value-type="float" office:value="14.262" calcext:value-type="float">
            <text:p>14.26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2.39" calcext:value-type="float">
            <text:p>22.3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Oelberg (nach der Gewohnheit, lk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01" calcext:value-type="float">
            <text:p>26.3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7" calcext:value-type="float">
            <text:p>14.27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9" calcext:value-type="float">
            <text:p>22.2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5" calcext:value-type="float">
            <text:p>13.05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verordne euch ein Re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29" calcext:value-type="float">
            <text:p>26.329</text:p>
          </table:table-cell>
          <table:table-cell table:style-name="ce132"/>
          <table:table-cell table:style-name="ce142"/>
          <table:table-cell table:style-name="ce125" office:value-type="float" office:value="26.35" calcext:value-type="float">
            <text:p>26.35</text:p>
          </table:table-cell>
          <table:table-cell table:style-name="ce121"/>
          <table:table-cell table:style-name="ce122"/>
          <table:table-cell table:style-name="ce125" office:value-type="float" office:value="14.27" calcext:value-type="float">
            <text:p>14.27</text:p>
          </table:table-cell>
          <table:table-cell table:style-name="ce132"/>
          <table:table-cell table:style-name="ce125" office:value-type="float" office:value="14.31" calcext:value-type="float">
            <text:p>14.31</text:p>
          </table:table-cell>
          <table:table-cell table:style-name="ce121"/>
          <table:table-cell table:style-name="ce122"/>
          <table:table-cell table:style-name="ce125" office:value-type="float" office:value="22.31" calcext:value-type="float">
            <text:p>22.31</text:p>
          </table:table-cell>
          <table:table-cell table:style-name="ce160"/>
          <table:table-cell table:style-name="ce125" office:value-type="float" office:value="22.34" calcext:value-type="float">
            <text:p>22.34</text:p>
          </table:table-cell>
          <table:table-cell table:style-name="ce121"/>
          <table:table-cell table:style-name="ce122"/>
          <table:table-cell table:style-name="ce123" office:value-type="float" office:value="13.365" calcext:value-type="float">
            <text:p>13.365</text:p>
          </table:table-cell>
          <table:table-cell table:style-name="ce125" office:value-type="float" office:value="13.38" calcext:value-type="float">
            <text:p>13.38</text:p>
          </table:table-cell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Simon, Simon, der Satan hat euer begehrt, euch zu sichten, wie den Weiz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3" calcext:value-type="float">
            <text:p>26.3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9" calcext:value-type="float">
            <text:p>14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3" calcext:value-type="float">
            <text:p>22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37" calcext:value-type="float">
            <text:p>13.3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etrus: ich bin bereit für Gefängnis und Tod <text:s/>// ich werde mich nicht ärgern // Mein Leben will ich für dich lassen (joh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31" calcext:value-type="float">
            <text:p>26.3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3" calcext:value-type="float">
            <text:p>14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4" calcext:value-type="float">
            <text:p>22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371" calcext:value-type="float">
            <text:p>13.3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he Hahn (2x) kräht, ehe du dreimal leugnest, mich zu kenn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6" calcext:value-type="float">
            <text:p>26.36</text:p>
          </table:table-cell>
          <table:table-cell table:style-name="ce132"/>
          <table:table-cell table:style-name="ce142"/>
          <table:table-cell table:style-name="ce125" office:value-type="float" office:value="26.46" calcext:value-type="float">
            <text:p>26.46</text:p>
          </table:table-cell>
          <table:table-cell table:style-name="ce121"/>
          <table:table-cell table:style-name="ce122"/>
          <table:table-cell table:style-name="ce125" office:value-type="float" office:value="14.32" calcext:value-type="float">
            <text:p>14.32</text:p>
          </table:table-cell>
          <table:table-cell table:style-name="ce132"/>
          <table:table-cell table:style-name="ce125" office:value-type="float" office:value="14.42" calcext:value-type="float">
            <text:p>14.42</text:p>
          </table:table-cell>
          <table:table-cell table:style-name="ce121"/>
          <table:table-cell table:style-name="ce122"/>
          <table:table-cell table:style-name="ce125" office:value-type="float" office:value="22.4" calcext:value-type="float">
            <text:p>22.40</text:p>
          </table:table-cell>
          <table:table-cell table:style-name="ce136" office:value-type="float" office:value="14.401" calcext:value-type="float">
            <text:p>14.401</text:p>
          </table:table-cell>
          <table:table-cell table:style-name="ce125" office:value-type="float" office:value="22.46" calcext:value-type="float">
            <text:p>22.46</text:p>
          </table:table-cell>
          <table:table-cell table:style-name="ce121"/>
          <table:table-cell table:style-name="ce122"/>
          <table:table-cell table:style-name="ce123" office:value-type="float" office:value="13.365" calcext:value-type="float">
            <text:p>13.36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thsemane (lk: an den Ort gekommen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1" calcext:value-type="float">
            <text:p>26.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38" calcext:value-type="float">
            <text:p>14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4" calcext:value-type="float">
            <text:p>22.40</text:p>
          </table:table-cell>
          <table:table-cell table:style-name="ce136" office:value-type="float" office:value="14.402" calcext:value-type="float">
            <text:p>14.4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3.366" calcext:value-type="float">
            <text:p>13.36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acht und betet. dass ihr nicht in Versuchung komm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7" calcext:value-type="float">
            <text:p>26.47</text:p>
          </table:table-cell>
          <table:table-cell table:style-name="ce132"/>
          <table:table-cell table:style-name="ce142"/>
          <table:table-cell table:style-name="ce125" office:value-type="float" office:value="26.56" calcext:value-type="float">
            <text:p>26.56</text:p>
          </table:table-cell>
          <table:table-cell table:style-name="ce121"/>
          <table:table-cell table:style-name="ce122"/>
          <table:table-cell table:style-name="ce125" office:value-type="float" office:value="14.43" calcext:value-type="float">
            <text:p>14.43</text:p>
          </table:table-cell>
          <table:table-cell table:style-name="ce132"/>
          <table:table-cell table:style-name="ce125" office:value-type="float" office:value="14.5" calcext:value-type="float">
            <text:p>14.50</text:p>
          </table:table-cell>
          <table:table-cell table:style-name="ce121"/>
          <table:table-cell table:style-name="ce122"/>
          <table:table-cell table:style-name="ce125" office:value-type="float" office:value="22.47" calcext:value-type="float">
            <text:p>22.47</text:p>
          </table:table-cell>
          <table:table-cell table:style-name="ce136" office:value-type="float" office:value="22.471" calcext:value-type="float">
            <text:p>22.471</text:p>
          </table:table-cell>
          <table:table-cell table:style-name="ce125" office:value-type="float" office:value="22.53" calcext:value-type="float">
            <text:p>22.53</text:p>
          </table:table-cell>
          <table:table-cell table:style-name="ce121"/>
          <table:table-cell table:style-name="ce122"/>
          <table:table-cell table:style-name="ce124" office:value-type="float" office:value="18.03" calcext:value-type="float">
            <text:p>18.03</text:p>
          </table:table-cell>
          <table:table-cell table:style-name="ce125" office:value-type="float" office:value="18.11" calcext:value-type="float">
            <text:p>18.11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6" calcext:value-type="float">
            <text:p>26</text:p>
          </table:table-cell>
          <table:table-cell table:style-name="ce174" office:value-type="string" calcext:value-type="string">
            <text:p>Die Gefangennahme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471" calcext:value-type="float">
            <text:p>26.47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1" calcext:value-type="float">
            <text:p>14.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1" calcext:value-type="float">
            <text:p>22.4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ungling mit feiner Leinwand wird gegriffen, fluechtet Nack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9" calcext:value-type="float">
            <text:p>26.4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3" calcext:value-type="float">
            <text:p>14.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47" calcext:value-type="float">
            <text:p>22.47</text:p>
          </table:table-cell>
          <table:table-cell table:style-name="ce136" office:value-type="float" office:value="22.472" calcext:value-type="float">
            <text:p>22.4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udas: Sei gegrüsst Rabbi, Kus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2" calcext:value-type="float">
            <text:p>26.5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51" calcext:value-type="float">
            <text:p>14.2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31" calcext:value-type="float">
            <text:p>22.5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8.11" calcext:value-type="float">
            <text:p>18.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zu Petrus: Stecke das Schwert in die Scheide/an seinen Or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4" calcext:value-type="float">
            <text:p>26.5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49" calcext:value-type="float">
            <text:p>14.4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1" calcext:value-type="float">
            <text:p>22.47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sollten die Schriften erfüllt wer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6" calcext:value-type="float">
            <text:p>26.56</text:p>
          </table:table-cell>
          <table:table-cell table:style-name="ce123" office:value-type="float" office:value="26.562" calcext:value-type="float">
            <text:p>26.56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434" calcext:value-type="float">
            <text:p>14.4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2" calcext:value-type="float">
            <text:p>22.4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 ist geschehen, damit die Schriften der Propheten erfüllt wü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6" calcext:value-type="float">
            <text:p>26.56</text:p>
          </table:table-cell>
          <table:table-cell table:style-name="ce123" office:value-type="float" office:value="26.564" calcext:value-type="float">
            <text:p>26.56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" calcext:value-type="float">
            <text:p>14.5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35" calcext:value-type="float">
            <text:p>22.5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25" calcext:value-type="float">
            <text:p>18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Jünger verliessen Jesus und flo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561" calcext:value-type="float">
            <text:p>26.5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536" calcext:value-type="float">
            <text:p>14.5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5" office:value-type="float" office:value="22.51" calcext:value-type="float">
            <text:p>22.51</text:p>
          </table:table-cell>
          <table:table-cell table:style-name="ce42"/>
          <table:table-cell table:style-name="ce6" office:value-type="float" office:value="22.51" calcext:value-type="float">
            <text:p>22.51</text:p>
          </table:table-cell>
          <table:table-cell table:style-name="ce121"/>
          <table:table-cell table:style-name="ce122"/>
          <table:table-cell table:style-name="ce123" office:value-type="float" office:value="18.035" calcext:value-type="float">
            <text:p>18.035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/>
          <table:table-cell table:style-name="ce174" office:value-type="string" calcext:value-type="string">
            <text:p>Heilung des Ohres des Hohenpriester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562" calcext:value-type="float">
            <text:p>26.5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538" calcext:value-type="float">
            <text:p>14.5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5" office:value-type="float" office:value="22.53" calcext:value-type="float">
            <text:p>22.53</text:p>
          </table:table-cell>
          <table:table-cell table:style-name="ce42"/>
          <table:table-cell table:style-name="ce6"/>
          <table:table-cell table:style-name="ce121"/>
          <table:table-cell table:style-name="ce122"/>
          <table:table-cell table:style-name="ce123" office:value-type="float" office:value="18.035" calcext:value-type="float">
            <text:p>18.03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 ist eure Stunde, die Gewalt der Finsterni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562" calcext:value-type="float">
            <text:p>26.5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5" calcext:value-type="float">
            <text:p>14.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31" calcext:value-type="float">
            <text:p>22.531</text:p>
          </table:table-cell>
          <table:table-cell table:style-name="ce42"/>
          <table:table-cell table:style-name="ce6"/>
          <table:table-cell table:style-name="ce121"/>
          <table:table-cell table:style-name="ce122"/>
          <table:table-cell table:style-name="ce123" office:value-type="float" office:value="18.035" calcext:value-type="float">
            <text:p>18.03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Hohenpriester aber und das ganze Synedrium suchten Zeugnis gegen Jesus, um ihn zum Tod zu bringen; und sie fanden keines.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7" calcext:value-type="float">
            <text:p>26.57</text:p>
          </table:table-cell>
          <table:table-cell table:style-name="ce132"/>
          <table:table-cell table:style-name="ce142"/>
          <table:table-cell table:style-name="ce125" office:value-type="float" office:value="26.68" calcext:value-type="float">
            <text:p>26.68</text:p>
          </table:table-cell>
          <table:table-cell table:style-name="ce121"/>
          <table:table-cell table:style-name="ce122"/>
          <table:table-cell table:style-name="ce125" office:value-type="float" office:value="14.53" calcext:value-type="float">
            <text:p>14.53</text:p>
          </table:table-cell>
          <table:table-cell table:style-name="ce132"/>
          <table:table-cell table:style-name="ce125" office:value-type="float" office:value="14.56" calcext:value-type="float">
            <text:p>14.56</text:p>
          </table:table-cell>
          <table:table-cell table:style-name="ce121"/>
          <table:table-cell table:style-name="ce122"/>
          <table:table-cell table:style-name="ce125" office:value-type="float" office:value="22.54" calcext:value-type="float">
            <text:p>22.54</text:p>
          </table:table-cell>
          <table:table-cell table:style-name="ce160"/>
          <table:table-cell table:style-name="ce125" office:value-type="float" office:value="22.63" calcext:value-type="float">
            <text:p>22.63</text:p>
          </table:table-cell>
          <table:table-cell table:style-name="ce121"/>
          <table:table-cell table:style-name="ce122"/>
          <table:table-cell table:style-name="ce124" office:value-type="float" office:value="18.12" calcext:value-type="float">
            <text:p>18.12</text:p>
          </table:table-cell>
          <table:table-cell table:style-name="ce125" office:value-type="float" office:value="18.13" calcext:value-type="float">
            <text:p>18.13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7" calcext:value-type="float">
            <text:p>27</text:p>
          </table:table-cell>
          <table:table-cell table:style-name="ce174" office:value-type="string" calcext:value-type="string">
            <text:p>Jesus vor dem Hohen Rat (Vgl Joh 18:19-24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8" calcext:value-type="float">
            <text:p>26.58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4" calcext:value-type="float">
            <text:p>14.5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2.54" calcext:value-type="float">
            <text:p>22.5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23" office:value-type="float" office:value="18.152" calcext:value-type="float">
            <text:p>18.15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mon Petrus aber folgte Jesu und der andere Jünger. Dieser Jünger aber war dem Hohenpriester bekannt und ging mit Jesu hinein in den Hof des Hohenpriesters.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581" calcext:value-type="float">
            <text:p>26.58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2" calcext:value-type="float">
            <text:p>14.6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2" calcext:value-type="float">
            <text:p>22.47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«Ich bin›s» - Alle wichen zurück und fielen zu Bo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" calcext:value-type="float">
            <text:p>26.6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531" calcext:value-type="float">
            <text:p>14.5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41" calcext:value-type="float">
            <text:p>22.5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21" calcext:value-type="float">
            <text:p>18.1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Zwei falsche Zeugen [Offb 11:3]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1" calcext:value-type="float">
            <text:p>26.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8" calcext:value-type="float">
            <text:p>14.5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42" calcext:value-type="float">
            <text:p>22.5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22" calcext:value-type="float">
            <text:p>18.1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kann Tempel Gottes abbrechen und wieder aufbau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8" calcext:value-type="float">
            <text:p>26.6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5" calcext:value-type="float">
            <text:p>14.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64" calcext:value-type="float">
            <text:p>22.6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1" calcext:value-type="float">
            <text:p>18.1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verhüllte Herr soll weissag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6" office:value-type="float" office:value="26.691" calcext:value-type="float">
            <text:p>26.691</text:p>
          </table:table-cell>
          <table:table-cell table:style-name="ce142"/>
          <table:table-cell table:style-name="ce125" office:value-type="float" office:value="26.75" calcext:value-type="float">
            <text:p>26.75</text:p>
          </table:table-cell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6" office:value-type="float" office:value="14.661" calcext:value-type="float">
            <text:p>14.661</text:p>
          </table:table-cell>
          <table:table-cell table:style-name="ce125" office:value-type="float" office:value="14.72" calcext:value-type="float">
            <text:p>14.72</text:p>
          </table:table-cell>
          <table:table-cell table:style-name="ce121"/>
          <table:table-cell table:style-name="ce122"/>
          <table:table-cell table:style-name="ce125" office:value-type="float" office:value="22.55" calcext:value-type="float">
            <text:p>22.55</text:p>
          </table:table-cell>
          <table:table-cell table:style-name="ce136" office:value-type="float" office:value="22.551" calcext:value-type="float">
            <text:p>22.551</text:p>
          </table:table-cell>
          <table:table-cell table:style-name="ce125" office:value-type="float" office:value="22.65" calcext:value-type="float">
            <text:p>22.65</text:p>
          </table:table-cell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23" office:value-type="float" office:value="18.154" calcext:value-type="float">
            <text:p>18.154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8" calcext:value-type="float">
            <text:p>28</text:p>
          </table:table-cell>
          <table:table-cell table:style-name="ce174" office:value-type="string" calcext:value-type="string">
            <text:p>Die dreifache Verleugnung durch Petrus (vgl Joh 18:25-27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6" office:value-type="float" office:value="26.692" calcext:value-type="float">
            <text:p>26.69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6" office:value-type="float" office:value="14.662" calcext:value-type="float">
            <text:p>14.66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2.55" calcext:value-type="float">
            <text:p>22.55</text:p>
          </table:table-cell>
          <table:table-cell table:style-name="ce136" office:value-type="float" office:value="22.552" calcext:value-type="float">
            <text:p>22.55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151" calcext:value-type="float">
            <text:p>18.1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etrus sitzt draussen im Hof (mt) in der Mitte (lk) // Petrus unten im Hof (mk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6" office:value-type="float" office:value="26.693" calcext:value-type="float">
            <text:p>26.69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6" office:value-type="float" office:value="14.663" calcext:value-type="float">
            <text:p>14.663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2.56" calcext:value-type="float">
            <text:p>22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2" calcext:value-type="float">
            <text:p>18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(eine gewisse (lk)) Magd (des Hohepriesters (mk)) du wart mit Jesus, dem Galilaer (mt) // mit dem Nazaraer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692" calcext:value-type="float">
            <text:p>26.6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8" calcext:value-type="float">
            <text:p>14.68</text:p>
          </table:table-cell>
          <table:table-cell table:style-name="ce136" office:value-type="float" office:value="14.682" calcext:value-type="float">
            <text:p>14.68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2.561" calcext:value-type="float">
            <text:p>22.5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5" calcext:value-type="float">
            <text:p>18.15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hn kraeht zum ersten Mal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1" calcext:value-type="float">
            <text:p>26.71</text:p>
          </table:table-cell>
          <table:table-cell table:style-name="ce136" office:value-type="float" office:value="26.711" calcext:value-type="float">
            <text:p>26.71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8" calcext:value-type="float">
            <text:p>14.68</text:p>
          </table:table-cell>
          <table:table-cell table:style-name="ce136" office:value-type="float" office:value="14.681" calcext:value-type="float">
            <text:p>14.68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2.562" calcext:value-type="float">
            <text:p>22.5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3" calcext:value-type="float">
            <text:p>18.15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etrus geht aus dem Tor hinaus (mt) // Petrus geht in den Vorhof (mk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1" calcext:value-type="float">
            <text:p>26.71</text:p>
          </table:table-cell>
          <table:table-cell table:style-name="ce136" office:value-type="float" office:value="26.712" calcext:value-type="float">
            <text:p>26.7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9" calcext:value-type="float">
            <text:p>14.6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2.58" calcext:value-type="float">
            <text:p>22.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4" calcext:value-type="float">
            <text:p>18.15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Eine andere: auch dieser war mit Jesus, dem Nazaraer (mt) // die(selbe) Magd: zu den dabeistehenden: Dieser ist einer von ihnen (mk) // ein anderer (lk) 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3" calcext:value-type="float">
            <text:p>26.7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7" calcext:value-type="float">
            <text:p>14.7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2.59" calcext:value-type="float">
            <text:p>22.5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6" calcext:value-type="float">
            <text:p>18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Dastehende: du bist einer von ihnen, deine Sprache macht dich offenbar(mt) // lk: nach Verlauf von etwa einer Stunde: ein anderer , denn dieser ist ein Galilaer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4" calcext:value-type="float">
            <text:p>26.7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72" calcext:value-type="float">
            <text:p>14.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6" calcext:value-type="float">
            <text:p>22.6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27" calcext:value-type="float">
            <text:p>18.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Hahn kräht zum zweiten Mal (Joh: der Hahn krähte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99" calcext:value-type="float">
            <text:p>26.990</text:p>
          </table:table-cell>
          <table:table-cell table:style-name="ce132"/>
          <table:table-cell table:style-name="ce142"/>
          <table:table-cell table:style-name="ce125" office:value-type="float" office:value="21.11" calcext:value-type="float">
            <text:p>21.11</text:p>
          </table:table-cell>
          <table:table-cell table:style-name="ce121"/>
          <table:table-cell table:style-name="ce122"/>
          <table:table-cell table:style-name="ce125" office:value-type="float" office:value="11.01" calcext:value-type="float">
            <text:p>11.01</text:p>
          </table:table-cell>
          <table:table-cell table:style-name="ce132"/>
          <table:table-cell table:style-name="ce125" office:value-type="float" office:value="11.11" calcext:value-type="float">
            <text:p>11.11</text:p>
          </table:table-cell>
          <table:table-cell table:style-name="ce121"/>
          <table:table-cell table:style-name="ce122"/>
          <table:table-cell table:style-name="ce125" office:value-type="float" office:value="19.28" calcext:value-type="float">
            <text:p>19.28</text:p>
          </table:table-cell>
          <table:table-cell table:style-name="ce160"/>
          <table:table-cell table:style-name="ce125" office:value-type="float" office:value="19.44" calcext:value-type="float">
            <text:p>19.44</text:p>
          </table:table-cell>
          <table:table-cell table:style-name="ce121"/>
          <table:table-cell table:style-name="ce122"/>
          <table:table-cell table:style-name="ce124" office:value-type="float" office:value="12.12" calcext:value-type="float">
            <text:p>12.12</text:p>
          </table:table-cell>
          <table:table-cell table:style-name="ce125" office:value-type="float" office:value="12.19" calcext:value-type="float">
            <text:p>12.1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zweite Einzug des Messias Jesus in Jerusalem (notes: biblisches/Buecher/Evangelien/Abschnitte/Jesu-zwei-Einzuege-in-Jerusalem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99" calcext:value-type="float">
            <text:p>26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" calcext:value-type="float">
            <text:p>11.10</text:p>
          </table:table-cell>
          <table:table-cell table:style-name="ce132" office:value-type="float" office:value="11.1" calcext:value-type="float">
            <text:p>11.1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8"/>
          <table:table-cell table:style-name="ce174" office:value-type="string" calcext:value-type="string">
            <text:p>Gepriesen sei das kommende Reich unseres Vaters Davi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2" calcext:value-type="float">
            <text:p>27.02</text:p>
          </table:table-cell>
          <table:table-cell table:style-name="ce132"/>
          <table:table-cell table:style-name="ce142"/>
          <table:table-cell table:style-name="ce125" office:value-type="float" office:value="27.02" calcext:value-type="float">
            <text:p>27.02</text:p>
          </table:table-cell>
          <table:table-cell table:style-name="ce121"/>
          <table:table-cell table:style-name="ce122"/>
          <table:table-cell table:style-name="ce125" office:value-type="float" office:value="15.01" calcext:value-type="float">
            <text:p>15.01</text:p>
          </table:table-cell>
          <table:table-cell table:style-name="ce132"/>
          <table:table-cell table:style-name="ce125" office:value-type="float" office:value="15.01" calcext:value-type="float">
            <text:p>15.01</text:p>
          </table:table-cell>
          <table:table-cell table:style-name="ce121"/>
          <table:table-cell table:style-name="ce122"/>
          <table:table-cell table:style-name="ce125" office:value-type="float" office:value="23.01" calcext:value-type="float">
            <text:p>23.01</text:p>
          </table:table-cell>
          <table:table-cell table:style-name="ce160"/>
          <table:table-cell table:style-name="ce125" office:value-type="float" office:value="23.01" calcext:value-type="float">
            <text:p>23.01</text:p>
          </table:table-cell>
          <table:table-cell table:style-name="ce121"/>
          <table:table-cell table:style-name="ce122"/>
          <table:table-cell table:style-name="ce124" office:value-type="float" office:value="18.28" calcext:value-type="float">
            <text:p>18.28</text:p>
          </table:table-cell>
          <table:table-cell table:style-name="ce136" office:value-type="float" office:value="18.281" calcext:value-type="float">
            <text:p>18.281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9" calcext:value-type="float">
            <text:p>29</text:p>
          </table:table-cell>
          <table:table-cell table:style-name="ce174" office:value-type="string" calcext:value-type="string">
            <text:p>Als es Morgen geworden war: Die Auslieferung Jesu an Pilatus ins Prätoriu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3" calcext:value-type="float">
            <text:p>27.03</text:p>
          </table:table-cell>
          <table:table-cell table:style-name="ce132"/>
          <table:table-cell table:style-name="ce142"/>
          <table:table-cell table:style-name="ce125" office:value-type="float" office:value="27.1" calcext:value-type="float">
            <text:p>27.10</text:p>
          </table:table-cell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5" calcext:value-type="float">
            <text:p>2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" calcext:value-type="float">
            <text:p>18.280</text:p>
          </table:table-cell>
          <table:table-cell table:style-name="ce136" office:value-type="float" office:value="18.284" calcext:value-type="float">
            <text:p>18.284</text:p>
          </table:table-cell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udas sieht, dass Jesus verurteilt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5" calcext:value-type="float">
            <text:p>27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6" calcext:value-type="float">
            <text:p>23.0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" calcext:value-type="float">
            <text:p>18.280</text:p>
          </table:table-cell>
          <table:table-cell table:style-name="ce136" office:value-type="float" office:value="18.282" calcext:value-type="float">
            <text:p>18.28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Judas erhängt sich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9" calcext:value-type="float">
            <text:p>27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7" calcext:value-type="float">
            <text:p>23.0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" calcext:value-type="float">
            <text:p>18.280</text:p>
          </table:table-cell>
          <table:table-cell table:style-name="ce136" office:value-type="float" office:value="18.283" calcext:value-type="float">
            <text:p>18.283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Prophet Jeremia erfüllt: nahmen 30 Silberlinge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1" calcext:value-type="float">
            <text:p>27.11</text:p>
          </table:table-cell>
          <table:table-cell table:style-name="ce136" office:value-type="float" office:value="27.111" calcext:value-type="float">
            <text:p>27.111</text:p>
          </table:table-cell>
          <table:table-cell table:style-name="ce142"/>
          <table:table-cell table:style-name="ce125" office:value-type="float" office:value="17.14" calcext:value-type="float">
            <text:p>17.14</text:p>
          </table:table-cell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6" office:value-type="float" office:value="15.021" calcext:value-type="float">
            <text:p>15.021</text:p>
          </table:table-cell>
          <table:table-cell table:style-name="ce125" office:value-type="float" office:value="15.05" calcext:value-type="float">
            <text:p>15.05</text:p>
          </table:table-cell>
          <table:table-cell table:style-name="ce121"/>
          <table:table-cell table:style-name="ce122"/>
          <table:table-cell table:style-name="ce125" office:value-type="float" office:value="23.01" calcext:value-type="float">
            <text:p>23.01</text:p>
          </table:table-cell>
          <table:table-cell table:style-name="ce160"/>
          <table:table-cell table:style-name="ce125" office:value-type="float" office:value="23.04" calcext:value-type="float">
            <text:p>23.04</text:p>
          </table:table-cell>
          <table:table-cell table:style-name="ce121"/>
          <table:table-cell table:style-name="ce122"/>
          <table:table-cell table:style-name="ce124" office:value-type="float" office:value="18.28" calcext:value-type="float">
            <text:p>18.28</text:p>
          </table:table-cell>
          <table:table-cell table:style-name="ce136" office:value-type="float" office:value="18.289" calcext:value-type="float">
            <text:p>18.28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vor Pilatus, dem Landpfleger</text:p>
          </table:table-cell>
          <table:table-cell table:style-name="ce85"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" calcext:value-type="float">
            <text:p>27.110</text:p>
          </table:table-cell>
          <table:table-cell table:style-name="ce136" office:value-type="float" office:value="27.112" calcext:value-type="float">
            <text:p>27.1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2" calcext:value-type="float">
            <text:p>15.020</text:p>
          </table:table-cell>
          <table:table-cell table:style-name="ce136" office:value-type="float" office:value="15.022" calcext:value-type="float">
            <text:p>15.02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02" calcext:value-type="float">
            <text:p>23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" calcext:value-type="float">
            <text:p>18.280</text:p>
          </table:table-cell>
          <table:table-cell table:style-name="ce136" office:value-type="float" office:value="18.285" calcext:value-type="float">
            <text:p>18.285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 verführt unsere Nation und wehrt, dem Kaiser Steuer zu geben, indem er sagt, dass er selbst Christus, ein König sei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1" calcext:value-type="float">
            <text:p>27.11</text:p>
          </table:table-cell>
          <table:table-cell table:style-name="ce136" office:value-type="float" office:value="27.113" calcext:value-type="float">
            <text:p>27.1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6" office:value-type="float" office:value="15.023" calcext:value-type="float">
            <text:p>15.023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03" calcext:value-type="float">
            <text:p>23.03</text:p>
          </table:table-cell>
          <table:table-cell table:style-name="ce136" office:value-type="float" office:value="23.031" calcext:value-type="float">
            <text:p>23.031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18.33" calcext:value-type="float">
            <text:p>18.3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ilatus (Landpfleger): Bist du der König der Jud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1" calcext:value-type="float">
            <text:p>27.11</text:p>
          </table:table-cell>
          <table:table-cell table:style-name="ce136" office:value-type="float" office:value="27.115" calcext:value-type="float">
            <text:p>27.11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6" office:value-type="float" office:value="15.025" calcext:value-type="float">
            <text:p>15.025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03" calcext:value-type="float">
            <text:p>23.03</text:p>
          </table:table-cell>
          <table:table-cell table:style-name="ce136" office:value-type="float" office:value="23.034" calcext:value-type="float">
            <text:p>23.034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18.37" calcext:value-type="float">
            <text:p>18.3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u sagst 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2" calcext:value-type="float">
            <text:p>27.11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8.331" calcext:value-type="float">
            <text:p>18.3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05" calcext:value-type="float">
            <text:p>23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81" calcext:value-type="float">
            <text:p>18.38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 wiegelt das Volk auf, indem er durch ganz Judäa hin lehrt, anfangend von Galiläa bis hierh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3" calcext:value-type="float">
            <text:p>27.11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2" calcext:value-type="float">
            <text:p>15.03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07" calcext:value-type="float">
            <text:p>23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84" calcext:value-type="float">
            <text:p>18.384</text:p>
          </table:table-cell>
          <table:table-cell table:style-name="ce136" office:value-type="float" office:value="18.28177" calcext:value-type="float">
            <text:p>18.28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zu Herodes 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3" calcext:value-type="float">
            <text:p>27.11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5" calcext:value-type="float">
            <text:p>15.05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055" calcext:value-type="float">
            <text:p>23.0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82" calcext:value-type="float">
            <text:p>18.38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antwortet nichts, Pilatus verwundert s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4" calcext:value-type="float">
            <text:p>27.11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4" calcext:value-type="float">
            <text:p>15.0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11" calcext:value-type="float">
            <text:p>23.11</text:p>
          </table:table-cell>
          <table:table-cell table:style-name="ce136" office:value-type="float" office:value="23.111" calcext:value-type="float">
            <text:p>23.11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385" calcext:value-type="float">
            <text:p>18.3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wird ein glänzendes Gewand um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5" calcext:value-type="float">
            <text:p>27.11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21" calcext:value-type="float">
            <text:p>15.03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06" calcext:value-type="float">
            <text:p>23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83" calcext:value-type="float">
            <text:p>18.38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ilatus fragt, ob der Mensch ein Galiläer sei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6" calcext:value-type="float">
            <text:p>27.116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1" calcext:value-type="float">
            <text:p>15.0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04" calcext:value-type="float">
            <text:p>23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38" calcext:value-type="float">
            <text:p>18.38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finde keine Schuld an diesem Mens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9" calcext:value-type="float">
            <text:p>27.11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8" calcext:value-type="float">
            <text:p>15.03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11" calcext:value-type="float">
            <text:p>23.11</text:p>
          </table:table-cell>
          <table:table-cell table:style-name="ce136" office:value-type="float" office:value="23.114" calcext:value-type="float">
            <text:p>23.11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386" calcext:value-type="float">
            <text:p>18.386</text:p>
          </table:table-cell>
          <table:table-cell table:style-name="ce136" office:value-type="float" office:value="18.288" calcext:value-type="float">
            <text:p>18.28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zu Pilatus zurück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5" calcext:value-type="float">
            <text:p>27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6" calcext:value-type="float">
            <text:p>15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17" calcext:value-type="float">
            <text:p>23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39" calcext:value-type="float">
            <text:p>18.39</text:p>
          </table:table-cell>
          <table:table-cell table:style-name="ce136" office:value-type="float" office:value="18.392" calcext:value-type="float">
            <text:p>18.39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reigabe eines Gefangenen am Fe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51" calcext:value-type="float">
            <text:p>27.15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9" calcext:value-type="float">
            <text:p>15.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71" calcext:value-type="float">
            <text:p>23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39" calcext:value-type="float">
            <text:p>18.39</text:p>
          </table:table-cell>
          <table:table-cell table:style-name="ce136" office:value-type="float" office:value="18.394" calcext:value-type="float">
            <text:p>18.394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llt ihr, dass ich euch den König der Juden freigeb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7" calcext:value-type="float">
            <text:p>27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61" calcext:value-type="float">
            <text:p>15.0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72" calcext:value-type="float">
            <text:p>23.1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1" calcext:value-type="float">
            <text:p>18.391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arabbas oder Jesus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9" calcext:value-type="float">
            <text:p>27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62" calcext:value-type="float">
            <text:p>15.06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73" calcext:value-type="float">
            <text:p>23.17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2" calcext:value-type="float">
            <text:p>18.3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ährend Pilatus auf dem Richterstuhl (vgl joh-19-13) sass, sandte seine Frau zu ihm… 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" calcext:value-type="float">
            <text:p>27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1" calcext:value-type="float">
            <text:p>15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74" calcext:value-type="float">
            <text:p>23.17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3" calcext:value-type="float">
            <text:p>18.3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ohepriester, Aelteste überreden die Volksmengen, dass sie um Barabbas bäten, Jesus aber umbräch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1" calcext:value-type="float">
            <text:p>27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11" calcext:value-type="float">
            <text:p>15.1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18" calcext:value-type="float">
            <text:p>23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4" calcext:value-type="float">
            <text:p>18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lchen wollt ihr? Barabbas!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2" calcext:value-type="float">
            <text:p>27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12" calcext:value-type="float">
            <text:p>15.1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82" calcext:value-type="float">
            <text:p>23.18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401" calcext:value-type="float">
            <text:p>18.4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soll ich mit Jesus tun? Er werde gekreuzigt!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3" calcext:value-type="float">
            <text:p>27.23</text:p>
          </table:table-cell>
          <table:table-cell table:style-name="ce132"/>
          <table:table-cell table:style-name="ce142"/>
          <table:table-cell table:style-name="ce125" office:value-type="float" office:value="27.26" calcext:value-type="float">
            <text:p>27.26</text:p>
          </table:table-cell>
          <table:table-cell table:style-name="ce121"/>
          <table:table-cell table:style-name="ce122"/>
          <table:table-cell table:style-name="ce125" office:value-type="float" office:value="15.13" calcext:value-type="float">
            <text:p>15.13</text:p>
          </table:table-cell>
          <table:table-cell table:style-name="ce132"/>
          <table:table-cell table:style-name="ce125" office:value-type="float" office:value="15.15" calcext:value-type="float">
            <text:p>15.15</text:p>
          </table:table-cell>
          <table:table-cell table:style-name="ce121"/>
          <table:table-cell table:style-name="ce122"/>
          <table:table-cell table:style-name="ce125" office:value-type="float" office:value="23.13" calcext:value-type="float">
            <text:p>23.13</text:p>
          </table:table-cell>
          <table:table-cell table:style-name="ce160"/>
          <table:table-cell table:style-name="ce125" office:value-type="float" office:value="23.15" calcext:value-type="float">
            <text:p>23.15</text:p>
          </table:table-cell>
          <table:table-cell table:style-name="ce121"/>
          <table:table-cell table:style-name="ce122"/>
          <table:table-cell table:style-name="ce123" office:value-type="float" office:value="18.387" calcext:value-type="float">
            <text:p>18.387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Verurteilung Jesu durch die Volksmenge («er werde gekreuzigt»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3" calcext:value-type="float">
            <text:p>27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4" calcext:value-type="float">
            <text:p>15.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84" calcext:value-type="float">
            <text:p>23.18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402" calcext:value-type="float">
            <text:p>18.4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hat er denn Böses getan? Er werde gekreuzigt!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235" calcext:value-type="float">
            <text:p>27.2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45" calcext:value-type="float">
            <text:p>15.1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22" calcext:value-type="float">
            <text:p>23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403" calcext:value-type="float">
            <text:p>18.4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Zum dritten Mal: was hat er Böses get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4" calcext:value-type="float">
            <text:p>27.2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51" calcext:value-type="float">
            <text:p>15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34" calcext:value-type="float">
            <text:p>23.1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2" calcext:value-type="float">
            <text:p>18.392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ilatus richtet nichts aus, wäscht Hände in Wasser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5" calcext:value-type="float">
            <text:p>27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52" calcext:value-type="float">
            <text:p>15.15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35" calcext:value-type="float">
            <text:p>23.1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3" calcext:value-type="float">
            <text:p>18.393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n Blut komme über uns und unsere Kin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6" calcext:value-type="float">
            <text:p>27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5" calcext:value-type="float">
            <text:p>15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25" calcext:value-type="float">
            <text:p>23.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arabbas freigegeben (Jesus gegeisselt und zur Kreuzigung überliefert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7" calcext:value-type="float">
            <text:p>27.27</text:p>
          </table:table-cell>
          <table:table-cell table:style-name="ce132"/>
          <table:table-cell table:style-name="ce142"/>
          <table:table-cell table:style-name="ce125" office:value-type="float" office:value="27.31" calcext:value-type="float">
            <text:p>27.31</text:p>
          </table:table-cell>
          <table:table-cell table:style-name="ce121"/>
          <table:table-cell table:style-name="ce122"/>
          <table:table-cell table:style-name="ce125" office:value-type="float" office:value="15.16" calcext:value-type="float">
            <text:p>15.16</text:p>
          </table:table-cell>
          <table:table-cell table:style-name="ce132"/>
          <table:table-cell table:style-name="ce125" office:value-type="float" office:value="15.2" calcext:value-type="float">
            <text:p>15.20</text:p>
          </table:table-cell>
          <table:table-cell table:style-name="ce121"/>
          <table:table-cell table:style-name="ce122"/>
          <table:table-cell table:style-name="ce123" office:value-type="float" office:value="23.252" calcext:value-type="float">
            <text:p>23.25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25" office:value-type="float" office:value="19.05" calcext:value-type="float">
            <text:p>19.05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0" calcext:value-type="float">
            <text:p>30</text:p>
          </table:table-cell>
          <table:table-cell table:style-name="ce174" office:value-type="string" calcext:value-type="string">
            <text:p>Verspottung und Dornenkrone (wieder im Präterium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8" calcext:value-type="float">
            <text:p>27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7" calcext:value-type="float">
            <text:p>15.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3" calcext:value-type="float">
            <text:p>23.25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02" calcext:value-type="float">
            <text:p>19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ornenkrone – Purpurmantel [offb 17:3-4, 18:12, 18:16]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9" calcext:value-type="float">
            <text:p>27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8" calcext:value-type="float">
            <text:p>15.1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4" calcext:value-type="float">
            <text:p>23.2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03" calcext:value-type="float">
            <text:p>19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ei gegrüsst, König der Ju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292" calcext:value-type="float">
            <text:p>27.2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82" calcext:value-type="float">
            <text:p>15.18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6" calcext:value-type="float">
            <text:p>23.2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05" calcext:value-type="float">
            <text:p>19.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iehe der Mens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1" calcext:value-type="float">
            <text:p>27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" calcext:value-type="float">
            <text:p>15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8" calcext:value-type="float">
            <text:p>23.2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051" calcext:value-type="float">
            <text:p>19.0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erspottung fertig: Jesus werden die eigenen Kleider angezo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11" calcext:value-type="float">
            <text:p>27.3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84" calcext:value-type="float">
            <text:p>15.18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5" calcext:value-type="float">
            <text:p>23.2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1" calcext:value-type="float">
            <text:p>19.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Weisst du nicht, dass ich Gewalt habe, dich loszugeben, und Gewalt habe, dich zu kreuzi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12" calcext:value-type="float">
            <text:p>27.3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85" calcext:value-type="float">
            <text:p>15.18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6" calcext:value-type="float">
            <text:p>23.2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12" calcext:value-type="float">
            <text:p>19.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ilatus suchte, Jeus freizuge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13" calcext:value-type="float">
            <text:p>27.3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86" calcext:value-type="float">
            <text:p>15.18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7" calcext:value-type="float">
            <text:p>23.2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13" calcext:value-type="float">
            <text:p>19.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Pilatus setzte sich auf den Richterstuhl, vgl mt-27-19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14" calcext:value-type="float">
            <text:p>27.3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87" calcext:value-type="float">
            <text:p>15.18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8" calcext:value-type="float">
            <text:p>23.2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14" calcext:value-type="float">
            <text:p>19.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s war Rüsttag des Passahs, um die 6. Stu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2" calcext:value-type="float">
            <text:p>27.32</text:p>
          </table:table-cell>
          <table:table-cell table:style-name="ce136" office:value-type="float" office:value="27.321" calcext:value-type="float">
            <text:p>27.32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1" calcext:value-type="float">
            <text:p>15.21</text:p>
          </table:table-cell>
          <table:table-cell table:style-name="ce136" office:value-type="float" office:value="15.211" calcext:value-type="float">
            <text:p>15.211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26" calcext:value-type="float">
            <text:p>23.26</text:p>
          </table:table-cell>
          <table:table-cell table:style-name="ce123" office:value-type="float" office:value="23.261" calcext:value-type="float">
            <text:p>23.261</text:p>
          </table:table-cell>
          <table:table-cell table:style-name="ce125" office:value-type="float" office:value="23.43" calcext:value-type="float">
            <text:p>23.43</text:p>
          </table:table-cell>
          <table:table-cell table:style-name="ce121"/>
          <table:table-cell table:style-name="ce122"/>
          <table:table-cell table:style-name="ce124" office:value-type="float" office:value="19.16" calcext:value-type="float">
            <text:p>19.16</text:p>
          </table:table-cell>
          <table:table-cell table:style-name="ce136" office:value-type="float" office:value="19.165" calcext:value-type="float">
            <text:p>19.165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1" calcext:value-type="float">
            <text:p>31</text:p>
          </table:table-cell>
          <table:table-cell table:style-name="ce174" office:value-type="string" calcext:value-type="string">
            <text:p>Die Kreuzigung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2" calcext:value-type="float">
            <text:p>27.32</text:p>
          </table:table-cell>
          <table:table-cell table:style-name="ce136" office:value-type="float" office:value="27.325" calcext:value-type="float">
            <text:p>27.32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1" calcext:value-type="float">
            <text:p>15.21</text:p>
          </table:table-cell>
          <table:table-cell table:style-name="ce136" office:value-type="float" office:value="15.215" calcext:value-type="float">
            <text:p>15.215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26" calcext:value-type="float">
            <text:p>23.26</text:p>
          </table:table-cell>
          <table:table-cell table:style-name="ce123" office:value-type="float" office:value="23.262" calcext:value-type="float">
            <text:p>23.26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19.16" calcext:value-type="float">
            <text:p>19.16</text:p>
          </table:table-cell>
          <table:table-cell table:style-name="ce136" office:value-type="float" office:value="19.168" calcext:value-type="float">
            <text:p>19.16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mone von Kyrene trägt das Kreuz, aber auch Jesu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3" calcext:value-type="float">
            <text:p>27.3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/>
          <table:table-cell table:style-name="ce125" office:value-type="float" office:value="15.22" calcext:value-type="float">
            <text:p>15.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33" calcext:value-type="float">
            <text:p>23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17" calcext:value-type="float">
            <text:p>19.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ie kommen an den Ort, genannt Schädelstät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4" calcext:value-type="float">
            <text:p>27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3" calcext:value-type="float">
            <text:p>15.23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5" office:value-type="float" office:value="23.37" calcext:value-type="float">
            <text:p>23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71" calcext:value-type="float">
            <text:p>19.1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ssig mit Galle (Mt.) / Wein mit Myrrhe (Mk 15:23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45" calcext:value-type="float">
            <text:p>27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5" calcext:value-type="float">
            <text:p>15.25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3.371" calcext:value-type="float">
            <text:p>23.3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72" calcext:value-type="float">
            <text:p>19.17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3. Stunde: Kreuzigung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5" calcext:value-type="float">
            <text:p>27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251" calcext:value-type="float">
            <text:p>15.251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3.341" calcext:value-type="float">
            <text:p>23.3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73" calcext:value-type="float">
            <text:p>19.17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füllt, was durch den Propheten gesagt ist: sie haben meine Kleider geteilt..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51" calcext:value-type="float">
            <text:p>27.35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8" calcext:value-type="float">
            <text:p>15.28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5" office:value-type="float" office:value="22.37" calcext:value-type="float">
            <text:p>22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74" calcext:value-type="float">
            <text:p>19.17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füllt, was durch die Schift gesagt ist: er ist unter die Gesetzllosen gerechne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9" calcext:value-type="float">
            <text:p>27.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9" calcext:value-type="float">
            <text:p>15.29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2.372" calcext:value-type="float">
            <text:p>22.3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75" calcext:value-type="float">
            <text:p>19.1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rübergehende lästern ihn. [Offb 16:9,11,21]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5" calcext:value-type="float">
            <text:p>27.45</text:p>
          </table:table-cell>
          <table:table-cell table:style-name="ce136" office:value-type="float" office:value="27.45" calcext:value-type="float">
            <text:p>27.450</text:p>
          </table:table-cell>
          <table:table-cell table:style-name="ce142"/>
          <table:table-cell table:style-name="ce125" office:value-type="float" office:value="27.56" calcext:value-type="float">
            <text:p>27.56</text:p>
          </table:table-cell>
          <table:table-cell table:style-name="ce121"/>
          <table:table-cell table:style-name="ce122"/>
          <table:table-cell table:style-name="ce125" office:value-type="float" office:value="15.33" calcext:value-type="float">
            <text:p>15.33</text:p>
          </table:table-cell>
          <table:table-cell table:style-name="ce136" office:value-type="float" office:value="15.33" calcext:value-type="float">
            <text:p>15.330</text:p>
          </table:table-cell>
          <table:table-cell table:style-name="ce125" office:value-type="float" office:value="15.41" calcext:value-type="float">
            <text:p>15.41</text:p>
          </table:table-cell>
          <table:table-cell table:style-name="ce121"/>
          <table:table-cell table:style-name="ce122"/>
          <table:table-cell table:style-name="ce125" office:value-type="float" office:value="23.44" calcext:value-type="float">
            <text:p>23.44</text:p>
          </table:table-cell>
          <table:table-cell table:style-name="ce136" office:value-type="float" office:value="23.44" calcext:value-type="float">
            <text:p>23.440</text:p>
          </table:table-cell>
          <table:table-cell table:style-name="ce125" office:value-type="float" office:value="23.49" calcext:value-type="float">
            <text:p>23.49</text:p>
          </table:table-cell>
          <table:table-cell table:style-name="ce121"/>
          <table:table-cell table:style-name="ce122"/>
          <table:table-cell table:style-name="ce124" office:value-type="float" office:value="19.28" calcext:value-type="float">
            <text:p>19.28</text:p>
          </table:table-cell>
          <table:table-cell table:style-name="ce125" office:value-type="float" office:value="19.3" calcext:value-type="float">
            <text:p>19.3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Tod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5" calcext:value-type="float">
            <text:p>27.45</text:p>
          </table:table-cell>
          <table:table-cell table:style-name="ce136" office:value-type="float" office:value="27.451" calcext:value-type="float">
            <text:p>27.451</text:p>
          </table:table-cell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3" calcext:value-type="float">
            <text:p>15.33</text:p>
          </table:table-cell>
          <table:table-cell table:style-name="ce136" office:value-type="float" office:value="15.331" calcext:value-type="float">
            <text:p>15.331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44" calcext:value-type="float">
            <text:p>23.44</text:p>
          </table:table-cell>
          <table:table-cell table:style-name="ce136" office:value-type="float" office:value="23.441" calcext:value-type="float">
            <text:p>23.44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81" calcext:value-type="float">
            <text:p>19.28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insternis 6-9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455" calcext:value-type="float">
            <text:p>27.45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35" calcext:value-type="float">
            <text:p>15.335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45" calcext:value-type="float">
            <text:p>23.45</text:p>
          </table:table-cell>
          <table:table-cell table:style-name="ce136" office:value-type="float" office:value="23.451" calcext:value-type="float">
            <text:p>23.45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82" calcext:value-type="float">
            <text:p>19.28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onne verfinster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6" calcext:value-type="float">
            <text:p>27.46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4" calcext:value-type="float">
            <text:p>15.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" calcext:value-type="float">
            <text:p>23.45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83" calcext:value-type="float">
            <text:p>19.28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9. Stunde: El(o)i lama sabachthan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8" calcext:value-type="float">
            <text:p>27.48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6" calcext:value-type="float">
            <text:p>15.36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" calcext:value-type="float">
            <text:p>23.45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9.29" calcext:value-type="float">
            <text:p>19.2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sig I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1" calcext:value-type="float">
            <text:p>27.51</text:p>
          </table:table-cell>
          <table:table-cell table:style-name="ce136" office:value-type="float" office:value="27.511" calcext:value-type="float">
            <text:p>27.511</text:p>
          </table:table-cell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8" calcext:value-type="float">
            <text:p>15.3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45" calcext:value-type="float">
            <text:p>23.45</text:p>
          </table:table-cell>
          <table:table-cell table:style-name="ce136" office:value-type="float" office:value="23.452" calcext:value-type="float">
            <text:p>23.45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91" calcext:value-type="float">
            <text:p>19.2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rhang reisst – Erdbeben – Felsen zerreiss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1" calcext:value-type="float">
            <text:p>27.51</text:p>
          </table:table-cell>
          <table:table-cell table:style-name="ce136" office:value-type="float" office:value="27.512" calcext:value-type="float">
            <text:p>27.512</text:p>
          </table:table-cell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81" calcext:value-type="float">
            <text:p>15.38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1" calcext:value-type="float">
            <text:p>23.45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92" calcext:value-type="float">
            <text:p>19.2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dbeben in Jerusalem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515" calcext:value-type="float">
            <text:p>27.51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8" calcext:value-type="float">
            <text:p>15.38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1" calcext:value-type="float">
            <text:p>23.45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192" calcext:value-type="float">
            <text:p>19.1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516" calcext:value-type="float">
            <text:p>27.5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5.42" calcext:value-type="float">
            <text:p>15.42</text:p>
          </table:table-cell>
          <table:table-cell table:style-name="ce132" office:value-type="float" office:value="15.43" calcext:value-type="float">
            <text:p>15.43</text:p>
          </table:table-cell>
          <table:table-cell table:style-name="ce123"/>
          <table:table-cell table:style-name="ce121"/>
          <table:table-cell table:style-name="ce122"/>
          <table:table-cell table:style-name="ce125" office:value-type="float" office:value="23.52" calcext:value-type="float">
            <text:p>23.5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385" calcext:value-type="float">
            <text:p>19.3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Joseph v. A. bittet um Leib Christi (er erwartet das Reich Gott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2" calcext:value-type="float">
            <text:p>27.52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42" calcext:value-type="float">
            <text:p>15.34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6" calcext:value-type="float">
            <text:p>23.46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93" calcext:value-type="float">
            <text:p>19.2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rüfte tun sich auf – entschlafene Heilige werden auferweck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5" calcext:value-type="float">
            <text:p>27.5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43" calcext:value-type="float">
            <text:p>15.34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61" calcext:value-type="float">
            <text:p>23.46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94" calcext:value-type="float">
            <text:p>19.2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rauen sehen von ferne zu [offb 18:10]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7" calcext:value-type="float">
            <text:p>27.57</text:p>
          </table:table-cell>
          <table:table-cell table:style-name="ce132"/>
          <table:table-cell table:style-name="ce142"/>
          <table:table-cell table:style-name="ce125" office:value-type="float" office:value="27.61" calcext:value-type="float">
            <text:p>27.61</text:p>
          </table:table-cell>
          <table:table-cell table:style-name="ce121"/>
          <table:table-cell table:style-name="ce122"/>
          <table:table-cell table:style-name="ce125" office:value-type="float" office:value="15.42" calcext:value-type="float">
            <text:p>15.42</text:p>
          </table:table-cell>
          <table:table-cell table:style-name="ce132"/>
          <table:table-cell table:style-name="ce125" office:value-type="float" office:value="15.47" calcext:value-type="float">
            <text:p>15.47</text:p>
          </table:table-cell>
          <table:table-cell table:style-name="ce121"/>
          <table:table-cell table:style-name="ce122"/>
          <table:table-cell table:style-name="ce125" office:value-type="float" office:value="23.5" calcext:value-type="float">
            <text:p>23.50</text:p>
          </table:table-cell>
          <table:table-cell table:style-name="ce160"/>
          <table:table-cell table:style-name="ce125" office:value-type="float" office:value="23.56" calcext:value-type="float">
            <text:p>23.56</text:p>
          </table:table-cell>
          <table:table-cell table:style-name="ce121"/>
          <table:table-cell table:style-name="ce122"/>
          <table:table-cell table:style-name="ce124" office:value-type="float" office:value="19.38" calcext:value-type="float">
            <text:p>19.38</text:p>
          </table:table-cell>
          <table:table-cell table:style-name="ce125" office:value-type="float" office:value="19.42" calcext:value-type="float">
            <text:p>19.4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es Abend geworden war: Joseph von Arimathia bittet um Leib Jesu. Die Grablegung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8" calcext:value-type="float">
            <text:p>27.5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46" calcext:value-type="float">
            <text:p>15.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3" calcext:value-type="float">
            <text:p>23.5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4" calcext:value-type="float">
            <text:p>19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seph von Arimathia (und andere) wickeln Jesu Leib in feine Leinwand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9" calcext:value-type="float">
            <text:p>27.5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61" calcext:value-type="float">
            <text:p>15.4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31" calcext:value-type="float">
            <text:p>23.5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1" calcext:value-type="float">
            <text:p>19.4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eib in feine Leinwand gewickel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62" calcext:value-type="float">
            <text:p>27.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61" calcext:value-type="float">
            <text:p>15.4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31" calcext:value-type="float">
            <text:p>23.5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1" calcext:value-type="float">
            <text:p>19.4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ohepriester, Pharisaer bei Pilatus: jener Verfuehrer sagte: nach drei Tagen stehe ich wieder auf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1" calcext:value-type="float">
            <text:p>27.6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6" calcext:value-type="float">
            <text:p>15.42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4" calcext:value-type="float">
            <text:p>23.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6" calcext:value-type="float">
            <text:p>19.4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abba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1" calcext:value-type="float">
            <text:p>27.6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6" calcext:value-type="float">
            <text:p>15.42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41" calcext:value-type="float">
            <text:p>23.54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56" office:value-type="float" office:value="19.405" calcext:value-type="float">
            <text:p>19.405</text:p>
          </table:table-cell>
          <table:table-cell table:style-name="ce156" office:value-type="float" office:value="19.31" calcext:value-type="float">
            <text:p>19.31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r Tag jenes Sabbats war gros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2" calcext:value-type="float">
            <text:p>27.6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7" calcext:value-type="float">
            <text:p>15.4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6" calcext:value-type="float">
            <text:p>23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7" calcext:value-type="float">
            <text:p>19.4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Frauen ruhen über den Sabba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3" calcext:value-type="float">
            <text:p>27.6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8" calcext:value-type="float">
            <text:p>15.4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991" calcext:value-type="float">
            <text:p>23.99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9" calcext:value-type="float">
            <text:p>20.19</text:p>
          </table:table-cell>
          <table:table-cell table:style-name="ce136" office:value-type="float" office:value="20.191" calcext:value-type="float">
            <text:p>20.19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bend des ersten der Woch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3" calcext:value-type="float">
            <text:p>27.6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8" calcext:value-type="float">
            <text:p>15.4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9" calcext:value-type="float">
            <text:p>20.19</text:p>
          </table:table-cell>
          <table:table-cell table:style-name="ce136" office:value-type="float" office:value="20.192" calcext:value-type="float">
            <text:p>20.19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«Friede euch»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63" calcext:value-type="float">
            <text:p>27.63</text:p>
          </table:table-cell>
          <table:table-cell table:style-name="ce132"/>
          <table:table-cell table:style-name="ce142"/>
          <table:table-cell table:style-name="ce125" office:value-type="float" office:value="27.66" calcext:value-type="float">
            <text:p>27.66</text:p>
          </table:table-cell>
          <table:table-cell table:style-name="ce121"/>
          <table:table-cell table:style-name="ce122"/>
          <table:table-cell table:style-name="ce123" office:value-type="float" office:value="15.425" calcext:value-type="float">
            <text:p>15.4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35" calcext:value-type="float">
            <text:p>23.5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5" calcext:value-type="float">
            <text:p>19.4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rab wird versiegelt und bewach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06" calcext:value-type="float">
            <text:p>28.0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06" calcext:value-type="float">
            <text:p>16.0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2" calcext:value-type="float">
            <text:p>24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8" calcext:value-type="float">
            <text:p>20.01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es noch finster war, kommt Maria M. zur Gruft und sieht Stein weggenom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136" office:value-type="float" office:value="28.011" calcext:value-type="float">
            <text:p>28.01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36" office:value-type="float" office:value="16.011" calcext:value-type="float">
            <text:p>16.011</text:p>
          </table:table-cell>
          <table:table-cell table:style-name="ce125" office:value-type="float" office:value="16.08" calcext:value-type="float">
            <text:p>16.08</text:p>
          </table:table-cell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6" office:value-type="float" office:value="24.011" calcext:value-type="float">
            <text:p>24.011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1" calcext:value-type="float">
            <text:p>20.011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2" calcext:value-type="float">
            <text:p>32</text:p>
          </table:table-cell>
          <table:table-cell table:style-name="ce174" office:value-type="string" calcext:value-type="string">
            <text:p>Die Auferstehung Jesu Christi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36" office:value-type="float" office:value="28.011" calcext:value-type="float">
            <text:p>28.011</text:p>
          </table:table-cell>
          <table:table-cell/>
          <table:table-cell table:style-name="ce125" office:value-type="float" office:value="28.1" calcext:value-type="float">
            <text:p>28.10</text:p>
          </table:table-cell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style-name="ce36" office:value-type="float" office:value="16.091" calcext:value-type="float">
            <text:p>16.091</text:p>
          </table:table-cell>
          <table:table-cell table:style-name="ce125" office:value-type="float" office:value="16.14" calcext:value-type="float">
            <text:p>16.14</text:p>
          </table:table-cell>
          <table:table-cell table:style-name="ce121"/>
          <table:table-cell table:style-name="ce122"/>
          <table:table-cell table:style-name="ce125" office:value-type="float" office:value="24.13" calcext:value-type="float">
            <text:p>24.13</text:p>
          </table:table-cell>
          <table:table-cell table:style-name="ce160"/>
          <table:table-cell table:style-name="ce125" office:value-type="float" office:value="24.43" calcext:value-type="float">
            <text:p>24.43</text:p>
          </table:table-cell>
          <table:table-cell table:style-name="ce121"/>
          <table:table-cell table:style-name="ce122"/>
          <table:table-cell table:style-name="ce123" office:value-type="float" office:value="20.12" calcext:value-type="float">
            <text:p>20.120</text:p>
          </table:table-cell>
          <table:table-cell table:style-name="ce125" office:value-type="float" office:value="20.29" calcext:value-type="float">
            <text:p>20.2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Auferstandene erscheint seinen Jünger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136" office:value-type="float" office:value="28.012" calcext:value-type="float">
            <text:p>28.0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11" calcext:value-type="float">
            <text:p>16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3" calcext:value-type="float">
            <text:p>24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" calcext:value-type="float">
            <text:p>20.010</text:p>
          </table:table-cell>
          <table:table-cell table:style-name="ce136" office:value-type="float" office:value="20.015" calcext:value-type="float">
            <text:p>20.015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pät am Sabbat, in der Dämmerung des ersten Wochentages: Maria M und die andere Maria besehen das Grab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3" office:value-type="float" office:value="16.013" calcext:value-type="float">
            <text:p>16.013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1" calcext:value-type="float">
            <text:p>24.0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4" calcext:value-type="float">
            <text:p>20.014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n der Dämmerung: Maria Magdalena und die andere Maria kommen, um das Grab zu besehen -- Joh: als es noch finster wa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1" calcext:value-type="float">
            <text:p>28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36" office:value-type="float" office:value="16.012" calcext:value-type="float">
            <text:p>16.01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3.993" calcext:value-type="float">
            <text:p>23.99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99" calcext:value-type="float">
            <text:p>19.99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bbat vergangen: Maria M. u. Maria M. d. J. kaufen Spetzerei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1" calcext:value-type="float">
            <text:p>28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12" calcext:value-type="float">
            <text:p>16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6" office:value-type="float" office:value="24.012" calcext:value-type="float">
            <text:p>24.01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3" calcext:value-type="float">
            <text:p>20.013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anz in der Frühe: sie kommen zur Gruft, bringen bereitete Spezerei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1" calcext:value-type="float">
            <text:p>28.01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12" calcext:value-type="float">
            <text:p>16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031" calcext:value-type="float">
            <text:p>24.0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02" calcext:value-type="float">
            <text:p>20.02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geht zu Petrus und zum geliebten Jünger und spricht: sie haben den Herrn aus der Gruft weggenommen - und wir wissen nicht, wo sie ihn hingelegt haben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5" calcext:value-type="float">
            <text:p>28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2" calcext:value-type="float">
            <text:p>16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3" calcext:value-type="float">
            <text:p>24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" calcext:value-type="float">
            <text:p>20.010</text:p>
          </table:table-cell>
          <table:table-cell table:style-name="ce136" office:value-type="float" office:value="20.014" calcext:value-type="float">
            <text:p>20.014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rüh am ersten Wochentag, als Sonne aufgegangen: sie kommen zur Gruf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2" calcext:value-type="float">
            <text:p>28.02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3" office:value-type="float" office:value="16.011" calcext:value-type="float">
            <text:p>16.011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18" calcext:value-type="float">
            <text:p>24.0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" calcext:value-type="float">
            <text:p>20.010</text:p>
          </table:table-cell>
          <table:table-cell table:style-name="ce136" office:value-type="float" office:value="20.012" calcext:value-type="float">
            <text:p>20.01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rosses Erdbeben - Engel des Herrn <text:s/>aus dem Himmel, wälzt Stein weg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5" calcext:value-type="float">
            <text:p>28.05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5" office:value-type="float" office:value="16.06" calcext:value-type="float">
            <text:p>16.06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5" office:value-type="float" office:value="24.05" calcext:value-type="float">
            <text:p>24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5" calcext:value-type="float">
            <text:p>20.15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ngel (Mk: Jüngling, Lk 2 zwei Männer) sagt: Ich weiss, dass ihr Jesus, den Gekreuzigten sucht (Mk, was sucht ihr den Lebendigen unter den Toten?) -- In Joh spricht der Herr selbst: Wen suchst du (Aber siehe uach joh-20-13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7" calcext:value-type="float">
            <text:p>28.07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1" calcext:value-type="float">
            <text:p>16.0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1" calcext:value-type="float">
            <text:p>24.0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0.301" calcext:value-type="float">
            <text:p>20.30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Engel sagt: sagt Jüngern, dass Er auferstanden is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7" calcext:value-type="float">
            <text:p>28.07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5" office:value-type="float" office:value="16.07" calcext:value-type="float">
            <text:p>16.07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5" calcext:value-type="float">
            <text:p>24.05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8" calcext:value-type="float">
            <text:p>20.1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t seinen Jüngern: Er ist aus den Toten auferstanden. Er geht vor euch her nach Galiläa. (Mk: dort werdet ihr ihn sehen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75" calcext:value-type="float">
            <text:p>28.075</text:p>
          </table:table-cell>
          <table:table-cell table:number-columns-repeated="3"/>
          <table:table-cell table:style-name="ce121"/>
          <table:table-cell table:style-name="ce122"/>
          <table:table-cell table:style-name="ce125" office:value-type="float" office:value="16.08" calcext:value-type="float">
            <text:p>16.08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ie fürchteten sich und sagten niemandem etwas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8" calcext:value-type="float">
            <text:p>28.08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2" calcext:value-type="float">
            <text:p>16.022</text:p>
          </table:table-cell>
          <table:table-cell table:style-name="Default"/>
          <table:table-cell/>
          <table:table-cell table:style-name="ce121"/>
          <table:table-cell table:style-name="ce122"/>
          <table:table-cell table:style-name="ce123" office:value-type="float" office:value="24.022" calcext:value-type="float">
            <text:p>24.0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0.302" calcext:value-type="float">
            <text:p>20.302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Gehen eilends hinweg, mit Furcht und Freude, um es Seinen Jüngern zu verkünden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8" calcext:value-type="float">
            <text:p>28.08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3" office:value-type="float" office:value="16.096" calcext:value-type="float">
            <text:p>16.096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5" calcext:value-type="float">
            <text:p>24.05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6" calcext:value-type="float">
            <text:p>20.1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 u. d. a. M laufen um es den Jüngern zu erzähl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81" calcext:value-type="float">
            <text:p>28.081</text:p>
          </table:table-cell>
          <table:table-cell table:style-name="ce132" table:number-columns-repeated="2"/>
          <table:table-cell table:style-name="ce125"/>
          <table:table-cell table:style-name="ce121"/>
          <table:table-cell table:style-name="ce122"/>
          <table:table-cell table:style-name="ce123" office:value-type="float" office:value="16.096" calcext:value-type="float">
            <text:p>16.0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31" calcext:value-type="float">
            <text:p>24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6" calcext:value-type="float">
            <text:p>20.1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ugen werden aufgeta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9" calcext:value-type="float">
            <text:p>28.09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style-name="ce36" office:value-type="float" office:value="16.092" calcext:value-type="float">
            <text:p>16.09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4" calcext:value-type="float">
            <text:p>20.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Er am ersten Wochtentag auferstanden war:Jesus erscheint zuerst Maria Magdalena -- Mt: Jesus kommt M.M und d.a.M. entgegen: Seid gegruesst - Sie umfassen seine Fuess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9" calcext:value-type="float">
            <text:p>28.09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81" calcext:value-type="float">
            <text:p>24.081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11" calcext:value-type="float">
            <text:p>20.11</text:p>
          </table:table-cell>
          <table:table-cell table:style-name="ce136" office:value-type="float" office:value="20.111" calcext:value-type="float">
            <text:p>20.1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erscheint der Maria Magdalena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9" calcext:value-type="float">
            <text:p>28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11" calcext:value-type="float">
            <text:p>16.11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 u. d. a. M umfassen Seine Füss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1" calcext:value-type="float">
            <text:p>28.091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91" calcext:value-type="float">
            <text:p>16.09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82" calcext:value-type="float">
            <text:p>24.08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11" calcext:value-type="float">
            <text:p>20.11</text:p>
          </table:table-cell>
          <table:table-cell table:style-name="ce136" office:value-type="float" office:value="20.112" calcext:value-type="float">
            <text:p>20.112</text:p>
          </table:table-cell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Maria M. steht bei der Gruft und wein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1" calcext:value-type="float">
            <text:p>28.0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1" calcext:value-type="float">
            <text:p>16.1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trauernden und weinenden glaubten erst ni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2" calcext:value-type="float">
            <text:p>28.0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2" calcext:value-type="float">
            <text:p>16.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15" calcext:value-type="float">
            <text:p>24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offenbart sich zweien in einer anderen Gestal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3" calcext:value-type="float">
            <text:p>28.09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21" calcext:value-type="float">
            <text:p>16.12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9" calcext:value-type="float">
            <text:p>24.09</text:p>
          </table:table-cell>
          <table:table-cell table:style-name="ce136" office:value-type="float" office:value="24.092" calcext:value-type="float">
            <text:p>24.0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rauen kehren von Gruft zurück und verkündigen es den Elfen und den übri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4" calcext:value-type="float">
            <text:p>28.09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22" calcext:value-type="float">
            <text:p>16.12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12" calcext:value-type="float">
            <text:p>24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03" calcext:value-type="float">
            <text:p>20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etrus (und der andere Jünger) geht zur (leeren) Gruft, finden sie leer. Der geliebte Jünger glaubt. Beide gehen heim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4" calcext:value-type="float">
            <text:p>28.09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3" calcext:value-type="float">
            <text:p>16.1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4" calcext:value-type="float">
            <text:p>20.1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 zwei verkündigen den übrigen, aber auch sie glauben nicht -- Lk: Mehr als 2 Personen werden erwähnt: Maria M, Johanna, Maria, des Jakobus Mutter und noch meh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5" calcext:value-type="float">
            <text:p>28.0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23" calcext:value-type="float">
            <text:p>16.12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13" calcext:value-type="float">
            <text:p>24.1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4" calcext:value-type="float">
            <text:p>20.1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Zwei von ihnen gehen in ein Dorf: Emmau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5" calcext:value-type="float">
            <text:p>28.0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4" calcext:value-type="float">
            <text:p>16.14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4" calcext:value-type="float">
            <text:p>20.1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offenbart sich den elfen, scheltet sie, weil sie denen, die ihn gesehen hatten, nicht geglaubt hab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1" calcext:value-type="float">
            <text:p>28.1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1" calcext:value-type="float">
            <text:p>16.110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24.07" calcext:value-type="float">
            <text:p>24.07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7" calcext:value-type="float">
            <text:p>20.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agt: rühre mich nicht an, denn ich bin noch nicht aufgefahren zu meinem Vat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" calcext:value-type="float">
            <text:p>28.10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12" calcext:value-type="float">
            <text:p>16.1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24.018" calcext:value-type="float">
            <text:p>24.0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76" calcext:value-type="float">
            <text:p>20.17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: Fürchtet euch nicht, verkündet meine Brüdern, nach Galiläa zu gehen, dort werden sie mich s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1" calcext:value-type="float">
            <text:p>28.11</text:p>
          </table:table-cell>
          <table:table-cell table:style-name="ce36" office:value-type="float" office:value="28.111" calcext:value-type="float">
            <text:p>28.1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6.113" calcext:value-type="float">
            <text:p>16.1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01" calcext:value-type="float">
            <text:p>24.0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2" calcext:value-type="float">
            <text:p>20.1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 u. d. a. M gehen hin - Wache verkündigt es den Hohenpriester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1" calcext:value-type="float">
            <text:p>28.11</text:p>
          </table:table-cell>
          <table:table-cell table:style-name="ce36" office:value-type="float" office:value="28.112" calcext:value-type="float">
            <text:p>28.1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5" calcext:value-type="float">
            <text:p>15.4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2" calcext:value-type="float">
            <text:p>24.2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4.01" calcext:value-type="float">
            <text:p>24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8" office:value-type="string" calcext:value-type="string">
            <text:p>Die Bestechung der Kriegsknech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115" calcext:value-type="float">
            <text:p>28.1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" calcext:value-type="float">
            <text:p>16.10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9" calcext:value-type="float">
            <text:p>24.09</text:p>
          </table:table-cell>
          <table:table-cell table:style-name="ce136" office:value-type="float" office:value="24.091" calcext:value-type="float">
            <text:p>24.0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agdalena verkündigte es denen, die mit ihm gewesen waren, welche trauerten und wein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6" calcext:value-type="float">
            <text:p>28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51" calcext:value-type="float">
            <text:p>16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445" calcext:value-type="float">
            <text:p>24.4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1.01" calcext:value-type="float">
            <text:p>21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Elf gingen zum Berg in Galiläa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9" calcext:value-type="float">
            <text:p>28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5" calcext:value-type="float">
            <text:p>16.15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44" calcext:value-type="float">
            <text:p>24.4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99" calcext:value-type="float">
            <text:p>20.99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edigt das Evangelium der Schöpf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2" calcext:value-type="float">
            <text:p>28.2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2" calcext:value-type="float">
            <text:p>24.2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01" calcext:value-type="float">
            <text:p>21.01</text:p>
          </table:table-cell>
          <table:table-cell table:style-name="ce125" office:value-type="float" office:value="21.14" calcext:value-type="float">
            <text:p>21.1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offenbart sich am See von Tiberia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3" calcext:value-type="float">
            <text:p>28.3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21" calcext:value-type="float">
            <text:p>24.21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15" calcext:value-type="float">
            <text:p>21.15</text:p>
          </table:table-cell>
          <table:table-cell table:style-name="ce125" office:value-type="float" office:value="21.23" calcext:value-type="float">
            <text:p>21.2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Herr redet mit seinem Diener Petru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50.505" calcext:value-type="float">
            <text:p>50.50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9.31" calcext:value-type="float">
            <text:p>19.31</text:p>
          </table:table-cell>
          <table:table-cell table:style-name="ce125" office:value-type="float" office:value="19.37" calcext:value-type="float">
            <text:p>19.3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Geschehnisse nach Jesu Tod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50.505" calcext:value-type="float">
            <text:p>50.50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3" calcext:value-type="float">
            <text:p>20.30</text:p>
          </table:table-cell>
          <table:table-cell table:style-name="ce125" office:value-type="float" office:value="20.31" calcext:value-type="float">
            <text:p>20.3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Zielsetzung des Johannes-Evangelium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5" calcext:value-type="float">
            <text:p>10.25</text:p>
          </table:table-cell>
          <table:table-cell table:style-name="ce160"/>
          <table:table-cell table:style-name="ce125" office:value-type="float" office:value="10.37" calcext:value-type="float">
            <text:p>10.37</text:p>
          </table:table-cell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barmherzigen Samarit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38" calcext:value-type="float">
            <text:p>10.38</text:p>
          </table:table-cell>
          <table:table-cell table:style-name="ce160"/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tha und Mari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05" calcext:value-type="float">
            <text:p>11.05</text:p>
          </table:table-cell>
          <table:table-cell table:style-name="ce160"/>
          <table:table-cell table:style-name="ce125" office:value-type="float" office:value="11.13" calcext:value-type="float">
            <text:p>11.13</text:p>
          </table:table-cell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utigung zum beharrlichen Gebe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3" calcext:value-type="float">
            <text:p>11.33</text:p>
          </table:table-cell>
          <table:table-cell table:style-name="ce160"/>
          <table:table-cell table:style-name="ce125" office:value-type="float" office:value="11.36" calcext:value-type="float">
            <text:p>11.36</text:p>
          </table:table-cell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Leuchte des Leib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6" calcext:value-type="float">
            <text:p>97.0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25" calcext:value-type="float">
            <text:p>13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60"/>
          <table:table-cell table:style-name="ce125" office:value-type="float" office:value="13.09" calcext:value-type="float">
            <text:p>13.09</text:p>
          </table:table-cell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ahnung zur Buss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7" calcext:value-type="float">
            <text:p>97.0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" calcext:value-type="float">
            <text:p>97.0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1" calcext:value-type="float">
            <text:p>13.10</text:p>
          </table:table-cell>
          <table:table-cell table:style-name="ce160"/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23" office:value-type="float" office:value="97.007" calcext:value-type="float">
            <text:p>97.007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Jesus heilt am Sabbat eine verkrümmte Fra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08" calcext:value-type="float">
            <text:p>15.08</text:p>
          </table:table-cell>
          <table:table-cell table:style-name="ce160"/>
          <table:table-cell table:style-name="ce125" office:value-type="float" office:value="15.1" calcext:value-type="float">
            <text:p>15.10</text:p>
          </table:table-cell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r verlorenen Drachme</text:p>
          </table:table-cell>
          <table:table-cell table:style-name="ce174" table:number-columns-repeated="2"/>
          <table:table-cell table:style-name="ce177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11" calcext:value-type="float">
            <text:p>15.11</text:p>
          </table:table-cell>
          <table:table-cell table:style-name="ce160"/>
          <table:table-cell table:style-name="ce125" office:value-type="float" office:value="15.32" calcext:value-type="float">
            <text:p>15.32</text:p>
          </table:table-cell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verlorenen Soh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60"/>
          <table:table-cell table:style-name="ce125" office:value-type="float" office:value="16.09" calcext:value-type="float">
            <text:p>16.09</text:p>
          </table:table-cell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untreuen Haushal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" calcext:value-type="float">
            <text:p>16.10</text:p>
          </table:table-cell>
          <table:table-cell table:style-name="ce160"/>
          <table:table-cell table:style-name="ce125" office:value-type="float" office:value="16.15" calcext:value-type="float">
            <text:p>16.15</text:p>
          </table:table-cell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ahnung zum treuen Dien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9" calcext:value-type="float">
            <text:p>16.19</text:p>
          </table:table-cell>
          <table:table-cell table:style-name="ce160"/>
          <table:table-cell table:style-name="ce125" office:value-type="float" office:value="16.31" calcext:value-type="float">
            <text:p>16.31</text:p>
          </table:table-cell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<text:span text:style-name="T4">-&gt; biblisches/Bücher/Evangelien/Abschnitte/Der-reiche-Mann-und-der-arme-Lazarus </text:span>(Der reiche Mann und der arme Lazarus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07" calcext:value-type="float">
            <text:p>17.07</text:p>
          </table:table-cell>
          <table:table-cell table:style-name="ce160"/>
          <table:table-cell table:style-name="ce125" office:value-type="float" office:value="17.1" calcext:value-type="float">
            <text:p>17.10</text:p>
          </table:table-cell>
          <table:table-cell table:style-name="ce121"/>
          <table:table-cell table:style-name="ce122"/>
          <table:table-cell table:style-name="ce125" office:value-type="float" office:value="4.04" calcext:value-type="float">
            <text:p>4.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f dem Weg nach Jerusalem: Mitten durch Samaria und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07" calcext:value-type="float">
            <text:p>17.07</text:p>
          </table:table-cell>
          <table:table-cell table:style-name="ce160"/>
          <table:table-cell table:style-name="ce125" office:value-type="float" office:value="17.1" calcext:value-type="float">
            <text:p>17.10</text:p>
          </table:table-cell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n der Pflichterfüllung im Diens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11" calcext:value-type="float">
            <text:p>17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f der Reise nach Jerusalem: mitten durch Samaria und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" calcext:value-type="float">
            <text:p>17.20</text:p>
          </table:table-cell>
          <table:table-cell table:style-name="ce160" office:value-type="float" office:value="17.2" calcext:value-type="float">
            <text:p>17.2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Pharisäer fragen: Wann kommt das Reich Gottes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1" calcext:value-type="float">
            <text:p>17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as Reich Gottes ist mitten unter eu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11" calcext:value-type="float">
            <text:p>17.11</text:p>
          </table:table-cell>
          <table:table-cell table:style-name="ce160"/>
          <table:table-cell table:style-name="ce125" office:value-type="float" office:value="17.19" calcext:value-type="float">
            <text:p>17.19</text:p>
          </table:table-cell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ommt in ein Dorf: Die Heilung der zehn Aussätzig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number-columns-repeated="2" table:style-name="ce125" office:value-type="float" office:value="18.01" calcext:value-type="float">
            <text:p>18.01</text:p>
          </table:table-cell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ungerechten Rich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01" calcext:value-type="float">
            <text:p>18.01</text:p>
          </table:table-cell>
          <table:table-cell table:style-name="ce125" office:value-type="float" office:value="18.08" calcext:value-type="float">
            <text:p>18.08</text:p>
          </table:table-cell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Wenn Er wiederkommt: wird er den Glauben finden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9.98" calcext:value-type="float">
            <text:p>99.98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9" calcext:value-type="float">
            <text:p>16.19</text:p>
          </table:table-cell>
          <table:table-cell table:style-name="ce132"/>
          <table:table-cell table:style-name="ce125" office:value-type="float" office:value="16.2" calcext:value-type="float">
            <text:p>16.20</text:p>
          </table:table-cell>
          <table:table-cell table:style-name="ce121"/>
          <table:table-cell table:style-name="ce122"/>
          <table:table-cell table:style-name="ce128" office:value-type="float" office:value="24.5" calcext:value-type="float">
            <text:p>24.500</text:p>
          </table:table-cell>
          <table:table-cell table:style-name="ce160"/>
          <table:table-cell table:style-name="ce125" office:value-type="float" office:value="24.53" calcext:value-type="float">
            <text:p>24.53</text:p>
          </table:table-cell>
          <table:table-cell table:style-name="ce121"/>
          <table:table-cell table:style-name="ce122"/>
          <table:table-cell table:style-name="ce123" office:value-type="float" office:value="21.239" calcext:value-type="float">
            <text:p>21.23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immelfahrt Jesu Christi,vgl Apg 1.9-12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24" calcext:value-type="float">
            <text:p>21.24</text:p>
          </table:table-cell>
          <table:table-cell table:style-name="ce125" office:value-type="float" office:value="21.25" calcext:value-type="float">
            <text:p>21.2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chlusswort</text:p>
          </table:table-cell>
          <table:table-cell table:number-columns-repeated="2"/>
          <table:table-cell table:style-name="ce174" table:number-columns-repeated="2"/>
        </table:table-row>
        <table:table-row table:style-name="ro3" table:number-rows-repeated="2">
          <table:table-cell table:style-name="ce121"/>
          <table:table-cell table:style-name="ce122"/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3"/>
        </table:table-row>
        <table:table-row table:style-name="ro3" table:number-rows-repeated="1047741">
          <table:table-cell table:number-columns-repeated="38"/>
        </table:table-row>
        <table:table-row table:style-name="ro3">
          <table:table-cell table:number-columns-repeated="38"/>
        </table:table-row>
      </table:table>
      <table:named-expressions>
        <table:named-range table:name="daten" table:base-cell-address="$Parallelstellen.$C$2" table:cell-range-address="$Parallelstellen.$C$2:.$AL$832"/>
      </table:named-expressions>
      <table:database-ranges>
        <table:database-range table:name="SortierRange" table:target-range-address="Parallelstellen.C2:Parallelstellen.AM832" table:contains-header="false">
          <table:sort>
            <table:sort-by table:field-number="16" table:data-type="automatic"/>
            <table:sort-by table:field-number="17" table:data-type="automatic"/>
            <table:sort-by table:field-number="8" table:data-type="automatic"/>
          </table:sort>
        </table:database-range>
        <table:database-range table:name="__Anonymous_Sheet_DB__0" table:target-range-address="Parallelstellen.C2:Parallelstellen.AL832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26P0" style:volatile="true">
      <number:number number:decimal-places="2" number:min-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26P2" style:volatile="true">
      <number:text>-</number:text>
      <number:number number:decimal-places="0" number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text>Fr. </number:text>
      <number:number number:decimal-places="0" number:min-decimal-places="0" number:min-integer-digits="1" number:grouping="true"/>
    </number:number-style>
    <number:number-style style:name="N128">
      <number:text>Fr. -</number:text>
      <number:number number:decimal-places="0" number:min-decimal-places="0" number:min-integer-digits="1" number:grouping="true"/>
      <style:map style:condition="value()&gt;=0" style:apply-style-name="N128P0"/>
    </number:number-style>
    <number:number-style style:name="N129P0" style:volatile="true">
      <number:text>Fr. </number:text>
      <number:number number:decimal-places="0" number:min-decimal-places="0" number:min-integer-digits="1" number:grouping="true"/>
    </number:number-style>
    <number:number-style style:name="N129">
      <style:text-properties fo:color="#ff0000"/>
      <number:text>Fr. 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1P0" style:volatile="true">
      <number:text>Fr. </number:text>
      <number:number number:decimal-places="2" number:min-decimal-places="2" number:min-integer-digits="1" number:grouping="true"/>
    </number:number-style>
    <number:number-style style:name="N131">
      <number:text>Fr. 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text>Fr. </number:text>
      <number:number number:decimal-places="2" number:min-decimal-places="2" number:min-integer-digits="1" number:grouping="true"/>
    </number:number-style>
    <number:number-style style:name="N132">
      <style:text-properties fo:color="#ff0000"/>
      <number:text>Fr. 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</number:number-style>
    <number:number-style style:name="N133">
      <number:text>-</number:text>
      <number:number number:decimal-places="0" number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number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</number:number-style>
    <number:number-style style:name="N135">
      <number:text>-</number:text>
      <number:number number:decimal-places="2" number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6P0"/>
    </number:number-style>
    <number:number-style style:name="N140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0P2" style:volatile="true">
      <number:fill-character> </number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4P2" style:volatile="true">
      <number:text> Fr. </number:text>
      <number:fill-character> </number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8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 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2P2" style:volatile="true">
      <number:text> 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57" number:title="User-defined">
      <number:number number:decimal-places="3" number:min-decimal-places="3" number:min-integer-digits="1"/>
    </number:number-style>
    <number:number-style style:name="N158">
      <number:number number:decimal-places="4" number:min-decimal-places="4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3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4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6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7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Excel_5f_BuiltIn_5f_Currency_20_1" style:display-name="Excel_BuiltIn_Currency 1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name-asian="Arial1" style:font-family-asian="Arial1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5">00/00/0000</text:date>, <text:time style:data-style-name="N2" text:time-value="07:35:31.4306361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7-16T20:35:45.283000000</meta:creation-date>
    <dc:date>2025-03-15T23:21:40.229970094</dc:date>
    <meta:editing-duration>P8DT2H45M57S</meta:editing-duration>
    <meta:editing-cycles>872</meta:editing-cycles>
    <meta:generator>LibreOffice/7.0.4.2$Linux_X86_64 LibreOffice_project/00$Build-2</meta:generator>
    <meta:document-statistic meta:table-count="1" meta:cell-count="5109" meta:object-count="0"/>
  </office:meta>
</office:document-meta>
</file>

<file path=Basic/Standard/SortDaten.xml><?xml version="1.0" encoding="utf-8"?>
<!DOCTYPE module  PUBLIC '-//OpenOffice.org//DTD OfficeDocument 1.0//EN'  'module.dtd'>
<script:module xmlns:script="http://openoffice.org/2000/script" script:name="SortDaten" script:language="StarBasic" script:moduleType="normal">
Sub SortMT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0
    sortCols(1).Field = 1
    sortCols(2).Field = 2
    
    sortCols(0).IsAscending = True
    sortCols(1).IsAscending = True
    sortCols(2).IsAscending = True
    
    sortDesc(1).Value = False ' No header
    sortDesc(3).Value = sortCols
    
    range.Sort(sortDesc)
    

End Sub 


Sub SortM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6
    sortCols(1).Field = 7
    sortCols(2).Field = 8
    
    sortCols(0).IsAscending = True
    sortCols(1).IsAscending = True
    sortCols(2).IsAscending = True
    
    sortDesc(1).Value = False ' No header
    sortDesc(3).Value = sortCols
    
    range.Sort(sortDesc)
    

End Sub 


Sub SortL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1
    sortCols(1).Field = 12
    sortCols(2).Field = 13
    
    sortCols(0).IsAscending = True
    sortCols(1).IsAscending = True
    sortCols(2).IsAscending = True
    
    sortDesc(1).Value = False ' No header
    sortDesc(3).Value = sortCols
    
    range.Sort(sortDesc)
    

End Sub


Sub SortJoh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6
    sortCols(1).Field = 17
    sortCols(2).Field = 18
    
    sortCols(0).IsAscending = True
    sortCols(1).IsAscending = True
    sortCols(2).IsAscending = True
    
    sortDesc(1).Value = False ' No header
    sortDesc(3).Value = sortCols
    
    range.Sort(sortDesc)
    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ortDate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